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EmojiOne Color" svg:font-family="'EmojiOne Color'" style:font-adornments="Normal"/>
    <style:font-face style:name="HG Mincho Light J" svg:font-family="'HG Mincho Light J'" style:font-pitch="variable"/>
    <style:font-face style:name="Linux Biolinum G" svg:font-family="'Linux Biolinum G'"/>
    <style:font-face style:name="Linux Biolinum G1" svg:font-family="'Linux Biolinum G'" style:font-pitch="variable"/>
    <style:font-face style:name="Linux Biolinum G2" svg:font-family="'Linux Biolinum G'" style:font-adornments="Negrita" style:font-pitch="variable"/>
    <style:font-face style:name="Linux Biolinum G3" svg:font-family="'Linux Biolinum G'" style:font-adornments="Negrita cursiva" style:font-pitch="variable"/>
    <style:font-face style:name="Linux Biolinum G4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Negrita" style:font-pitch="variable"/>
    <style:font-face style:name="Linux Libertine G2" svg:font-family="'Linux Libertine G'" style:font-adornments="Negrita cursiva" style:font-pitch="variable"/>
    <style:font-face style:name="Linux Libertine G3" svg:font-family="'Linux Libertine G'" style:font-adornments="Normal"/>
    <style:font-face style:name="Linux Libertine G4" svg:font-family="'Linux Libertine G'" style:font-adornments="Normal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ingdings 3" svg:font-family="'Wingdings 3'" style:font-adornments="Normal"/>
  </office:font-face-decls>
  <office:automatic-styles>
    <style:style style:name="Tabla58" style:family="table">
      <style:table-properties style:width="8.001cm" table:align="left" style:may-break-between-rows="true" table:border-model="collapsing"/>
    </style:style>
    <style:style style:name="Tabla58.A" style:family="table-column">
      <style:table-column-properties style:column-width="2cm"/>
    </style:style>
    <style:style style:name="Tabla58.1" style:family="table-row">
      <style:table-row-properties fo:keep-together="auto"/>
    </style:style>
    <style:style style:name="Tabla5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8" style:family="table">
      <style:table-properties style:width="16.999cm" table:align="left"/>
    </style:style>
    <style:style style:name="Tabla28.A" style:family="table-column">
      <style:table-column-properties style:column-width="5.909cm"/>
    </style:style>
    <style:style style:name="Tabla28.B" style:family="table-column">
      <style:table-column-properties style:column-width="2.191cm"/>
    </style:style>
    <style:style style:name="Tabla28.C" style:family="table-column">
      <style:table-column-properties style:column-width="1.083cm"/>
    </style:style>
    <style:style style:name="Tabla28.D" style:family="table-column">
      <style:table-column-properties style:column-width="2.24cm"/>
    </style:style>
    <style:style style:name="Tabla28.E" style:family="table-column">
      <style:table-column-properties style:column-width="1.529cm"/>
    </style:style>
    <style:style style:name="Tabla28.F" style:family="table-column">
      <style:table-column-properties style:column-width="2.212cm"/>
    </style:style>
    <style:style style:name="Tabla28.G" style:family="table-column">
      <style:table-column-properties style:column-width="1.245cm"/>
    </style:style>
    <style:style style:name="Tabla28.H" style:family="table-column">
      <style:table-column-properties style:column-width="0.589cm"/>
    </style:style>
    <style:style style:name="Tabla28.1" style:family="table-row">
      <style:table-row-properties style:min-row-height="0.601cm"/>
    </style:style>
    <style:style style:name="Tabla28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28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28.D1" style:family="table-cell" style:data-style-name="N10000">
      <style:table-cell-properties style:vertical-align="middle" fo:padding="0.049cm" fo:border="0.05pt solid #0000ff"/>
    </style:style>
    <style:style style:name="Tabla28.F1" style:family="table-cell" style:data-style-name="N10000">
      <style:table-cell-properties style:vertical-align="middle" fo:background-color="transparent" fo:padding="0.049cm" fo:border="none">
        <style:background-image/>
      </style:table-cell-properties>
    </style:style>
    <style:style style:name="Tabla28.D2" style:family="table-cell" style:data-style-name="N10080">
      <style:table-cell-properties style:vertical-align="middle" fo:padding="0.049cm" fo:border="0.05pt solid #0000ff"/>
    </style:style>
    <style:style style:name="Tabla28.3" style:family="table-row">
      <style:table-row-properties style:min-row-height="0.575cm"/>
    </style:style>
    <style:style style:name="Tabla28.D3" style:family="table-cell" style:data-style-name="N10000">
      <style:table-cell-properties style:vertical-align="middle" fo:padding="0.049cm" fo:border="0.05pt solid #0000ff"/>
    </style:style>
    <style:style style:name="Tabla28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D4" style:family="table-cell" style:data-style-name="N10000">
      <style:table-cell-properties style:vertical-align="middle" fo:padding="0.049cm" fo:border="0.05pt solid #0000ff"/>
    </style:style>
    <style:style style:name="Tabla28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D5" style:family="table-cell" style:data-style-name="N10000">
      <style:table-cell-properties style:vertical-align="middle" fo:padding="0.049cm" fo:border="0.05pt solid #0000ff"/>
    </style:style>
    <style:style style:name="Tabla28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B6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D6" style:family="table-cell" style:data-style-name="N10000">
      <style:table-cell-properties style:vertical-align="middle" fo:padding="0.049cm" fo:border="0.05pt solid #0000ff"/>
    </style:style>
    <style:style style:name="Tabla29" style:family="table">
      <style:table-properties style:width="16.999cm" table:align="left"/>
    </style:style>
    <style:style style:name="Tabla29.A" style:family="table-column">
      <style:table-column-properties style:column-width="1.062cm"/>
    </style:style>
    <style:style style:name="Tabla29.B" style:family="table-column">
      <style:table-column-properties style:column-width="4.034cm"/>
    </style:style>
    <style:style style:name="Tabla29.C" style:family="table-column">
      <style:table-column-properties style:column-width="2.281cm"/>
    </style:style>
    <style:style style:name="Tabla29.D" style:family="table-column">
      <style:table-column-properties style:column-width="1.016cm"/>
    </style:style>
    <style:style style:name="Tabla29.E" style:family="table-column">
      <style:table-column-properties style:column-width="2.178cm"/>
    </style:style>
    <style:style style:name="Tabla29.F" style:family="table-column">
      <style:table-column-properties style:column-width="1.402cm"/>
    </style:style>
    <style:style style:name="Tabla29.H" style:family="table-column">
      <style:table-column-properties style:column-width="2.23cm"/>
    </style:style>
    <style:style style:name="Tabla29.I" style:family="table-column">
      <style:table-column-properties style:column-width="0.515cm"/>
    </style:style>
    <style:style style:name="Tabla29.1" style:family="table-row">
      <style:table-row-properties style:min-row-height="0.575cm"/>
    </style:style>
    <style:style style:name="Tabla29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29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C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H1" style:family="table-cell">
      <style:table-cell-properties style:vertical-align="middle" fo:padding="0.049cm" fo:border-left="none" fo:border-right="0.05pt solid #0000ff" fo:border-top="0.05pt solid #0000ff" fo:border-bottom="none"/>
    </style:style>
    <style:style style:name="Tabla29.C2" style:family="table-cell" style:data-style-name="N10000">
      <style:table-cell-properties style:vertical-align="middle" fo:background-color="#ffcc99" fo:padding="0.049cm" fo:border-left="none" fo:border-right="0.05pt solid #ff3333" fo:border-top="0.05pt solid #ff3333" fo:border-bottom="none">
        <style:background-image/>
      </style:table-cell-properties>
    </style:style>
    <style:style style:name="Tabla29.D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E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F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G2" style:family="table-cell">
      <style:table-cell-properties style:vertical-align="middle" fo:background-color="#ffcc99" fo:padding="0.049cm" fo:border-left="none" fo:border-right="0.05pt solid #ff3333" fo:border-top="0.05pt solid #ff3333" fo:border-bottom="none">
        <style:background-image/>
      </style:table-cell-properties>
    </style:style>
    <style:style style:name="Tabla29.B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C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29.G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29.H3" style:family="table-cell">
      <style:table-cell-properties style:vertical-align="middle" fo:background-color="#ffcc99" fo:padding="0.049cm" fo:border-left="none" fo:border-right="0.05pt solid #ff3333" fo:border-top="0.05pt solid #ff3333" fo:border-bottom="none">
        <style:background-image/>
      </style:table-cell-properties>
    </style:style>
    <style:style style:name="Tabla29.B5" style:family="table-cell" style:data-style-name="N10000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29.C5" style:family="table-cell">
      <style:table-cell-properties style:vertical-align="middle" fo:background-color="#ffcc99" fo:padding="0.049cm" fo:border-left="none" fo:border-right="0.05pt solid #ff3333" fo:border-top="0.05pt solid #ff3333" fo:border-bottom="0.05pt solid #ff3333">
        <style:background-image/>
      </style:table-cell-properties>
    </style:style>
    <style:style style:name="Tabla29.E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G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H5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59" style:family="table">
      <style:table-properties style:width="16.999cm" table:align="left"/>
    </style:style>
    <style:style style:name="Tabla59.A" style:family="table-column">
      <style:table-column-properties style:column-width="3.852cm"/>
    </style:style>
    <style:style style:name="Tabla59.B" style:family="table-column">
      <style:table-column-properties style:column-width="0.681cm"/>
    </style:style>
    <style:style style:name="Tabla59.C" style:family="table-column">
      <style:table-column-properties style:column-width="0.646cm"/>
    </style:style>
    <style:style style:name="Tabla59.D" style:family="table-column">
      <style:table-column-properties style:column-width="1.723cm"/>
    </style:style>
    <style:style style:name="Tabla59.E" style:family="table-column">
      <style:table-column-properties style:column-width="1.238cm"/>
    </style:style>
    <style:style style:name="Tabla59.F" style:family="table-column">
      <style:table-column-properties style:column-width="0.815cm"/>
    </style:style>
    <style:style style:name="Tabla59.G" style:family="table-column">
      <style:table-column-properties style:column-width="0.75cm"/>
    </style:style>
    <style:style style:name="Tabla59.H" style:family="table-column">
      <style:table-column-properties style:column-width="1.914cm"/>
    </style:style>
    <style:style style:name="Tabla59.I" style:family="table-column">
      <style:table-column-properties style:column-width="1.54cm"/>
    </style:style>
    <style:style style:name="Tabla59.J" style:family="table-column">
      <style:table-column-properties style:column-width="0.575cm"/>
    </style:style>
    <style:style style:name="Tabla59.K" style:family="table-column">
      <style:table-column-properties style:column-width="1.804cm"/>
    </style:style>
    <style:style style:name="Tabla59.L" style:family="table-column">
      <style:table-column-properties style:column-width="1.461cm"/>
    </style:style>
    <style:style style:name="Tabla59.1" style:family="table-row">
      <style:table-row-properties style:min-row-height="0.575cm"/>
    </style:style>
    <style:style style:name="Tabla59.A1" style:family="table-cell">
      <style:table-cell-properties style:vertical-align="middle" fo:background-color="#e0efd4" fo:padding="0.049cm" fo:border-left="none" fo:border-right="none" fo:border-top="0.05pt solid #000000" fo:border-bottom="none">
        <style:background-image/>
      </style:table-cell-properties>
    </style:style>
    <style:style style:name="Tabla59.B1" style:family="table-cell" style:data-style-name="N10000">
      <style:table-cell-properties style:vertical-align="middle" fo:background-color="#e0efd4" fo:padding="0.049cm" fo:border-left="none" fo:border-right="none" fo:border-top="0.05pt solid #000000" fo:border-bottom="none">
        <style:background-image/>
      </style:table-cell-properties>
    </style:style>
    <style:style style:name="Tabla59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A2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9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C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G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J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A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B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C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9.F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G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9.J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A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B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9.G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9.J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6" style:family="table">
      <style:table-properties style:width="16.999cm" table:align="left"/>
    </style:style>
    <style:style style:name="Tabla16.A" style:family="table-column">
      <style:table-column-properties style:column-width="3.796cm"/>
    </style:style>
    <style:style style:name="Tabla16.B" style:family="table-column">
      <style:table-column-properties style:column-width="0.605cm"/>
    </style:style>
    <style:style style:name="Tabla16.C" style:family="table-column">
      <style:table-column-properties style:column-width="0.808cm"/>
    </style:style>
    <style:style style:name="Tabla16.D" style:family="table-column">
      <style:table-column-properties style:column-width="1.699cm"/>
    </style:style>
    <style:style style:name="Tabla16.E" style:family="table-column">
      <style:table-column-properties style:column-width="1.214cm"/>
    </style:style>
    <style:style style:name="Tabla16.F" style:family="table-column">
      <style:table-column-properties style:column-width="0.737cm"/>
    </style:style>
    <style:style style:name="Tabla16.G" style:family="table-column">
      <style:table-column-properties style:column-width="1.104cm"/>
    </style:style>
    <style:style style:name="Tabla16.H" style:family="table-column">
      <style:table-column-properties style:column-width="1.773cm"/>
    </style:style>
    <style:style style:name="Tabla16.I" style:family="table-column">
      <style:table-column-properties style:column-width="1.508cm"/>
    </style:style>
    <style:style style:name="Tabla16.J" style:family="table-column">
      <style:table-column-properties style:column-width="0.57cm"/>
    </style:style>
    <style:style style:name="Tabla16.K" style:family="table-column">
      <style:table-column-properties style:column-width="1.746cm"/>
    </style:style>
    <style:style style:name="Tabla16.L" style:family="table-column">
      <style:table-column-properties style:column-width="1.439cm"/>
    </style:style>
    <style:style style:name="Tabla16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6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6.D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16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6.3" style:family="table-row">
      <style:table-row-properties style:min-row-height="0.575cm"/>
    </style:style>
    <style:style style:name="Tabla12" style:family="table">
      <style:table-properties style:width="13.266cm" table:align="left"/>
    </style:style>
    <style:style style:name="Tabla12.A" style:family="table-column">
      <style:table-column-properties style:column-width="5.807cm"/>
    </style:style>
    <style:style style:name="Tabla12.B" style:family="table-column">
      <style:table-column-properties style:column-width="2.506cm"/>
    </style:style>
    <style:style style:name="Tabla12.C" style:family="table-column">
      <style:table-column-properties style:column-width="1.104cm"/>
    </style:style>
    <style:style style:name="Tabla12.D" style:family="table-column">
      <style:table-column-properties style:column-width="2.295cm"/>
    </style:style>
    <style:style style:name="Tabla12.E" style:family="table-column">
      <style:table-column-properties style:column-width="1.554cm"/>
    </style:style>
    <style:style style:name="Tabla12.1" style:family="table-row">
      <style:table-row-properties style:min-row-height="0.575cm"/>
    </style:style>
    <style:style style:name="Tabla12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2.2" style:family="table-row">
      <style:table-row-properties style:min-row-height="0.601cm"/>
    </style:style>
    <style:style style:name="Tabla12.B2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2.D2" style:family="table-cell" style:data-style-name="N10000">
      <style:table-cell-properties style:vertical-align="middle" fo:padding="0.049cm" fo:border="0.05pt solid #0000ff"/>
    </style:style>
    <style:style style:name="Tabla12.D3" style:family="table-cell" style:data-style-name="N10080">
      <style:table-cell-properties style:vertical-align="middle" fo:padding="0.049cm" fo:border="0.05pt solid #0000ff"/>
    </style:style>
    <style:style style:name="Tabla12.D4" style:family="table-cell" style:data-style-name="N10000">
      <style:table-cell-properties style:vertical-align="middle" fo:padding="0.049cm" fo:border="0.05pt solid #0000ff"/>
    </style:style>
    <style:style style:name="Tabla12.E4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2.D5" style:family="table-cell" style:data-style-name="N10000">
      <style:table-cell-properties style:vertical-align="middle" fo:padding="0.049cm" fo:border="0.05pt solid #0000ff"/>
    </style:style>
    <style:style style:name="Tabla12.B6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2.D6" style:family="table-cell" style:data-style-name="N10000">
      <style:table-cell-properties style:vertical-align="middle" fo:padding="0.049cm" fo:border="0.05pt solid #0000ff"/>
    </style:style>
    <style:style style:name="Tabla12.B7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2.D7" style:family="table-cell" style:data-style-name="N10000">
      <style:table-cell-properties style:vertical-align="middle" fo:padding="0.049cm" fo:border="0.05pt solid #0000ff"/>
    </style:style>
    <style:style style:name="Tabla12.E7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" style:family="table">
      <style:table-properties style:width="16.501cm" table:align="left"/>
    </style:style>
    <style:style style:name="Tabla3.A" style:family="table-column">
      <style:table-column-properties style:column-width="4.517cm"/>
    </style:style>
    <style:style style:name="Tabla3.B" style:family="table-column">
      <style:table-column-properties style:column-width="2.506cm"/>
    </style:style>
    <style:style style:name="Tabla3.C" style:family="table-column">
      <style:table-column-properties style:column-width="1.104cm"/>
    </style:style>
    <style:style style:name="Tabla3.D" style:family="table-column">
      <style:table-column-properties style:column-width="2.295cm"/>
    </style:style>
    <style:style style:name="Tabla3.E" style:family="table-column">
      <style:table-column-properties style:column-width="1.554cm"/>
    </style:style>
    <style:style style:name="Tabla3.G" style:family="table-column">
      <style:table-column-properties style:column-width="2.23cm"/>
    </style:style>
    <style:style style:name="Tabla3.1" style:family="table-row">
      <style:table-row-properties style:min-row-height="0.575cm"/>
    </style:style>
    <style:style style:name="Tabla3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3.G1" style:family="table-cell">
      <style:table-cell-properties style:vertical-align="middle" fo:padding="0.049cm" fo:border="0.05pt solid #0000ff"/>
    </style:style>
    <style:style style:name="Tabla3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.D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3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3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3" style:family="table">
      <style:table-properties style:width="15.561cm" fo:break-before="auto" fo:break-after="auto" table:align="left"/>
    </style:style>
    <style:style style:name="Tabla13.A" style:family="table-column">
      <style:table-column-properties style:column-width="4.517cm"/>
    </style:style>
    <style:style style:name="Tabla13.B" style:family="table-column">
      <style:table-column-properties style:column-width="2.506cm"/>
    </style:style>
    <style:style style:name="Tabla13.C" style:family="table-column">
      <style:table-column-properties style:column-width="1.104cm"/>
    </style:style>
    <style:style style:name="Tabla13.D" style:family="table-column">
      <style:table-column-properties style:column-width="2.295cm"/>
    </style:style>
    <style:style style:name="Tabla13.E" style:family="table-column">
      <style:table-column-properties style:column-width="1.554cm"/>
    </style:style>
    <style:style style:name="Tabla13.G" style:family="table-column">
      <style:table-column-properties style:column-width="1.289cm"/>
    </style:style>
    <style:style style:name="Tabla13.1" style:family="table-row">
      <style:table-row-properties style:min-row-height="0.575cm"/>
    </style:style>
    <style:style style:name="Tabla13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13.B1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3.D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E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F1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3.A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B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C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3.D2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13.E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3.F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G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1" style:family="table">
      <style:table-properties style:width="16.999cm" table:align="left"/>
    </style:style>
    <style:style style:name="Tabla11.A" style:family="table-column">
      <style:table-column-properties style:column-width="3.842cm"/>
    </style:style>
    <style:style style:name="Tabla11.B" style:family="table-column">
      <style:table-column-properties style:column-width="0.653cm"/>
    </style:style>
    <style:style style:name="Tabla11.C" style:family="table-column">
      <style:table-column-properties style:column-width="0.644cm"/>
    </style:style>
    <style:style style:name="Tabla11.D" style:family="table-column">
      <style:table-column-properties style:column-width="1.688cm"/>
    </style:style>
    <style:style style:name="Tabla11.E" style:family="table-column">
      <style:table-column-properties style:column-width="1.201cm"/>
    </style:style>
    <style:style style:name="Tabla11.F" style:family="table-column">
      <style:table-column-properties style:column-width="0.783cm"/>
    </style:style>
    <style:style style:name="Tabla11.G" style:family="table-column">
      <style:table-column-properties style:column-width="0.746cm"/>
    </style:style>
    <style:style style:name="Tabla11.H" style:family="table-column">
      <style:table-column-properties style:column-width="1.924cm"/>
    </style:style>
    <style:style style:name="Tabla11.I" style:family="table-column">
      <style:table-column-properties style:column-width="1.494cm"/>
    </style:style>
    <style:style style:name="Tabla11.J" style:family="table-column">
      <style:table-column-properties style:column-width="0.568cm"/>
    </style:style>
    <style:style style:name="Tabla11.K" style:family="table-column">
      <style:table-column-properties style:column-width="1.946cm"/>
    </style:style>
    <style:style style:name="Tabla11.L" style:family="table-column">
      <style:table-column-properties style:column-width="1.51cm"/>
    </style:style>
    <style:style style:name="Tabla11.1" style:family="table-row">
      <style:table-row-properties style:min-row-height="0.575cm"/>
    </style:style>
    <style:style style:name="Tabla11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1.F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J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B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C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G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A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B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G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J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7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7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8" style:family="table-cell" style:data-style-name="N10000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A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C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G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9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J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10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H10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4" style:family="table">
      <style:table-properties style:width="16.999cm" table:align="left"/>
    </style:style>
    <style:style style:name="Tabla14.A" style:family="table-column">
      <style:table-column-properties style:column-width="3.836cm"/>
    </style:style>
    <style:style style:name="Tabla14.B" style:family="table-column">
      <style:table-column-properties style:column-width="0.617cm"/>
    </style:style>
    <style:style style:name="Tabla14.C" style:family="table-column">
      <style:table-column-properties style:column-width="0.684cm"/>
    </style:style>
    <style:style style:name="Tabla14.D" style:family="table-column">
      <style:table-column-properties style:column-width="1.697cm"/>
    </style:style>
    <style:style style:name="Tabla14.E" style:family="table-column">
      <style:table-column-properties style:column-width="1.214cm"/>
    </style:style>
    <style:style style:name="Tabla14.F" style:family="table-column">
      <style:table-column-properties style:column-width="0.635cm"/>
    </style:style>
    <style:style style:name="Tabla14.G" style:family="table-column">
      <style:table-column-properties style:column-width="0.769cm"/>
    </style:style>
    <style:style style:name="Tabla14.H" style:family="table-column">
      <style:table-column-properties style:column-width="3.6cm"/>
    </style:style>
    <style:style style:name="Tabla14.I" style:family="table-column">
      <style:table-column-properties style:column-width="0.485cm"/>
    </style:style>
    <style:style style:name="Tabla14.J" style:family="table-column">
      <style:table-column-properties style:column-width="2.007cm"/>
    </style:style>
    <style:style style:name="Tabla14.K" style:family="table-column">
      <style:table-column-properties style:column-width="1.453cm"/>
    </style:style>
    <style:style style:name="Tabla14.1" style:family="table-row">
      <style:table-row-properties style:min-row-height="0.575cm"/>
    </style:style>
    <style:style style:name="Tabla1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4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5" style:family="table">
      <style:table-properties style:width="13.266cm" table:align="left"/>
    </style:style>
    <style:style style:name="Tabla15.A" style:family="table-column">
      <style:table-column-properties style:column-width="5.807cm"/>
    </style:style>
    <style:style style:name="Tabla15.B" style:family="table-column">
      <style:table-column-properties style:column-width="2.506cm"/>
    </style:style>
    <style:style style:name="Tabla15.C" style:family="table-column">
      <style:table-column-properties style:column-width="1.104cm"/>
    </style:style>
    <style:style style:name="Tabla15.D" style:family="table-column">
      <style:table-column-properties style:column-width="2.295cm"/>
    </style:style>
    <style:style style:name="Tabla15.E" style:family="table-column">
      <style:table-column-properties style:column-width="1.554cm"/>
    </style:style>
    <style:style style:name="Tabla15.1" style:family="table-row">
      <style:table-row-properties style:min-row-height="0.601cm"/>
    </style:style>
    <style:style style:name="Tabla15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5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5.D1" style:family="table-cell" style:data-style-name="N10081">
      <style:table-cell-properties style:vertical-align="middle" fo:padding="0.049cm" fo:border="0.05pt solid #0000ff"/>
    </style:style>
    <style:style style:name="Tabla15.D2" style:family="table-cell" style:data-style-name="N10080">
      <style:table-cell-properties style:vertical-align="middle" fo:padding="0.049cm" fo:border="0.05pt solid #0000ff"/>
    </style:style>
    <style:style style:name="Tabla15.3" style:family="table-row">
      <style:table-row-properties style:min-row-height="0.575cm"/>
    </style:style>
    <style:style style:name="Tabla15.D3" style:family="table-cell" style:data-style-name="N10081">
      <style:table-cell-properties style:vertical-align="middle" fo:padding="0.049cm" fo:border="0.05pt solid #0000ff"/>
    </style:style>
    <style:style style:name="Tabla15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5.D4" style:family="table-cell" style:data-style-name="N10000">
      <style:table-cell-properties style:vertical-align="middle" fo:padding="0.049cm" fo:border="0.05pt solid #0000ff"/>
    </style:style>
    <style:style style:name="Tabla15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5.D5" style:family="table-cell" style:data-style-name="N10081">
      <style:table-cell-properties style:vertical-align="middle" fo:padding="0.049cm" fo:border="0.05pt solid #0000ff"/>
    </style:style>
    <style:style style:name="Tabla15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" style:family="table">
      <style:table-properties style:width="16.501cm" table:align="left"/>
    </style:style>
    <style:style style:name="Tabla1.A" style:family="table-column">
      <style:table-column-properties style:column-width="4.517cm"/>
    </style:style>
    <style:style style:name="Tabla1.B" style:family="table-column">
      <style:table-column-properties style:column-width="2.506cm"/>
    </style:style>
    <style:style style:name="Tabla1.C" style:family="table-column">
      <style:table-column-properties style:column-width="1.104cm"/>
    </style:style>
    <style:style style:name="Tabla1.D" style:family="table-column">
      <style:table-column-properties style:column-width="2.295cm"/>
    </style:style>
    <style:style style:name="Tabla1.E" style:family="table-column">
      <style:table-column-properties style:column-width="1.554cm"/>
    </style:style>
    <style:style style:name="Tabla1.G" style:family="table-column">
      <style:table-column-properties style:column-width="2.23cm"/>
    </style:style>
    <style:style style:name="Tabla1.1" style:family="table-row">
      <style:table-row-properties style:min-row-height="0.575cm"/>
    </style:style>
    <style:style style:name="Tabla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1.G1" style:family="table-cell">
      <style:table-cell-properties style:vertical-align="middle" fo:padding="0.049cm" fo:border="0.05pt solid #0000ff"/>
    </style:style>
    <style:style style:name="Tabla1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1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G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.B6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1.B10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9" style:family="table">
      <style:table-properties style:width="15.475cm" table:align="left"/>
    </style:style>
    <style:style style:name="Tabla9.A" style:family="table-column">
      <style:table-column-properties style:column-width="0.496cm"/>
    </style:style>
    <style:style style:name="Tabla9.B" style:family="table-column">
      <style:table-column-properties style:column-width="4.517cm"/>
    </style:style>
    <style:style style:name="Tabla9.C" style:family="table-column">
      <style:table-column-properties style:column-width="2.985cm"/>
    </style:style>
    <style:style style:name="Tabla9.D" style:family="table-column">
      <style:table-column-properties style:column-width="2.295cm"/>
    </style:style>
    <style:style style:name="Tabla9.E" style:family="table-column">
      <style:table-column-properties style:column-width="1.554cm"/>
    </style:style>
    <style:style style:name="Tabla9.G" style:family="table-column">
      <style:table-column-properties style:column-width="1.334cm"/>
    </style:style>
    <style:style style:name="Tabla9.1" style:family="table-row">
      <style:table-row-properties style:min-row-height="0.549cm"/>
    </style:style>
    <style:style style:name="Tabla9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9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9.C1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9.D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9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9.G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60" style:family="table">
      <style:table-properties style:width="16.999cm" table:align="left"/>
    </style:style>
    <style:style style:name="Tabla60.A" style:family="table-column">
      <style:table-column-properties style:column-width="3.833cm"/>
    </style:style>
    <style:style style:name="Tabla60.B" style:family="table-column">
      <style:table-column-properties style:column-width="0.677cm"/>
    </style:style>
    <style:style style:name="Tabla60.C" style:family="table-column">
      <style:table-column-properties style:column-width="0.737cm"/>
    </style:style>
    <style:style style:name="Tabla60.D" style:family="table-column">
      <style:table-column-properties style:column-width="1.715cm"/>
    </style:style>
    <style:style style:name="Tabla60.E" style:family="table-column">
      <style:table-column-properties style:column-width="1.228cm"/>
    </style:style>
    <style:style style:name="Tabla60.F" style:family="table-column">
      <style:table-column-properties style:column-width="0.811cm"/>
    </style:style>
    <style:style style:name="Tabla60.G" style:family="table-column">
      <style:table-column-properties style:column-width="0.748cm"/>
    </style:style>
    <style:style style:name="Tabla60.H" style:family="table-column">
      <style:table-column-properties style:column-width="1.907cm"/>
    </style:style>
    <style:style style:name="Tabla60.I" style:family="table-column">
      <style:table-column-properties style:column-width="1.528cm"/>
    </style:style>
    <style:style style:name="Tabla60.J" style:family="table-column">
      <style:table-column-properties style:column-width="0.573cm"/>
    </style:style>
    <style:style style:name="Tabla60.K" style:family="table-column">
      <style:table-column-properties style:column-width="1.796cm"/>
    </style:style>
    <style:style style:name="Tabla60.L" style:family="table-column">
      <style:table-column-properties style:column-width="1.446cm"/>
    </style:style>
    <style:style style:name="Tabla60.1" style:family="table-row">
      <style:table-row-properties style:min-row-height="0.575cm"/>
    </style:style>
    <style:style style:name="Tabla60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60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60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60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60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60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4.542cm" style:rel-column-width="2575*"/>
    </style:style>
    <style:style style:name="Tabla2.B" style:family="table-column">
      <style:table-column-properties style:column-width="0.706cm" style:rel-column-width="400*"/>
    </style:style>
    <style:style style:name="Tabla2.C" style:family="table-column">
      <style:table-column-properties style:column-width="1.787cm" style:rel-column-width="1013*"/>
    </style:style>
    <style:style style:name="Tabla2.D" style:family="table-column">
      <style:table-column-properties style:column-width="1.212cm" style:rel-column-width="687*"/>
    </style:style>
    <style:style style:name="Tabla2.E" style:family="table-column">
      <style:table-column-properties style:column-width="0.794cm" style:rel-column-width="450*"/>
    </style:style>
    <style:style style:name="Tabla2.F" style:family="table-column">
      <style:table-column-properties style:column-width="0.658cm" style:rel-column-width="373*"/>
    </style:style>
    <style:style style:name="Tabla2.G" style:family="table-column">
      <style:table-column-properties style:column-width="3.443cm" style:rel-column-width="1952*"/>
    </style:style>
    <style:style style:name="Tabla2.I" style:family="table-column">
      <style:table-column-properties style:column-width="1.808cm" style:rel-column-width="1025*"/>
    </style:style>
    <style:style style:name="Tabla2.J" style:family="table-column">
      <style:table-column-properties style:column-width="1.344cm" style:rel-column-width="762*"/>
    </style:style>
    <style:style style:name="Tabla2.1" style:family="table-row">
      <style:table-row-properties style:min-row-height="0.575cm"/>
    </style:style>
    <style:style style:name="Tabla2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.C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2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0" style:family="table">
      <style:table-properties style:width="16.603cm" table:align="left"/>
    </style:style>
    <style:style style:name="Tabla10.A" style:family="table-column">
      <style:table-column-properties style:column-width="3.154cm"/>
    </style:style>
    <style:style style:name="Tabla10.B" style:family="table-column">
      <style:table-column-properties style:column-width="1.388cm"/>
    </style:style>
    <style:style style:name="Tabla10.C" style:family="table-column">
      <style:table-column-properties style:column-width="2.492cm"/>
    </style:style>
    <style:style style:name="Tabla10.D" style:family="table-column">
      <style:table-column-properties style:column-width="1.014cm"/>
    </style:style>
    <style:style style:name="Tabla10.E" style:family="table-column">
      <style:table-column-properties style:column-width="0.594cm"/>
    </style:style>
    <style:style style:name="Tabla10.F" style:family="table-column">
      <style:table-column-properties style:column-width="0.794cm"/>
    </style:style>
    <style:style style:name="Tabla10.G" style:family="table-column">
      <style:table-column-properties style:column-width="3.727cm"/>
    </style:style>
    <style:style style:name="Tabla10.H" style:family="table-column">
      <style:table-column-properties style:column-width="0.374cm"/>
    </style:style>
    <style:style style:name="Tabla10.I" style:family="table-column">
      <style:table-column-properties style:column-width="1.699cm"/>
    </style:style>
    <style:style style:name="Tabla10.J" style:family="table-column">
      <style:table-column-properties style:column-width="1.367cm"/>
    </style:style>
    <style:style style:name="Tabla10.1" style:family="table-row">
      <style:table-row-properties style:min-row-height="0.575cm"/>
    </style:style>
    <style:style style:name="Tabla10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0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2" style:family="table">
      <style:table-properties style:width="13.266cm" table:align="left"/>
    </style:style>
    <style:style style:name="Tabla22.A" style:family="table-column">
      <style:table-column-properties style:column-width="5.807cm"/>
    </style:style>
    <style:style style:name="Tabla22.B" style:family="table-column">
      <style:table-column-properties style:column-width="2.506cm"/>
    </style:style>
    <style:style style:name="Tabla22.C" style:family="table-column">
      <style:table-column-properties style:column-width="1.104cm"/>
    </style:style>
    <style:style style:name="Tabla22.D" style:family="table-column">
      <style:table-column-properties style:column-width="2.295cm"/>
    </style:style>
    <style:style style:name="Tabla22.E" style:family="table-column">
      <style:table-column-properties style:column-width="1.554cm"/>
    </style:style>
    <style:style style:name="Tabla22.1" style:family="table-row">
      <style:table-row-properties style:min-row-height="0.601cm"/>
    </style:style>
    <style:style style:name="Tabla22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22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22.D1" style:family="table-cell">
      <style:table-cell-properties style:vertical-align="middle" fo:padding="0.049cm" fo:border="0.05pt solid #0000ff"/>
    </style:style>
    <style:style style:name="Tabla22.D2" style:family="table-cell" style:data-style-name="N10080">
      <style:table-cell-properties style:vertical-align="middle" fo:padding="0.049cm" fo:border="0.05pt solid #0000ff"/>
    </style:style>
    <style:style style:name="Tabla22.3" style:family="table-row">
      <style:table-row-properties style:min-row-height="0.575cm"/>
    </style:style>
    <style:style style:name="Tabla22.D3" style:family="table-cell" style:data-style-name="N10000">
      <style:table-cell-properties style:vertical-align="middle" fo:padding="0.049cm" fo:border="0.05pt solid #0000ff"/>
    </style:style>
    <style:style style:name="Tabla22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2.D4" style:family="table-cell" style:data-style-name="N10000">
      <style:table-cell-properties style:vertical-align="middle" fo:padding="0.049cm" fo:border="0.05pt solid #0000ff"/>
    </style:style>
    <style:style style:name="Tabla22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2.D5" style:family="table-cell" style:data-style-name="N10081">
      <style:table-cell-properties style:vertical-align="middle" fo:padding="0.049cm" fo:border="0.05pt solid #0000ff"/>
    </style:style>
    <style:style style:name="Tabla22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" style:family="table">
      <style:table-properties style:width="16.501cm" table:align="left"/>
    </style:style>
    <style:style style:name="Tabla4.A" style:family="table-column">
      <style:table-column-properties style:column-width="4.517cm"/>
    </style:style>
    <style:style style:name="Tabla4.B" style:family="table-column">
      <style:table-column-properties style:column-width="2.506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2.295cm"/>
    </style:style>
    <style:style style:name="Tabla4.E" style:family="table-column">
      <style:table-column-properties style:column-width="1.554cm"/>
    </style:style>
    <style:style style:name="Tabla4.G" style:family="table-column">
      <style:table-column-properties style:column-width="2.23cm"/>
    </style:style>
    <style:style style:name="Tabla4.1" style:family="table-row">
      <style:table-row-properties style:min-row-height="0.575cm"/>
    </style:style>
    <style:style style:name="Tabla4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4.G1" style:family="table-cell">
      <style:table-cell-properties style:vertical-align="middle" fo:padding="0.049cm" fo:border="0.05pt solid #0000ff"/>
    </style:style>
    <style:style style:name="Tabla4.B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4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B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4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4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" style:family="table">
      <style:table-properties style:width="16.999cm" table:align="left"/>
    </style:style>
    <style:style style:name="Tabla5.A" style:family="table-column">
      <style:table-column-properties style:column-width="3.551cm"/>
    </style:style>
    <style:style style:name="Tabla5.B" style:family="table-column">
      <style:table-column-properties style:column-width="1.191cm"/>
    </style:style>
    <style:style style:name="Tabla5.C" style:family="table-column">
      <style:table-column-properties style:column-width="1.499cm"/>
    </style:style>
    <style:style style:name="Tabla5.D" style:family="table-column">
      <style:table-column-properties style:column-width="2.402cm"/>
    </style:style>
    <style:style style:name="Tabla5.E" style:family="table-column">
      <style:table-column-properties style:column-width="0.512cm"/>
    </style:style>
    <style:style style:name="Tabla5.F" style:family="table-column">
      <style:table-column-properties style:column-width="0.9cm"/>
    </style:style>
    <style:style style:name="Tabla5.G" style:family="table-column">
      <style:table-column-properties style:column-width="0.794cm"/>
    </style:style>
    <style:style style:name="Tabla5.H" style:family="table-column">
      <style:table-column-properties style:column-width="3.201cm"/>
    </style:style>
    <style:style style:name="Tabla5.I" style:family="table-column">
      <style:table-column-properties style:column-width="0.393cm"/>
    </style:style>
    <style:style style:name="Tabla5.K" style:family="table-column">
      <style:table-column-properties style:column-width="1.057cm"/>
    </style:style>
    <style:style style:name="Tabla5.1" style:family="table-row">
      <style:table-row-properties style:min-row-height="0.601cm"/>
    </style:style>
    <style:style style:name="Tabla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.2" style:family="table-row">
      <style:table-row-properties style:min-row-height="0.575cm"/>
    </style:style>
    <style:style style:name="Tabla5.C3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5.D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.H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.C4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5.D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.H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1" style:family="table">
      <style:table-properties style:width="16.999cm" table:align="left"/>
    </style:style>
    <style:style style:name="Tabla21.A" style:family="table-column">
      <style:table-column-properties style:column-width="4.895cm"/>
    </style:style>
    <style:style style:name="Tabla21.B" style:family="table-column">
      <style:table-column-properties style:column-width="0.508cm"/>
    </style:style>
    <style:style style:name="Tabla21.C" style:family="table-column">
      <style:table-column-properties style:column-width="0.794cm"/>
    </style:style>
    <style:style style:name="Tabla21.D" style:family="table-column">
      <style:table-column-properties style:column-width="2.514cm"/>
    </style:style>
    <style:style style:name="Tabla21.F" style:family="table-column">
      <style:table-column-properties style:column-width="0.506cm"/>
    </style:style>
    <style:style style:name="Tabla21.H" style:family="table-column">
      <style:table-column-properties style:column-width="0.818cm"/>
    </style:style>
    <style:style style:name="Tabla21.I" style:family="table-column">
      <style:table-column-properties style:column-width="2.379cm"/>
    </style:style>
    <style:style style:name="Tabla21.J" style:family="table-column">
      <style:table-column-properties style:column-width="0.594cm"/>
    </style:style>
    <style:style style:name="Tabla21.K" style:family="table-column">
      <style:table-column-properties style:column-width="1.743cm"/>
    </style:style>
    <style:style style:name="Tabla21.L" style:family="table-column">
      <style:table-column-properties style:column-width="0.66cm"/>
    </style:style>
    <style:style style:name="Tabla21.1" style:family="table-row">
      <style:table-row-properties style:min-row-height="0.575cm"/>
    </style:style>
    <style:style style:name="Tabla21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1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1.D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21.H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19" style:family="table">
      <style:table-properties style:width="13.266cm" table:align="left"/>
    </style:style>
    <style:style style:name="Tabla19.A" style:family="table-column">
      <style:table-column-properties style:column-width="5.807cm"/>
    </style:style>
    <style:style style:name="Tabla19.B" style:family="table-column">
      <style:table-column-properties style:column-width="2.506cm"/>
    </style:style>
    <style:style style:name="Tabla19.C" style:family="table-column">
      <style:table-column-properties style:column-width="1.104cm"/>
    </style:style>
    <style:style style:name="Tabla19.D" style:family="table-column">
      <style:table-column-properties style:column-width="2.295cm"/>
    </style:style>
    <style:style style:name="Tabla19.E" style:family="table-column">
      <style:table-column-properties style:column-width="1.554cm"/>
    </style:style>
    <style:style style:name="Tabla19.1" style:family="table-row">
      <style:table-row-properties style:min-row-height="0.601cm"/>
    </style:style>
    <style:style style:name="Tabla19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9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9.D1" style:family="table-cell" style:data-style-name="N10000">
      <style:table-cell-properties style:vertical-align="middle" fo:padding="0.049cm" fo:border="0.05pt solid #0000ff"/>
    </style:style>
    <style:style style:name="Tabla19.D2" style:family="table-cell" style:data-style-name="N10080">
      <style:table-cell-properties style:vertical-align="middle" fo:padding="0.049cm" fo:border="0.05pt solid #0000ff"/>
    </style:style>
    <style:style style:name="Tabla19.3" style:family="table-row">
      <style:table-row-properties style:min-row-height="0.575cm"/>
    </style:style>
    <style:style style:name="Tabla19.D3" style:family="table-cell" style:data-style-name="N10000">
      <style:table-cell-properties style:vertical-align="middle" fo:padding="0.049cm" fo:border="0.05pt solid #0000ff"/>
    </style:style>
    <style:style style:name="Tabla19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9.D4" style:family="table-cell" style:data-style-name="N10000">
      <style:table-cell-properties style:vertical-align="middle" fo:padding="0.049cm" fo:border="0.05pt solid #0000ff"/>
    </style:style>
    <style:style style:name="Tabla19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9.D5" style:family="table-cell" style:data-style-name="N10000">
      <style:table-cell-properties style:vertical-align="middle" fo:padding="0.049cm" fo:border="0.05pt solid #0000ff"/>
    </style:style>
    <style:style style:name="Tabla19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6" style:family="table">
      <style:table-properties style:width="16.501cm" table:align="left"/>
    </style:style>
    <style:style style:name="Tabla6.A" style:family="table-column">
      <style:table-column-properties style:column-width="4.517cm"/>
    </style:style>
    <style:style style:name="Tabla6.B" style:family="table-column">
      <style:table-column-properties style:column-width="2.506cm"/>
    </style:style>
    <style:style style:name="Tabla6.C" style:family="table-column">
      <style:table-column-properties style:column-width="1.104cm"/>
    </style:style>
    <style:style style:name="Tabla6.D" style:family="table-column">
      <style:table-column-properties style:column-width="2.295cm"/>
    </style:style>
    <style:style style:name="Tabla6.E" style:family="table-column">
      <style:table-column-properties style:column-width="1.554cm"/>
    </style:style>
    <style:style style:name="Tabla6.G" style:family="table-column">
      <style:table-column-properties style:column-width="2.23cm"/>
    </style:style>
    <style:style style:name="Tabla6.1" style:family="table-row">
      <style:table-row-properties style:min-row-height="0.575cm"/>
    </style:style>
    <style:style style:name="Tabla6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6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6.G1" style:family="table-cell">
      <style:table-cell-properties style:vertical-align="middle" fo:padding="0.049cm" fo:border="0.05pt solid #0000ff"/>
    </style:style>
    <style:style style:name="Tabla6.B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6.B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6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6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6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6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7" style:family="table">
      <style:table-properties style:width="16.999cm" table:align="left"/>
    </style:style>
    <style:style style:name="Tabla17.A" style:family="table-column">
      <style:table-column-properties style:column-width="3.852cm"/>
    </style:style>
    <style:style style:name="Tabla17.B" style:family="table-column">
      <style:table-column-properties style:column-width="0.681cm"/>
    </style:style>
    <style:style style:name="Tabla17.C" style:family="table-column">
      <style:table-column-properties style:column-width="0.646cm"/>
    </style:style>
    <style:style style:name="Tabla17.D" style:family="table-column">
      <style:table-column-properties style:column-width="1.723cm"/>
    </style:style>
    <style:style style:name="Tabla17.E" style:family="table-column">
      <style:table-column-properties style:column-width="1.238cm"/>
    </style:style>
    <style:style style:name="Tabla17.F" style:family="table-column">
      <style:table-column-properties style:column-width="0.815cm"/>
    </style:style>
    <style:style style:name="Tabla17.G" style:family="table-column">
      <style:table-column-properties style:column-width="0.75cm"/>
    </style:style>
    <style:style style:name="Tabla17.H" style:family="table-column">
      <style:table-column-properties style:column-width="1.914cm"/>
    </style:style>
    <style:style style:name="Tabla17.I" style:family="table-column">
      <style:table-column-properties style:column-width="1.54cm"/>
    </style:style>
    <style:style style:name="Tabla17.J" style:family="table-column">
      <style:table-column-properties style:column-width="0.575cm"/>
    </style:style>
    <style:style style:name="Tabla17.K" style:family="table-column">
      <style:table-column-properties style:column-width="1.804cm"/>
    </style:style>
    <style:style style:name="Tabla17.L" style:family="table-column">
      <style:table-column-properties style:column-width="1.461cm"/>
    </style:style>
    <style:style style:name="Tabla17.1" style:family="table-row">
      <style:table-row-properties style:min-row-height="0.575cm"/>
    </style:style>
    <style:style style:name="Tabla17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7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7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17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7" style:family="table">
      <style:table-properties style:width="16.999cm" table:align="left"/>
    </style:style>
    <style:style style:name="Tabla7.A" style:family="table-column">
      <style:table-column-properties style:column-width="5.05cm"/>
    </style:style>
    <style:style style:name="Tabla7.B" style:family="table-column">
      <style:table-column-properties style:column-width="0.485cm"/>
    </style:style>
    <style:style style:name="Tabla7.C" style:family="table-column">
      <style:table-column-properties style:column-width="0.815cm"/>
    </style:style>
    <style:style style:name="Tabla7.D" style:family="table-column">
      <style:table-column-properties style:column-width="1.699cm"/>
    </style:style>
    <style:style style:name="Tabla7.E" style:family="table-column">
      <style:table-column-properties style:column-width="0.903cm"/>
    </style:style>
    <style:style style:name="Tabla7.F" style:family="table-column">
      <style:table-column-properties style:column-width="0.684cm"/>
    </style:style>
    <style:style style:name="Tabla7.H" style:family="table-column">
      <style:table-column-properties style:column-width="1.198cm"/>
    </style:style>
    <style:style style:name="Tabla7.I" style:family="table-column">
      <style:table-column-properties style:column-width="2.154cm"/>
    </style:style>
    <style:style style:name="Tabla7.J" style:family="table-column">
      <style:table-column-properties style:column-width="0.397cm"/>
    </style:style>
    <style:style style:name="Tabla7.K" style:family="table-column">
      <style:table-column-properties style:column-width="2.007cm"/>
    </style:style>
    <style:style style:name="Tabla7.L" style:family="table-column">
      <style:table-column-properties style:column-width="0.792cm"/>
    </style:style>
    <style:style style:name="Tabla7.1" style:family="table-row">
      <style:table-row-properties style:min-row-height="0.575cm"/>
    </style:style>
    <style:style style:name="Tabla7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7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7.D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7.H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18" style:family="table">
      <style:table-properties style:width="13.266cm" table:align="left"/>
    </style:style>
    <style:style style:name="Tabla18.A" style:family="table-column">
      <style:table-column-properties style:column-width="5.807cm"/>
    </style:style>
    <style:style style:name="Tabla18.B" style:family="table-column">
      <style:table-column-properties style:column-width="2.506cm"/>
    </style:style>
    <style:style style:name="Tabla18.C" style:family="table-column">
      <style:table-column-properties style:column-width="1.104cm"/>
    </style:style>
    <style:style style:name="Tabla18.D" style:family="table-column">
      <style:table-column-properties style:column-width="2.295cm"/>
    </style:style>
    <style:style style:name="Tabla18.E" style:family="table-column">
      <style:table-column-properties style:column-width="1.554cm"/>
    </style:style>
    <style:style style:name="Tabla18.1" style:family="table-row">
      <style:table-row-properties style:min-row-height="0.601cm"/>
    </style:style>
    <style:style style:name="Tabla18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8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8.D1" style:family="table-cell" style:data-style-name="N10000">
      <style:table-cell-properties style:vertical-align="middle" fo:padding="0.049cm" fo:border="0.05pt solid #0000ff"/>
    </style:style>
    <style:style style:name="Tabla18.D2" style:family="table-cell" style:data-style-name="N10080">
      <style:table-cell-properties style:vertical-align="middle" fo:padding="0.049cm" fo:border="0.05pt solid #0000ff"/>
    </style:style>
    <style:style style:name="Tabla18.3" style:family="table-row">
      <style:table-row-properties style:min-row-height="0.575cm"/>
    </style:style>
    <style:style style:name="Tabla18.D3" style:family="table-cell" style:data-style-name="N10000">
      <style:table-cell-properties style:vertical-align="middle" fo:padding="0.049cm" fo:border="0.05pt solid #0000ff"/>
    </style:style>
    <style:style style:name="Tabla18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8.D4" style:family="table-cell" style:data-style-name="N10000">
      <style:table-cell-properties style:vertical-align="middle" fo:padding="0.049cm" fo:border="0.05pt solid #0000ff"/>
    </style:style>
    <style:style style:name="Tabla18.B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8.D5" style:family="table-cell" style:data-style-name="N10000">
      <style:table-cell-properties style:vertical-align="middle" fo:padding="0.049cm" fo:border="0.05pt solid #0000ff"/>
    </style:style>
    <style:style style:name="Tabla18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8.D6" style:family="table-cell" style:data-style-name="N10000">
      <style:table-cell-properties style:vertical-align="middle" fo:padding="0.049cm" fo:border="0.05pt solid #0000ff"/>
    </style:style>
    <style:style style:name="Tabla18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" style:family="table">
      <style:table-properties style:width="16.501cm" table:align="left"/>
    </style:style>
    <style:style style:name="Tabla8.A" style:family="table-column">
      <style:table-column-properties style:column-width="4.517cm"/>
    </style:style>
    <style:style style:name="Tabla8.B" style:family="table-column">
      <style:table-column-properties style:column-width="2.506cm"/>
    </style:style>
    <style:style style:name="Tabla8.C" style:family="table-column">
      <style:table-column-properties style:column-width="1.104cm"/>
    </style:style>
    <style:style style:name="Tabla8.D" style:family="table-column">
      <style:table-column-properties style:column-width="2.295cm"/>
    </style:style>
    <style:style style:name="Tabla8.E" style:family="table-column">
      <style:table-column-properties style:column-width="1.554cm"/>
    </style:style>
    <style:style style:name="Tabla8.G" style:family="table-column">
      <style:table-column-properties style:column-width="2.23cm"/>
    </style:style>
    <style:style style:name="Tabla8.1" style:family="table-row">
      <style:table-row-properties style:min-row-height="0.575cm"/>
    </style:style>
    <style:style style:name="Tabla8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8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8.G1" style:family="table-cell">
      <style:table-cell-properties style:vertical-align="middle" fo:padding="0.049cm" fo:border="0.05pt solid #0000ff"/>
    </style:style>
    <style:style style:name="Tabla8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8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5" style:family="table">
      <style:table-properties style:width="17cm" table:align="left"/>
    </style:style>
    <style:style style:name="Tabla55.A" style:family="table-column">
      <style:table-column-properties style:column-width="4.542cm"/>
    </style:style>
    <style:style style:name="Tabla55.B" style:family="table-column">
      <style:table-column-properties style:column-width="0.78cm"/>
    </style:style>
    <style:style style:name="Tabla55.C" style:family="table-column">
      <style:table-column-properties style:column-width="0.743cm"/>
    </style:style>
    <style:style style:name="Tabla55.D" style:family="table-column">
      <style:table-column-properties style:column-width="2.044cm"/>
    </style:style>
    <style:style style:name="Tabla55.E" style:family="table-column">
      <style:table-column-properties style:column-width="1.614cm"/>
    </style:style>
    <style:style style:name="Tabla55.F" style:family="table-column">
      <style:table-column-properties style:column-width="0.96cm"/>
    </style:style>
    <style:style style:name="Tabla55.H" style:family="table-column">
      <style:table-column-properties style:column-width="1.085cm"/>
    </style:style>
    <style:style style:name="Tabla55.I" style:family="table-column">
      <style:table-column-properties style:column-width="0.653cm"/>
    </style:style>
    <style:style style:name="Tabla55.J" style:family="table-column">
      <style:table-column-properties style:column-width="2.125cm"/>
    </style:style>
    <style:style style:name="Tabla55.K" style:family="table-column">
      <style:table-column-properties style:column-width="1.713cm"/>
    </style:style>
    <style:style style:name="Tabla5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5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0" style:family="table">
      <style:table-properties style:width="16.9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0.A" style:family="table-column">
      <style:table-column-properties style:column-width="4.145cm"/>
    </style:style>
    <style:style style:name="Tabla20.B" style:family="table-column">
      <style:table-column-properties style:column-width="0.596cm"/>
    </style:style>
    <style:style style:name="Tabla20.C" style:family="table-column">
      <style:table-column-properties style:column-width="0.706cm"/>
    </style:style>
    <style:style style:name="Tabla20.D" style:family="table-column">
      <style:table-column-properties style:column-width="2.205cm"/>
    </style:style>
    <style:style style:name="Tabla20.E" style:family="table-column">
      <style:table-column-properties style:column-width="1.102cm"/>
    </style:style>
    <style:style style:name="Tabla20.F" style:family="table-column">
      <style:table-column-properties style:column-width="0.727cm"/>
    </style:style>
    <style:style style:name="Tabla20.G" style:family="table-column">
      <style:table-column-properties style:column-width="0.661cm"/>
    </style:style>
    <style:style style:name="Tabla20.H" style:family="table-column">
      <style:table-column-properties style:column-width="0.083cm"/>
    </style:style>
    <style:style style:name="Tabla20.I" style:family="table-column">
      <style:table-column-properties style:column-width="3.821cm"/>
    </style:style>
    <style:style style:name="Tabla20.J" style:family="table-column">
      <style:table-column-properties style:column-width="0.506cm"/>
    </style:style>
    <style:style style:name="Tabla20.K" style:family="table-column">
      <style:table-column-properties style:column-width="1.499cm"/>
    </style:style>
    <style:style style:name="Tabla20.L" style:family="table-column">
      <style:table-column-properties style:column-width="0.947cm"/>
    </style:style>
    <style:style style:name="Tabla20.1" style:family="table-row">
      <style:table-row-properties style:min-row-height="0.575cm"/>
    </style:style>
    <style:style style:name="Tabla20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0.F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J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3" style:family="table-row">
      <style:table-row-properties fo:background-color="transparent" fo:keep-together="always">
        <style:background-image/>
      </style:table-row-properties>
    </style:style>
    <style:style style:name="Tabla20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B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C3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20.D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20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G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3" style:family="table-cell">
      <style:table-cell-properties style:vertical-align="middle" fo:background-color="#e0efd4" fo:padding="0.049cm" fo:border-left="none" fo:border-right="none" fo:border-top="0.05pt solid #000000" fo:border-bottom="0.05pt solid #000000" style:writing-mode="lr-tb">
        <style:background-image/>
      </style:table-cell-properties>
    </style:style>
    <style:style style:name="Tabla20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A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B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C4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20.D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F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G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J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A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C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D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G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J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4" style:family="table">
      <style:table-properties style:width="16.75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4.A" style:family="table-column">
      <style:table-column-properties style:column-width="4.851cm"/>
    </style:style>
    <style:style style:name="Tabla24.B" style:family="table-column">
      <style:table-column-properties style:column-width="0.993cm"/>
    </style:style>
    <style:style style:name="Tabla24.C" style:family="table-column">
      <style:table-column-properties style:column-width="1.808cm"/>
    </style:style>
    <style:style style:name="Tabla24.D" style:family="table-column">
      <style:table-column-properties style:column-width="1.147cm"/>
    </style:style>
    <style:style style:name="Tabla24.E" style:family="table-column">
      <style:table-column-properties style:column-width="0.639cm"/>
    </style:style>
    <style:style style:name="Tabla24.F" style:family="table-column">
      <style:table-column-properties style:column-width="0.817cm"/>
    </style:style>
    <style:style style:name="Tabla24.G" style:family="table-column">
      <style:table-column-properties style:column-width="1.187cm"/>
    </style:style>
    <style:style style:name="Tabla24.H" style:family="table-column">
      <style:table-column-properties style:column-width="2.212cm"/>
    </style:style>
    <style:style style:name="Tabla24.I" style:family="table-column">
      <style:table-column-properties style:column-width="0.556cm"/>
    </style:style>
    <style:style style:name="Tabla24.J" style:family="table-column">
      <style:table-column-properties style:column-width="1.64cm"/>
    </style:style>
    <style:style style:name="Tabla24.K" style:family="table-column">
      <style:table-column-properties style:column-width="0.908cm"/>
    </style:style>
    <style:style style:name="Tabla24.1" style:family="table-row">
      <style:table-row-properties style:min-row-height="0.543cm" fo:background-color="transparent" fo:keep-together="always">
        <style:background-image/>
      </style:table-row-properties>
    </style:style>
    <style:style style:name="Tabla2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4.C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4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4.G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Tabla24.2" style:family="table-row">
      <style:table-row-properties style:min-row-height="0.002cm" fo:background-color="transparent" fo:keep-together="always">
        <style:background-image/>
      </style:table-row-properties>
    </style:style>
    <style:style style:name="Tabla24.G2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Tabla24.3" style:family="table-row">
      <style:table-row-properties style:min-row-height="0.543cm"/>
    </style:style>
    <style:style style:name="Tabla24.4" style:family="table-row">
      <style:table-row-properties style:min-row-height="0.575cm"/>
    </style:style>
    <style:style style:name="Tabla24.5" style:family="table-row">
      <style:table-row-properties style:min-row-height="0.601cm"/>
    </style:style>
    <style:style style:name="Tabla24.6" style:family="table-row">
      <style:table-row-properties style:min-row-height="0.575cm"/>
    </style:style>
    <style:style style:name="Tabla24.7" style:family="table-row">
      <style:table-row-properties fo:background-color="transparent" fo:keep-together="always">
        <style:background-image/>
      </style:table-row-properties>
    </style:style>
    <style:style style:name="Tabla24.C7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24.G7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Tabla24.9" style:family="table-row">
      <style:table-row-properties style:min-row-height="0.575cm"/>
    </style:style>
    <style:style style:name="Tabla24.10" style:family="table-row">
      <style:table-row-properties style:min-row-height="0.575cm"/>
    </style:style>
    <style:style style:name="Tabla26" style:family="table">
      <style:table-properties style:width="13.266cm" table:align="left"/>
    </style:style>
    <style:style style:name="Tabla26.A" style:family="table-column">
      <style:table-column-properties style:column-width="5.807cm"/>
    </style:style>
    <style:style style:name="Tabla26.B" style:family="table-column">
      <style:table-column-properties style:column-width="2.506cm"/>
    </style:style>
    <style:style style:name="Tabla26.C" style:family="table-column">
      <style:table-column-properties style:column-width="1.104cm"/>
    </style:style>
    <style:style style:name="Tabla26.D" style:family="table-column">
      <style:table-column-properties style:column-width="2.295cm"/>
    </style:style>
    <style:style style:name="Tabla26.E" style:family="table-column">
      <style:table-column-properties style:column-width="1.554cm"/>
    </style:style>
    <style:style style:name="Tabla26.1" style:family="table-row">
      <style:table-row-properties style:min-row-height="0.601cm"/>
    </style:style>
    <style:style style:name="Tabla26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26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26.D1" style:family="table-cell" style:data-style-name="N10000">
      <style:table-cell-properties style:vertical-align="middle" fo:padding="0.049cm" fo:border="0.05pt solid #0000ff"/>
    </style:style>
    <style:style style:name="Tabla26.D2" style:family="table-cell" style:data-style-name="N10081">
      <style:table-cell-properties style:vertical-align="middle" fo:padding="0.049cm" fo:border="0.05pt solid #0000ff"/>
    </style:style>
    <style:style style:name="Tabla26.3" style:family="table-row">
      <style:table-row-properties style:min-row-height="0.575cm"/>
    </style:style>
    <style:style style:name="Tabla26.D3" style:family="table-cell" style:data-style-name="N10000">
      <style:table-cell-properties style:vertical-align="middle" fo:padding="0.049cm" fo:border="0.05pt solid #0000ff"/>
    </style:style>
    <style:style style:name="Tabla26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D4" style:family="table-cell" style:data-style-name="N10000">
      <style:table-cell-properties style:vertical-align="middle" fo:padding="0.049cm" fo:border="0.05pt solid #0000ff"/>
    </style:style>
    <style:style style:name="Tabla26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D5" style:family="table-cell" style:data-style-name="N10081">
      <style:table-cell-properties style:vertical-align="middle" fo:padding="0.049cm" fo:border="0.05pt solid #0000ff"/>
    </style:style>
    <style:style style:name="Tabla26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D6" style:family="table-cell" style:data-style-name="N10081">
      <style:table-cell-properties style:vertical-align="middle" fo:padding="0.049cm" fo:border="0.05pt solid #0000ff"/>
    </style:style>
    <style:style style:name="Tabla26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7" style:family="table">
      <style:table-properties style:width="16.501cm" table:align="left"/>
    </style:style>
    <style:style style:name="Tabla27.A" style:family="table-column">
      <style:table-column-properties style:column-width="4.517cm"/>
    </style:style>
    <style:style style:name="Tabla27.B" style:family="table-column">
      <style:table-column-properties style:column-width="2.506cm"/>
    </style:style>
    <style:style style:name="Tabla27.C" style:family="table-column">
      <style:table-column-properties style:column-width="1.104cm"/>
    </style:style>
    <style:style style:name="Tabla27.D" style:family="table-column">
      <style:table-column-properties style:column-width="2.295cm"/>
    </style:style>
    <style:style style:name="Tabla27.E" style:family="table-column">
      <style:table-column-properties style:column-width="1.554cm"/>
    </style:style>
    <style:style style:name="Tabla27.G" style:family="table-column">
      <style:table-column-properties style:column-width="2.23cm"/>
    </style:style>
    <style:style style:name="Tabla27.1" style:family="table-row">
      <style:table-row-properties style:min-row-height="0.575cm"/>
    </style:style>
    <style:style style:name="Tabla27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7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27.G1" style:family="table-cell">
      <style:table-cell-properties style:vertical-align="middle" fo:padding="0.049cm" fo:border="0.05pt solid #0000ff"/>
    </style:style>
    <style:style style:name="Tabla27.D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57" style:family="table">
      <style:table-properties style:width="17cm" style:rel-width="100%" table:align="left"/>
    </style:style>
    <style:style style:name="Tabla57.A" style:family="table-column">
      <style:table-column-properties style:column-width="2.646cm" style:rel-column-width="1500*"/>
    </style:style>
    <style:style style:name="Tabla57.B" style:family="table-column">
      <style:table-column-properties style:column-width="1.896cm" style:rel-column-width="1075*"/>
    </style:style>
    <style:style style:name="Tabla57.C" style:family="table-column">
      <style:table-column-properties style:column-width="0.794cm" style:rel-column-width="450*"/>
    </style:style>
    <style:style style:name="Tabla57.D" style:family="table-column">
      <style:table-column-properties style:column-width="1.808cm" style:rel-column-width="1025*"/>
    </style:style>
    <style:style style:name="Tabla57.E" style:family="table-column">
      <style:table-column-properties style:column-width="0.452cm" style:rel-column-width="256*"/>
    </style:style>
    <style:style style:name="Tabla57.F" style:family="table-column">
      <style:table-column-properties style:column-width="1.231cm" style:rel-column-width="698*"/>
    </style:style>
    <style:style style:name="Tabla57.G" style:family="table-column">
      <style:table-column-properties style:column-width="0.907cm" style:rel-column-width="514*"/>
    </style:style>
    <style:style style:name="Tabla57.H" style:family="table-column">
      <style:table-column-properties style:column-width="3.778cm" style:rel-column-width="2142*"/>
    </style:style>
    <style:style style:name="Tabla57.I" style:family="table-column">
      <style:table-column-properties style:column-width="0.559cm" style:rel-column-width="317*"/>
    </style:style>
    <style:style style:name="Tabla57.J" style:family="table-column">
      <style:table-column-properties style:column-width="1.704cm" style:rel-column-width="966*"/>
    </style:style>
    <style:style style:name="Tabla57.K" style:family="table-column">
      <style:table-column-properties style:column-width="1.224cm" style:rel-column-width="694*"/>
    </style:style>
    <style:style style:name="Tabla57.1" style:family="table-row">
      <style:table-row-properties style:min-row-height="0.575cm"/>
    </style:style>
    <style:style style:name="Tabla57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7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7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7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0" style:family="table">
      <style:table-properties style:width="13.266cm" table:align="left"/>
    </style:style>
    <style:style style:name="Tabla30.A" style:family="table-column">
      <style:table-column-properties style:column-width="5.807cm"/>
    </style:style>
    <style:style style:name="Tabla30.B" style:family="table-column">
      <style:table-column-properties style:column-width="2.506cm"/>
    </style:style>
    <style:style style:name="Tabla30.C" style:family="table-column">
      <style:table-column-properties style:column-width="1.104cm"/>
    </style:style>
    <style:style style:name="Tabla30.D" style:family="table-column">
      <style:table-column-properties style:column-width="2.295cm"/>
    </style:style>
    <style:style style:name="Tabla30.E" style:family="table-column">
      <style:table-column-properties style:column-width="1.554cm"/>
    </style:style>
    <style:style style:name="Tabla30.1" style:family="table-row">
      <style:table-row-properties style:min-row-height="0.601cm"/>
    </style:style>
    <style:style style:name="Tabla30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30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30.D1" style:family="table-cell" style:data-style-name="N10000">
      <style:table-cell-properties style:vertical-align="middle" fo:padding="0.049cm" fo:border="0.05pt solid #0000ff"/>
    </style:style>
    <style:style style:name="Tabla30.D2" style:family="table-cell" style:data-style-name="N10081">
      <style:table-cell-properties style:vertical-align="middle" fo:padding="0.049cm" fo:border="0.05pt solid #0000ff"/>
    </style:style>
    <style:style style:name="Tabla30.3" style:family="table-row">
      <style:table-row-properties style:min-row-height="0.575cm"/>
    </style:style>
    <style:style style:name="Tabla30.D3" style:family="table-cell" style:data-style-name="N10000">
      <style:table-cell-properties style:vertical-align="middle" fo:padding="0.049cm" fo:border="0.05pt solid #0000ff"/>
    </style:style>
    <style:style style:name="Tabla30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0.D4" style:family="table-cell" style:data-style-name="N10000">
      <style:table-cell-properties style:vertical-align="middle" fo:padding="0.049cm" fo:border="0.05pt solid #0000ff"/>
    </style:style>
    <style:style style:name="Tabla30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0.D5" style:family="table-cell" style:data-style-name="N10081">
      <style:table-cell-properties style:vertical-align="middle" fo:padding="0.049cm" fo:border="0.05pt solid #0000ff"/>
    </style:style>
    <style:style style:name="Tabla30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0.D6" style:family="table-cell" style:data-style-name="N10081">
      <style:table-cell-properties style:vertical-align="middle" fo:padding="0.049cm" fo:border="0.05pt solid #0000ff"/>
    </style:style>
    <style:style style:name="Tabla31" style:family="table">
      <style:table-properties style:width="16.501cm" table:align="left"/>
    </style:style>
    <style:style style:name="Tabla31.A" style:family="table-column">
      <style:table-column-properties style:column-width="4.517cm"/>
    </style:style>
    <style:style style:name="Tabla31.B" style:family="table-column">
      <style:table-column-properties style:column-width="2.506cm"/>
    </style:style>
    <style:style style:name="Tabla31.C" style:family="table-column">
      <style:table-column-properties style:column-width="1.104cm"/>
    </style:style>
    <style:style style:name="Tabla31.D" style:family="table-column">
      <style:table-column-properties style:column-width="2.295cm"/>
    </style:style>
    <style:style style:name="Tabla31.E" style:family="table-column">
      <style:table-column-properties style:column-width="1.554cm"/>
    </style:style>
    <style:style style:name="Tabla31.G" style:family="table-column">
      <style:table-column-properties style:column-width="2.23cm"/>
    </style:style>
    <style:style style:name="Tabla31.1" style:family="table-row">
      <style:table-row-properties style:min-row-height="0.575cm"/>
    </style:style>
    <style:style style:name="Tabla3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1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31.G1" style:family="table-cell">
      <style:table-cell-properties style:vertical-align="middle" fo:padding="0.049cm" fo:border="0.05pt solid #0000ff"/>
    </style:style>
    <style:style style:name="Tabla31.B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1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1.B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31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1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2" style:family="table">
      <style:table-properties style:width="16.999cm" table:align="left"/>
    </style:style>
    <style:style style:name="Tabla32.A" style:family="table-column">
      <style:table-column-properties style:column-width="4.653cm"/>
    </style:style>
    <style:style style:name="Tabla32.B" style:family="table-column">
      <style:table-column-properties style:column-width="0.683cm"/>
    </style:style>
    <style:style style:name="Tabla32.C" style:family="table-column">
      <style:table-column-properties style:column-width="0.617cm"/>
    </style:style>
    <style:style style:name="Tabla32.D" style:family="table-column">
      <style:table-column-properties style:column-width="1.588cm"/>
    </style:style>
    <style:style style:name="Tabla32.E" style:family="table-column">
      <style:table-column-properties style:column-width="0.596cm"/>
    </style:style>
    <style:style style:name="Tabla32.F" style:family="table-column">
      <style:table-column-properties style:column-width="0.639cm"/>
    </style:style>
    <style:style style:name="Tabla32.G" style:family="table-column">
      <style:table-column-properties style:column-width="1.367cm"/>
    </style:style>
    <style:style style:name="Tabla32.H" style:family="table-column">
      <style:table-column-properties style:column-width="0.085cm"/>
    </style:style>
    <style:style style:name="Tabla32.I" style:family="table-column">
      <style:table-column-properties style:column-width="3.62cm"/>
    </style:style>
    <style:style style:name="Tabla32.J" style:family="table-column">
      <style:table-column-properties style:column-width="0.397cm"/>
    </style:style>
    <style:style style:name="Tabla32.K" style:family="table-column">
      <style:table-column-properties style:column-width="1.499cm"/>
    </style:style>
    <style:style style:name="Tabla32.L" style:family="table-column">
      <style:table-column-properties style:column-width="1.256cm"/>
    </style:style>
    <style:style style:name="Tabla32.1" style:family="table-row">
      <style:table-row-properties style:min-row-height="0.575cm"/>
    </style:style>
    <style:style style:name="Tabla32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2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2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32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32.8" style:family="table-row">
      <style:table-row-properties style:min-row-height="0.601cm"/>
    </style:style>
    <style:style style:name="Tabla32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2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3" style:family="table">
      <style:table-properties style:width="13.266cm" table:align="left"/>
    </style:style>
    <style:style style:name="Tabla33.A" style:family="table-column">
      <style:table-column-properties style:column-width="5.807cm"/>
    </style:style>
    <style:style style:name="Tabla33.B" style:family="table-column">
      <style:table-column-properties style:column-width="2.506cm"/>
    </style:style>
    <style:style style:name="Tabla33.C" style:family="table-column">
      <style:table-column-properties style:column-width="1.104cm"/>
    </style:style>
    <style:style style:name="Tabla33.D" style:family="table-column">
      <style:table-column-properties style:column-width="2.295cm"/>
    </style:style>
    <style:style style:name="Tabla33.E" style:family="table-column">
      <style:table-column-properties style:column-width="1.554cm"/>
    </style:style>
    <style:style style:name="Tabla33.1" style:family="table-row">
      <style:table-row-properties style:min-row-height="0.601cm"/>
    </style:style>
    <style:style style:name="Tabla33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33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33.D1" style:family="table-cell" style:data-style-name="N10081">
      <style:table-cell-properties style:vertical-align="middle" fo:padding="0.049cm" fo:border="0.05pt solid #0000ff"/>
    </style:style>
    <style:style style:name="Tabla33.D2" style:family="table-cell" style:data-style-name="N10081">
      <style:table-cell-properties style:vertical-align="middle" fo:padding="0.049cm" fo:border="0.05pt solid #0000ff"/>
    </style:style>
    <style:style style:name="Tabla33.3" style:family="table-row">
      <style:table-row-properties style:min-row-height="0.575cm"/>
    </style:style>
    <style:style style:name="Tabla33.D3" style:family="table-cell" style:data-style-name="N10081">
      <style:table-cell-properties style:vertical-align="middle" fo:padding="0.049cm" fo:border="0.05pt solid #0000ff"/>
    </style:style>
    <style:style style:name="Tabla33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3.D4" style:family="table-cell" style:data-style-name="N10000">
      <style:table-cell-properties style:vertical-align="middle" fo:padding="0.049cm" fo:border="0.05pt solid #0000ff"/>
    </style:style>
    <style:style style:name="Tabla33.B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3.D5" style:family="table-cell" style:data-style-name="N10081">
      <style:table-cell-properties style:vertical-align="middle" fo:padding="0.049cm" fo:border="0.05pt solid #0000ff"/>
    </style:style>
    <style:style style:name="Tabla33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3.D6" style:family="table-cell" style:data-style-name="N10000">
      <style:table-cell-properties style:vertical-align="middle" fo:padding="0.049cm" fo:border="0.05pt solid #0000ff"/>
    </style:style>
    <style:style style:name="Tabla33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3" style:family="table">
      <style:table-properties style:width="16.658cm" table:align="left"/>
    </style:style>
    <style:style style:name="Tabla23.A" style:family="table-column">
      <style:table-column-properties style:column-width="0.496cm"/>
    </style:style>
    <style:style style:name="Tabla23.B" style:family="table-column">
      <style:table-column-properties style:column-width="4.517cm"/>
    </style:style>
    <style:style style:name="Tabla23.C" style:family="table-column">
      <style:table-column-properties style:column-width="2.506cm"/>
    </style:style>
    <style:style style:name="Tabla23.D" style:family="table-column">
      <style:table-column-properties style:column-width="1.104cm"/>
    </style:style>
    <style:style style:name="Tabla23.E" style:family="table-column">
      <style:table-column-properties style:column-width="2.295cm"/>
    </style:style>
    <style:style style:name="Tabla23.F" style:family="table-column">
      <style:table-column-properties style:column-width="1.554cm"/>
    </style:style>
    <style:style style:name="Tabla23.H" style:family="table-column">
      <style:table-column-properties style:column-width="1.289cm"/>
    </style:style>
    <style:style style:name="Tabla23.I" style:family="table-column">
      <style:table-column-properties style:column-width="0.601cm"/>
    </style:style>
    <style:style style:name="Tabla23.1" style:family="table-row">
      <style:table-row-properties style:min-row-height="0.549cm"/>
    </style:style>
    <style:style style:name="Tabla23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23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H1" style:family="table-cell" style:data-style-name="N10000">
      <style:table-cell-properties style:vertical-align="middle" fo:padding="0.049cm" fo:border="0.05pt solid #0000ff"/>
    </style:style>
    <style:style style:name="Tabla23.I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C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3.E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F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G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23.I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B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C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D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3.E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23.G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23.C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E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G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I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3.C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D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E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F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G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H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B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E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F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G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H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C9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B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C10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3.E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G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3.H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9" style:family="table">
      <style:table-properties style:width="17cm" fo:margin-left="0cm" table:align="left"/>
    </style:style>
    <style:style style:name="Tabla39.A" style:family="table-column">
      <style:table-column-properties style:column-width="5.05cm"/>
    </style:style>
    <style:style style:name="Tabla39.B" style:family="table-column">
      <style:table-column-properties style:column-width="2.402cm"/>
    </style:style>
    <style:style style:name="Tabla39.C" style:family="table-column">
      <style:table-column-properties style:column-width="0.794cm"/>
    </style:style>
    <style:style style:name="Tabla39.D" style:family="table-column">
      <style:table-column-properties style:column-width="1.896cm"/>
    </style:style>
    <style:style style:name="Tabla39.E" style:family="table-column">
      <style:table-column-properties style:column-width="3.595cm"/>
    </style:style>
    <style:style style:name="Tabla39.F" style:family="table-column">
      <style:table-column-properties style:column-width="0.397cm"/>
    </style:style>
    <style:style style:name="Tabla39.G" style:family="table-column">
      <style:table-column-properties style:column-width="1.52cm"/>
    </style:style>
    <style:style style:name="Tabla39.H" style:family="table-column">
      <style:table-column-properties style:column-width="1.346cm"/>
    </style:style>
    <style:style style:name="Tabla39.1" style:family="table-row">
      <style:table-row-properties style:min-row-height="0.575cm"/>
    </style:style>
    <style:style style:name="Tabla39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9.C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5" style:family="table">
      <style:table-properties style:width="16.999cm" table:align="left"/>
    </style:style>
    <style:style style:name="Tabla25.A" style:family="table-column">
      <style:table-column-properties style:column-width="3.242cm"/>
    </style:style>
    <style:style style:name="Tabla25.B" style:family="table-column">
      <style:table-column-properties style:column-width="1.3cm"/>
    </style:style>
    <style:style style:name="Tabla25.C" style:family="table-column">
      <style:table-column-properties style:column-width="0.508cm"/>
    </style:style>
    <style:style style:name="Tabla25.D" style:family="table-column">
      <style:table-column-properties style:column-width="2.402cm"/>
    </style:style>
    <style:style style:name="Tabla25.E" style:family="table-column">
      <style:table-column-properties style:column-width="0.794cm"/>
    </style:style>
    <style:style style:name="Tabla25.F" style:family="table-column">
      <style:table-column-properties style:column-width="0.596cm"/>
    </style:style>
    <style:style style:name="Tabla25.H" style:family="table-column">
      <style:table-column-properties style:column-width="0.086cm"/>
    </style:style>
    <style:style style:name="Tabla25.I" style:family="table-column">
      <style:table-column-properties style:column-width="3.508cm"/>
    </style:style>
    <style:style style:name="Tabla25.J" style:family="table-column">
      <style:table-column-properties style:column-width="0.397cm"/>
    </style:style>
    <style:style style:name="Tabla25.K" style:family="table-column">
      <style:table-column-properties style:column-width="1.52cm"/>
    </style:style>
    <style:style style:name="Tabla25.L" style:family="table-column">
      <style:table-column-properties style:column-width="1.344cm"/>
    </style:style>
    <style:style style:name="Tabla2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5.C1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25.D1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25.E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5.3" style:family="table-row">
      <style:table-row-properties style:min-row-height="0.575cm"/>
    </style:style>
    <style:style style:name="Tabla35" style:family="table">
      <style:table-properties style:width="16.999cm" table:align="left"/>
    </style:style>
    <style:style style:name="Tabla35.A" style:family="table-column">
      <style:table-column-properties style:column-width="4.036cm"/>
    </style:style>
    <style:style style:name="Tabla35.B" style:family="table-column">
      <style:table-column-properties style:column-width="1.014cm"/>
    </style:style>
    <style:style style:name="Tabla35.C" style:family="table-column">
      <style:table-column-properties style:column-width="2.402cm"/>
    </style:style>
    <style:style style:name="Tabla35.D" style:family="table-column">
      <style:table-column-properties style:column-width="0.794cm"/>
    </style:style>
    <style:style style:name="Tabla35.E" style:family="table-column">
      <style:table-column-properties style:column-width="0.596cm"/>
    </style:style>
    <style:style style:name="Tabla35.F" style:family="table-column">
      <style:table-column-properties style:column-width="1.411cm"/>
    </style:style>
    <style:style style:name="Tabla35.G" style:family="table-column">
      <style:table-column-properties style:column-width="0.088cm"/>
    </style:style>
    <style:style style:name="Tabla35.H" style:family="table-column">
      <style:table-column-properties style:column-width="3.395cm"/>
    </style:style>
    <style:style style:name="Tabla35.I" style:family="table-column">
      <style:table-column-properties style:column-width="0.397cm"/>
    </style:style>
    <style:style style:name="Tabla35.J" style:family="table-column">
      <style:table-column-properties style:column-width="1.609cm"/>
    </style:style>
    <style:style style:name="Tabla35.K" style:family="table-column">
      <style:table-column-properties style:column-width="1.256cm"/>
    </style:style>
    <style:style style:name="Tabla3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5.C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35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5.3" style:family="table-row">
      <style:table-row-properties style:min-row-height="0.575cm"/>
    </style:style>
    <style:style style:name="Tabla36" style:family="table">
      <style:table-properties style:width="16.999cm" table:align="left"/>
    </style:style>
    <style:style style:name="Tabla36.A" style:family="table-column">
      <style:table-column-properties style:column-width="5.05cm"/>
    </style:style>
    <style:style style:name="Tabla36.B" style:family="table-column">
      <style:table-column-properties style:column-width="0.991cm"/>
    </style:style>
    <style:style style:name="Tabla36.C" style:family="table-column">
      <style:table-column-properties style:column-width="0.75cm"/>
    </style:style>
    <style:style style:name="Tabla36.D" style:family="table-column">
      <style:table-column-properties style:column-width="1.764cm"/>
    </style:style>
    <style:style style:name="Tabla36.E" style:family="table-column">
      <style:table-column-properties style:column-width="0.993cm"/>
    </style:style>
    <style:style style:name="Tabla36.F" style:family="table-column">
      <style:table-column-properties style:column-width="0.462cm"/>
    </style:style>
    <style:style style:name="Tabla36.G" style:family="table-column">
      <style:table-column-properties style:column-width="0.838cm"/>
    </style:style>
    <style:style style:name="Tabla36.H" style:family="table-column">
      <style:table-column-properties style:column-width="0.707cm"/>
    </style:style>
    <style:style style:name="Tabla36.I" style:family="table-column">
      <style:table-column-properties style:column-width="2.491cm"/>
    </style:style>
    <style:style style:name="Tabla36.J" style:family="table-column">
      <style:table-column-properties style:column-width="0.397cm"/>
    </style:style>
    <style:style style:name="Tabla36.L" style:family="table-column">
      <style:table-column-properties style:column-width="0.792cm"/>
    </style:style>
    <style:style style:name="Tabla36.1" style:family="table-row">
      <style:table-row-properties style:min-row-height="0.575cm"/>
    </style:style>
    <style:style style:name="Tabla36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6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6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6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6.D5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36.H5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37" style:family="table">
      <style:table-properties style:width="13.372cm" table:align="left"/>
    </style:style>
    <style:style style:name="Tabla37.A" style:family="table-column">
      <style:table-column-properties style:column-width="5.807cm"/>
    </style:style>
    <style:style style:name="Tabla37.B" style:family="table-column">
      <style:table-column-properties style:column-width="2.612cm"/>
    </style:style>
    <style:style style:name="Tabla37.C" style:family="table-column">
      <style:table-column-properties style:column-width="1.104cm"/>
    </style:style>
    <style:style style:name="Tabla37.D" style:family="table-column">
      <style:table-column-properties style:column-width="2.295cm"/>
    </style:style>
    <style:style style:name="Tabla37.E" style:family="table-column">
      <style:table-column-properties style:column-width="1.554cm"/>
    </style:style>
    <style:style style:name="Tabla37.1" style:family="table-row">
      <style:table-row-properties style:min-row-height="0.601cm"/>
    </style:style>
    <style:style style:name="Tabla37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37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37.D1" style:family="table-cell" style:data-style-name="N10000">
      <style:table-cell-properties style:vertical-align="middle" fo:padding="0.049cm" fo:border="0.05pt solid #0000ff"/>
    </style:style>
    <style:style style:name="Tabla37.D2" style:family="table-cell" style:data-style-name="N10081">
      <style:table-cell-properties style:vertical-align="middle" fo:padding="0.049cm" fo:border="0.05pt solid #0000ff"/>
    </style:style>
    <style:style style:name="Tabla37.3" style:family="table-row">
      <style:table-row-properties style:min-row-height="0.575cm"/>
    </style:style>
    <style:style style:name="Tabla37.D3" style:family="table-cell" style:data-style-name="N10000">
      <style:table-cell-properties style:vertical-align="middle" fo:padding="0.049cm" fo:border="0.05pt solid #0000ff"/>
    </style:style>
    <style:style style:name="Tabla37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D4" style:family="table-cell" style:data-style-name="N10000">
      <style:table-cell-properties style:vertical-align="middle" fo:padding="0.049cm" fo:border="0.05pt solid #0000ff"/>
    </style:style>
    <style:style style:name="Tabla37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D5" style:family="table-cell" style:data-style-name="N10000">
      <style:table-cell-properties style:vertical-align="middle" fo:padding="0.049cm" fo:border="0.05pt solid #0000ff"/>
    </style:style>
    <style:style style:name="Tabla37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B6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D6" style:family="table-cell" style:data-style-name="N10000">
      <style:table-cell-properties style:vertical-align="middle" fo:padding="0.049cm" fo:border="0.05pt solid #0000ff"/>
    </style:style>
    <style:style style:name="Tabla40" style:family="table">
      <style:table-properties style:width="16.607cm" table:align="left"/>
    </style:style>
    <style:style style:name="Tabla40.A" style:family="table-column">
      <style:table-column-properties style:column-width="4.517cm"/>
    </style:style>
    <style:style style:name="Tabla40.B" style:family="table-column">
      <style:table-column-properties style:column-width="2.612cm"/>
    </style:style>
    <style:style style:name="Tabla40.C" style:family="table-column">
      <style:table-column-properties style:column-width="1.104cm"/>
    </style:style>
    <style:style style:name="Tabla40.D" style:family="table-column">
      <style:table-column-properties style:column-width="2.295cm"/>
    </style:style>
    <style:style style:name="Tabla40.E" style:family="table-column">
      <style:table-column-properties style:column-width="1.554cm"/>
    </style:style>
    <style:style style:name="Tabla40.G" style:family="table-column">
      <style:table-column-properties style:column-width="2.23cm"/>
    </style:style>
    <style:style style:name="Tabla40.1" style:family="table-row">
      <style:table-row-properties style:min-row-height="0.575cm"/>
    </style:style>
    <style:style style:name="Tabla40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0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40.G1" style:family="table-cell">
      <style:table-cell-properties style:vertical-align="middle" fo:padding="0.049cm" fo:border="0.05pt solid #0000ff"/>
    </style:style>
    <style:style style:name="Tabla40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40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A9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D9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0.B10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" style:family="table">
      <style:table-properties style:width="16.999cm" table:align="left"/>
    </style:style>
    <style:style style:name="Tabla38.A" style:family="table-column">
      <style:table-column-properties style:column-width="4.851cm"/>
    </style:style>
    <style:style style:name="Tabla38.B" style:family="table-column">
      <style:table-column-properties style:column-width="0.794cm"/>
    </style:style>
    <style:style style:name="Tabla38.C" style:family="table-column">
      <style:table-column-properties style:column-width="0.706cm"/>
    </style:style>
    <style:style style:name="Tabla38.D" style:family="table-column">
      <style:table-column-properties style:column-width="1.588cm"/>
    </style:style>
    <style:style style:name="Tabla38.E" style:family="table-column">
      <style:table-column-properties style:column-width="0.817cm"/>
    </style:style>
    <style:style style:name="Tabla38.G" style:family="table-column">
      <style:table-column-properties style:column-width="1.3cm"/>
    </style:style>
    <style:style style:name="Tabla38.H" style:family="table-column">
      <style:table-column-properties style:column-width="0.993cm"/>
    </style:style>
    <style:style style:name="Tabla38.I" style:family="table-column">
      <style:table-column-properties style:column-width="2.205cm"/>
    </style:style>
    <style:style style:name="Tabla38.J" style:family="table-column">
      <style:table-column-properties style:column-width="0.506cm"/>
    </style:style>
    <style:style style:name="Tabla38.K" style:family="table-column">
      <style:table-column-properties style:column-width="1.499cm"/>
    </style:style>
    <style:style style:name="Tabla38.L" style:family="table-column">
      <style:table-column-properties style:column-width="0.947cm"/>
    </style:style>
    <style:style style:name="Tabla38.1" style:family="table-row">
      <style:table-row-properties style:min-row-height="0.575cm"/>
    </style:style>
    <style:style style:name="Tabla38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8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8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38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38.8" style:family="table-row">
      <style:table-row-properties style:min-row-height="0.601cm"/>
    </style:style>
    <style:style style:name="Tabla38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8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1" style:family="table">
      <style:table-properties style:width="16.999cm" table:align="left"/>
    </style:style>
    <style:style style:name="Tabla41.A" style:family="table-column">
      <style:table-column-properties style:column-width="4.851cm"/>
    </style:style>
    <style:style style:name="Tabla41.B" style:family="table-column">
      <style:table-column-properties style:column-width="0.485cm"/>
    </style:style>
    <style:style style:name="Tabla41.C" style:family="table-column">
      <style:table-column-properties style:column-width="0.817cm"/>
    </style:style>
    <style:style style:name="Tabla41.D" style:family="table-column">
      <style:table-column-properties style:column-width="1.785cm"/>
    </style:style>
    <style:style style:name="Tabla41.G" style:family="table-column">
      <style:table-column-properties style:column-width="0.815cm"/>
    </style:style>
    <style:style style:name="Tabla41.H" style:family="table-column">
      <style:table-column-properties style:column-width="1.588cm"/>
    </style:style>
    <style:style style:name="Tabla41.I" style:family="table-column">
      <style:table-column-properties style:column-width="2.096cm"/>
    </style:style>
    <style:style style:name="Tabla41.J" style:family="table-column">
      <style:table-column-properties style:column-width="0.506cm"/>
    </style:style>
    <style:style style:name="Tabla41.K" style:family="table-column">
      <style:table-column-properties style:column-width="1.808cm"/>
    </style:style>
    <style:style style:name="Tabla41.L" style:family="table-column">
      <style:table-column-properties style:column-width="0.947cm"/>
    </style:style>
    <style:style style:name="Tabla41.1" style:family="table-row">
      <style:table-row-properties style:min-row-height="0.601cm"/>
    </style:style>
    <style:style style:name="Tabla41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1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1.2" style:family="table-row">
      <style:table-row-properties style:min-row-height="0.575cm"/>
    </style:style>
    <style:style style:name="Tabla41.D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41.H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" style:family="table">
      <style:table-properties style:width="16.999cm" table:align="left"/>
    </style:style>
    <style:style style:name="Tabla42.A" style:family="table-column">
      <style:table-column-properties style:column-width="3.738cm"/>
    </style:style>
    <style:style style:name="Tabla42.B" style:family="table-column">
      <style:table-column-properties style:column-width="0.593cm"/>
    </style:style>
    <style:style style:name="Tabla42.C" style:family="table-column">
      <style:table-column-properties style:column-width="0.885cm"/>
    </style:style>
    <style:style style:name="Tabla42.D" style:family="table-column">
      <style:table-column-properties style:column-width="1.67cm"/>
    </style:style>
    <style:style style:name="Tabla42.E" style:family="table-column">
      <style:table-column-properties style:column-width="1.184cm"/>
    </style:style>
    <style:style style:name="Tabla42.F" style:family="table-column">
      <style:table-column-properties style:column-width="0.72cm"/>
    </style:style>
    <style:style style:name="Tabla42.G" style:family="table-column">
      <style:table-column-properties style:column-width="1.173cm"/>
    </style:style>
    <style:style style:name="Tabla42.H" style:family="table-column">
      <style:table-column-properties style:column-width="1.549cm"/>
    </style:style>
    <style:style style:name="Tabla42.I" style:family="table-column">
      <style:table-column-properties style:column-width="1.72cm"/>
    </style:style>
    <style:style style:name="Tabla42.J" style:family="table-column">
      <style:table-column-properties style:column-width="0.564cm"/>
    </style:style>
    <style:style style:name="Tabla42.K" style:family="table-column">
      <style:table-column-properties style:column-width="1.79cm"/>
    </style:style>
    <style:style style:name="Tabla42.L" style:family="table-column">
      <style:table-column-properties style:column-width="1.413cm"/>
    </style:style>
    <style:style style:name="Tabla42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2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2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3" style:family="table-row">
      <style:table-row-properties style:min-row-height="0.575cm"/>
    </style:style>
    <style:style style:name="Tabla42.D4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42.H4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G7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I7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4" style:family="table">
      <style:table-properties style:width="13.266cm" table:align="left"/>
    </style:style>
    <style:style style:name="Tabla44.A" style:family="table-column">
      <style:table-column-properties style:column-width="5.807cm"/>
    </style:style>
    <style:style style:name="Tabla44.B" style:family="table-column">
      <style:table-column-properties style:column-width="2.506cm"/>
    </style:style>
    <style:style style:name="Tabla44.C" style:family="table-column">
      <style:table-column-properties style:column-width="1.104cm"/>
    </style:style>
    <style:style style:name="Tabla44.D" style:family="table-column">
      <style:table-column-properties style:column-width="2.295cm"/>
    </style:style>
    <style:style style:name="Tabla44.E" style:family="table-column">
      <style:table-column-properties style:column-width="1.554cm"/>
    </style:style>
    <style:style style:name="Tabla44.1" style:family="table-row">
      <style:table-row-properties style:min-row-height="0.601cm"/>
    </style:style>
    <style:style style:name="Tabla44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44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44.D1" style:family="table-cell" style:data-style-name="N10000">
      <style:table-cell-properties style:vertical-align="middle" fo:padding="0.049cm" fo:border="0.05pt solid #0000ff"/>
    </style:style>
    <style:style style:name="Tabla44.D2" style:family="table-cell" style:data-style-name="N10081">
      <style:table-cell-properties style:vertical-align="middle" fo:padding="0.049cm" fo:border="0.05pt solid #0000ff"/>
    </style:style>
    <style:style style:name="Tabla44.3" style:family="table-row">
      <style:table-row-properties style:min-row-height="0.575cm"/>
    </style:style>
    <style:style style:name="Tabla44.D3" style:family="table-cell" style:data-style-name="N10000">
      <style:table-cell-properties style:vertical-align="middle" fo:padding="0.049cm" fo:border="0.05pt solid #0000ff"/>
    </style:style>
    <style:style style:name="Tabla44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4.D4" style:family="table-cell" style:data-style-name="N10000">
      <style:table-cell-properties style:vertical-align="middle" fo:padding="0.049cm" fo:border="0.05pt solid #0000ff"/>
    </style:style>
    <style:style style:name="Tabla44.B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44.D5" style:family="table-cell" style:data-style-name="N10000">
      <style:table-cell-properties style:vertical-align="middle" fo:padding="0.049cm" fo:border="0.05pt solid #0000ff"/>
    </style:style>
    <style:style style:name="Tabla44.D6" style:family="table-cell" style:data-style-name="N10000">
      <style:table-cell-properties style:vertical-align="middle" fo:padding="0.049cm" fo:border="0.05pt solid #0000ff"/>
    </style:style>
    <style:style style:name="Tabla43" style:family="table">
      <style:table-properties style:width="16.05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3.A" style:family="table-column">
      <style:table-column-properties style:column-width="0.496cm"/>
    </style:style>
    <style:style style:name="Tabla43.B" style:family="table-column">
      <style:table-column-properties style:column-width="4.517cm"/>
    </style:style>
    <style:style style:name="Tabla43.C" style:family="table-column">
      <style:table-column-properties style:column-width="2.506cm"/>
    </style:style>
    <style:style style:name="Tabla43.D" style:family="table-column">
      <style:table-column-properties style:column-width="1.104cm"/>
    </style:style>
    <style:style style:name="Tabla43.E" style:family="table-column">
      <style:table-column-properties style:column-width="2.295cm"/>
    </style:style>
    <style:style style:name="Tabla43.F" style:family="table-column">
      <style:table-column-properties style:column-width="1.554cm"/>
    </style:style>
    <style:style style:name="Tabla43.H" style:family="table-column">
      <style:table-column-properties style:column-width="1.289cm"/>
    </style:style>
    <style:style style:name="Tabla43.1" style:family="table-row">
      <style:table-row-properties style:min-row-height="0.549cm"/>
    </style:style>
    <style:style style:name="Tabla43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43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H1" style:family="table-cell" style:data-style-name="N10000">
      <style:table-cell-properties style:vertical-align="middle" fo:padding="0.049cm" fo:border="0.05pt solid #0000ff"/>
    </style:style>
    <style:style style:name="Tabla43.B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C2" style:family="table-cell" style:data-style-name="N10000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3.E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F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3.G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3.H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3" style:family="table-row">
      <style:table-row-properties style:min-row-height="0.549cm" fo:background-color="transparent" fo:keep-together="always">
        <style:background-image/>
      </style:table-row-properties>
    </style:style>
    <style:style style:name="Tabla43.B3" style:family="table-cell">
      <style:table-cell-properties style:vertical-align="middle" fo:background-color="#ffcc99" fo:padding="0.049cm" fo:border-left="none" fo:border-right="0.05pt solid #ff3333" fo:border-top="none" fo:border-bottom="none" style:writing-mode="lr-tb">
        <style:background-image/>
      </style:table-cell-properties>
    </style:style>
    <style:style style:name="Tabla43.C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E3" style:family="table-cell">
      <style:table-cell-properties style:vertical-align="middle" fo:background-color="#ffcc99" fo:padding="0.049cm" fo:border="none">
        <style:background-image/>
      </style:table-cell-properties>
    </style:style>
    <style:style style:name="Tabla43.G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3.H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5" style:family="table">
      <style:table-properties style:width="17cm" table:align="left"/>
    </style:style>
    <style:style style:name="Tabla45.A" style:family="table-column">
      <style:table-column-properties style:column-width="4.33cm"/>
    </style:style>
    <style:style style:name="Tabla45.B" style:family="table-column">
      <style:table-column-properties style:column-width="0.723cm"/>
    </style:style>
    <style:style style:name="Tabla45.C" style:family="table-column">
      <style:table-column-properties style:column-width="0.981cm"/>
    </style:style>
    <style:style style:name="Tabla45.D" style:family="table-column">
      <style:table-column-properties style:column-width="1.965cm"/>
    </style:style>
    <style:style style:name="Tabla45.E" style:family="table-column">
      <style:table-column-properties style:column-width="1.482cm"/>
    </style:style>
    <style:style style:name="Tabla45.F" style:family="table-column">
      <style:table-column-properties style:column-width="0.887cm"/>
    </style:style>
    <style:style style:name="Tabla45.G" style:family="table-column">
      <style:table-column-properties style:column-width="1.349cm"/>
    </style:style>
    <style:style style:name="Tabla45.H" style:family="table-column">
      <style:table-column-properties style:column-width="1.976cm"/>
    </style:style>
    <style:style style:name="Tabla45.I" style:family="table-column">
      <style:table-column-properties style:column-width="0.506cm"/>
    </style:style>
    <style:style style:name="Tabla45.J" style:family="table-column">
      <style:table-column-properties style:column-width="1.154cm"/>
    </style:style>
    <style:style style:name="Tabla45.K" style:family="table-column">
      <style:table-column-properties style:column-width="1.647cm"/>
    </style:style>
    <style:style style:name="Tabla4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5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5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5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7" style:family="table">
      <style:table-properties style:width="17cm" style:rel-width="100%" table:align="left"/>
    </style:style>
    <style:style style:name="Tabla47.A" style:family="table-column">
      <style:table-column-properties style:column-width="1.351cm" style:rel-column-width="766*"/>
    </style:style>
    <style:style style:name="Tabla47.B" style:family="table-column">
      <style:table-column-properties style:column-width="0.21cm" style:rel-column-width="119*"/>
    </style:style>
    <style:style style:name="Tabla47.C" style:family="table-column">
      <style:table-column-properties style:column-width="2.835cm" style:rel-column-width="1607*"/>
    </style:style>
    <style:style style:name="Tabla47.D" style:family="table-column">
      <style:table-column-properties style:column-width="1.67cm" style:rel-column-width="947*"/>
    </style:style>
    <style:style style:name="Tabla47.E" style:family="table-column">
      <style:table-column-properties style:column-width="2.027cm" style:rel-column-width="1149*"/>
    </style:style>
    <style:style style:name="Tabla47.F" style:family="table-column">
      <style:table-column-properties style:column-width="4.299cm" style:rel-column-width="2437*"/>
    </style:style>
    <style:style style:name="Tabla47.G" style:family="table-column">
      <style:table-column-properties style:column-width="0.617cm" style:rel-column-width="350*"/>
    </style:style>
    <style:style style:name="Tabla47.H" style:family="table-column">
      <style:table-column-properties style:column-width="2.184cm" style:rel-column-width="1238*"/>
    </style:style>
    <style:style style:name="Tabla47.I" style:family="table-column">
      <style:table-column-properties style:column-width="1.806cm" style:rel-column-width="1024*"/>
    </style:style>
    <style:style style:name="Tabla47.1" style:family="table-row">
      <style:table-row-properties style:min-row-height="0.575cm"/>
    </style:style>
    <style:style style:name="Tabla47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7.E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F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G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I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6" style:family="table">
      <style:table-properties style:width="17cm" table:align="left"/>
    </style:style>
    <style:style style:name="Tabla46.A" style:family="table-column">
      <style:table-column-properties style:column-width="4.851cm"/>
    </style:style>
    <style:style style:name="Tabla46.B" style:family="table-column">
      <style:table-column-properties style:column-width="1.302cm"/>
    </style:style>
    <style:style style:name="Tabla46.C" style:family="table-column">
      <style:table-column-properties style:column-width="0.794cm"/>
    </style:style>
    <style:style style:name="Tabla46.D" style:family="table-column">
      <style:table-column-properties style:column-width="1.808cm"/>
    </style:style>
    <style:style style:name="Tabla46.E" style:family="table-column">
      <style:table-column-properties style:column-width="0.485cm"/>
    </style:style>
    <style:style style:name="Tabla46.F" style:family="table-column">
      <style:table-column-properties style:column-width="0.815cm"/>
    </style:style>
    <style:style style:name="Tabla46.G" style:family="table-column">
      <style:table-column-properties style:column-width="0.993cm"/>
    </style:style>
    <style:style style:name="Tabla46.H" style:family="table-column">
      <style:table-column-properties style:column-width="1.475cm"/>
    </style:style>
    <style:style style:name="Tabla46.I" style:family="table-column">
      <style:table-column-properties style:column-width="1.833cm"/>
    </style:style>
    <style:style style:name="Tabla46.J" style:family="table-column">
      <style:table-column-properties style:column-width="0.286cm"/>
    </style:style>
    <style:style style:name="Tabla46.K" style:family="table-column">
      <style:table-column-properties style:column-width="1.764cm"/>
    </style:style>
    <style:style style:name="Tabla46.L" style:family="table-column">
      <style:table-column-properties style:column-width="0.596cm"/>
    </style:style>
    <style:style style:name="Tabla46.1" style:family="table-row">
      <style:table-row-properties style:min-row-height="0.575cm"/>
    </style:style>
    <style:style style:name="Tabla46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6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6.D2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46.H2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9" style:family="table">
      <style:table-properties style:width="13.266cm" table:align="left"/>
    </style:style>
    <style:style style:name="Tabla49.A" style:family="table-column">
      <style:table-column-properties style:column-width="5.807cm"/>
    </style:style>
    <style:style style:name="Tabla49.B" style:family="table-column">
      <style:table-column-properties style:column-width="2.506cm"/>
    </style:style>
    <style:style style:name="Tabla49.C" style:family="table-column">
      <style:table-column-properties style:column-width="1.104cm"/>
    </style:style>
    <style:style style:name="Tabla49.D" style:family="table-column">
      <style:table-column-properties style:column-width="2.295cm"/>
    </style:style>
    <style:style style:name="Tabla49.E" style:family="table-column">
      <style:table-column-properties style:column-width="1.554cm"/>
    </style:style>
    <style:style style:name="Tabla49.1" style:family="table-row">
      <style:table-row-properties style:min-row-height="0.601cm"/>
    </style:style>
    <style:style style:name="Tabla49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49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49.D1" style:family="table-cell" style:data-style-name="N10000">
      <style:table-cell-properties style:vertical-align="middle" fo:padding="0.049cm" fo:border="0.05pt solid #0000ff"/>
    </style:style>
    <style:style style:name="Tabla49.D2" style:family="table-cell" style:data-style-name="N10081">
      <style:table-cell-properties style:vertical-align="middle" fo:padding="0.049cm" fo:border="0.05pt solid #0000ff"/>
    </style:style>
    <style:style style:name="Tabla49.3" style:family="table-row">
      <style:table-row-properties style:min-row-height="0.575cm"/>
    </style:style>
    <style:style style:name="Tabla49.D3" style:family="table-cell" style:data-style-name="N10000">
      <style:table-cell-properties style:vertical-align="middle" fo:padding="0.049cm" fo:border="0.05pt solid #0000ff"/>
    </style:style>
    <style:style style:name="Tabla49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D4" style:family="table-cell" style:data-style-name="N10000">
      <style:table-cell-properties style:vertical-align="middle" fo:padding="0.049cm" fo:border="0.05pt solid #0000ff"/>
    </style:style>
    <style:style style:name="Tabla49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D5" style:family="table-cell" style:data-style-name="N10081">
      <style:table-cell-properties style:vertical-align="middle" fo:padding="0.049cm" fo:border="0.05pt solid #0000ff"/>
    </style:style>
    <style:style style:name="Tabla49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D6" style:family="table-cell" style:data-style-name="N10000">
      <style:table-cell-properties style:vertical-align="middle" fo:padding="0.049cm" fo:border="0.05pt solid #0000ff"/>
    </style:style>
    <style:style style:name="Tabla49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1" style:family="table">
      <style:table-properties style:width="16.501cm" table:align="left"/>
    </style:style>
    <style:style style:name="Tabla51.A" style:family="table-column">
      <style:table-column-properties style:column-width="4.517cm"/>
    </style:style>
    <style:style style:name="Tabla51.B" style:family="table-column">
      <style:table-column-properties style:column-width="2.506cm"/>
    </style:style>
    <style:style style:name="Tabla51.C" style:family="table-column">
      <style:table-column-properties style:column-width="1.104cm"/>
    </style:style>
    <style:style style:name="Tabla51.D" style:family="table-column">
      <style:table-column-properties style:column-width="2.295cm"/>
    </style:style>
    <style:style style:name="Tabla51.E" style:family="table-column">
      <style:table-column-properties style:column-width="3.849cm"/>
    </style:style>
    <style:style style:name="Tabla51.F" style:family="table-column">
      <style:table-column-properties style:column-width="2.23cm"/>
    </style:style>
    <style:style style:name="Tabla51.1" style:family="table-row">
      <style:table-row-properties style:min-row-height="0.575cm"/>
    </style:style>
    <style:style style:name="Tabla5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51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51.F1" style:family="table-cell">
      <style:table-cell-properties style:vertical-align="middle" fo:padding="0.049cm" fo:border="0.05pt solid #0000ff"/>
    </style:style>
    <style:style style:name="Tabla50" style:family="table">
      <style:table-properties style:width="16.492cm" table:align="left"/>
    </style:style>
    <style:style style:name="Tabla50.A" style:family="table-column">
      <style:table-column-properties style:column-width="4.517cm"/>
    </style:style>
    <style:style style:name="Tabla50.B" style:family="table-column">
      <style:table-column-properties style:column-width="2.506cm"/>
    </style:style>
    <style:style style:name="Tabla50.C" style:family="table-column">
      <style:table-column-properties style:column-width="1.104cm"/>
    </style:style>
    <style:style style:name="Tabla50.D" style:family="table-column">
      <style:table-column-properties style:column-width="2.295cm"/>
    </style:style>
    <style:style style:name="Tabla50.E" style:family="table-column">
      <style:table-column-properties style:column-width="1.554cm"/>
    </style:style>
    <style:style style:name="Tabla50.G" style:family="table-column">
      <style:table-column-properties style:column-width="2.221cm"/>
    </style:style>
    <style:style style:name="Tabla50.1" style:family="table-row">
      <style:table-row-properties style:min-row-height="0.575cm"/>
    </style:style>
    <style:style style:name="Tabla50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50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48" style:family="table">
      <style:table-properties style:width="17cm" table:align="left"/>
    </style:style>
    <style:style style:name="Tabla48.A" style:family="table-column">
      <style:table-column-properties style:column-width="3.898cm"/>
    </style:style>
    <style:style style:name="Tabla48.B" style:family="table-column">
      <style:table-column-properties style:column-width="0.512cm"/>
    </style:style>
    <style:style style:name="Tabla48.C" style:family="table-column">
      <style:table-column-properties style:column-width="0.78cm"/>
    </style:style>
    <style:style style:name="Tabla48.D" style:family="table-column">
      <style:table-column-properties style:column-width="1.72cm"/>
    </style:style>
    <style:style style:name="Tabla48.E" style:family="table-column">
      <style:table-column-properties style:column-width="1.231cm"/>
    </style:style>
    <style:style style:name="Tabla48.F" style:family="table-column">
      <style:table-column-properties style:column-width="0.503cm"/>
    </style:style>
    <style:style style:name="Tabla48.G" style:family="table-column">
      <style:table-column-properties style:column-width="0.923cm"/>
    </style:style>
    <style:style style:name="Tabla48.H" style:family="table-column">
      <style:table-column-properties style:column-width="4.083cm"/>
    </style:style>
    <style:style style:name="Tabla48.I" style:family="table-column">
      <style:table-column-properties style:column-width="0.594cm"/>
    </style:style>
    <style:style style:name="Tabla48.J" style:family="table-column">
      <style:table-column-properties style:column-width="1.764cm"/>
    </style:style>
    <style:style style:name="Tabla48.K" style:family="table-column">
      <style:table-column-properties style:column-width="0.993cm"/>
    </style:style>
    <style:style style:name="Tabla48.1" style:family="table-row">
      <style:table-row-properties style:min-row-height="0.575cm"/>
    </style:style>
    <style:style style:name="Tabla48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8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8.D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8.H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2" style:family="table">
      <style:table-properties style:width="13.266cm" table:align="left"/>
    </style:style>
    <style:style style:name="Tabla52.A" style:family="table-column">
      <style:table-column-properties style:column-width="5.807cm"/>
    </style:style>
    <style:style style:name="Tabla52.B" style:family="table-column">
      <style:table-column-properties style:column-width="2.506cm"/>
    </style:style>
    <style:style style:name="Tabla52.C" style:family="table-column">
      <style:table-column-properties style:column-width="1.104cm"/>
    </style:style>
    <style:style style:name="Tabla52.D" style:family="table-column">
      <style:table-column-properties style:column-width="2.295cm"/>
    </style:style>
    <style:style style:name="Tabla52.E" style:family="table-column">
      <style:table-column-properties style:column-width="1.554cm"/>
    </style:style>
    <style:style style:name="Tabla52.1" style:family="table-row">
      <style:table-row-properties style:min-row-height="0.601cm"/>
    </style:style>
    <style:style style:name="Tabla52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52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52.D1" style:family="table-cell" style:data-style-name="N10000">
      <style:table-cell-properties style:vertical-align="middle" fo:padding="0.049cm" fo:border="0.05pt solid #0000ff"/>
    </style:style>
    <style:style style:name="Tabla52.D2" style:family="table-cell" style:data-style-name="N10081">
      <style:table-cell-properties style:vertical-align="middle" fo:padding="0.049cm" fo:border="0.05pt solid #0000ff"/>
    </style:style>
    <style:style style:name="Tabla52.3" style:family="table-row">
      <style:table-row-properties style:min-row-height="0.575cm"/>
    </style:style>
    <style:style style:name="Tabla52.D3" style:family="table-cell" style:data-style-name="N10000">
      <style:table-cell-properties style:vertical-align="middle" fo:padding="0.049cm" fo:border="0.05pt solid #0000ff"/>
    </style:style>
    <style:style style:name="Tabla52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52.D4" style:family="table-cell" style:data-style-name="N10000">
      <style:table-cell-properties style:vertical-align="middle" fo:padding="0.049cm" fo:border="0.05pt solid #0000ff"/>
    </style:style>
    <style:style style:name="Tabla52.D5" style:family="table-cell" style:data-style-name="N10081">
      <style:table-cell-properties style:vertical-align="middle" fo:padding="0.049cm" fo:border="0.05pt solid #0000ff"/>
    </style:style>
    <style:style style:name="Tabla52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2.D6" style:family="table-cell" style:data-style-name="N10000">
      <style:table-cell-properties style:vertical-align="middle" fo:padding="0.049cm" fo:border="0.05pt solid #0000ff"/>
    </style:style>
    <style:style style:name="Tabla52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3" style:family="table">
      <style:table-properties style:width="16.501cm" table:align="left"/>
    </style:style>
    <style:style style:name="Tabla53.A" style:family="table-column">
      <style:table-column-properties style:column-width="4.517cm"/>
    </style:style>
    <style:style style:name="Tabla53.B" style:family="table-column">
      <style:table-column-properties style:column-width="2.506cm"/>
    </style:style>
    <style:style style:name="Tabla53.C" style:family="table-column">
      <style:table-column-properties style:column-width="1.104cm"/>
    </style:style>
    <style:style style:name="Tabla53.D" style:family="table-column">
      <style:table-column-properties style:column-width="2.295cm"/>
    </style:style>
    <style:style style:name="Tabla53.E" style:family="table-column">
      <style:table-column-properties style:column-width="1.554cm"/>
    </style:style>
    <style:style style:name="Tabla53.G" style:family="table-column">
      <style:table-column-properties style:column-width="2.23cm"/>
    </style:style>
    <style:style style:name="Tabla53.1" style:family="table-row">
      <style:table-row-properties style:min-row-height="0.575cm"/>
    </style:style>
    <style:style style:name="Tabla53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53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53.G1" style:family="table-cell">
      <style:table-cell-properties style:vertical-align="middle" fo:padding="0.049cm" fo:border="0.05pt solid #0000ff"/>
    </style:style>
    <style:style style:name="Tabla53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3.F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53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3.D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53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56" style:family="table">
      <style:table-properties style:width="17cm" table:align="left"/>
    </style:style>
    <style:style style:name="Tabla56.A" style:family="table-column">
      <style:table-column-properties style:column-width="2.955cm"/>
    </style:style>
    <style:style style:name="Tabla56.B" style:family="table-column">
      <style:table-column-properties style:column-width="0.596cm"/>
    </style:style>
    <style:style style:name="Tabla56.C" style:family="table-column">
      <style:table-column-properties style:column-width="0.485cm"/>
    </style:style>
    <style:style style:name="Tabla56.D" style:family="table-column">
      <style:table-column-properties style:column-width="2.205cm"/>
    </style:style>
    <style:style style:name="Tabla56.E" style:family="table-column">
      <style:table-column-properties style:column-width="0.594cm"/>
    </style:style>
    <style:style style:name="Tabla56.F" style:family="table-column">
      <style:table-column-properties style:column-width="0.617cm"/>
    </style:style>
    <style:style style:name="Tabla56.G" style:family="table-column">
      <style:table-column-properties style:column-width="1.302cm"/>
    </style:style>
    <style:style style:name="Tabla56.H" style:family="table-column">
      <style:table-column-properties style:column-width="3.826cm"/>
    </style:style>
    <style:style style:name="Tabla56.I" style:family="table-column">
      <style:table-column-properties style:column-width="0.64cm"/>
    </style:style>
    <style:style style:name="Tabla56.J" style:family="table-column">
      <style:table-column-properties style:column-width="2.074cm"/>
    </style:style>
    <style:style style:name="Tabla56.K" style:family="table-column">
      <style:table-column-properties style:column-width="1.706cm"/>
    </style:style>
    <style:style style:name="Tabla56.1" style:family="table-row">
      <style:table-row-properties style:min-row-height="0.575cm"/>
    </style:style>
    <style:style style:name="Tabla56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6.C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G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I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J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B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C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D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6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G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H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6.I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D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4" style:family="table">
      <style:table-properties style:width="17cm" table:align="left"/>
    </style:style>
    <style:style style:name="Tabla54.A" style:family="table-column">
      <style:table-column-properties style:column-width="1.61cm"/>
    </style:style>
    <style:style style:name="Tabla54.B" style:family="table-column">
      <style:table-column-properties style:column-width="1.3cm"/>
    </style:style>
    <style:style style:name="Tabla54.C" style:family="table-column">
      <style:table-column-properties style:column-width="1.699cm"/>
    </style:style>
    <style:style style:name="Tabla54.D" style:family="table-column">
      <style:table-column-properties style:column-width="1.191cm"/>
    </style:style>
    <style:style style:name="Tabla54.F" style:family="table-column">
      <style:table-column-properties style:column-width="0.596cm"/>
    </style:style>
    <style:style style:name="Tabla54.G" style:family="table-column">
      <style:table-column-properties style:column-width="0.706cm"/>
    </style:style>
    <style:style style:name="Tabla54.H" style:family="table-column">
      <style:table-column-properties style:column-width="4.156cm"/>
    </style:style>
    <style:style style:name="Tabla54.I" style:family="table-column">
      <style:table-column-properties style:column-width="0.649cm"/>
    </style:style>
    <style:style style:name="Tabla54.J" style:family="table-column">
      <style:table-column-properties style:column-width="2.106cm"/>
    </style:style>
    <style:style style:name="Tabla54.K" style:family="table-column">
      <style:table-column-properties style:column-width="1.688cm"/>
    </style:style>
    <style:style style:name="Tabla54.1" style:family="table-row">
      <style:table-row-properties style:min-row-height="0.575cm"/>
    </style:style>
    <style:style style:name="Tabla5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4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>
        <style:tab-stops>
          <style:tab-stop style:position="8.502cm" style:type="center"/>
          <style:tab-stop style:position="17.002cm" style:type="right"/>
        </style:tab-stops>
      </style:paragraph-properties>
      <style:text-properties fo:language="es" fo:country="ES" officeooo:paragraph-rsid="013a0e78"/>
    </style:style>
    <style:style style:name="P2" style:family="paragraph" style:parent-style-name="Respuesta">
      <style:text-properties fo:language="es" fo:country="ES" fo:font-weight="normal" officeooo:rsid="018fc31c" officeooo:paragraph-rsid="01b4f6ef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18fc31c" officeooo:paragraph-rsid="01b4f6ef" style:font-weight-asian="normal" style:font-weight-complex="normal"/>
    </style:style>
    <style:style style:name="P4" style:family="paragraph" style:parent-style-name="Respuesta">
      <style:text-properties fo:language="es" fo:country="ES" fo:font-weight="normal" officeooo:rsid="018fc31c" officeooo:paragraph-rsid="01b6ab3f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18fc31c" officeooo:paragraph-rsid="01b6ab3f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18fc31c" officeooo:paragraph-rsid="0199eaff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18fc31c" officeooo:paragraph-rsid="0197cce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officeooo:rsid="018fc31c" officeooo:paragraph-rsid="01c86cf4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18fc31c" officeooo:paragraph-rsid="01941920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18fc31c" officeooo:paragraph-rsid="01b93d54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18fc31c" officeooo:paragraph-rsid="01c00594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18fc31c" officeooo:paragraph-rsid="0209714b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18fc31c" officeooo:paragraph-rsid="02097ac6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18fc31c" officeooo:paragraph-rsid="01c540f7" style:font-weight-asian="normal" style:font-weight-complex="normal"/>
    </style:style>
    <style:style style:name="P15" style:family="paragraph" style:parent-style-name="Respuesta">
      <style:text-properties fo:language="es" fo:country="ES" fo:font-weight="normal" officeooo:rsid="01744056" officeooo:paragraph-rsid="01c00594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rsid="01744056" officeooo:paragraph-rsid="01b9357f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1b4f6ef" officeooo:paragraph-rsid="01b4f6e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s" fo:country="ES" fo:font-weight="normal" officeooo:rsid="01b4f6ef" officeooo:paragraph-rsid="01c86cf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s" fo:country="ES" fo:font-weight="normal" officeooo:rsid="01b4f6ef" officeooo:paragraph-rsid="01d41daf" style:font-weight-asian="normal" style:font-weight-complex="normal"/>
    </style:style>
    <style:style style:name="P20" style:family="paragraph" style:parent-style-name="Standard">
      <style:text-properties fo:language="es" fo:country="ES" fo:font-weight="normal" officeooo:rsid="01b4f6ef" officeooo:paragraph-rsid="01c86cf4" style:font-weight-asian="normal" style:font-weight-complex="normal"/>
    </style:style>
    <style:style style:name="P21" style:family="paragraph" style:parent-style-name="Standard">
      <style:text-properties fo:language="es" fo:country="ES" fo:font-weight="normal" officeooo:rsid="01b4f6ef" officeooo:paragraph-rsid="01d087be" style:font-weight-asian="normal" style:font-weight-complex="normal"/>
    </style:style>
    <style:style style:name="P22" style:family="paragraph" style:parent-style-name="Standard">
      <style:text-properties fo:language="es" fo:country="ES" fo:font-weight="normal" officeooo:paragraph-rsid="01c540f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s" fo:country="ES" fo:font-weight="normal" officeooo:rsid="01c8e7db" officeooo:paragraph-rsid="01d9bc89" style:font-weight-asian="normal" style:font-weight-complex="normal"/>
    </style:style>
    <style:style style:name="P24" style:family="paragraph" style:parent-style-name="Standard">
      <style:text-properties fo:language="es" fo:country="ES" fo:font-weight="normal" officeooo:rsid="01c5695f" officeooo:paragraph-rsid="01c540f7" style:font-weight-asian="normal" style:font-weight-complex="normal"/>
    </style:style>
    <style:style style:name="P25" style:family="paragraph" style:parent-style-name="Standard">
      <style:text-properties fo:language="es" fo:country="ES"/>
    </style:style>
    <style:style style:name="P26" style:family="paragraph" style:parent-style-name="Standard">
      <style:text-properties fo:language="es" fo:country="ES" officeooo:rsid="018df599"/>
    </style:style>
    <style:style style:name="P27" style:family="paragraph" style:parent-style-name="Standard">
      <style:paragraph-properties fo:text-align="center" style:justify-single-word="false"/>
      <style:text-properties fo:language="es" fo:country="ES" officeooo:rsid="018df599" officeooo:paragraph-rsid="018df599"/>
    </style:style>
    <style:style style:name="P28" style:family="paragraph" style:parent-style-name="Standard">
      <style:text-properties fo:language="es" fo:country="ES" officeooo:rsid="018fc31c" officeooo:paragraph-rsid="018fc31c"/>
    </style:style>
    <style:style style:name="P29" style:family="paragraph" style:parent-style-name="Standard">
      <style:text-properties fo:language="es" fo:country="ES" officeooo:rsid="018fc31c" officeooo:paragraph-rsid="0190c4f8"/>
    </style:style>
    <style:style style:name="P30" style:family="paragraph" style:parent-style-name="Standard">
      <style:text-properties fo:language="es" fo:country="ES" officeooo:rsid="018fc31c" officeooo:paragraph-rsid="0192b709"/>
    </style:style>
    <style:style style:name="P31" style:family="paragraph" style:parent-style-name="Standard">
      <style:text-properties fo:language="es" fo:country="ES" officeooo:rsid="018fc31c" officeooo:paragraph-rsid="01941920"/>
    </style:style>
    <style:style style:name="P32" style:family="paragraph" style:parent-style-name="Standard">
      <style:text-properties fo:language="es" fo:country="ES" officeooo:rsid="018fc31c" officeooo:paragraph-rsid="0197cce6"/>
    </style:style>
    <style:style style:name="P33" style:family="paragraph" style:parent-style-name="Standard">
      <style:text-properties fo:language="es" fo:country="ES" officeooo:paragraph-rsid="0150e2d7"/>
    </style:style>
    <style:style style:name="P34" style:family="paragraph" style:parent-style-name="Table_20_Contents">
      <style:paragraph-properties fo:text-align="end" style:justify-single-word="false"/>
      <style:text-properties fo:language="es" fo:country="ES" fo:font-weight="bold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language="es" fo:country="ES" fo:font-weight="bold" officeooo:paragraph-rsid="01d087be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language="es" fo:country="ES" fo:font-weight="bold" officeooo:paragraph-rsid="01e52fdc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language="es" fo:country="ES" fo:font-weight="bold" officeooo:paragraph-rsid="01c00594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language="es" fo:country="ES" fo:font-weight="bold" officeooo:paragraph-rsid="021065a1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40" style:family="paragraph" style:parent-style-name="Standard">
      <style:text-properties fo:language="es" fo:country="ES" fo:font-weight="bold" officeooo:rsid="01744056" officeooo:paragraph-rsid="0190c4f8" style:font-weight-asian="bold" style:font-weight-complex="bold"/>
    </style:style>
    <style:style style:name="P41" style:family="paragraph" style:parent-style-name="Standard">
      <style:text-properties fo:language="es" fo:country="ES" fo:font-weight="bold" officeooo:rsid="01744056" officeooo:paragraph-rsid="0192b709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language="es" fo:country="ES" fo:font-weight="bold"/>
    </style:style>
    <style:style style:name="P43" style:family="paragraph" style:parent-style-name="Table_20_Contents">
      <style:paragraph-properties fo:text-align="start" style:justify-single-word="false"/>
      <style:text-properties fo:language="es" fo:country="ES" fo:font-weight="bold" officeooo:paragraph-rsid="01c00594"/>
    </style:style>
    <style:style style:name="P44" style:family="paragraph" style:parent-style-name="Table_20_Contents">
      <style:paragraph-properties fo:text-align="start" style:justify-single-word="false"/>
      <style:text-properties fo:language="es" fo:country="ES" fo:font-weight="bold" officeooo:paragraph-rsid="01c86cf4"/>
    </style:style>
    <style:style style:name="P45" style:family="paragraph" style:parent-style-name="Table_20_Contents">
      <style:paragraph-properties fo:text-align="end" style:justify-single-word="false"/>
      <style:text-properties fo:language="es" fo:country="ES" fo:font-weight="bold"/>
    </style:style>
    <style:style style:name="P46" style:family="paragraph" style:parent-style-name="Table_20_Contents">
      <style:text-properties fo:language="es" fo:country="ES" fo:font-weight="bold"/>
    </style:style>
    <style:style style:name="P47" style:family="paragraph" style:parent-style-name="Standard">
      <style:text-properties fo:language="es" fo:country="ES" officeooo:paragraph-rsid="0190c4f8"/>
    </style:style>
    <style:style style:name="P48" style:family="paragraph" style:parent-style-name="Table_20_Contents">
      <style:paragraph-properties fo:text-align="start" style:justify-single-word="false"/>
      <style:text-properties fo:language="es" fo:country="ES"/>
    </style:style>
    <style:style style:name="P49" style:family="paragraph" style:parent-style-name="Table_20_Contents">
      <style:paragraph-properties fo:text-align="start" style:justify-single-word="false"/>
      <style:text-properties fo:language="es" fo:country="ES" officeooo:paragraph-rsid="01b93d54"/>
    </style:style>
    <style:style style:name="P50" style:family="paragraph" style:parent-style-name="Table_20_Contents">
      <style:paragraph-properties fo:text-align="start" style:justify-single-word="false"/>
      <style:text-properties fo:language="es" fo:country="ES" officeooo:paragraph-rsid="01c00594"/>
    </style:style>
    <style:style style:name="P51" style:family="paragraph" style:parent-style-name="Table_20_Contents">
      <style:paragraph-properties fo:text-align="start" style:justify-single-word="false"/>
      <style:text-properties fo:language="es" fo:country="ES" officeooo:paragraph-rsid="01c86cf4"/>
    </style:style>
    <style:style style:name="P52" style:family="paragraph" style:parent-style-name="Table_20_Contents">
      <style:paragraph-properties fo:text-align="start" style:justify-single-word="false"/>
      <style:text-properties fo:language="es" fo:country="ES" officeooo:paragraph-rsid="01d087be"/>
    </style:style>
    <style:style style:name="P53" style:family="paragraph" style:parent-style-name="Table_20_Contents">
      <style:paragraph-properties fo:text-align="start" style:justify-single-word="false"/>
      <style:text-properties fo:language="es" fo:country="ES" officeooo:paragraph-rsid="01c540f7"/>
    </style:style>
    <style:style style:name="P54" style:family="paragraph" style:parent-style-name="Table_20_Contents">
      <style:paragraph-properties fo:text-align="start" style:justify-single-word="false"/>
      <style:text-properties fo:language="es" fo:country="ES" officeooo:paragraph-rsid="01f4cf49"/>
    </style:style>
    <style:style style:name="P55" style:family="paragraph" style:parent-style-name="Standard">
      <style:paragraph-properties fo:text-align="start" style:justify-single-word="false"/>
      <style:text-properties fo:language="es" fo:country="ES"/>
    </style:style>
    <style:style style:name="P56" style:family="paragraph" style:parent-style-name="Table_20_Contents">
      <style:paragraph-properties fo:text-align="start" style:justify-single-word="false"/>
      <style:text-properties fo:language="es" fo:country="ES" officeooo:paragraph-rsid="021065a1"/>
    </style:style>
    <style:style style:name="P57" style:family="paragraph" style:parent-style-name="Standard">
      <style:text-properties fo:language="es" fo:country="ES" officeooo:rsid="01513ae4" officeooo:paragraph-rsid="0192b709"/>
    </style:style>
    <style:style style:name="P58" style:family="paragraph" style:parent-style-name="Standard">
      <style:text-properties fo:language="es" fo:country="ES" officeooo:rsid="01513ae4" officeooo:paragraph-rsid="01ba15b8"/>
    </style:style>
    <style:style style:name="P59" style:family="paragraph" style:parent-style-name="Standard">
      <style:text-properties fo:language="es" fo:country="ES" officeooo:rsid="01513ae4"/>
    </style:style>
    <style:style style:name="P60" style:family="paragraph" style:parent-style-name="Standard">
      <style:text-properties fo:language="es" fo:country="ES" officeooo:rsid="01744056" officeooo:paragraph-rsid="0192b709"/>
    </style:style>
    <style:style style:name="P61" style:family="paragraph" style:parent-style-name="Standard">
      <style:text-properties fo:language="es" fo:country="ES" officeooo:paragraph-rsid="014a64e7"/>
    </style:style>
    <style:style style:name="P62" style:family="paragraph" style:parent-style-name="Standard">
      <style:text-properties fo:language="es" fo:country="ES" officeooo:paragraph-rsid="0192b709"/>
    </style:style>
    <style:style style:name="P63" style:family="paragraph" style:parent-style-name="Standard">
      <style:text-properties fo:language="es" fo:country="ES" officeooo:paragraph-rsid="01941920"/>
    </style:style>
    <style:style style:name="P64" style:family="paragraph" style:parent-style-name="Standard">
      <style:text-properties fo:language="es" fo:country="ES" officeooo:paragraph-rsid="0197cce6"/>
    </style:style>
    <style:style style:name="P65" style:family="paragraph" style:parent-style-name="Standard">
      <style:text-properties fo:language="es" fo:country="ES" officeooo:rsid="01b4f6ef" officeooo:paragraph-rsid="01b4f6ef"/>
    </style:style>
    <style:style style:name="P66" style:family="paragraph" style:parent-style-name="Standard">
      <style:text-properties fo:language="es" fo:country="ES" officeooo:paragraph-rsid="01b4f6ef"/>
    </style:style>
    <style:style style:name="P67" style:family="paragraph" style:parent-style-name="Standard">
      <style:text-properties fo:language="es" fo:country="ES" officeooo:paragraph-rsid="01c00594"/>
    </style:style>
    <style:style style:name="P68" style:family="paragraph" style:parent-style-name="Table_20_Contents">
      <style:text-properties fo:language="es" fo:country="ES" officeooo:paragraph-rsid="01c00594"/>
    </style:style>
    <style:style style:name="P69" style:family="paragraph" style:parent-style-name="Standard">
      <style:text-properties fo:language="es" fo:country="ES" officeooo:paragraph-rsid="01ad468a"/>
    </style:style>
    <style:style style:name="P70" style:family="paragraph" style:parent-style-name="Standard">
      <style:text-properties fo:language="es" fo:country="ES" officeooo:paragraph-rsid="01c540f7"/>
    </style:style>
    <style:style style:name="P71" style:family="paragraph" style:parent-style-name="Table_20_Contents">
      <style:text-properties fo:language="es" fo:country="ES" officeooo:paragraph-rsid="01c540f7"/>
    </style:style>
    <style:style style:name="P72" style:family="paragraph" style:parent-style-name="Standard">
      <style:paragraph-properties fo:text-align="center" style:justify-single-word="false"/>
      <style:text-properties fo:language="es" fo:country="ES" officeooo:rsid="01c61745" officeooo:paragraph-rsid="01c61745"/>
    </style:style>
    <style:style style:name="P73" style:family="paragraph" style:parent-style-name="Standard">
      <style:text-properties fo:language="es" fo:country="ES" officeooo:rsid="01c61745" officeooo:paragraph-rsid="01c61745"/>
    </style:style>
    <style:style style:name="P74" style:family="paragraph" style:parent-style-name="Standard">
      <style:text-properties fo:language="es" fo:country="ES" officeooo:rsid="01c61745" officeooo:paragraph-rsid="02097ac6"/>
    </style:style>
    <style:style style:name="P75" style:family="paragraph" style:parent-style-name="Standard">
      <style:paragraph-properties fo:text-align="start" style:justify-single-word="false"/>
      <style:text-properties fo:language="es" fo:country="ES" officeooo:rsid="01c86cf4" officeooo:paragraph-rsid="01c86cf4"/>
    </style:style>
    <style:style style:name="P76" style:family="paragraph" style:parent-style-name="Standard">
      <style:text-properties fo:language="es" fo:country="ES" officeooo:paragraph-rsid="01d087be"/>
    </style:style>
    <style:style style:name="P77" style:family="paragraph" style:parent-style-name="Table_20_Contents">
      <style:text-properties fo:language="es" fo:country="ES" officeooo:paragraph-rsid="01d087be"/>
    </style:style>
    <style:style style:name="P78" style:family="paragraph" style:parent-style-name="Table_20_Contents">
      <style:text-properties fo:language="es" fo:country="ES"/>
    </style:style>
    <style:style style:name="P79" style:family="paragraph" style:parent-style-name="Table_20_Contents">
      <style:text-properties fo:language="es" fo:country="ES" fo:font-style="italic"/>
    </style:style>
    <style:style style:name="P80" style:family="paragraph" style:parent-style-name="Table_20_Contents">
      <style:paragraph-properties fo:text-align="end" style:justify-single-word="false"/>
      <style:text-properties fo:language="es" fo:country="ES" fo:font-style="italic"/>
    </style:style>
    <style:style style:name="P81" style:family="paragraph" style:parent-style-name="Table_20_Contents">
      <style:paragraph-properties fo:text-align="end" style:justify-single-word="false"/>
      <style:text-properties fo:language="es" fo:country="ES" fo:font-style="italic" officeooo:paragraph-rsid="01b93d54"/>
    </style:style>
    <style:style style:name="P82" style:family="paragraph" style:parent-style-name="Table_20_Contents">
      <style:paragraph-properties fo:text-align="end" style:justify-single-word="false"/>
      <style:text-properties fo:language="es" fo:country="ES" fo:font-style="italic" officeooo:paragraph-rsid="01c00594"/>
    </style:style>
    <style:style style:name="P83" style:family="paragraph" style:parent-style-name="Table_20_Contents">
      <style:paragraph-properties fo:text-align="end" style:justify-single-word="false"/>
      <style:text-properties fo:language="es" fo:country="ES" fo:font-style="italic" officeooo:paragraph-rsid="01d087be"/>
    </style:style>
    <style:style style:name="P84" style:family="paragraph" style:parent-style-name="Table_20_Contents">
      <style:paragraph-properties fo:text-align="end" style:justify-single-word="false"/>
      <style:text-properties fo:language="es" fo:country="ES" fo:font-style="italic" officeooo:paragraph-rsid="01c540f7"/>
    </style:style>
    <style:style style:name="P85" style:family="paragraph" style:parent-style-name="Table_20_Contents">
      <style:paragraph-properties fo:text-align="end" style:justify-single-word="false"/>
      <style:text-properties fo:language="es" fo:country="ES" fo:font-style="italic" officeooo:paragraph-rsid="021065a1"/>
    </style:style>
    <style:style style:name="P86" style:family="paragraph" style:parent-style-name="Table_20_Contents">
      <style:paragraph-properties fo:text-align="center" style:justify-single-word="false"/>
      <style:text-properties fo:language="es" fo:country="ES" fo:font-style="italic"/>
    </style:style>
    <style:style style:name="P87" style:family="paragraph" style:parent-style-name="Table_20_Contents">
      <style:paragraph-properties fo:text-align="center" style:justify-single-word="false"/>
      <style:text-properties fo:language="es" fo:country="ES" fo:font-style="italic" officeooo:paragraph-rsid="01d087be"/>
    </style:style>
    <style:style style:name="P88" style:family="paragraph" style:parent-style-name="Table_20_Contents">
      <style:paragraph-properties fo:text-align="center" style:justify-single-word="false"/>
      <style:text-properties fo:language="es" fo:country="ES" fo:font-style="italic" officeooo:paragraph-rsid="01c00594"/>
    </style:style>
    <style:style style:name="P89" style:family="paragraph" style:parent-style-name="Table_20_Contents">
      <style:paragraph-properties fo:text-align="center" style:justify-single-word="false"/>
      <style:text-properties fo:language="es" fo:country="ES" fo:font-style="italic" officeooo:paragraph-rsid="021065a1"/>
    </style:style>
    <style:style style:name="P90" style:family="paragraph" style:parent-style-name="Table_20_Contents">
      <style:paragraph-properties fo:text-align="start" style:justify-single-word="false"/>
      <style:text-properties fo:language="es" fo:country="ES" fo:font-style="italic"/>
    </style:style>
    <style:style style:name="P91" style:family="paragraph" style:parent-style-name="Table_20_Contents">
      <style:paragraph-properties fo:text-align="start" style:justify-single-word="false"/>
      <style:text-properties fo:language="es" fo:country="ES" fo:font-style="italic" officeooo:paragraph-rsid="01b93d54"/>
    </style:style>
    <style:style style:name="P92" style:family="paragraph" style:parent-style-name="Table_20_Contents">
      <style:paragraph-properties fo:text-align="start" style:justify-single-word="false"/>
      <style:text-properties fo:language="es" fo:country="ES" fo:font-style="italic" officeooo:paragraph-rsid="01f7c97e"/>
    </style:style>
    <style:style style:name="P93" style:family="paragraph" style:parent-style-name="Table_20_Contents">
      <style:paragraph-properties fo:text-align="start" style:justify-single-word="false"/>
      <style:text-properties fo:language="es" fo:country="ES" fo:font-style="italic" officeooo:paragraph-rsid="01c00594"/>
    </style:style>
    <style:style style:name="P94" style:family="paragraph" style:parent-style-name="Table_20_Contents">
      <style:paragraph-properties fo:text-align="start" style:justify-single-word="false"/>
      <style:text-properties fo:language="es" fo:country="ES" fo:font-style="italic" officeooo:paragraph-rsid="021065a1"/>
    </style:style>
    <style:style style:name="P95" style:family="paragraph" style:parent-style-name="Table_20_Contents">
      <style:text-properties fo:language="es" fo:country="ES" fo:font-style="italic" officeooo:paragraph-rsid="01c00594"/>
    </style:style>
    <style:style style:name="P96" style:family="paragraph" style:parent-style-name="Table_20_Contents">
      <style:text-properties fo:language="es" fo:country="ES" fo:font-style="italic" officeooo:paragraph-rsid="01c540f7"/>
    </style:style>
    <style:style style:name="P97" style:family="paragraph" style:parent-style-name="Table_20_Contents">
      <style:paragraph-properties fo:text-align="end" style:justify-single-word="false"/>
      <style:text-properties fo:language="es" fo:country="ES" fo:font-style="italic" officeooo:paragraph-rsid="01c00594" style:font-style-asian="italic" style:font-style-complex="italic"/>
    </style:style>
    <style:style style:name="P98" style:family="paragraph" style:parent-style-name="Table_20_Contents">
      <style:text-properties fo:language="es" fo:country="ES" fo:font-style="italic" officeooo:paragraph-rsid="021065a1"/>
    </style:style>
    <style:style style:name="P99" style:family="paragraph" style:parent-style-name="Table_20_Contents">
      <style:paragraph-properties fo:text-align="end" style:justify-single-word="false"/>
      <style:text-properties fo:language="es" fo:country="ES"/>
    </style:style>
    <style:style style:name="P100" style:family="paragraph" style:parent-style-name="Table_20_Contents">
      <style:paragraph-properties fo:text-align="end" style:justify-single-word="false"/>
      <style:text-properties fo:language="es" fo:country="ES" officeooo:paragraph-rsid="01b3302d"/>
    </style:style>
    <style:style style:name="P101" style:family="paragraph" style:parent-style-name="Table_20_Contents">
      <style:paragraph-properties fo:text-align="end" style:justify-single-word="false"/>
      <style:text-properties fo:language="es" fo:country="ES" officeooo:paragraph-rsid="01b93d54"/>
    </style:style>
    <style:style style:name="P102" style:family="paragraph" style:parent-style-name="Table_20_Contents">
      <style:paragraph-properties fo:text-align="end" style:justify-single-word="false"/>
      <style:text-properties fo:language="es" fo:country="ES" officeooo:paragraph-rsid="01c00594"/>
    </style:style>
    <style:style style:name="P103" style:family="paragraph" style:parent-style-name="Table_20_Contents">
      <style:paragraph-properties fo:text-align="end" style:justify-single-word="false"/>
      <style:text-properties fo:language="es" fo:country="ES" officeooo:paragraph-rsid="01c86cf4"/>
    </style:style>
    <style:style style:name="P104" style:family="paragraph" style:parent-style-name="Table_20_Contents">
      <style:paragraph-properties fo:text-align="end" style:justify-single-word="false"/>
      <style:text-properties fo:language="es" fo:country="ES" officeooo:paragraph-rsid="01c540f7"/>
    </style:style>
    <style:style style:name="P105" style:family="paragraph" style:parent-style-name="Table_20_Contents">
      <style:paragraph-properties fo:text-align="end" style:justify-single-word="false"/>
      <style:text-properties fo:language="es" fo:country="ES" officeooo:paragraph-rsid="021065a1"/>
    </style:style>
    <style:style style:name="P106" style:family="paragraph" style:parent-style-name="Table_20_Contents">
      <style:paragraph-properties fo:text-align="center" style:justify-single-word="false"/>
      <style:text-properties fo:language="es" fo:country="ES"/>
    </style:style>
    <style:style style:name="P107" style:family="paragraph" style:parent-style-name="Table_20_Contents">
      <style:paragraph-properties fo:text-align="center" style:justify-single-word="false"/>
      <style:text-properties fo:language="es" fo:country="ES" officeooo:paragraph-rsid="01b93d54"/>
    </style:style>
    <style:style style:name="P108" style:family="paragraph" style:parent-style-name="Table_20_Contents">
      <style:paragraph-properties fo:text-align="center" style:justify-single-word="false"/>
      <style:text-properties fo:language="es" fo:country="ES" officeooo:paragraph-rsid="01c00594"/>
    </style:style>
    <style:style style:name="P109" style:family="paragraph" style:parent-style-name="Table_20_Contents">
      <style:paragraph-properties fo:text-align="center" style:justify-single-word="false"/>
      <style:text-properties fo:language="es" fo:country="ES" officeooo:paragraph-rsid="01d087be"/>
    </style:style>
    <style:style style:name="P110" style:family="paragraph" style:parent-style-name="Table_20_Contents">
      <style:paragraph-properties fo:text-align="center" style:justify-single-word="false"/>
      <style:text-properties fo:language="es" fo:country="ES" officeooo:paragraph-rsid="01c540f7"/>
    </style:style>
    <style:style style:name="P111" style:family="paragraph" style:parent-style-name="Table_20_Contents">
      <style:paragraph-properties fo:text-align="center" style:justify-single-word="false"/>
      <style:text-properties fo:language="es" fo:country="ES" officeooo:paragraph-rsid="021065a1"/>
    </style:style>
    <style:style style:name="P112" style:family="paragraph" style:parent-style-name="Table_20_Contents">
      <style:text-properties fo:language="es" fo:country="ES" officeooo:paragraph-rsid="01b93d54"/>
    </style:style>
    <style:style style:name="P113" style:family="paragraph" style:parent-style-name="Table_20_Contents">
      <style:text-properties fo:language="es" fo:country="ES" officeooo:paragraph-rsid="01c86cf4"/>
    </style:style>
    <style:style style:name="P114" style:family="paragraph" style:parent-style-name="Standard">
      <style:text-properties fo:language="es" fo:country="ES" officeooo:paragraph-rsid="01d6097b"/>
    </style:style>
    <style:style style:name="P115" style:family="paragraph" style:parent-style-name="Table_20_Contents">
      <style:paragraph-properties fo:text-align="end" style:justify-single-word="false"/>
      <style:text-properties fo:language="es" fo:country="ES" officeooo:rsid="01d9bc89" officeooo:paragraph-rsid="01d9bc89"/>
    </style:style>
    <style:style style:name="P116" style:family="paragraph" style:parent-style-name="Standard">
      <style:text-properties fo:language="es" fo:country="ES" officeooo:rsid="01e8bd70" officeooo:paragraph-rsid="01d7c040"/>
    </style:style>
    <style:style style:name="P117" style:family="paragraph" style:parent-style-name="Standard">
      <style:text-properties fo:language="es" fo:country="ES" officeooo:paragraph-rsid="01d7c040"/>
    </style:style>
    <style:style style:name="P118" style:family="paragraph" style:parent-style-name="Standard">
      <style:text-properties fo:language="es" fo:country="ES" officeooo:rsid="01c540f7" officeooo:paragraph-rsid="01d9bc89"/>
    </style:style>
    <style:style style:name="P119" style:family="paragraph" style:parent-style-name="Standard">
      <style:text-properties fo:language="es" fo:country="ES" officeooo:paragraph-rsid="018fc31c"/>
    </style:style>
    <style:style style:name="P120" style:family="paragraph" style:parent-style-name="Standard">
      <style:text-properties fo:language="es" fo:country="ES" officeooo:paragraph-rsid="01f1055c"/>
    </style:style>
    <style:style style:name="P121" style:family="paragraph" style:parent-style-name="Table_20_Contents">
      <style:text-properties fo:language="es" fo:country="ES" officeooo:rsid="01eb344a" officeooo:paragraph-rsid="01eb344a"/>
    </style:style>
    <style:style style:name="P122" style:family="paragraph" style:parent-style-name="Table_20_Contents">
      <style:paragraph-properties fo:text-align="start" style:justify-single-word="false"/>
      <style:text-properties fo:language="es" fo:country="ES" fo:font-style="normal" style:font-style-asian="normal" style:font-style-complex="normal"/>
    </style:style>
    <style:style style:name="P123" style:family="paragraph" style:parent-style-name="Table_20_Contents">
      <style:paragraph-properties fo:text-align="start" style:justify-single-word="false"/>
      <style:text-properties fo:language="es" fo:country="ES" fo:font-style="normal" officeooo:paragraph-rsid="021065a1" style:font-style-asian="normal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fo:language="es" fo:country="ES" fo:font-style="normal" style:font-style-asian="normal" style:font-style-complex="normal"/>
    </style:style>
    <style:style style:name="P125" style:family="paragraph" style:parent-style-name="Table_20_Contents">
      <style:paragraph-properties fo:text-align="start" style:justify-single-word="false"/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P126" style:family="paragraph" style:parent-style-name="Table_20_Contents">
      <style:text-properties fo:language="es" fo:country="ES" officeooo:paragraph-rsid="021065a1"/>
    </style:style>
    <style:style style:name="P127" style:family="paragraph" style:parent-style-name="Encabezado_20_PAU">
      <style:text-properties officeooo:paragraph-rsid="0150e2d7"/>
    </style:style>
    <style:style style:name="P128" style:family="paragraph" style:parent-style-name="Encabezado_20_PAU">
      <style:text-properties officeooo:paragraph-rsid="01513ae4"/>
    </style:style>
    <style:style style:name="P129" style:family="paragraph" style:parent-style-name="Respuesta">
      <style:text-properties officeooo:paragraph-rsid="01513ae4"/>
    </style:style>
    <style:style style:name="P130" style:family="paragraph" style:parent-style-name="Encabezado_20_PAU">
      <style:text-properties officeooo:paragraph-rsid="0154f2ca"/>
    </style:style>
    <style:style style:name="P131" style:family="paragraph" style:parent-style-name="Encabezado_20_PAU">
      <style:text-properties officeooo:paragraph-rsid="0156bc60"/>
    </style:style>
    <style:style style:name="P132" style:family="paragraph" style:parent-style-name="Respuesta">
      <style:text-properties officeooo:paragraph-rsid="0156bc60"/>
    </style:style>
    <style:style style:name="P133" style:family="paragraph" style:parent-style-name="Encabezado_20_PAU">
      <style:text-properties officeooo:paragraph-rsid="015d60a3"/>
    </style:style>
    <style:style style:name="P134" style:family="paragraph" style:parent-style-name="Respuesta">
      <style:text-properties officeooo:paragraph-rsid="015d60a3"/>
    </style:style>
    <style:style style:name="P135" style:family="paragraph" style:parent-style-name="Encabezado_20_PAU">
      <style:text-properties officeooo:paragraph-rsid="01b4f6ef"/>
    </style:style>
    <style:style style:name="P136" style:family="paragraph" style:parent-style-name="Encabezado_20_PAU">
      <style:text-properties officeooo:paragraph-rsid="01b6ab3f"/>
    </style:style>
    <style:style style:name="P137" style:family="paragraph" style:parent-style-name="Encabezado_20_PAU">
      <style:text-properties officeooo:paragraph-rsid="01c00594"/>
    </style:style>
    <style:style style:name="P138" style:family="paragraph" style:parent-style-name="Encabezado_20_PAU">
      <style:text-properties officeooo:paragraph-rsid="01c360af"/>
    </style:style>
    <style:style style:name="P139" style:family="paragraph" style:parent-style-name="Respuesta">
      <style:text-properties officeooo:paragraph-rsid="01c360af"/>
    </style:style>
    <style:style style:name="P140" style:family="paragraph" style:parent-style-name="Respuesta">
      <style:text-properties officeooo:rsid="0154d737" officeooo:paragraph-rsid="0154f2ca"/>
    </style:style>
    <style:style style:name="P141" style:family="paragraph" style:parent-style-name="Standard">
      <style:text-properties officeooo:rsid="0154d737" officeooo:paragraph-rsid="0180e123"/>
    </style:style>
    <style:style style:name="P142" style:family="paragraph" style:parent-style-name="Standard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  <style:text-properties officeooo:paragraph-rsid="021065a1"/>
    </style:style>
    <style:style style:name="P145" style:family="paragraph" style:parent-style-name="Standard">
      <style:text-properties style:font-name="Linux Biolinum G" fo:font-size="11pt" fo:language="es" fo:country="ES" officeooo:paragraph-rsid="01941920"/>
    </style:style>
    <style:style style:name="P146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/>
      <style:text-properties style:font-name="Linux Biolinum G" fo:font-size="11pt" fo:language="es" fo:country="ES" officeooo:paragraph-rsid="01ad468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Table_20_Contents">
      <style:paragraph-properties fo:margin-top="0cm" fo:margin-bottom="0.212cm" style:contextual-spacing="false" fo:text-align="start" style:justify-single-word="false" fo:orphans="2" fo:widows="2" fo:hyphenation-ladder-count="no-limit"/>
      <style:text-properties style:font-name="Linux Biolinum G" fo:font-size="11pt" fo:language="es" fo:country="ES" officeooo:paragraph-rsid="0150e2d7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style:text-properties style:font-name="Linux Biolinum G" fo:font-size="11pt" fo:language="es" fo:country="ES" fo:font-weight="bold" officeooo:rsid="01744056" officeooo:paragraph-rsid="01941920" style:font-weight-asian="bold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nux Libertine G" fo:font-size="11pt" fo:language="es" fo:country="ES" fo:font-style="normal" fo:text-shadow="none" style:text-underline-style="none" fo:font-weight="normal" officeooo:paragraph-rsid="01d6097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fo:language="es" fo:country="ES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fo:language="es" fo:country="ES" officeooo:paragraph-rsid="01c00594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fo:language="es" fo:country="ES" fo:font-style="italic"/>
    </style:style>
    <style:style style:name="P153" style:family="paragraph" style:parent-style-name="Table_20_Contents">
      <style:text-properties fo:color="#000000" loext:opacity="100%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156" style:family="paragraph" style:parent-style-name="Table_20_Contents">
      <style:paragraph-properties fo:text-align="end" style:justify-single-word="false"/>
      <style:text-properties fo:color="#000000" loext:opacity="100%" fo:font-weight="bold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fo:font-style="italic"/>
    </style:style>
    <style:style style:name="P15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nux Biolinum G4" fo:font-size="11pt" fo:language="es" fo:country="ES" fo:font-style="normal" fo:text-shadow="none" style:text-underline-style="none" fo:font-weight="normal" style:font-size-asian="11pt" style:font-style-asian="normal" style:font-weight-asian="normal" style:text-emphasize="none"/>
    </style:style>
    <style:style style:name="P159" style:family="paragraph" style:parent-style-name="Table_20_Contents">
      <style:text-properties fo:color="#ff0000" loext:opacity="100%" fo:language="es" fo:country="ES"/>
    </style:style>
    <style:style style:name="P160" style:family="paragraph" style:parent-style-name="Table_20_Contents">
      <style:paragraph-properties fo:text-align="center" style:justify-single-word="false"/>
      <style:text-properties fo:color="#ff0000" loext:opacity="100%" fo:language="es" fo:country="ES"/>
    </style:style>
    <style:style style:name="P161" style:family="paragraph" style:parent-style-name="Table_20_Contents">
      <style:paragraph-properties fo:text-align="center" style:justify-single-word="false"/>
      <style:text-properties fo:color="#ff0000" loext:opacity="100%" fo:language="es" fo:country="ES" officeooo:paragraph-rsid="01c86cf4"/>
    </style:style>
    <style:style style:name="P162" style:family="paragraph" style:parent-style-name="Table_20_Contents">
      <style:text-properties fo:color="#ff0000" loext:opacity="100%" fo:language="es" fo:country="ES" officeooo:paragraph-rsid="01c00594"/>
    </style:style>
    <style:style style:name="P163" style:family="paragraph" style:parent-style-name="Table_20_Contents">
      <style:text-properties fo:color="#ff0000" loext:opacity="100%"/>
    </style:style>
    <style:style style:name="P164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165" style:family="paragraph" style:parent-style-name="Table_20_Contents">
      <style:text-properties fo:color="#ce181e" loext:opacity="100%" fo:language="es" fo:country="ES"/>
    </style:style>
    <style:style style:name="P166" style:family="paragraph" style:parent-style-name="Table_20_Contents">
      <style:text-properties fo:color="#ce181e" loext:opacity="100%" fo:language="es" fo:country="ES" officeooo:paragraph-rsid="01c00594"/>
    </style:style>
    <style:style style:name="P167" style:family="paragraph" style:parent-style-name="Table_20_Contents">
      <style:text-properties fo:color="#ce181e" loext:opacity="100%"/>
    </style:style>
    <style:style style:name="P168" style:family="paragraph" style:parent-style-name="Table_20_Contents">
      <style:paragraph-properties fo:text-align="end" style:justify-single-word="false"/>
      <style:text-properties fo:font-size="24pt" fo:language="es" fo:country="ES" style:font-size-asian="24pt" style:font-size-complex="24pt"/>
    </style:style>
    <style:style style:name="P169" style:family="paragraph" style:parent-style-name="Table_20_Contents">
      <style:paragraph-properties fo:text-align="end" style:justify-single-word="false"/>
      <style:text-properties fo:font-size="24pt" fo:language="es" fo:country="ES" officeooo:paragraph-rsid="01b4f6ef" style:font-size-asian="24pt" style:font-size-complex="24pt"/>
    </style:style>
    <style:style style:name="P170" style:family="paragraph" style:parent-style-name="Table_20_Contents">
      <style:paragraph-properties fo:text-align="end" style:justify-single-word="false"/>
      <style:text-properties fo:font-size="24pt" fo:language="es" fo:country="ES" officeooo:paragraph-rsid="01ddac5e" style:font-size-asian="24pt" style:font-size-complex="24pt"/>
    </style:style>
    <style:style style:name="P171" style:family="paragraph" style:parent-style-name="Table_20_Contents">
      <style:paragraph-properties fo:text-align="end" style:justify-single-word="false"/>
      <style:text-properties fo:font-size="24pt" fo:language="es" fo:country="ES" officeooo:paragraph-rsid="01c00594" style:font-size-asian="24pt" style:font-size-complex="24pt"/>
    </style:style>
    <style:style style:name="P172" style:family="paragraph" style:parent-style-name="Table_20_Contents">
      <style:paragraph-properties fo:text-align="end" style:justify-single-word="false"/>
      <style:text-properties fo:font-size="24pt" fo:language="es" fo:country="ES" officeooo:paragraph-rsid="021065a1" style:font-size-asian="24pt" style:font-size-complex="24pt"/>
    </style:style>
    <style:style style:name="P173" style:family="paragraph" style:parent-style-name="Table_20_Contents">
      <style:paragraph-properties fo:text-align="end" style:justify-single-word="false"/>
      <style:text-properties fo:font-size="24pt" style:font-size-asian="24pt" style:font-size-complex="24pt"/>
    </style:style>
    <style:style style:name="P174" style:family="paragraph" style:parent-style-name="Table_20_Contents">
      <style:text-properties fo:color="#ed1c24" loext:opacity="100%" fo:language="es" fo:country="ES"/>
    </style:style>
    <style:style style:name="P175" style:family="paragraph" style:parent-style-name="Table_20_Contents">
      <style:text-properties fo:font-size="2pt" style:font-size-asian="2pt" style:font-size-complex="2pt"/>
    </style:style>
    <style:style style:name="P1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Heading">
      <style:paragraph-properties fo:break-before="page"/>
    </style:style>
    <style:style style:name="P181" style:family="paragraph" style:parent-style-name="Standard">
      <style:paragraph-properties fo:text-align="start" style:justify-single-word="false"/>
      <style:text-properties officeooo:paragraph-rsid="01e86eaf"/>
    </style:style>
    <style:style style:name="P182" style:family="paragraph" style:parent-style-name="Standard">
      <style:paragraph-properties fo:text-align="start" style:justify-single-word="false"/>
      <style:text-properties officeooo:paragraph-rsid="01e92db8"/>
    </style:style>
    <style:style style:name="P183" style:family="paragraph" style:parent-style-name="Table_20_Contents">
      <style:paragraph-properties fo:text-align="start" style:justify-single-word="false"/>
    </style:style>
    <style:style style:name="P184" style:family="paragraph" style:parent-style-name="Table_20_Contents">
      <style:paragraph-properties fo:text-align="start" style:justify-single-word="false"/>
      <style:text-properties officeooo:paragraph-rsid="02058581"/>
    </style:style>
    <style:style style:name="P185" style:family="paragraph" style:parent-style-name="Table_20_Contents">
      <style:paragraph-properties fo:text-align="start" style:justify-single-word="false"/>
      <style:text-properties officeooo:paragraph-rsid="02092b07"/>
    </style:style>
    <style:style style:name="P186" style:family="paragraph" style:parent-style-name="Table_20_Contents">
      <style:paragraph-properties fo:text-align="start" style:justify-single-word="false"/>
      <style:text-properties officeooo:paragraph-rsid="021065a1"/>
    </style:style>
    <style:style style:name="P187" style:family="paragraph" style:parent-style-name="Standard">
      <style:text-properties officeooo:paragraph-rsid="01e77bca"/>
    </style:style>
    <style:style style:name="P188" style:family="paragraph" style:parent-style-name="Table_20_Contents">
      <style:text-properties fo:font-weight="bold"/>
    </style:style>
    <style:style style:name="P189" style:family="paragraph" style:parent-style-name="Table_20_Contents">
      <style:paragraph-properties fo:text-align="start" style:justify-single-word="false"/>
      <style:text-properties fo:font-weight="bold"/>
    </style:style>
    <style:style style:name="P190" style:family="paragraph" style:parent-style-name="Table_20_Contents">
      <style:paragraph-properties fo:text-align="start" style:justify-single-word="false"/>
      <style:text-properties fo:font-weight="bold" officeooo:paragraph-rsid="02097ac6"/>
    </style:style>
    <style:style style:name="P19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2" style:family="paragraph" style:parent-style-name="Table_20_Contents">
      <style:paragraph-properties fo:text-align="end" style:justify-single-word="false"/>
    </style:style>
    <style:style style:name="P193" style:family="paragraph" style:parent-style-name="Table_20_Contents">
      <style:paragraph-properties fo:text-align="end" style:justify-single-word="false"/>
      <style:text-properties officeooo:paragraph-rsid="021065a1"/>
    </style:style>
    <style:style style:name="P194" style:family="paragraph" style:parent-style-name="Table_20_Contents">
      <style:text-properties fo:font-style="italic"/>
    </style:style>
    <style:style style:name="P195" style:family="paragraph" style:parent-style-name="Table_20_Contents">
      <style:paragraph-properties fo:text-align="start" style:justify-single-word="false"/>
      <style:text-properties fo:font-style="italic"/>
    </style:style>
    <style:style style:name="P196" style:family="paragraph" style:parent-style-name="Table_20_Contents">
      <style:paragraph-properties fo:text-align="end" style:justify-single-word="false"/>
      <style:text-properties fo:font-style="italic"/>
    </style:style>
    <style:style style:name="P197" style:family="paragraph" style:parent-style-name="Table_20_Contents">
      <style:paragraph-properties fo:text-align="end" style:justify-single-word="false"/>
      <style:text-properties fo:font-style="italic" officeooo:paragraph-rsid="01e31a14"/>
    </style:style>
    <style:style style:name="P198" style:family="paragraph" style:parent-style-name="Table_20_Contents">
      <style:paragraph-properties fo:text-align="end" style:justify-single-word="false"/>
      <style:text-properties fo:font-style="italic" officeooo:paragraph-rsid="01f9f71c"/>
    </style:style>
    <style:style style:name="P199" style:family="paragraph" style:parent-style-name="Table_20_Contents">
      <style:paragraph-properties fo:text-align="end" style:justify-single-word="false"/>
      <style:text-properties fo:font-style="italic" officeooo:paragraph-rsid="021065a1"/>
    </style:style>
    <style:style style:name="P200" style:family="paragraph" style:parent-style-name="Table_20_Contents">
      <style:paragraph-properties fo:text-align="center" style:justify-single-word="false"/>
      <style:text-properties fo:font-style="italic"/>
    </style:style>
    <style:style style:name="P201" style:family="paragraph" style:parent-style-name="Table_20_Contents">
      <style:paragraph-properties fo:text-align="center" style:justify-single-word="false"/>
      <style:text-properties fo:font-style="italic" officeooo:paragraph-rsid="01fda335"/>
    </style:style>
    <style:style style:name="P202" style:family="paragraph" style:parent-style-name="Table_20_Contents">
      <style:text-properties fo:font-style="italic" officeooo:rsid="01f0d001" officeooo:paragraph-rsid="01f0d001"/>
    </style:style>
    <style:style style:name="P203" style:family="paragraph" style:parent-style-name="Table_20_Contents">
      <style:paragraph-properties fo:text-align="end" style:justify-single-word="false"/>
      <style:text-properties style:font-name="Linux Libertine G4" fo:font-size="11pt"/>
    </style:style>
    <style:style style:name="P204" style:family="paragraph" style:parent-style-name="Table_20_Contents">
      <style:paragraph-properties fo:text-align="end" style:justify-single-word="false"/>
      <style:text-properties fo:language="gl" fo:country="ES"/>
    </style:style>
    <style:style style:name="P205" style:family="paragraph" style:parent-style-name="Table_20_Contents">
      <style:paragraph-properties fo:text-align="end" style:justify-single-word="false"/>
      <style:text-properties fo:language="gl" fo:country="ES" fo:font-style="italic" officeooo:rsid="01e7e087" officeooo:paragraph-rsid="01e7e087" style:font-style-asian="italic" style:font-style-complex="italic"/>
    </style:style>
    <style:style style:name="P206" style:family="paragraph" style:parent-style-name="Table_20_Contents">
      <style:paragraph-properties fo:text-align="start" style:justify-single-word="false"/>
      <style:text-properties fo:language="gl" fo:country="ES"/>
    </style:style>
    <style:style style:name="P207" style:family="paragraph" style:parent-style-name="Standard">
      <style:text-properties fo:language="es" fo:country="ES" fo:font-weight="normal" officeooo:rsid="018fc31c" officeooo:paragraph-rsid="021065a1" style:font-weight-asian="normal" style:font-weight-complex="normal"/>
    </style:style>
    <style:style style:name="P20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Heading">
      <style:paragraph-properties fo:break-before="page"/>
    </style:style>
    <style:style style:name="P214" style:family="paragraph" style:parent-style-name="Heading_20_1">
      <style:text-properties fo:language="es" fo:country="ES" officeooo:rsid="013a0e78" officeooo:paragraph-rsid="013a0e78"/>
    </style:style>
    <style:style style:name="P215" style:family="paragraph" style:parent-style-name="Heading_20_2">
      <style:paragraph-properties fo:break-before="page"/>
      <style:text-properties fo:language="es" fo:country="ES" officeooo:rsid="01d2277a" officeooo:paragraph-rsid="01d6097b"/>
    </style:style>
    <style:style style:name="P216" style:family="paragraph" style:parent-style-name="Heading_20_3">
      <style:text-properties style:font-name="Linux Biolinum G2" fo:font-size="12pt" fo:language="es" fo:country="ES" style:text-underline-style="solid" style:text-underline-type="double" style:text-underline-width="auto" style:text-underline-color="font-color" fo:font-weight="bold" officeooo:rsid="01d12b9b" officeooo:paragraph-rsid="01d6097b" style:letter-kerning="true"/>
    </style:style>
    <style:style style:name="P217" style:family="paragraph" style:parent-style-name="Heading_20_3">
      <style:text-properties fo:language="es" fo:country="ES" officeooo:rsid="01ecc137" officeooo:paragraph-rsid="01d6097b"/>
    </style:style>
    <style:style style:name="P218" style:family="paragraph" style:parent-style-name="Heading_20_3">
      <style:text-properties fo:language="es" fo:country="ES" officeooo:paragraph-rsid="01d6097b"/>
    </style:style>
    <style:style style:name="P219" style:family="paragraph" style:parent-style-name="Heading_20_3">
      <style:text-properties fo:language="es" fo:country="ES" officeooo:rsid="01d3e3b9" officeooo:paragraph-rsid="01d6097b"/>
    </style:style>
    <style:style style:name="P220" style:family="paragraph" style:parent-style-name="Heading_20_4">
      <style:text-properties fo:language="es" fo:country="ES" officeooo:rsid="007d6d65" officeooo:paragraph-rsid="0150e2d7"/>
    </style:style>
    <style:style style:name="P221" style:family="paragraph" style:parent-style-name="Heading_20_4">
      <style:text-properties fo:language="es" fo:country="ES" officeooo:paragraph-rsid="01513ae4"/>
    </style:style>
    <style:style style:name="P222" style:family="paragraph" style:parent-style-name="Heading_20_4">
      <style:text-properties fo:language="es" fo:country="ES" officeooo:paragraph-rsid="0154f2ca"/>
    </style:style>
    <style:style style:name="P223" style:family="paragraph" style:parent-style-name="Heading_20_4">
      <style:paragraph-properties fo:break-before="auto" fo:break-after="auto"/>
      <style:text-properties fo:language="es" fo:country="ES" officeooo:paragraph-rsid="0156bc60"/>
    </style:style>
    <style:style style:name="P224" style:family="paragraph" style:parent-style-name="Heading_20_4">
      <style:text-properties fo:language="es" fo:country="ES" officeooo:paragraph-rsid="015d60a3"/>
    </style:style>
    <style:style style:name="P225" style:family="paragraph" style:parent-style-name="Heading_20_4">
      <style:text-properties fo:language="es" fo:country="ES" officeooo:paragraph-rsid="01b4f6ef"/>
    </style:style>
    <style:style style:name="P226" style:family="paragraph" style:parent-style-name="Heading_20_4">
      <style:text-properties fo:language="es" fo:country="ES" officeooo:paragraph-rsid="01b6ab3f"/>
    </style:style>
    <style:style style:name="P227" style:family="paragraph" style:parent-style-name="Heading_20_4">
      <style:text-properties fo:language="es" fo:country="ES" officeooo:paragraph-rsid="01c00594"/>
    </style:style>
    <style:style style:name="P228" style:family="paragraph" style:parent-style-name="Heading_20_4">
      <style:text-properties fo:language="es" fo:country="ES" officeooo:paragraph-rsid="01c360af"/>
    </style:style>
    <style:style style:name="P229" style:family="paragraph" style:parent-style-name="Heading_20_5">
      <style:text-properties fo:language="es" fo:country="ES"/>
    </style:style>
    <style:style style:name="P230" style:family="paragraph" style:parent-style-name="Heading_20_5">
      <style:text-properties fo:language="es" fo:country="ES" officeooo:rsid="007d6d65" officeooo:paragraph-rsid="0150e2d7"/>
    </style:style>
    <style:style style:name="P231" style:family="paragraph" style:parent-style-name="Heading_20_5">
      <style:text-properties fo:language="es" fo:country="ES" officeooo:paragraph-rsid="01513ae4"/>
    </style:style>
    <style:style style:name="P232" style:family="paragraph" style:parent-style-name="Heading_20_5">
      <style:text-properties fo:language="es" fo:country="ES" officeooo:paragraph-rsid="0154f2ca"/>
    </style:style>
    <style:style style:name="P233" style:family="paragraph" style:parent-style-name="Heading_20_5">
      <style:text-properties fo:language="es" fo:country="ES" officeooo:paragraph-rsid="0156bc60"/>
    </style:style>
    <style:style style:name="P234" style:family="paragraph" style:parent-style-name="Heading_20_5">
      <style:text-properties fo:language="es" fo:country="ES" officeooo:paragraph-rsid="015d60a3"/>
    </style:style>
    <style:style style:name="P235" style:family="paragraph" style:parent-style-name="Heading_20_5">
      <style:text-properties fo:language="es" fo:country="ES" officeooo:paragraph-rsid="01b4f6ef"/>
    </style:style>
    <style:style style:name="P236" style:family="paragraph" style:parent-style-name="Heading_20_5">
      <style:text-properties fo:language="es" fo:country="ES" officeooo:paragraph-rsid="01b6ab3f"/>
    </style:style>
    <style:style style:name="P237" style:family="paragraph" style:parent-style-name="Heading_20_5">
      <style:text-properties fo:language="es" fo:country="ES" officeooo:paragraph-rsid="01c00594"/>
    </style:style>
    <style:style style:name="P238" style:family="paragraph" style:parent-style-name="Heading_20_5">
      <style:text-properties fo:language="es" fo:country="ES" officeooo:paragraph-rsid="01c360af"/>
    </style:style>
    <style:style style:name="T1" style:family="text">
      <style:text-properties style:font-name="Linux Biolinum G1" fo:font-size="8pt"/>
    </style:style>
    <style:style style:name="T2" style:family="text">
      <style:text-properties style:font-name="Linux Biolinum G1" fo:font-size="8pt" officeooo:rsid="0091dedb"/>
    </style:style>
    <style:style style:name="T3" style:family="text">
      <style:text-properties style:font-name="Linux Biolinum G1" fo:font-size="8pt" officeooo:rsid="01d6097b"/>
    </style:style>
    <style:style style:name="T4" style:family="text">
      <style:text-properties style:font-name="Linux Biolinum G1" fo:font-size="8pt" officeooo:rsid="014b0870"/>
    </style:style>
    <style:style style:name="T5" style:family="text">
      <style:text-properties style:font-name="Linux Biolinum G1" fo:font-size="8pt" officeooo:rsid="013a0e78"/>
    </style:style>
    <style:style style:name="T6" style:family="text">
      <style:text-properties fo:font-size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744056" style:font-weight-asian="bold" style:font-weight-complex="bold"/>
    </style:style>
    <style:style style:name="T9" style:family="text">
      <style:text-properties fo:font-weight="bold" officeooo:rsid="018fc31c" style:font-weight-asian="bold" style:font-weight-complex="bold"/>
    </style:style>
    <style:style style:name="T10" style:family="text">
      <style:text-properties fo:font-weight="bold" officeooo:rsid="01822286" style:font-weight-asian="bold" style:font-weight-complex="bold"/>
    </style:style>
    <style:style style:name="T11" style:family="text">
      <style:text-properties fo:font-weight="bold" officeooo:rsid="01b4f6ef" style:font-weight-asian="bold" style:font-weight-complex="bold"/>
    </style:style>
    <style:style style:name="T12" style:family="text">
      <style:text-properties fo:font-weight="bold" officeooo:rsid="01789d9b" style:font-weight-asian="bold" style:font-weight-complex="bold"/>
    </style:style>
    <style:style style:name="T13" style:family="text">
      <style:text-properties fo:font-weight="bold" officeooo:rsid="01b9357f" style:font-weight-asian="bold" style:font-weight-complex="bold"/>
    </style:style>
    <style:style style:name="T14" style:family="text">
      <style:text-properties fo:font-weight="bold" officeooo:rsid="01c5695f" style:font-weight-asian="bold" style:font-weight-complex="bold"/>
    </style:style>
    <style:style style:name="T15" style:family="text">
      <style:text-properties fo:font-weight="bold" officeooo:rsid="018ccc12" style:font-weight-asian="bold" style:font-weight-complex="bold"/>
    </style:style>
    <style:style style:name="T16" style:family="text">
      <style:text-properties fo:font-weight="bold" officeooo:rsid="01ba15b8" style:font-weight-asian="bold" style:font-weight-complex="bold"/>
    </style:style>
    <style:style style:name="T17" style:family="text">
      <style:text-properties fo:font-weight="bold" officeooo:rsid="01c00594" style:font-weight-asian="bold" style:font-weight-complex="bold"/>
    </style:style>
    <style:style style:name="T18" style:family="text">
      <style:text-properties fo:font-weight="bold" officeooo:rsid="01c76f3f" style:font-weight-asian="bold" style:font-weight-complex="bold"/>
    </style:style>
    <style:style style:name="T19" style:family="text">
      <style:text-properties fo:font-weight="bold" officeooo:rsid="01c86cf4" style:font-weight-asian="bold" style:font-weight-complex="bold"/>
    </style:style>
    <style:style style:name="T20" style:family="text">
      <style:text-properties fo:font-weight="bold" officeooo:rsid="01cd995d" style:font-weight-asian="bold" style:font-weight-complex="bold"/>
    </style:style>
    <style:style style:name="T21" style:family="text">
      <style:text-properties fo:font-weight="bold" officeooo:rsid="01d087be" style:font-weight-asian="bold" style:font-weight-complex="bold"/>
    </style:style>
    <style:style style:name="T22" style:family="text">
      <style:text-properties fo:font-weight="bold" officeooo:rsid="01d092bf" style:font-weight-asian="bold" style:font-weight-complex="bold"/>
    </style:style>
    <style:style style:name="T23" style:family="text">
      <style:text-properties fo:font-weight="bold" officeooo:rsid="01ff2918" style:font-weight-asian="bold" style:font-weight-complex="bold"/>
    </style:style>
    <style:style style:name="T24" style:family="text">
      <style:text-properties fo:font-weight="bold" officeooo:rsid="0211a428" style:font-weight-asian="bold" style:font-weight-complex="bold"/>
    </style:style>
    <style:style style:name="T25" style:family="text">
      <style:text-properties fo:language="es" fo:country="ES"/>
    </style:style>
    <style:style style:name="T26" style:family="text">
      <style:text-properties fo:language="es" fo:country="ES" fo:font-weight="bold" style:font-weight-asian="bold" style:font-weight-complex="bold"/>
    </style:style>
    <style:style style:name="T27" style:family="text">
      <style:text-properties fo:language="es" fo:country="ES" officeooo:rsid="007d6d65"/>
    </style:style>
    <style:style style:name="T28" style:family="text">
      <style:text-properties fo:language="es" fo:country="ES" officeooo:rsid="00e959d2"/>
    </style:style>
    <style:style style:name="T29" style:family="text">
      <style:text-properties fo:language="es" fo:country="ES" officeooo:rsid="00d20401"/>
    </style:style>
    <style:style style:name="T30" style:family="text">
      <style:text-properties fo:language="es" fo:country="ES" officeooo:rsid="00f55483"/>
    </style:style>
    <style:style style:name="T31" style:family="text">
      <style:text-properties fo:language="es" fo:country="ES" officeooo:rsid="0178df37"/>
    </style:style>
    <style:style style:name="T32" style:family="text">
      <style:text-properties fo:language="es" fo:country="ES" officeooo:rsid="009905a5"/>
    </style:style>
    <style:style style:name="T33" style:family="text">
      <style:text-properties fo:language="es" fo:country="ES" fo:font-style="normal" officeooo:rsid="009905a5" style:font-style-asian="normal" style:font-style-complex="normal"/>
    </style:style>
    <style:style style:name="T34" style:family="text">
      <style:text-properties fo:language="es" fo:country="ES" fo:font-style="normal" officeooo:rsid="00992131" style:font-style-asian="normal" style:font-style-complex="normal"/>
    </style:style>
    <style:style style:name="T35" style:family="text">
      <style:text-properties fo:language="es" fo:country="ES" officeooo:rsid="0055b297"/>
    </style:style>
    <style:style style:name="T36" style:family="text">
      <style:text-properties fo:language="es" fo:country="ES" fo:font-weight="normal"/>
    </style:style>
    <style:style style:name="T37" style:family="text">
      <style:text-properties fo:language="es" fo:country="ES" fo:font-weight="normal" officeooo:rsid="00af5a33"/>
    </style:style>
    <style:style style:name="T38" style:family="text">
      <style:text-properties fo:language="es" fo:country="ES" officeooo:rsid="0151ac0f"/>
    </style:style>
    <style:style style:name="T39" style:family="text">
      <style:text-properties fo:language="es" fo:country="ES" fo:font-style="italic" style:font-style-asian="italic" style:font-style-complex="italic"/>
    </style:style>
    <style:style style:name="T40" style:family="text">
      <style:text-properties fo:language="es" fo:country="ES" officeooo:rsid="00f6d15b"/>
    </style:style>
    <style:style style:name="T41" style:family="text">
      <style:text-properties fo:language="es" fo:country="ES" officeooo:rsid="00af5a33"/>
    </style:style>
    <style:style style:name="T42" style:family="text">
      <style:text-properties fo:language="es" fo:country="ES" officeooo:rsid="00af9769"/>
    </style:style>
    <style:style style:name="T43" style:family="text">
      <style:text-properties fo:language="es" fo:country="ES" officeooo:rsid="00b0f6f1"/>
    </style:style>
    <style:style style:name="T44" style:family="text">
      <style:text-properties officeooo:rsid="014b0870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18fc31c" style:font-weight-asian="normal" style:font-weight-complex="normal"/>
    </style:style>
    <style:style style:name="T47" style:family="text">
      <style:text-properties fo:font-weight="normal" officeooo:rsid="018df599" style:font-weight-asian="normal" style:font-weight-complex="normal"/>
    </style:style>
    <style:style style:name="T48" style:family="text">
      <style:text-properties fo:font-weight="normal" officeooo:rsid="0190c4f8" style:font-weight-asian="normal" style:font-weight-complex="normal"/>
    </style:style>
    <style:style style:name="T49" style:family="text">
      <style:text-properties fo:font-weight="normal" officeooo:rsid="01822286" style:font-weight-asian="normal" style:font-weight-complex="normal"/>
    </style:style>
    <style:style style:name="T50" style:family="text">
      <style:text-properties fo:font-weight="normal" officeooo:rsid="01c5695f" style:font-weight-asian="normal" style:font-weight-complex="normal"/>
    </style:style>
    <style:style style:name="T51" style:family="text">
      <style:text-properties fo:font-weight="normal" officeooo:rsid="01789d9b" style:font-weight-asian="normal" style:font-weight-complex="normal"/>
    </style:style>
    <style:style style:name="T52" style:family="text">
      <style:text-properties fo:font-weight="normal" officeooo:rsid="0192b709" style:font-weight-asian="normal" style:font-weight-complex="normal"/>
    </style:style>
    <style:style style:name="T53" style:family="text">
      <style:text-properties fo:font-weight="normal" officeooo:rsid="01744056" style:font-weight-asian="normal" style:font-weight-complex="normal"/>
    </style:style>
    <style:style style:name="T54" style:family="text">
      <style:text-properties fo:font-weight="normal" officeooo:rsid="018ccc12" style:font-weight-asian="normal" style:font-weight-complex="normal"/>
    </style:style>
    <style:style style:name="T55" style:family="text">
      <style:text-properties fo:font-weight="normal" officeooo:rsid="0197cce6" style:font-weight-asian="normal" style:font-weight-complex="normal"/>
    </style:style>
    <style:style style:name="T56" style:family="text">
      <style:text-properties fo:font-weight="normal" officeooo:rsid="01c00594" style:font-weight-asian="normal" style:font-weight-complex="normal"/>
    </style:style>
    <style:style style:name="T57" style:family="text">
      <style:text-properties fo:font-weight="normal" officeooo:rsid="01c76f3f" style:font-weight-asian="normal" style:font-weight-complex="normal"/>
    </style:style>
    <style:style style:name="T58" style:family="text">
      <style:text-properties fo:font-weight="normal" officeooo:rsid="01d087be" style:font-weight-asian="normal" style:font-weight-complex="normal"/>
    </style:style>
    <style:style style:name="T59" style:family="text">
      <style:text-properties style:font-name="Linux Libertine G3" officeooo:rsid="0178df37"/>
    </style:style>
    <style:style style:name="T60" style:family="text">
      <style:text-properties style:font-name="Linux Libertine G3" officeooo:rsid="0181b35c"/>
    </style:style>
    <style:style style:name="T61" style:family="text">
      <style:text-properties style:font-name="Linux Libertine G3" fo:language="es" fo:country="ES" officeooo:rsid="0178df37"/>
    </style:style>
    <style:style style:name="T62" style:family="text">
      <style:text-properties style:font-name="Linux Libertine G3" officeooo:rsid="01e85ce4" style:font-name-asian="Linux Libertine G3" style:font-name-complex="Linux Libertine G3"/>
    </style:style>
    <style:style style:name="T63" style:family="text">
      <style:text-properties style:font-name="Linux Libertine G3" officeooo:rsid="01e97e3f" fo:background-color="#d3d3d3" loext:char-shading-value="0" style:font-name-asian="Linux Libertine G3" style:font-name-complex="Linux Libertine G3" loext:padding="0.049cm" loext:border="0.06pt solid #000000"/>
    </style:style>
    <style:style style:name="T64" style:family="text">
      <style:text-properties style:text-position="0% 100%" style:font-name="Linux Libertine G4" fo:language="es" fo:country="ES" fo:font-style="normal" officeooo:rsid="00992131" style:font-style-asian="normal" style:font-style-complex="normal"/>
    </style:style>
    <style:style style:name="T65" style:family="text">
      <style:text-properties style:text-position="0% 100%" fo:language="es" fo:country="ES" officeooo:rsid="00992131"/>
    </style:style>
    <style:style style:name="T66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6dfad3" fo:background-color="#fcc79b" loext:char-shading-value="0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 loext:padding="0.049cm" loext:border="0.99pt solid #ed1c24" loext:shadow="none"/>
    </style:style>
    <style:style style:name="T67" style:family="text">
      <style:text-properties fo:color="#000000" loext:opacity="100%" style:text-outline="false" style:text-line-through-style="none" style:text-line-through-type="none" style:font-name="Linux Biolinum G1" fo:font-size="11pt" fo:language="es" fo:country="ES" fo:font-style="normal" fo:text-shadow="none" style:text-underline-style="none" fo:font-weight="normal" officeooo:rsid="01776d7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Linux Biolinum G1" fo:font-size="11pt" fo:language="es" fo:country="ES" fo:font-style="normal" fo:text-shadow="none" style:text-underline-style="none" fo:font-weight="normal" officeooo:rsid="016dfa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Linux Biolinum G1" fo:font-size="11pt" fo:language="es" fo:country="ES" fo:font-style="normal" fo:text-shadow="none" style:text-underline-style="none" fo:font-weight="normal" officeooo:rsid="01e77bc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Linux Biolinum G1" fo:font-size="11pt" fo:language="es" fo:country="ES" fo:font-style="normal" fo:text-shadow="none" style:text-underline-style="none" fo:font-weight="normal" officeooo:rsid="016dfad3" fo:background-color="#fcc79b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 loext:padding="0.049cm" loext:border="0.99pt solid #ed1c24" loext:shadow="none"/>
    </style:style>
    <style:style style:name="T71" style:family="text">
      <style:text-properties fo:color="#000000" loext:opacity="100%" style:text-outline="false" style:text-line-through-style="none" style:text-line-through-type="none" style:font-name="Linux Biolinum G1" fo:font-size="11pt" fo:language="es" fo:country="ES" fo:font-style="normal" fo:text-shadow="none" style:text-underline-style="none" fo:font-weight="normal" officeooo:rsid="016dfad3" fo:background-color="#fcc79b" loext:char-shading-value="0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 loext:padding="0.049cm" loext:border="0.99pt solid #ed1c24" loext:shadow="none"/>
    </style:style>
    <style:style style:name="T72" style:family="text">
      <style:text-properties officeooo:rsid="018df599"/>
    </style:style>
    <style:style style:name="T73" style:family="text">
      <style:text-properties officeooo:rsid="0192b709"/>
    </style:style>
    <style:style style:name="T74" style:family="text">
      <style:text-properties fo:font-style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style:font-name="Linux Libertine G4" fo:font-size="11pt"/>
    </style:style>
    <style:style style:name="T78" style:family="text">
      <style:text-properties style:font-name="Linux Libertine G4" fo:font-size="11pt" officeooo:rsid="01d12b9b"/>
    </style:style>
    <style:style style:name="T79" style:family="text">
      <style:text-properties style:font-name="Linux Libertine G4" fo:font-size="11pt" officeooo:rsid="01eb96b9"/>
    </style:style>
    <style:style style:name="T80" style:family="text">
      <style:text-properties style:font-name="Linux Libertine G4" fo:font-size="11pt" officeooo:rsid="01d12b9b" fo:background-color="#fffacd" loext:char-shading-value="0"/>
    </style:style>
    <style:style style:name="T81" style:family="text">
      <style:text-properties style:font-name="Linux Libertine G4" fo:font-size="11pt" officeooo:rsid="01d3e3b9" fo:background-color="#fffacd" loext:char-shading-value="0"/>
    </style:style>
    <style:style style:name="T82" style:family="text">
      <style:text-properties style:font-name="Linux Libertine G4" fo:font-size="11pt" officeooo:rsid="01d4974b" fo:background-color="#fffacd" loext:char-shading-value="0"/>
    </style:style>
    <style:style style:name="T83" style:family="text">
      <style:text-properties style:font-name="Linux Libertine G4" fo:font-size="11pt" officeooo:rsid="01d6097b"/>
    </style:style>
    <style:style style:name="T84" style:family="text">
      <style:text-properties style:font-name="Linux Libertine G4" fo:font-size="11pt" officeooo:rsid="01f9a5ca" style:font-name-asian="HG Mincho Light J" style:font-name-complex="Arial Unicode MS"/>
    </style:style>
    <style:style style:name="T85" style:family="text">
      <style:text-properties style:font-name="Linux Libertine G4" officeooo:rsid="01e85ce4" style:font-name-asian="HG Mincho Light J" style:font-name-complex="Arial Unicode MS"/>
    </style:style>
    <style:style style:name="T86" style:family="text">
      <style:text-properties officeooo:rsid="01b3302d"/>
    </style:style>
    <style:style style:name="T87" style:family="text">
      <style:text-properties officeooo:rsid="0151ac0f"/>
    </style:style>
    <style:style style:name="T88" style:family="text">
      <style:text-properties officeooo:rsid="018fc31c"/>
    </style:style>
    <style:style style:name="T89" style:family="text">
      <style:text-properties officeooo:rsid="01744056"/>
    </style:style>
    <style:style style:name="T90" style:family="text">
      <style:text-properties officeooo:rsid="0179b349"/>
    </style:style>
    <style:style style:name="T91" style:family="text">
      <style:text-properties officeooo:rsid="01789d9b"/>
    </style:style>
    <style:style style:name="T92" style:family="text">
      <style:text-properties officeooo:rsid="01be239e"/>
    </style:style>
    <style:style style:name="T93" style:family="text">
      <style:text-properties officeooo:rsid="01c00594"/>
    </style:style>
    <style:style style:name="T94" style:family="text">
      <style:text-properties officeooo:rsid="0138f027"/>
    </style:style>
    <style:style style:name="T95" style:family="text">
      <style:text-properties officeooo:rsid="01c540f7"/>
    </style:style>
    <style:style style:name="T96" style:family="text">
      <style:text-properties officeooo:rsid="01c86cf4"/>
    </style:style>
    <style:style style:name="T97" style:family="text">
      <style:text-properties officeooo:rsid="01c5695f"/>
    </style:style>
    <style:style style:name="T98" style:family="text">
      <style:text-properties officeooo:rsid="01ca9b9a"/>
    </style:style>
    <style:style style:name="T99" style:family="text">
      <style:text-properties officeooo:rsid="01cb0402"/>
    </style:style>
    <style:style style:name="T100" style:family="text">
      <style:text-properties officeooo:rsid="01d092bf"/>
    </style:style>
    <style:style style:name="T101" style:family="text">
      <style:text-properties officeooo:rsid="01d6097b"/>
    </style:style>
    <style:style style:name="T102" style:family="text">
      <style:text-properties officeooo:rsid="01d12b9b"/>
    </style:style>
    <style:style style:name="T103" style:family="text">
      <style:text-properties officeooo:rsid="01ea8bc5"/>
    </style:style>
    <style:style style:name="T104" style:family="text">
      <style:text-properties officeooo:rsid="01ea8bc5" loext:padding="0.049cm" loext:border="0.06pt solid #000000"/>
    </style:style>
    <style:style style:name="T105" style:family="text">
      <style:text-properties officeooo:rsid="01ea8bc5" fo:background-color="#fffacd" loext:char-shading-value="0"/>
    </style:style>
    <style:style style:name="T106" style:family="text">
      <style:text-properties officeooo:rsid="01da540e" fo:background-color="#fffacd" loext:char-shading-value="0"/>
    </style:style>
    <style:style style:name="T107" style:family="text">
      <style:text-properties style:font-name="EmojiOne Color" officeooo:rsid="01eadd7e" style:font-name-asian="EmojiOne Color" style:font-name-complex="EmojiOne Color" loext:padding="0.049cm" loext:border="0.06pt solid #000000"/>
    </style:style>
    <style:style style:name="T108" style:family="text">
      <style:text-properties officeooo:rsid="01eadd7e"/>
    </style:style>
    <style:style style:name="T109" style:family="text">
      <style:text-properties officeooo:rsid="01ecc137"/>
    </style:style>
    <style:style style:name="T110" style:family="text">
      <style:text-properties officeooo:rsid="01d2277a"/>
    </style:style>
    <style:style style:name="T111" style:family="text">
      <style:text-properties officeooo:rsid="01ecc137" fo:background-color="#ff0000" loext:char-shading-value="0"/>
    </style:style>
    <style:style style:name="T112" style:family="text">
      <style:text-properties officeooo:rsid="01ecc137" fo:background-color="#dcdcdc" loext:char-shading-value="0" loext:padding="0.049cm" loext:border="0.06pt solid #0000ff"/>
    </style:style>
    <style:style style:name="T113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4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size-asian="11pt" style:font-style-asian="normal" style:font-weight-asian="normal" style:text-emphasize="none" loext:padding="0.049cm" loext:border="0.06pt solid #0000ff"/>
    </style:style>
    <style:style style:name="T115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d6097b" style:font-size-asian="11pt" style:font-style-asian="normal" style:font-weight-asian="normal" style:text-emphasize="none"/>
    </style:style>
    <style:style style:name="T116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text-emphasize="none"/>
    </style:style>
    <style:style style:name="T117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bd70" style:font-name-asian="HG Mincho Light J" style:font-size-asian="11pt" style:font-style-asian="normal" style:font-weight-asian="normal" style:font-name-complex="Arial Unicode MS" style:text-emphasize="none"/>
    </style:style>
    <style:style style:name="T118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fo:background-color="#b0e0e6" loext:char-shading-value="0" style:font-name-asian="HG Mincho Light J" style:font-size-asian="11pt" style:font-style-asian="normal" style:font-weight-asian="normal" style:font-name-complex="Arial Unicode MS" style:text-emphasize="none"/>
    </style:style>
    <style:style style:name="T119" style:family="text">
      <style:text-properties style:text-outline="false" style:text-line-through-style="none" style:text-line-through-type="none" style:font-name="Linux Libertine G3" fo:font-size="11pt" fo:font-style="normal" fo:text-shadow="none" style:text-underline-style="none" fo:font-weight="normal" officeooo:rsid="01e85ce4" style:font-name-asian="Linux Libertine G3" style:font-size-asian="11pt" style:font-style-asian="normal" style:font-weight-asian="normal" style:font-name-complex="Linux Libertine G3" style:text-emphasize="none"/>
    </style:style>
    <style:style style:name="T120" style:family="text">
      <style:text-properties style:text-outline="false" style:text-line-through-style="none" style:text-line-through-type="none" style:font-name="Linux Libertine G4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text-emphasize="none"/>
    </style:style>
    <style:style style:name="T121" style:family="text">
      <style:text-properties style:font-name="Wingdings 3" style:text-underline-style="solid" style:text-underline-width="bold" style:text-underline-color="font-color" fo:font-weight="bold" officeooo:rsid="01f8bdbb" fo:background-color="#d3d3d3" loext:char-shading-value="0" style:font-name-asian="Wingdings 3" style:font-weight-asian="bold" style:font-name-complex="Wingdings 3" style:font-weight-complex="bold" loext:padding="0.049cm" loext:border="0.06pt solid #000000"/>
    </style:style>
    <style:style style:name="T122" style:family="text">
      <style:text-properties officeooo:rsid="01d4974b"/>
    </style:style>
    <style:style style:name="T123" style:family="text">
      <style:text-properties officeooo:rsid="01d3e3b9"/>
    </style:style>
    <style:style style:name="T124" style:family="text">
      <style:text-properties officeooo:rsid="01e85ce4"/>
    </style:style>
    <style:style style:name="T125" style:family="text">
      <style:text-properties officeooo:rsid="01e85ce4" loext:padding="0.049cm" loext:border="0.06pt solid #0000ff"/>
    </style:style>
    <style:style style:name="T126" style:family="text">
      <style:text-properties officeooo:rsid="01e97e3f"/>
    </style:style>
    <style:style style:name="T127" style:family="text">
      <style:text-properties officeooo:rsid="01e8bd70"/>
    </style:style>
    <style:style style:name="T128" style:family="text">
      <style:text-properties officeooo:rsid="01f91fbf"/>
    </style:style>
    <style:style style:name="T129" style:family="text">
      <style:text-properties officeooo:rsid="01e8bd70" fo:background-color="#ffcc99" loext:char-shading-value="0" loext:padding="0.049cm" loext:border="0.06pt solid #ff0000"/>
    </style:style>
    <style:style style:name="T130" style:family="text">
      <style:text-properties officeooo:rsid="01e52fdc"/>
    </style:style>
    <style:style style:name="T131" style:family="text">
      <style:text-properties officeooo:rsid="01eb08e6"/>
    </style:style>
    <style:style style:name="T132" style:family="text">
      <style:text-properties officeooo:rsid="01f7c97e"/>
    </style:style>
    <style:style style:name="T133" style:family="text">
      <style:text-properties officeooo:rsid="02058581"/>
    </style:style>
    <style:style style:name="T134" style:family="text">
      <style:text-properties officeooo:rsid="021065a1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10000" number:language="es" number:country="ES">
      <number:number number:min-integer-digits="1"/>
    </number:number-style>
    <number:time-style style:name="N10061" number:language="es" number:country="ES">
      <number:hours number:style="long"/>
      <number:text>:</number:text>
      <number:minutes number:style="long"/>
      <number:text>:</number:text>
      <number:seconds number:style="long"/>
    </number:time-style>
    <number:number-style style:name="N10080" number:language="es" number:country="ES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10081" number:language="es" number:country="ES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4" text:outline-level="1"><text:bookmark-start text:name="__RefHeading__38814_1755902557"/>PROBLEMAS <text:span text:style-name="T44">DE SATÉLITES</text:span><text:bookmark-end text:name="__RefHeading__38814_1755902557"/></text:h>
      <text:p text:style-name="P27">Ejemplos de resolución con la hoja de cálculo: «<text:a xlink:type="simple" xlink:href="../SatelitesEs.ods" office:target-frame-name="_blank" xlink:show="new" text:style-name="Internet_20_link" text:visited-style-name="Visited_20_Internet_20_Link">SatelitesEs.ods</text:a>»</text:p>
      <text:h text:style-name="P216" text:outline-level="3"><text:bookmark-start text:name="__RefHeading___Toc29134_193338899"/>Comienzo<text:bookmark-end text:name="__RefHeading___Toc29134_193338899"/></text:h>
      <text:p text:style-name="P114"><text:span text:style-name="T102">El documento debería mostrar la página «Introd», que contiene una advertencia de empleo de macros, ciertas instrucciones elementales, un enlace a la </text:span><text:span text:style-name="T78">página de ayuda, algunas aclaraciones y el repertorio de funciones que se emplean.</text:span></text:p>
      <text:p text:style-name="P114"><text:span text:style-name="T102">S</text:span><text:span text:style-name="T101">i</text:span><text:span text:style-name="T102"> desea comenzar con un problema, m</text:span><text:span text:style-name="T103">ante</text:span><text:span text:style-name="T101">ng</text:span><text:span text:style-name="T103">a pulsada la tecla «Ctrl» mientras hace clic en la celda</text:span><text:span text:style-name="T106"> E</text:span><text:span text:style-name="T105">nunciado </text:span><text:span text:style-name="T103"><text:s/></text:span><text:span text:style-name="T102">arriba </text:span><text:span text:style-name="T103">a la derecha de la hoja «Introd», </text:span><text:span text:style-name="T83">o</text:span><text:span text:style-name="T103"> haga clic en la pestaña </text:span><text:span text:style-name="T104"><text:s/></text:span><text:span text:style-name="T107">🔒</text:span><text:span text:style-name="T104"> Enunciado </text:span><text:span text:style-name="T108"><text:s/>en la parte inferior </text:span><text:span text:style-name="T79">entre «Ayuda» y «</text:span><text:span text:style-name="T78">Periodo</text:span><text:span text:style-name="T79">»</text:span><text:span text:style-name="T108">.</text:span></text:p>
      <text:p text:style-name="P114"><text:span text:style-name="T102">Si precisa una ayuda más detallada, mantenga</text:span><text:span text:style-name="T103"> pulsada la tecla «Ctrl» mientras hace clic en la celda </text:span><text:span text:style-name="T80">Ayuda</text:span><text:span text:style-name="T105"> </text:span><text:span text:style-name="T103"><text:s/></text:span><text:span text:style-name="T102">arriba </text:span><text:span text:style-name="T103">a la derecha de la hoja «Introd», </text:span><text:span text:style-name="T102">o haga</text:span><text:span text:style-name="T103"> clic en la pestaña </text:span><text:span text:style-name="T104"><text:s/></text:span><text:span text:style-name="T107">🔒</text:span><text:span text:style-name="T104"> Ayuda </text:span><text:span text:style-name="T108"><text:s/>en la parte inferior </text:span><text:span text:style-name="T79">entre «</text:span><text:span text:style-name="T78">Introd</text:span><text:span text:style-name="T79">» y «</text:span><text:span text:style-name="T78">Enunciado</text:span><text:span text:style-name="T79">»</text:span><text:span text:style-name="T108">.</text:span></text:p>
      <text:h text:style-name="P217" text:outline-level="3"><text:bookmark-start text:name="__RefHeading___Toc11517_193338899"/>Borrado de datos anteriores<text:bookmark-end text:name="__RefHeading___Toc11517_193338899"/></text:h>
      <text:p text:style-name="P114"><text:span text:style-name="T109">Si la hoja «Enunciado» contiene datos que no le interesa</text:span><text:span text:style-name="T110">n</text:span><text:span text:style-name="T109">, haga clic con ratón en la celda </text:span><text:span text:style-name="T111"><text:s/>Borrar datos <text:s/></text:span><text:s/><text:span text:style-name="T109">y haga clic en el botón </text:span><text:span text:style-name="T112"><text:s/>Aceptar </text:span><text:span text:style-name="T109"><text:s/></text:span><text:span text:style-name="T110">d</text:span><text:span text:style-name="T109">el cuadro de diálogo que aparecerá. Borrará todos los datos y aparecerán las opciones por defecto.</text:span></text:p>
      <text:h text:style-name="P218" text:outline-level="3"><text:bookmark-start text:name="__RefHeading___Toc11519_193338899"/>Datos<text:bookmark-end text:name="__RefHeading___Toc11519_193338899"/></text:h>
      <text:p text:style-name="P114"><text:span text:style-name="T124">Escriba los datos en las celdas de color blanco </text:span><text:span text:style-name="T126">y borde azul</text:span><text:span text:style-name="T124">. </text:span><text:span text:style-name="T125"><text:s/></text:span><text:span text:style-name="T114">5,98·10²⁴ <text:s text:c="6"/></text:span><text:span text:style-name="T124">.</text:span></text:p>
      <text:p text:style-name="P116"><text:span text:style-name="T124">P</text:span><text:span text:style-name="T101">ue</text:span>de escribir valores en nota<text:span text:style-name="T101">ción</text:span> científica con el formato habitual de la hoja de cálculo «0,00<text:span text:style-name="T101">E</text:span>+00» o en formato de texto. En el primero caso, el valor 5,98·10²⁴ se escribiría: <text:span text:style-name="T113">5,98</text:span><text:span text:style-name="T115">E</text:span><text:span text:style-name="T113">24.</text:span></text:p>
      <text:p text:style-name="P114"><text:span text:style-name="T127">En el segundo caso, p</text:span><text:span text:style-name="T124">ara escribir superíndices, presiona la tecla «^» antes de cada cifra o signo. El punto de multiplicación «·» se obtiene con la combinación de teclas «</text:span><text:span text:style-name="T62">⇑</text:span><text:span text:style-name="T85">»3 (mayúsculas 3). Así, para </text:span><text:span text:style-name="T84">obtener</text:span><text:span text:style-name="T85"> </text:span><text:span text:style-name="T116">5,98·10²⁴, escriba 5,98 «</text:span><text:span text:style-name="T119">⇑</text:span><text:span text:style-name="T120">»3 10^2 ^4 y borre los espacios. También puede seleccionar con el ratón el dato <text:s/></text:span><text:span text:style-name="T118">5,98·10²⁴</text:span><text:span text:style-name="T116">, presionar juntas las teclas «Ctrl» C, para copiarlo, </text:span><text:span text:style-name="T117">hacer clic en la celda</text:span><text:span text:style-name="T116"> </text:span><text:span text:style-name="T117">d</text:span><text:span text:style-name="T116">a hoja de cálculo, presionar juntas las teclas «Ctrl» «</text:span><text:span text:style-name="T119">⇑</text:span><text:span text:style-name="T120">» V</text:span><text:span text:style-name="T116">, (pegado especial) y elegir «Texto sin formato».</text:span></text:p>
      <text:p text:style-name="P114"><text:span text:style-name="T127">Elija las magnitudes y unidades en las celdas de color salmón </text:span><text:span text:style-name="T126">y bor</text:span><text:span text:style-name="T128">d</text:span><text:span text:style-name="T126">e rojo</text:span><text:span text:style-name="T127">. </text:span><text:span text:style-name="T129"><text:s text:c="18"/></text:span><text:span text:style-name="T127">.</text:span></text:p>
      <text:p text:style-name="P117"><text:span text:style-name="T127">Haga clic con el ratón en la celda, haga clic en la flecha de la derecha </text:span><text:span text:style-name="T129"><text:s text:c="20"/></text:span><text:span text:style-name="T63"><text:s/></text:span><text:span text:style-name="T121"></text:span><text:span text:style-name="T63"> </text:span><text:span text:style-name="T127"><text:s/>y </text:span><text:span text:style-name="T83">elija</text:span><text:span text:style-name="T127"> </text:span><text:span text:style-name="T101">l</text:span><text:span text:style-name="T127">a magnitud o unidad idónea.</text:span></text:p>
      <text:h text:style-name="P219" text:outline-level="3"><text:bookmark-start text:name="__RefHeading___Toc29136_193338899"/>Resultados<text:bookmark-end text:name="__RefHeading___Toc29136_193338899"/></text:h>
      <text:p text:style-name="P114"><text:span text:style-name="T122">En la página del «Enunciado» aparecen las respuestas. S</text:span><text:span text:style-name="T101">i</text:span><text:span text:style-name="T122"> quiere </text:span><text:span text:style-name="T123">consultar </text:span><text:span text:style-name="T122">un</text:span><text:span text:style-name="T123"> resultado </text:span><text:span text:style-name="T122">más detallado, </text:span><text:span text:style-name="T102">mantenga</text:span><text:span text:style-name="T103"> pulsada la tecla «Ctrl» mientras hace </text:span><text:span text:style-name="T123"><text:s/>clic en el ítem </text:span><text:span text:style-name="T103"><text:s/></text:span><text:span text:style-name="T105"><text:s/></text:span><text:span text:style-name="T81">Cálculo del/de la… </text:span><text:span text:style-name="T82">período, altura, peso o energía</text:span><text:span text:style-name="T105"> </text:span><text:span text:style-name="T103"><text:s text:c="2"/></text:span><text:span text:style-name="T123">que se </text:span><text:span text:style-name="T101">encuentra</text:span><text:span text:style-name="T122">n en la parte superior del centro de la página, o haga clic en la pestaña inferior correspondiente.</text:span></text:p>
      <table:table table:name="Tabla58" table:style-name="Tabla58">
        <table:table-column table:style-name="Tabla58.A" table:number-columns-repeated="4"/>
        <table:table-row table:style-name="Tabla58.1">
          <table:table-cell table:style-name="Tabla58.A1" office:value-type="string">
            <text:p text:style-name="P149">🔒 Periodo</text:p>
          </table:table-cell>
          <table:table-cell table:style-name="Tabla58.A1" office:value-type="string">
            <text:p text:style-name="P149">🔒 Altura</text:p>
          </table:table-cell>
          <table:table-cell table:style-name="Tabla58.A1" office:value-type="string">
            <text:p text:style-name="P149">🔒 Peso</text:p>
          </table:table-cell>
          <table:table-cell table:style-name="Tabla58.D1" office:value-type="string">
            <text:p text:style-name="P149">🔒 Energía</text:p>
          </table:table-cell>
        </table:table-row>
      </table:table>
      <text:p text:style-name="P114"/>
      <text:p text:style-name="P25"/>
      <text:h text:style-name="P215" text:outline-level="2"><text:bookmark-start text:name="__RefHeading___Toc11525_193338899"/>PROBLEMAS<text:bookmark-end text:name="__RefHeading___Toc11525_193338899"/></text:h>
      <text:h text:style-name="Heading_20_4" text:outline-level="4"><text:bookmark-start text:name="__RefHeading___Toc3571_217277345"/><text:span text:style-name="T25">Un satélite artificial de 64,5 kg gira alrededor de la Tierra en una órbita circular de radio </text:span><text:span text:style-name="Variable"><text:span text:style-name="T25">r</text:span></text:span><text:span text:style-name="T25"> = 2,32 </text:span><text:span text:style-name="Variable"><text:span text:style-name="T25">R</text:span></text:span><text:span text:style-name="T25">. Calcula:</text:span><text:bookmark-end text:name="__RefHeading___Toc3571_217277345"/></text:h>
      <text:h text:style-name="P229" text:outline-level="5">El período de rotación del satélite.</text:h>
      <text:h text:style-name="P229" text:outline-level="5">El peso del satélite en la órbita.</text:h>
      <text:p text:style-name="Encabezado_20_PAU"><text:span text:style-name="T25">Datos: Tierra: </text:span><text:span text:style-name="Variable"><text:span text:style-name="T25">g</text:span></text:span><text:span text:style-name="T25">₀ = 9,80 m/s²; </text:span><text:span text:style-name="Variable"><text:span text:style-name="T25">R</text:span></text:span><text:span text:style-name="T25"> = 6370 km<text:tab/></text:span><text:span text:style-name="PAU"><text:span text:style-name="T25">(P.A.U. Jun. 05)</text:span></text:span></text:p>
      <text:p text:style-name="Respuesta"><text:span text:style-name="T26">Rta.:</text:span><text:span text:style-name="T25"> a) </text:span><text:span text:style-name="Variable"><text:span text:style-name="T25">T</text:span></text:span><text:span text:style-name="T25"> = 4 h 58 min.; b) </text:span><text:span text:style-name="Variable"><text:span text:style-name="T25">P</text:span></text:span><text:span text:style-name="T25">ₕ = 117 N</text:span></text:p>
      <text:p text:style-name="P26"/>
      <text:p text:style-name="P28"><text:span text:style-name="T7">Introducción de datos.</text:span> (Pestaña<text:span text:style-name="T72">: «Enunciado»</text:span>)</text:p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p text:style-name="P48">Un satélite de masa</text:p>
          </table:table-cell>
          <table:table-cell table:style-name="Tabla28.B1">
            <text:p text:style-name="P78"/>
          </table:table-cell>
          <table:table-cell table:style-name="Tabla28.A1" office:value-type="string">
            <text:p text:style-name="P80">m =</text:p>
          </table:table-cell>
          <table:table-cell table:style-name="Tabla28.D1" office:value-type="float" office:value="64.5">
            <text:p text:style-name="P99">64,5</text:p>
          </table:table-cell>
          <table:table-cell table:style-name="Tabla28.A1" office:value-type="string">
            <text:p text:style-name="P48">kg</text:p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</table:table-row>
        <table:table-row table:style-name="Tabla28.1">
          <table:table-cell table:style-name="Tabla28.A1" office:value-type="string">
            <text:p text:style-name="P48">gira alrededor de un astro de masa</text:p>
          </table:table-cell>
          <table:table-cell table:style-name="Tabla28.B1">
            <text:p text:style-name="P78"/>
          </table:table-cell>
          <table:table-cell table:style-name="Tabla28.A1" office:value-type="string">
            <text:p text:style-name="P80">M =</text:p>
          </table:table-cell>
          <table:table-cell table:style-name="Tabla28.D2">
            <text:p text:style-name="P78"/>
          </table:table-cell>
          <table:table-cell table:style-name="Tabla28.A1" office:value-type="string">
            <text:p text:style-name="P48">kg</text:p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</table:table-row>
        <table:table-row table:style-name="Tabla28.3">
          <table:table-cell table:style-name="Tabla28.A1" office:value-type="string">
            <text:p text:style-name="P48">y radio</text:p>
          </table:table-cell>
          <table:table-cell table:style-name="Tabla28.B1">
            <text:p text:style-name="P78"/>
          </table:table-cell>
          <table:table-cell table:style-name="Tabla28.A1" office:value-type="string">
            <text:p text:style-name="P80">R =</text:p>
          </table:table-cell>
          <table:table-cell table:style-name="Tabla28.D3" office:value-type="float" office:value="6370">
            <text:p text:style-name="P99">6370</text:p>
          </table:table-cell>
          <table:table-cell table:style-name="Tabla28.E3" office:value-type="string">
            <text:p text:style-name="P48">km</text:p>
          </table:table-cell>
          <table:table-cell table:style-name="Tabla28.F1">
            <text:p text:style-name="P174"/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</table:table-row>
        <table:table-row table:style-name="Tabla28.1">
          <table:table-cell table:style-name="Tabla28.A1" office:value-type="string">
            <text:p text:style-name="P48">en el que la gravedad en el suelo es</text:p>
          </table:table-cell>
          <table:table-cell table:style-name="Tabla28.B1">
            <text:p text:style-name="P78"/>
          </table:table-cell>
          <table:table-cell table:style-name="Tabla28.A1" office:value-type="string">
            <text:p text:style-name="P80">g₀ =</text:p>
          </table:table-cell>
          <table:table-cell table:style-name="Tabla28.D4" office:value-type="float" office:value="9.8">
            <text:p text:style-name="P99">9,8</text:p>
          </table:table-cell>
          <table:table-cell table:style-name="Tabla28.A1" office:value-type="string">
            <text:p text:style-name="P48">m/s²</text:p>
          </table:table-cell>
          <table:table-cell table:style-name="Tabla28.F1">
            <text:p text:style-name="P165"/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</table:table-row>
        <table:table-row table:style-name="Tabla28.1">
          <table:table-cell table:style-name="Tabla28.A1" office:value-type="string">
            <text:p text:style-name="P48">La órbita es circular de</text:p>
          </table:table-cell>
          <table:table-cell table:style-name="Tabla28.B5" office:value-type="string">
            <text:p text:style-name="P48">radio</text:p>
          </table:table-cell>
          <table:table-cell table:style-name="Tabla28.A1" office:value-type="string">
            <text:p text:style-name="P80">r =</text:p>
          </table:table-cell>
          <table:table-cell table:style-name="Tabla28.D5" office:value-type="float" office:value="2.32">
            <text:p text:style-name="P99">2,32</text:p>
          </table:table-cell>
          <table:table-cell table:style-name="Tabla28.E5" office:value-type="string">
            <text:p text:style-name="P48">R astro</text:p>
          </table:table-cell>
          <table:table-cell table:style-name="Tabla28.F1">
            <text:p text:style-name="P174"/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</table:table-row>
        <table:table-row table:style-name="Tabla28.1">
          <table:table-cell table:style-name="Tabla28.B1">
            <text:p text:style-name="P78"/>
          </table:table-cell>
          <table:table-cell table:style-name="Tabla28.B6">
            <text:p text:style-name="P78"/>
          </table:table-cell>
          <table:table-cell table:style-name="Tabla28.B1">
            <text:p text:style-name="P79"/>
          </table:table-cell>
          <table:table-cell table:style-name="Tabla28.D6">
            <text:p text:style-name="P78"/>
          </table:table-cell>
          <table:table-cell table:style-name="Tabla28.B6">
            <text:p text:style-name="P78"/>
          </table:table-cell>
          <table:table-cell table:style-name="Tabla28.F1">
            <text:p text:style-name="P174"/>
          </table:table-cell>
          <table:table-cell table:style-name="Tabla28.F1">
            <text:p text:style-name="P78"/>
          </table:table-cell>
          <table:table-cell table:style-name="Tabla28.F1">
            <text:p text:style-name="P78"/>
          </table:table-cell>
        </table:table-row>
      </table:table>
      <text:p text:style-name="P11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C"/>
        <table:table-column table:style-name="Tabla29.H"/>
        <table:table-column table:style-name="Tabla29.I"/>
        <table:table-row table:style-name="Tabla29.1">
          <table:table-cell table:style-name="Tabla29.A1">
            <text:p text:style-name="P78"/>
          </table:table-cell>
          <table:table-cell table:style-name="Tabla29.B1" office:value-type="string">
            <text:p text:style-name="P42">Respuestas</text:p>
          </table:table-cell>
          <table:table-cell table:style-name="Tabla29.C1" office:value-type="string">
            <text:p text:style-name="P160">clic ↓</text:p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F1" table:number-columns-spanned="2" office:value-type="string">
            <text:p text:style-name="P99">Cifras significativas:</text:p>
          </table:table-cell>
          <table:covered-table-cell/>
          <table:table-cell table:style-name="Tabla29.H1" office:value-type="string">
            <text:p text:style-name="P48"/>
          </table:table-cell>
          <table:table-cell table:style-name="Tabla29.A1">
            <text:p text:style-name="P78"/>
          </table:table-cell>
        </table:table-row>
        <table:table-row table:style-name="Tabla29.1"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C2">
            <text:p text:style-name="P78"/>
          </table:table-cell>
          <table:table-cell table:style-name="Tabla29.D2" office:value-type="string">
            <text:p text:style-name="P160">clic ↓</text:p>
          </table:table-cell>
          <table:table-cell table:style-name="Tabla29.E2" office:value-type="string">
            <text:p text:style-name="P99">Velocidad</text:p>
          </table:table-cell>
          <table:table-cell table:style-name="Tabla29.F2" office:value-type="string">
            <text:p text:style-name="P160">clic ↓</text:p>
          </table:table-cell>
          <table:table-cell table:style-name="Tabla29.G2" office:value-type="string">
            <text:p text:style-name="P99">Período</text:p>
          </table:table-cell>
          <table:table-cell table:style-name="Tabla29.A1">
            <text:p text:style-name="P159"/>
          </table:table-cell>
          <table:table-cell table:style-name="Tabla29.A1">
            <text:p text:style-name="P78"/>
          </table:table-cell>
        </table:table-row>
        <table:table-row table:style-name="Tabla29.1">
          <table:table-cell table:style-name="Tabla29.A1">
            <text:p text:style-name="P78"/>
          </table:table-cell>
          <table:table-cell table:style-name="Tabla29.B3" office:value-type="string">
            <text:p text:style-name="P48">Órbita</text:p>
          </table:table-cell>
          <table:table-cell table:style-name="Tabla29.C3">
            <text:p text:style-name="P78"/>
          </table:table-cell>
          <table:table-cell table:style-name="Tabla29.C2">
            <text:p text:style-name="P78"/>
          </table:table-cell>
          <table:table-cell table:style-name="Tabla29.C3">
            <text:p text:style-name="P78"/>
          </table:table-cell>
          <table:table-cell table:style-name="Tabla29.C2">
            <text:p text:style-name="P78"/>
          </table:table-cell>
          <table:table-cell table:style-name="Tabla29.G3" office:value-type="time" office:time-value="PT04H58M20.638576594S">
            <text:p text:style-name="P34">04:58:20</text:p>
          </table:table-cell>
          <table:table-cell table:style-name="Tabla29.H3" office:value-type="string">
            <text:p text:style-name="P48">h:m:s</text:p>
          </table:table-cell>
          <table:table-cell table:style-name="Tabla29.A1">
            <text:p text:style-name="P78"/>
          </table:table-cell>
        </table:table-row>
        <table:table-row table:style-name="Tabla29.1"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  <table:table-cell table:style-name="Tabla29.A1">
            <text:p text:style-name="P78"/>
          </table:table-cell>
        </table:table-row>
        <table:table-row table:style-name="Tabla29.1">
          <table:table-cell table:style-name="Tabla29.A1">
            <text:p text:style-name="P78"/>
          </table:table-cell>
          <table:table-cell table:style-name="Tabla29.B5">
            <text:p text:style-name="P78"/>
          </table:table-cell>
          <table:table-cell table:style-name="Tabla29.C5" table:number-columns-spanned="2" office:value-type="string">
            <text:p text:style-name="P106">Fuerza gravitatoria</text:p>
          </table:table-cell>
          <table:covered-table-cell/>
          <table:table-cell table:style-name="Tabla29.E5" office:value-type="string">
            <text:p text:style-name="P48">en la órbita</text:p>
          </table:table-cell>
          <table:table-cell table:style-name="Tabla29.A1">
            <text:p text:style-name="P78"/>
          </table:table-cell>
          <table:table-cell table:style-name="Tabla29.G5" office:value-type="string">
            <text:p text:style-name="P34">117</text:p>
          </table:table-cell>
          <table:table-cell table:style-name="Tabla29.H5" office:value-type="string">
            <text:p text:style-name="P39">N</text:p>
          </table:table-cell>
          <table:table-cell table:style-name="Tabla29.A1">
            <text:p text:style-name="P78"/>
          </table:table-cell>
        </table:table-row>
      </table:table>
      <text:p text:style-name="P25"/>
      <text:p text:style-name="P119"><text:span text:style-name="T8">Cálculo del período.</text:span><text:span text:style-name="T46"> (Pestaña</text:span><text:span text:style-name="T47">: «Periodo»</text:span><text:span text:style-name="T46">)</text:span></text:p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column table:style-name="Tabla59.E"/>
        <table:table-column table:style-name="Tabla59.F"/>
        <table:table-column table:style-name="Tabla59.G"/>
        <table:table-column table:style-name="Tabla59.H"/>
        <table:table-column table:style-name="Tabla59.I"/>
        <table:table-column table:style-name="Tabla59.J"/>
        <table:table-column table:style-name="Tabla59.K"/>
        <table:table-column table:style-name="Tabla59.L"/>
        <table:table-row table:style-name="Tabla59.1">
          <table:table-cell table:style-name="Tabla59.A1" office:value-type="string">
            <text:p text:style-name="P183">Radio de la órbita</text:p>
          </table:table-cell>
          <table:table-cell table:style-name="Tabla59.B1">
            <text:p text:style-name="Table_20_Contents"/>
          </table:table-cell>
          <table:table-cell table:style-name="Tabla59.A1" office:value-type="string">
            <text:p text:style-name="P195"/>
          </table:table-cell>
          <table:table-cell table:style-name="Tabla59.A1" office:value-type="string">
            <text:p text:style-name="P202"/>
          </table:table-cell>
          <table:table-cell table:style-name="Tabla59.B1">
            <text:p text:style-name="Table_20_Contents"/>
          </table:table-cell>
          <table:table-cell table:style-name="Tabla59.B1">
            <text:p text:style-name="Table_20_Contents"/>
          </table:table-cell>
          <table:table-cell table:style-name="Tabla59.A1" office:value-type="string">
            <text:p text:style-name="P196">r =</text:p>
          </table:table-cell>
          <table:table-cell table:style-name="Tabla59.A1" table:number-columns-spanned="2" office:value-type="string">
            <text:p text:style-name="P154">2,32 · 6,37·10⁶</text:p>
          </table:table-cell>
          <table:covered-table-cell/>
          <table:table-cell table:style-name="Tabla59.A1" office:value-type="string">
            <text:p text:style-name="P143">=</text:p>
          </table:table-cell>
          <table:table-cell table:style-name="Tabla59.K1" office:value-type="string">
            <text:p text:style-name="P192">1,48·10⁷</text:p>
          </table:table-cell>
          <table:table-cell table:style-name="Tabla59.L1" office:value-type="string">
            <text:p text:style-name="P183">m</text:p>
          </table:table-cell>
        </table:table-row>
        <table:table-row table:style-name="Tabla59.1"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</table:table-row>
        <table:table-row table:style-name="Tabla59.1">
          <table:table-cell table:style-name="Tabla59.A3" office:value-type="string">
            <text:p text:style-name="P183">Masa del astro</text:p>
          </table:table-cell>
          <table:table-cell table:style-name="Tabla59.A2">
            <text:p text:style-name="Table_20_Contents"/>
          </table:table-cell>
          <table:table-cell table:style-name="Tabla59.C3" table:number-columns-spanned="2" office:value-type="string">
            <text:p text:style-name="P195">G · M = g₀ · R²</text:p>
          </table:table-cell>
          <table:covered-table-cell/>
          <table:table-cell table:style-name="Tabla59.A2">
            <text:p text:style-name="Table_20_Contents"/>
          </table:table-cell>
          <table:table-cell table:style-name="Tabla59.F3" table:number-columns-spanned="2" office:value-type="string">
            <text:p text:style-name="P196">G · M =</text:p>
          </table:table-cell>
          <table:covered-table-cell/>
          <table:table-cell table:style-name="Tabla59.H3" table:number-columns-spanned="2" office:value-type="string">
            <text:p text:style-name="P143">9,80 · (6,37·10⁶)²</text:p>
          </table:table-cell>
          <table:covered-table-cell/>
          <table:table-cell table:style-name="Tabla59.J3" office:value-type="string">
            <text:p text:style-name="P143">=</text:p>
          </table:table-cell>
          <table:table-cell table:style-name="Tabla59.K3" office:value-type="string">
            <text:p text:style-name="P192">3,98·10¹⁴</text:p>
          </table:table-cell>
          <table:table-cell table:style-name="Tabla59.L3" office:value-type="string">
            <text:p text:style-name="P183">m³/s²</text:p>
          </table:table-cell>
        </table:table-row>
        <table:table-row table:style-name="Tabla59.1"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G4" office:value-type="string">
            <text:p text:style-name="P196">M =</text:p>
          </table:table-cell>
          <table:table-cell table:style-name="Tabla59.H4" table:number-columns-spanned="2" office:value-type="string">
            <text:p text:style-name="P143">3,98·10¹⁴ / 6,67·10⁻¹¹</text:p>
          </table:table-cell>
          <table:covered-table-cell/>
          <table:table-cell table:style-name="Tabla59.J4" office:value-type="string">
            <text:p text:style-name="P143">=</text:p>
          </table:table-cell>
          <table:table-cell table:style-name="Tabla59.K4" office:value-type="string">
            <text:p text:style-name="P192">5,96·10²⁴</text:p>
          </table:table-cell>
          <table:table-cell table:style-name="Tabla59.L4" office:value-type="string">
            <text:p text:style-name="P183">kg</text:p>
          </table:table-cell>
        </table:table-row>
        <table:table-row>
          <table:table-cell table:style-name="Tabla59.A5" table:number-rows-spanned="2" office:value-type="string">
            <text:p text:style-name="P183">Velocidad del satélite</text:p>
          </table:table-cell>
          <table:table-cell table:style-name="Tabla59.B5" table:number-rows-spanned="2" office:value-type="string">
            <text:p text:style-name="P196">v =</text:p>
          </table:table-cell>
          <table:table-cell table:style-name="Tabla59.C5" table:number-rows-spanned="2" office:value-type="string">
            <text:p text:style-name="P168">√</text:p>
          </table:table-cell>
          <table:table-cell table:style-name="Tabla59.D5" office:value-type="string">
            <text:p text:style-name="P86">G · M</text:p>
          </table:table-cell>
          <table:table-cell table:style-name="Tabla59.A2">
            <text:p text:style-name="Table_20_Contents"/>
          </table:table-cell>
          <table:table-cell table:style-name="Tabla59.F5" table:number-rows-spanned="2" office:value-type="string">
            <text:p text:style-name="P196">v =</text:p>
          </table:table-cell>
          <table:table-cell table:style-name="Tabla59.G5" table:number-rows-spanned="2" office:value-type="string">
            <text:p text:style-name="P170">√</text:p>
          </table:table-cell>
          <table:table-cell table:style-name="Tabla59.H5" table:number-columns-spanned="2" office:value-type="string">
            <text:p text:style-name="P143">3,98·10¹⁴</text:p>
          </table:table-cell>
          <table:covered-table-cell/>
          <table:table-cell table:style-name="Tabla59.J5" table:number-rows-spanned="2" office:value-type="string">
            <text:p text:style-name="P143">=</text:p>
          </table:table-cell>
          <table:table-cell table:style-name="Tabla59.K5" table:number-rows-spanned="2" office:value-type="string">
            <text:p text:style-name="P192">5,19·10³</text:p>
          </table:table-cell>
          <table:table-cell table:style-name="Tabla59.L5" table:number-rows-spanned="2" office:value-type="string">
            <text:p text:style-name="P183">m/s</text:p>
          </table:table-cell>
        </table:table-row>
        <table:table-row>
          <table:covered-table-cell table:style-name="Tabla59.A2"/>
          <table:covered-table-cell table:style-name="Tabla59.A2"/>
          <table:covered-table-cell table:style-name="Tabla59.A2"/>
          <table:table-cell table:style-name="Tabla59.D6" office:value-type="string">
            <text:p text:style-name="P86">r</text:p>
          </table:table-cell>
          <table:table-cell table:style-name="Tabla59.A2">
            <text:p text:style-name="Table_20_Contents"/>
          </table:table-cell>
          <table:covered-table-cell table:style-name="Tabla59.A2"/>
          <table:covered-table-cell table:style-name="Tabla59.A2"/>
          <table:table-cell table:style-name="Tabla59.H6" table:number-columns-spanned="2" office:value-type="string">
            <text:p text:style-name="P143">1,48·10⁷</text:p>
          </table:table-cell>
          <table:covered-table-cell/>
          <table:covered-table-cell table:style-name="Tabla59.A2"/>
          <table:covered-table-cell table:style-name="Tabla59.A2"/>
          <table:covered-table-cell table:style-name="Tabla59.A2"/>
        </table:table-row>
        <table:table-row table:style-name="Tabla59.1"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P194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P194"/>
          </table:table-cell>
          <table:table-cell table:style-name="Tabla59.A2" table:number-columns-spanned="2">
            <text:p text:style-name="Table_20_Contents"/>
          </table:table-cell>
          <table:covered-table-cell/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</table:table-row>
        <table:table-row>
          <table:table-cell table:style-name="Tabla59.A8" table:number-rows-spanned="2" office:value-type="string">
            <text:p text:style-name="P183">Período del satélite</text:p>
          </table:table-cell>
          <table:table-cell table:style-name="Tabla59.B8" table:number-rows-spanned="2" table:number-columns-spanned="2" office:value-type="string">
            <text:p text:style-name="P200">T =</text:p>
          </table:table-cell>
          <table:covered-table-cell/>
          <table:table-cell table:style-name="Tabla59.D8" office:value-type="string">
            <text:p text:style-name="P200">2 · π · r</text:p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table-cell table:style-name="Tabla59.G8" table:number-rows-spanned="2" office:value-type="string">
            <text:p text:style-name="P200">T =</text:p>
          </table:table-cell>
          <table:table-cell table:style-name="Tabla59.H8" table:number-columns-spanned="2" office:value-type="string">
            <text:p text:style-name="P143">2 · 3,14 · 1,48·10⁷</text:p>
          </table:table-cell>
          <table:covered-table-cell/>
          <table:table-cell table:style-name="Tabla59.J8" table:number-rows-spanned="2" office:value-type="string">
            <text:p text:style-name="P143">=</text:p>
          </table:table-cell>
          <table:table-cell table:style-name="Tabla59.K8" table:number-rows-spanned="2" office:value-type="string">
            <text:p text:style-name="P191">1,79·10⁴</text:p>
          </table:table-cell>
          <table:table-cell table:style-name="Tabla59.L8" table:number-rows-spanned="2" office:value-type="string">
            <text:p text:style-name="P183">s</text:p>
          </table:table-cell>
        </table:table-row>
        <table:table-row>
          <table:covered-table-cell table:style-name="Tabla59.A2"/>
          <table:covered-table-cell table:style-name="Tabla59.A2"/>
          <table:covered-table-cell/>
          <table:table-cell table:style-name="Tabla59.D9" office:value-type="string">
            <text:p text:style-name="P200">v</text:p>
          </table:table-cell>
          <table:table-cell table:style-name="Tabla59.A2">
            <text:p text:style-name="Table_20_Contents"/>
          </table:table-cell>
          <table:table-cell table:style-name="Tabla59.A2">
            <text:p text:style-name="Table_20_Contents"/>
          </table:table-cell>
          <table:covered-table-cell table:style-name="Tabla59.A2"/>
          <table:table-cell table:style-name="Tabla59.H9" table:number-columns-spanned="2" office:value-type="string">
            <text:p text:style-name="P143">5,19·10³</text:p>
          </table:table-cell>
          <table:covered-table-cell/>
          <table:covered-table-cell table:style-name="Tabla59.A2"/>
          <table:covered-table-cell table:style-name="Tabla59.A2"/>
          <table:covered-table-cell table:style-name="Tabla59.A2"/>
        </table:table-row>
      </table:table>
      <text:p text:style-name="P119"/>
      <text:p text:style-name="P40">Cálculo del peso del satélite (fuerza gravitatoria).<text:span text:style-name="T45"> </text:span><text:span text:style-name="T46"><text:s/>(Pestaña</text:span><text:span text:style-name="T47">: «</text:span><text:span text:style-name="T46">Pe</text:span><text:span text:style-name="T48">s</text:span><text:span text:style-name="T46">o</text:span><text:span text:style-name="T47">»</text:span><text:span text:style-name="T46">)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I"/>
        <table:table-column table:style-name="Tabla16.J"/>
        <table:table-column table:style-name="Tabla16.K"/>
        <table:table-column table:style-name="Tabla16.L"/>
        <table:table-row>
          <table:table-cell table:style-name="Tabla16.A1" table:number-rows-spanned="2" office:value-type="string">
            <text:p text:style-name="P183">Gravedad en la altura</text:p>
          </table:table-cell>
          <table:table-cell table:style-name="Tabla16.B1">
            <text:p text:style-name="Table_20_Contents"/>
          </table:table-cell>
          <table:table-cell table:style-name="Tabla16.A1" table:number-rows-spanned="2" office:value-type="string">
            <text:p text:style-name="P196">g =</text:p>
          </table:table-cell>
          <table:table-cell table:style-name="Tabla16.D1" office:value-type="string">
            <text:p text:style-name="P200">G · M</text:p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A1" table:number-rows-spanned="2" office:value-type="string">
            <text:p text:style-name="P196">g =</text:p>
          </table:table-cell>
          <table:table-cell table:style-name="Tabla16.H1" table:number-columns-spanned="2" office:value-type="string">
            <text:p text:style-name="P143">3,98·10¹⁴</text:p>
          </table:table-cell>
          <table:covered-table-cell/>
          <table:table-cell table:style-name="Tabla16.A1" table:number-rows-spanned="2" office:value-type="string">
            <text:p text:style-name="P143">=</text:p>
          </table:table-cell>
          <table:table-cell table:style-name="Tabla16.A1" table:number-rows-spanned="2" office:value-type="string">
            <text:p text:style-name="P192">1,82</text:p>
          </table:table-cell>
          <table:table-cell table:style-name="Tabla16.A1" table:number-rows-spanned="2" office:value-type="string">
            <text:p text:style-name="P183">m/s²</text:p>
          </table:table-cell>
        </table:table-row>
        <table:table-row>
          <table:covered-table-cell table:style-name="Tabla16.B1"/>
          <table:table-cell table:style-name="Tabla16.B1">
            <text:p text:style-name="Table_20_Contents"/>
          </table:table-cell>
          <table:covered-table-cell table:style-name="Tabla16.B1"/>
          <table:table-cell table:style-name="Tabla16.A1" office:value-type="string">
            <text:p text:style-name="P200">r²</text:p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covered-table-cell table:style-name="Tabla16.B1"/>
          <table:table-cell table:style-name="Tabla16.A1" table:number-columns-spanned="2" office:value-type="string">
            <text:p text:style-name="P143">(1,48·10⁷)²</text:p>
          </table:table-cell>
          <table:covered-table-cell/>
          <table:covered-table-cell table:style-name="Tabla16.B1"/>
          <table:covered-table-cell table:style-name="Tabla16.B1"/>
          <table:covered-table-cell table:style-name="Tabla16.B1"/>
        </table:table-row>
        <table:table-row table:style-name="Tabla16.3"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</table:table-row>
        <table:table-row table:style-name="Tabla16.3">
          <table:table-cell table:style-name="Tabla16.A1" office:value-type="string">
            <text:p text:style-name="P183">Peso del satélite</text:p>
          </table:table-cell>
          <table:table-cell table:style-name="Tabla16.B1">
            <text:p text:style-name="Table_20_Contents"/>
          </table:table-cell>
          <table:table-cell table:style-name="Tabla16.A1" office:value-type="string">
            <text:p text:style-name="P196">P =</text:p>
          </table:table-cell>
          <table:table-cell table:style-name="Tabla16.A1" office:value-type="string">
            <text:p text:style-name="P195">m · g</text:p>
          </table:table-cell>
          <table:table-cell table:style-name="Tabla16.B1">
            <text:p text:style-name="Table_20_Contents"/>
          </table:table-cell>
          <table:table-cell table:style-name="Tabla16.B1">
            <text:p text:style-name="Table_20_Contents"/>
          </table:table-cell>
          <table:table-cell table:style-name="Tabla16.A1" office:value-type="string">
            <text:p text:style-name="P196">P =</text:p>
          </table:table-cell>
          <table:table-cell table:style-name="Tabla16.A1" table:number-columns-spanned="2" office:value-type="string">
            <text:p text:style-name="P143">64,5 · 1,82</text:p>
          </table:table-cell>
          <table:covered-table-cell/>
          <table:table-cell table:style-name="Tabla16.A1" office:value-type="string">
            <text:p text:style-name="P143">=</text:p>
          </table:table-cell>
          <table:table-cell table:style-name="Tabla16.A1" office:value-type="string">
            <text:p text:style-name="P191">117</text:p>
          </table:table-cell>
          <table:table-cell table:style-name="Tabla16.A1" office:value-type="string">
            <text:p text:style-name="P183">N</text:p>
          </table:table-cell>
        </table:table-row>
      </table:table>
      <text:p text:style-name="P40"/>
      <text:h text:style-name="P220" text:outline-level="4"><text:bookmark-start text:name="__RefHeading___Toc3573_217277345"/>La nave espacial Discovery, lanzada en octubre de 1998, describía alrededor de la Tierra una órbita circular con una velocidad de 7,62 km·s⁻¹:<text:bookmark-end text:name="__RefHeading___Toc3573_217277345"/></text:h>
      <text:h text:style-name="P230" text:outline-level="5">¿A qué altura sobre la superficie de la Tierra se encontraba?</text:h>
      <text:h text:style-name="P230" text:outline-level="5">¿Cuánto tiempo tardaba en dar una vuelta completa?</text:h>
      <text:h text:style-name="P230" text:outline-level="5">¿Cuántos amaneceres veían cada 24 horas los astronautas que iban en el interior de la nave?</text:h>
      <text:p text:style-name="P127"><text:span text:style-name="T25">Datos: </text:span><text:span text:style-name="Variable"><text:span text:style-name="T25">G</text:span></text:span><text:span text:style-name="T25"> = 6,67·10⁻¹¹ N·m²·kg⁻²; </text:span><text:span text:style-name="Variable"><text:span text:style-name="T25">R</text:span></text:span><text:span text:style-name="subindenunc"><text:span text:style-name="T25">T</text:span></text:span><text:span text:style-name="T25"> = 6370 km; </text:span><text:span text:style-name="Variable"><text:span text:style-name="T25">M</text:span></text:span><text:span text:style-name="subindenunc"><text:span text:style-name="T25">T</text:span></text:span><text:span text:style-name="T25"> = 5,9</text:span><text:span text:style-name="T27">8</text:span><text:span text:style-name="T25">·10²⁴ kg<text:tab/></text:span><text:span text:style-name="PAU"><text:span text:style-name="T25">(P.A.U. </text:span></text:span><text:span text:style-name="PAU"><text:span text:style-name="T28">Jun. 16</text:span></text:span><text:span text:style-name="PAU"><text:span text:style-name="T25">)</text:span></text:span></text:p>
      <text:p text:style-name="Respuesta"><text:span text:style-name="T26">Rta.</text:span><text:span text:style-name="T25">: a) </text:span><text:span text:style-name="variable"><text:span text:style-name="T27">h</text:span></text:span><text:span text:style-name="T27"> = 503 km; b) </text:span><text:span text:style-name="variable"><text:span text:style-name="T27">T</text:span></text:span><text:span text:style-name="T27"> = 1 h 34 min; c) </text:span><text:span text:style-name="variable"><text:span text:style-name="T27">n</text:span></text:span><text:span text:style-name="T25"> </text:span><text:span text:style-name="T27">= 15</text:span></text:p>
      <text:p text:style-name="P33"/>
      <text:p text:style-name="P29"><text:soft-page-break/><text:span text:style-name="T7">Introducción de datos.</text:span> (Pestaña<text:span text:style-name="T72">: «Enunciado»</text:span>)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P42">Enunciado</text:p>
          </table:table-cell>
          <table:table-cell table:style-name="Tabla12.A1" office:value-type="string">
            <text:p text:style-name="P45">Datos:</text:p>
          </table:table-cell>
          <table:table-cell table:style-name="Tabla12.A1" office:value-type="string">
            <text:p text:style-name="P99"><text:span text:style-name="T75">G</text:span> =</text:p>
          </table:table-cell>
          <table:table-cell table:style-name="Tabla12.A1" office:value-type="string">
            <text:p text:style-name="P99">6,67·10⁻¹¹</text:p>
          </table:table-cell>
          <table:table-cell table:style-name="Tabla12.A1" office:value-type="string">
            <text:p text:style-name="P48">N·m²/kg²</text:p>
          </table:table-cell>
        </table:table-row>
        <table:table-row table:style-name="Tabla12.2">
          <table:table-cell table:style-name="Tabla12.A1" office:value-type="string">
            <text:p text:style-name="P48">Un satélite de masa</text:p>
          </table:table-cell>
          <table:table-cell table:style-name="Tabla12.B2">
            <text:p text:style-name="P78"/>
          </table:table-cell>
          <table:table-cell table:style-name="Tabla12.A1" office:value-type="string">
            <text:p text:style-name="P80">m =</text:p>
          </table:table-cell>
          <table:table-cell table:style-name="Tabla12.D2">
            <text:p text:style-name="P78"/>
          </table:table-cell>
          <table:table-cell table:style-name="Tabla12.A1" office:value-type="string">
            <text:p text:style-name="P48">kg</text:p>
          </table:table-cell>
        </table:table-row>
        <table:table-row table:style-name="Tabla12.2">
          <table:table-cell table:style-name="Tabla12.A1" office:value-type="string">
            <text:p text:style-name="P48">gira alrededor de un astro de masa</text:p>
          </table:table-cell>
          <table:table-cell table:style-name="Tabla12.B2">
            <text:p text:style-name="P78"/>
          </table:table-cell>
          <table:table-cell table:style-name="Tabla12.A1" office:value-type="string">
            <text:p text:style-name="P80">M =</text:p>
          </table:table-cell>
          <table:table-cell table:style-name="Tabla12.D3" office:value-type="float" office:value="5.98E+024">
            <text:p text:style-name="P99">5,98E+024</text:p>
          </table:table-cell>
          <table:table-cell table:style-name="Tabla12.A1" office:value-type="string">
            <text:p text:style-name="P48">kg</text:p>
          </table:table-cell>
        </table:table-row>
        <table:table-row table:style-name="Tabla12.1">
          <table:table-cell table:style-name="Tabla12.A1" office:value-type="string">
            <text:p text:style-name="P48">y radio</text:p>
          </table:table-cell>
          <table:table-cell table:style-name="Tabla12.B2">
            <text:p text:style-name="P78"/>
          </table:table-cell>
          <table:table-cell table:style-name="Tabla12.A1" office:value-type="string">
            <text:p text:style-name="P80">R =</text:p>
          </table:table-cell>
          <table:table-cell table:style-name="Tabla12.D4" office:value-type="float" office:value="6370">
            <text:p text:style-name="P99">6370</text:p>
          </table:table-cell>
          <table:table-cell table:style-name="Tabla12.E4" office:value-type="string">
            <text:p text:style-name="P48">km</text:p>
          </table:table-cell>
        </table:table-row>
        <table:table-row table:style-name="Tabla12.2">
          <table:table-cell table:style-name="Tabla12.B2">
            <text:p text:style-name="P78"/>
          </table:table-cell>
          <table:table-cell table:style-name="Tabla12.B2">
            <text:p text:style-name="P78"/>
          </table:table-cell>
          <table:table-cell table:style-name="Tabla12.B2">
            <text:p text:style-name="P79"/>
          </table:table-cell>
          <table:table-cell table:style-name="Tabla12.D5">
            <text:p text:style-name="P78"/>
          </table:table-cell>
          <table:table-cell table:style-name="Tabla12.A1" office:value-type="string">
            <text:p text:style-name="P48"/>
          </table:table-cell>
        </table:table-row>
        <table:table-row table:style-name="Tabla12.2">
          <table:table-cell table:style-name="Tabla12.B2">
            <text:p text:style-name="P78"/>
          </table:table-cell>
          <table:table-cell table:style-name="Tabla12.B6">
            <text:p text:style-name="P78"/>
          </table:table-cell>
          <table:table-cell table:style-name="Tabla12.B2">
            <text:p text:style-name="P79"/>
          </table:table-cell>
          <table:table-cell table:style-name="Tabla12.D6">
            <text:p text:style-name="P78"/>
          </table:table-cell>
          <table:table-cell table:style-name="Tabla12.B6">
            <text:p text:style-name="P78"/>
          </table:table-cell>
        </table:table-row>
        <table:table-row table:style-name="Tabla12.2">
          <table:table-cell table:style-name="Tabla12.A1" office:value-type="string">
            <text:p text:style-name="P48">El satélite gira con una</text:p>
          </table:table-cell>
          <table:table-cell table:style-name="Tabla12.B7" office:value-type="string">
            <text:p text:style-name="P48">velocidad</text:p>
          </table:table-cell>
          <table:table-cell table:style-name="Tabla12.A1" office:value-type="string">
            <text:p text:style-name="P80">v =</text:p>
          </table:table-cell>
          <table:table-cell table:style-name="Tabla12.D7" office:value-type="float" office:value="7.62">
            <text:p text:style-name="P99">7,62</text:p>
          </table:table-cell>
          <table:table-cell table:style-name="Tabla12.E7" office:value-type="string">
            <text:p text:style-name="P48">km/s</text:p>
          </table:table-cell>
        </table:table-row>
      </table:table>
      <text:p text:style-name="P47"/>
      <text:p text:style-name="P182"><text:span text:style-name="T25">Para ver el período, elegir debajo de «Cifras significativas:» </text:span><text:span text:style-name="T71">Período</text:span><text:span text:style-name="T25"> y unidades </text:span><text:span text:style-name="T70">h:m:s</text:span><text:span text:style-name="T68">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row table:style-name="Tabla3.1">
          <table:table-cell table:style-name="Tabla3.A1" office:value-type="string">
            <text:p text:style-name="P42">Respuestas</text:p>
          </table:table-cell>
          <table:table-cell table:style-name="Tabla3.B1">
            <text:p text:style-name="P159"/>
          </table:table-cell>
          <table:table-cell table:style-name="Tabla3.B1">
            <text:p text:style-name="P78"/>
          </table:table-cell>
          <table:table-cell table:style-name="Tabla3.B1">
            <text:p text:style-name="P78"/>
          </table:table-cell>
          <table:table-cell table:style-name="Tabla3.A1" table:number-columns-spanned="2" office:value-type="string">
            <text:p text:style-name="P99">Cifras significativas:</text:p>
          </table:table-cell>
          <table:covered-table-cell/>
          <table:table-cell table:style-name="Tabla3.G1" office:value-type="string">
            <text:p text:style-name="P48"/>
          </table:table-cell>
        </table:table-row>
        <table:table-row table:style-name="Tabla3.1">
          <table:table-cell table:style-name="Tabla3.B1">
            <text:p text:style-name="P78"/>
          </table:table-cell>
          <table:table-cell table:style-name="Tabla3.B2" office:value-type="string">
            <text:p text:style-name="P99">Altura</text:p>
          </table:table-cell>
          <table:table-cell table:style-name="Tabla3.B1">
            <text:p text:style-name="P159"/>
          </table:table-cell>
          <table:table-cell table:style-name="Tabla3.A1" office:value-type="string">
            <text:p text:style-name="P99">Velocidad</text:p>
          </table:table-cell>
          <table:table-cell table:style-name="Tabla3.A1" office:value-type="string">
            <text:p text:style-name="P160">clic ↓</text:p>
          </table:table-cell>
          <table:table-cell table:style-name="Tabla3.F2" office:value-type="string">
            <text:p text:style-name="P99">Período</text:p>
          </table:table-cell>
          <table:table-cell table:style-name="Tabla3.B1">
            <text:p text:style-name="P159"/>
          </table:table-cell>
        </table:table-row>
        <table:table-row table:style-name="Tabla3.1">
          <table:table-cell table:style-name="Tabla3.A1" office:value-type="string">
            <text:p text:style-name="P48">Órbita</text:p>
          </table:table-cell>
          <table:table-cell table:style-name="Tabla3.A1" office:value-type="string">
            <text:p text:style-name="P99">503</text:p>
          </table:table-cell>
          <table:table-cell table:style-name="Tabla3.C3" office:value-type="string">
            <text:p text:style-name="P48">km</text:p>
          </table:table-cell>
          <table:table-cell table:style-name="Tabla3.D3">
            <text:p text:style-name="P78"/>
          </table:table-cell>
          <table:table-cell table:style-name="Tabla3.E3">
            <text:p text:style-name="P78"/>
          </table:table-cell>
          <table:table-cell table:style-name="Tabla3.F3" office:value-type="time" office:time-value="PT01H34M27.505221377S">
            <text:p text:style-name="P34">01:34:27</text:p>
          </table:table-cell>
          <table:table-cell table:style-name="Tabla3.G3" office:value-type="string">
            <text:p text:style-name="P48">h:m:s</text:p>
          </table:table-cell>
        </table:table-row>
      </table:table>
      <text:p text:style-name="P25"/>
      <text:p text:style-name="P181"><text:span text:style-name="T25">Para ver el número de «amaneceres», elegir </text:span><text:span text:style-name="T70">Frecuencia</text:span><text:span text:style-name="T25"> en vez de </text:span><text:span text:style-name="T71">Período</text:span><text:span text:style-name="T25"> y unidades </text:span><text:span text:style-name="T70">día⁻¹</text:span><text:span text:style-name="T68">.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D"/>
        <table:table-column table:style-name="Tabla13.G"/>
        <table:table-row table:style-name="Tabla13.1">
          <table:table-cell table:style-name="Tabla13.A1">
            <text:p text:style-name="P78"/>
          </table:table-cell>
          <table:table-cell table:style-name="Tabla13.B1" office:value-type="string">
            <text:p text:style-name="P99">Altura</text:p>
          </table:table-cell>
          <table:table-cell table:style-name="Tabla13.A1">
            <text:p text:style-name="P159"/>
          </table:table-cell>
          <table:table-cell table:style-name="Tabla13.D1" office:value-type="string">
            <text:p text:style-name="P99">Velocidad</text:p>
          </table:table-cell>
          <table:table-cell table:style-name="Tabla13.E1" office:value-type="string">
            <text:p text:style-name="P160">clic ↓</text:p>
          </table:table-cell>
          <table:table-cell table:style-name="Tabla13.F1" office:value-type="string">
            <text:p text:style-name="P99">Frecuencia</text:p>
          </table:table-cell>
          <table:table-cell table:style-name="Tabla13.A1">
            <text:p text:style-name="P159"/>
          </table:table-cell>
        </table:table-row>
        <table:table-row table:style-name="Tabla13.1">
          <table:table-cell table:style-name="Tabla13.A2" office:value-type="string">
            <text:p text:style-name="P48">Órbita</text:p>
          </table:table-cell>
          <table:table-cell table:style-name="Tabla13.B2" office:value-type="string">
            <text:p text:style-name="P99">503</text:p>
          </table:table-cell>
          <table:table-cell table:style-name="Tabla13.C2" office:value-type="string">
            <text:p text:style-name="P48">km</text:p>
          </table:table-cell>
          <table:table-cell table:style-name="Tabla13.D2">
            <text:p text:style-name="P78"/>
          </table:table-cell>
          <table:table-cell table:style-name="Tabla13.E2">
            <text:p text:style-name="P78"/>
          </table:table-cell>
          <table:table-cell table:style-name="Tabla13.F2" office:value-type="string">
            <text:p text:style-name="P34">15,2</text:p>
          </table:table-cell>
          <table:table-cell table:style-name="Tabla13.G2" office:value-type="string">
            <text:p text:style-name="P48">día⁻¹</text:p>
          </table:table-cell>
        </table:table-row>
      </table:table>
      <text:p text:style-name="P59"/>
      <text:p text:style-name="P41">Cálculo del período <text:span text:style-name="T73">y la frecuencia</text:span>. <text:span text:style-name="T46"><text:s/>(Pestaña</text:span><text:span text:style-name="T47">: «Periodo»</text:span><text:span text:style-name="T46">)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column table:style-name="Tabla11.L"/>
        <table:table-row table:style-name="Tabla11.1"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 table:number-columns-spanned="2">
            <text:p text:style-name="P194"/>
          </table:table-cell>
          <table:covered-table-cell/>
          <table:table-cell table:style-name="Tabla11.A1">
            <text:p text:style-name="Table_20_Contents"/>
          </table:table-cell>
          <table:table-cell table:style-name="Tabla11.F1" table:number-columns-spanned="2" office:value-type="string">
            <text:p text:style-name="P196">G · M =</text:p>
          </table:table-cell>
          <table:covered-table-cell/>
          <table:table-cell table:style-name="Tabla11.H1" table:number-columns-spanned="2" office:value-type="string">
            <text:p text:style-name="P143">6,67·10⁻¹¹ · 5,98·10²⁴</text:p>
          </table:table-cell>
          <table:covered-table-cell/>
          <table:table-cell table:style-name="Tabla11.J1" office:value-type="string">
            <text:p text:style-name="P143">=</text:p>
          </table:table-cell>
          <table:table-cell table:style-name="Tabla11.K1" office:value-type="string">
            <text:p text:style-name="P192">3,99·10¹⁴</text:p>
          </table:table-cell>
          <table:table-cell table:style-name="Tabla11.L1" office:value-type="string">
            <text:p text:style-name="P183">m³/s²</text:p>
          </table:table-cell>
        </table:table-row>
        <table:table-row table:style-name="Tabla11.1"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P194"/>
          </table:table-cell>
          <table:table-cell table:style-name="Tabla11.A1" table:number-columns-spanned="2">
            <text:p text:style-name="Table_20_Contents"/>
          </table:table-cell>
          <table:covered-table-cell/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</table:table-row>
        <table:table-row>
          <table:table-cell table:style-name="Tabla11.A3" table:number-rows-spanned="2" office:value-type="string">
            <text:p text:style-name="P183">Radio de la órbita</text:p>
          </table:table-cell>
          <table:table-cell table:style-name="Tabla11.B3" table:number-rows-spanned="2" office:value-type="string">
            <text:p text:style-name="P196"/>
          </table:table-cell>
          <table:table-cell table:style-name="Tabla11.C3" table:number-rows-spanned="2" office:value-type="string">
            <text:p text:style-name="P197">r =</text:p>
          </table:table-cell>
          <table:table-cell table:style-name="Tabla11.D3" office:value-type="string">
            <text:p text:style-name="P200">G · M</text:p>
          </table:table-cell>
          <table:table-cell table:style-name="Tabla11.A1">
            <text:p text:style-name="Table_20_Contents"/>
          </table:table-cell>
          <table:table-cell table:style-name="Tabla11.F3" table:number-rows-spanned="2" office:value-type="string">
            <text:p text:style-name="P196"/>
          </table:table-cell>
          <table:table-cell table:style-name="Tabla11.G3" table:number-rows-spanned="2" office:value-type="string">
            <text:p text:style-name="P197">r =</text:p>
          </table:table-cell>
          <table:table-cell table:style-name="Tabla11.H3" table:number-columns-spanned="2" office:value-type="string">
            <text:p text:style-name="P143">3,99·10¹⁴</text:p>
          </table:table-cell>
          <table:covered-table-cell/>
          <table:table-cell table:style-name="Tabla11.J3" table:number-rows-spanned="2" office:value-type="string">
            <text:p text:style-name="P143">=</text:p>
          </table:table-cell>
          <table:table-cell table:style-name="Tabla11.K3" table:number-rows-spanned="2" office:value-type="string">
            <text:p text:style-name="P192">6,87·10⁶</text:p>
          </table:table-cell>
          <table:table-cell table:style-name="Tabla11.L3" table:number-rows-spanned="2" office:value-type="string">
            <text:p text:style-name="P183">m</text:p>
          </table:table-cell>
        </table:table-row>
        <table:table-row>
          <table:covered-table-cell table:style-name="Tabla11.A1"/>
          <table:covered-table-cell table:style-name="Tabla11.A1"/>
          <table:covered-table-cell table:style-name="Tabla11.A1"/>
          <table:table-cell table:style-name="Tabla11.D4" office:value-type="string">
            <text:p text:style-name="P200">v²</text:p>
          </table:table-cell>
          <table:table-cell table:style-name="Tabla11.A1">
            <text:p text:style-name="Table_20_Contents"/>
          </table:table-cell>
          <table:covered-table-cell table:style-name="Tabla11.A1"/>
          <table:covered-table-cell table:style-name="Tabla11.A1"/>
          <table:table-cell table:style-name="Tabla11.H4" table:number-columns-spanned="2" office:value-type="string">
            <text:p text:style-name="P143">(7,62·10³)²</text:p>
          </table:table-cell>
          <table:covered-table-cell/>
          <table:covered-table-cell table:style-name="Tabla11.A1"/>
          <table:covered-table-cell table:style-name="Tabla11.A1"/>
          <table:covered-table-cell table:style-name="Tabla11.A1"/>
        </table:table-row>
        <table:table-row table:style-name="Tabla11.1"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P194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P194"/>
          </table:table-cell>
          <table:table-cell table:style-name="Tabla11.A1" table:number-columns-spanned="2">
            <text:p text:style-name="Table_20_Contents"/>
          </table:table-cell>
          <table:covered-table-cell/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</table:table-row>
        <table:table-row>
          <table:table-cell table:style-name="Tabla11.A6" table:number-rows-spanned="2" office:value-type="string">
            <text:p text:style-name="P183">Período del satélite</text:p>
          </table:table-cell>
          <table:table-cell table:style-name="Tabla11.B6" table:number-rows-spanned="2" table:number-columns-spanned="2" office:value-type="string">
            <text:p text:style-name="P196">T =</text:p>
          </table:table-cell>
          <table:covered-table-cell/>
          <table:table-cell table:style-name="Tabla11.D6" office:value-type="string">
            <text:p text:style-name="P200">2 · π · r</text:p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G6" table:number-rows-spanned="2" office:value-type="string">
            <text:p text:style-name="P200">T =</text:p>
          </table:table-cell>
          <table:table-cell table:style-name="Tabla11.H6" table:number-columns-spanned="2" office:value-type="string">
            <text:p text:style-name="P143">2 · 3,14 · 6,87·10⁶</text:p>
          </table:table-cell>
          <table:covered-table-cell/>
          <table:table-cell table:style-name="Tabla11.J6" table:number-rows-spanned="2" office:value-type="string">
            <text:p text:style-name="P143">=</text:p>
          </table:table-cell>
          <table:table-cell table:style-name="Tabla11.K6" table:number-rows-spanned="2" office:value-type="string">
            <text:p text:style-name="P191">5,67·10³</text:p>
          </table:table-cell>
          <table:table-cell table:style-name="Tabla11.L6" table:number-rows-spanned="2" office:value-type="string">
            <text:p text:style-name="P183">s</text:p>
          </table:table-cell>
        </table:table-row>
        <table:table-row>
          <table:covered-table-cell table:style-name="Tabla11.A1"/>
          <table:covered-table-cell table:style-name="Tabla11.A1"/>
          <table:covered-table-cell/>
          <table:table-cell table:style-name="Tabla11.D7" office:value-type="string">
            <text:p text:style-name="P200">v</text:p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covered-table-cell table:style-name="Tabla11.A1"/>
          <table:table-cell table:style-name="Tabla11.H7" table:number-columns-spanned="2" office:value-type="string">
            <text:p text:style-name="P143">7,62·10³</text:p>
          </table:table-cell>
          <table:covered-table-cell/>
          <table:covered-table-cell table:style-name="Tabla11.A1"/>
          <table:covered-table-cell table:style-name="Tabla11.A1"/>
          <table:covered-table-cell table:style-name="Tabla11.A1"/>
        </table:table-row>
        <table:table-row table:style-name="Tabla11.1"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H8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</table:table-row>
        <table:table-row>
          <table:table-cell table:style-name="Tabla11.A9" table:number-rows-spanned="2" office:value-type="string">
            <text:p text:style-name="P183">Frecuencia del satélite</text:p>
          </table:table-cell>
          <table:table-cell table:style-name="Tabla11.A1">
            <text:p text:style-name="Table_20_Contents"/>
          </table:table-cell>
          <table:table-cell table:style-name="Tabla11.C9" table:number-rows-spanned="2" office:value-type="string">
            <text:p text:style-name="P200">f =</text:p>
          </table:table-cell>
          <table:table-cell table:style-name="Tabla11.H8" office:value-type="float" office:value="1">
            <text:p text:style-name="P143">1</text:p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table-cell table:style-name="Tabla11.G9" table:number-rows-spanned="2" office:value-type="string">
            <text:p text:style-name="P200">f =</text:p>
          </table:table-cell>
          <table:table-cell table:style-name="Tabla11.H9" table:number-columns-spanned="2" office:value-type="string">
            <text:p text:style-name="P143">86400 s·día⁻¹</text:p>
          </table:table-cell>
          <table:covered-table-cell/>
          <table:table-cell table:style-name="Tabla11.J9" table:number-rows-spanned="2" office:value-type="string">
            <text:p text:style-name="P143">=</text:p>
          </table:table-cell>
          <table:table-cell table:style-name="Tabla11.K9" table:number-rows-spanned="2" office:value-type="string">
            <text:p text:style-name="P156">15,2</text:p>
          </table:table-cell>
          <table:table-cell table:style-name="Tabla11.L9" table:number-rows-spanned="2" office:value-type="string">
            <text:p text:style-name="P155">día⁻¹</text:p>
          </table:table-cell>
        </table:table-row>
        <table:table-row>
          <table:covered-table-cell table:style-name="Tabla11.A1"/>
          <table:table-cell table:style-name="Tabla11.A1">
            <text:p text:style-name="Table_20_Contents"/>
          </table:table-cell>
          <table:covered-table-cell table:style-name="Tabla11.A1"/>
          <table:table-cell table:style-name="Tabla11.D10" office:value-type="string">
            <text:p text:style-name="P200">T</text:p>
          </table:table-cell>
          <table:table-cell table:style-name="Tabla11.A1">
            <text:p text:style-name="Table_20_Contents"/>
          </table:table-cell>
          <table:table-cell table:style-name="Tabla11.A1">
            <text:p text:style-name="Table_20_Contents"/>
          </table:table-cell>
          <table:covered-table-cell table:style-name="Tabla11.A1"/>
          <table:table-cell table:style-name="Tabla11.H10" table:number-columns-spanned="2" office:value-type="string">
            <text:p text:style-name="P143">5,67·10³ s</text:p>
          </table:table-cell>
          <table:covered-table-cell/>
          <table:covered-table-cell table:style-name="Tabla11.A1"/>
          <table:covered-table-cell table:style-name="Tabla11.A1"/>
          <table:covered-table-cell table:style-name="Tabla11.A1"/>
        </table:table-row>
      </table:table>
      <text:p text:style-name="P57"/>
      <text:p text:style-name="P60"><text:span text:style-name="T7">Cálculo de l</text:span><text:span text:style-name="T12">a</text:span><text:span text:style-name="T7"> </text:span><text:span text:style-name="T12">altura.</text:span><text:span text:style-name="T51"> </text:span><text:span text:style-name="T46">(Pestaña</text:span><text:span text:style-name="T47">: «</text:span><text:span text:style-name="T52">Altura</text:span><text:span text:style-name="T47">»</text:span><text:span text:style-name="T46">)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office:value-type="string">
            <text:p text:style-name="P121">Altura de la órbita</text:p>
          </table:table-cell>
          <table:table-cell table:style-name="Tabla14.B1">
            <text:p text:style-name="P78"/>
          </table:table-cell>
          <table:table-cell table:style-name="Tabla14.A1" office:value-type="string">
            <text:p text:style-name="P86"><text:span text:style-name="T131">h</text:span> =</text:p>
          </table:table-cell>
          <table:table-cell table:style-name="Tabla14.A1" office:value-type="string">
            <text:p text:style-name="P90"><text:span text:style-name="T131">r - </text:span>R</text:p>
          </table:table-cell>
          <table:table-cell table:style-name="Tabla14.B1">
            <text:p text:style-name="P78"/>
          </table:table-cell>
          <table:table-cell table:style-name="Tabla14.B1">
            <text:p text:style-name="P78"/>
          </table:table-cell>
          <table:table-cell table:style-name="Tabla14.A1" office:value-type="string">
            <text:p text:style-name="P80">h =</text:p>
          </table:table-cell>
          <table:table-cell table:style-name="Tabla14.A1" office:value-type="string">
            <text:p text:style-name="P106">6,87·10⁶ – 6,37·10⁶</text:p>
          </table:table-cell>
          <table:table-cell table:style-name="Tabla14.A1" office:value-type="string">
            <text:p text:style-name="P106">=</text:p>
          </table:table-cell>
          <table:table-cell table:style-name="Tabla14.A1" office:value-type="string">
            <text:p text:style-name="P36">5,0<text:span text:style-name="T130">4</text:span>·10⁵</text:p>
          </table:table-cell>
          <table:table-cell table:style-name="Tabla14.A1" office:value-type="string">
            <text:p text:style-name="P48">m</text:p>
          </table:table-cell>
        </table:table-row>
      </table:table>
      <text:p text:style-name="P120"/>
      <text:h text:style-name="P221" text:outline-level="4"><text:bookmark-start text:name="__RefHeading___Toc3575_217277345"/>Un satélite artificial de masa 10² kg gira en torno a la Tierra a una altura de 4·10³ km sobre la superficie terrestre. Calcula:<text:bookmark-end text:name="__RefHeading___Toc3575_217277345"/></text:h>
      <text:h text:style-name="P231" text:outline-level="5">Su velocidad orbital, aceleración y período, supuesta la órbita circular.</text:h>
      <text:h text:style-name="P231" text:outline-level="5">Halla el módulo del momento angular del satélite respecto del centro de la Tierra.</text:h>
      <text:h text:style-name="P231" text:outline-level="5">Enuncia las leyes de Kepler.</text:h>
      <text:p text:style-name="P128"><text:span text:style-name="T25">Datos: </text:span><text:span text:style-name="variable"><text:span text:style-name="T25">R</text:span></text:span><text:span text:style-name="subind"><text:span text:style-name="T25">T</text:span></text:span><text:span text:style-name="T25"> = 6,37·10⁶ m; </text:span><text:span text:style-name="variable"><text:span text:style-name="T25">g</text:span></text:span><text:span text:style-name="T25">₀ = 9,81 m/s²<text:tab/></text:span><text:span text:style-name="PAU"><text:span text:style-name="T30">(P.A.U. Set. 16)</text:span></text:span></text:p>
      <text:p text:style-name="P129"><text:span text:style-name="Rta"><text:span text:style-name="T25">Rta.:</text:span></text:span><text:span text:style-name="T25"> a)</text:span><text:span text:style-name="T29"> </text:span><text:span text:style-name="variable"><text:span text:style-name="T29">v</text:span></text:span><text:span text:style-name="T29"> = 6,20 km/s; </text:span><text:span text:style-name="variable"><text:span text:style-name="T29">T</text:span></text:span><text:span text:style-name="T29"> = 2 h 55 min; a = 3,70 m/s²; b) </text:span><text:span text:style-name="variable"><text:span text:style-name="T29">L</text:span></text:span><text:span text:style-name="subind"><text:span text:style-name="T40">O</text:span></text:span><text:span text:style-name="T29"> = 6,42·10¹² kg·m²/s</text:span></text:p>
      <text:p text:style-name="P61"/>
      <text:p text:style-name="P30"><text:span text:style-name="T7">Introducción de datos.</text:span> (Pestaña<text:span text:style-name="T72">: «Enunciado»</text:span>)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office:value-type="string">
            <text:p text:style-name="P48">Un satélite de masa</text:p>
          </table:table-cell>
          <table:table-cell table:style-name="Tabla15.B1">
            <text:p text:style-name="P78"/>
          </table:table-cell>
          <table:table-cell table:style-name="Tabla15.A1" office:value-type="string">
            <text:p text:style-name="P80">m =</text:p>
          </table:table-cell>
          <table:table-cell table:style-name="Tabla15.D1" office:value-type="float" office:value="100">
            <text:p text:style-name="P99">1,00E+02</text:p>
          </table:table-cell>
          <table:table-cell table:style-name="Tabla15.A1" office:value-type="string">
            <text:p text:style-name="P48">kg</text:p>
          </table:table-cell>
        </table:table-row>
        <table:table-row table:style-name="Tabla15.1">
          <table:table-cell table:style-name="Tabla15.A1" office:value-type="string">
            <text:p text:style-name="P48">gira alrededor de un astro de masa</text:p>
          </table:table-cell>
          <table:table-cell table:style-name="Tabla15.B1">
            <text:p text:style-name="P78"/>
          </table:table-cell>
          <table:table-cell table:style-name="Tabla15.A1" office:value-type="string">
            <text:p text:style-name="P80">M =</text:p>
          </table:table-cell>
          <table:table-cell table:style-name="Tabla15.D2">
            <text:p text:style-name="P78"/>
          </table:table-cell>
          <table:table-cell table:style-name="Tabla15.A1" office:value-type="string">
            <text:p text:style-name="P48">kg</text:p>
          </table:table-cell>
        </table:table-row>
        <table:table-row table:style-name="Tabla15.3">
          <table:table-cell table:style-name="Tabla15.A1" office:value-type="string">
            <text:p text:style-name="P48">y radio</text:p>
          </table:table-cell>
          <table:table-cell table:style-name="Tabla15.B1">
            <text:p text:style-name="P78"/>
          </table:table-cell>
          <table:table-cell table:style-name="Tabla15.A1" office:value-type="string">
            <text:p text:style-name="P80">R =</text:p>
          </table:table-cell>
          <table:table-cell table:style-name="Tabla15.D3" office:value-type="float" office:value="6370000">
            <text:p text:style-name="P99">6,37E+06</text:p>
          </table:table-cell>
          <table:table-cell table:style-name="Tabla15.E3" office:value-type="string">
            <text:p text:style-name="P48">m</text:p>
          </table:table-cell>
        </table:table-row>
        <table:table-row table:style-name="Tabla15.1">
          <table:table-cell table:style-name="Tabla15.A1" office:value-type="string">
            <text:p text:style-name="P48">en el que la gravedad en el suelo es</text:p>
          </table:table-cell>
          <table:table-cell table:style-name="Tabla15.B1">
            <text:p text:style-name="P78"/>
          </table:table-cell>
          <table:table-cell table:style-name="Tabla15.A1" office:value-type="string">
            <text:p text:style-name="P80">g₀ =</text:p>
          </table:table-cell>
          <table:table-cell table:style-name="Tabla15.D4" office:value-type="float" office:value="9.81">
            <text:p text:style-name="P99">9,81</text:p>
          </table:table-cell>
          <table:table-cell table:style-name="Tabla15.A1" office:value-type="string">
            <text:p text:style-name="P48">m/s²</text:p>
          </table:table-cell>
        </table:table-row>
        <table:table-row table:style-name="Tabla15.1">
          <table:table-cell table:style-name="Tabla15.A1" office:value-type="string">
            <text:p text:style-name="P48">La órbita es circular de</text:p>
          </table:table-cell>
          <table:table-cell table:style-name="Tabla15.B5" office:value-type="string">
            <text:p text:style-name="P48">altura</text:p>
          </table:table-cell>
          <table:table-cell table:style-name="Tabla15.A1" office:value-type="string">
            <text:p text:style-name="P80">h =</text:p>
          </table:table-cell>
          <table:table-cell table:style-name="Tabla15.D5" office:value-type="float" office:value="4000">
            <text:p text:style-name="P99">4,00E+03</text:p>
          </table:table-cell>
          <table:table-cell table:style-name="Tabla15.E5" office:value-type="string">
            <text:p text:style-name="P48">km</text:p>
          </table:table-cell>
        </table:table-row>
      </table:table>
      <text:p text:style-name="P6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G"/>
        <text:soft-page-break/>
        <table:table-row table:style-name="Tabla1.1">
          <table:table-cell table:style-name="Tabla1.A1" office:value-type="string">
            <text:p text:style-name="P42">Respuestas</text:p>
          </table:table-cell>
          <table:table-cell table:style-name="Tabla1.B1">
            <text:p text:style-name="P159"/>
          </table:table-cell>
          <table:table-cell table:style-name="Tabla1.B1">
            <text:p text:style-name="P78"/>
          </table:table-cell>
          <table:table-cell table:style-name="Tabla1.B1">
            <text:p text:style-name="P78"/>
          </table:table-cell>
          <table:table-cell table:style-name="Tabla1.A1" table:number-columns-spanned="2" office:value-type="string">
            <text:p text:style-name="P99">Cifras significativas:</text:p>
          </table:table-cell>
          <table:covered-table-cell/>
          <table:table-cell table:style-name="Tabla1.G1" office:value-type="string">
            <text:p text:style-name="P115">3</text:p>
          </table:table-cell>
        </table:table-row>
        <table:table-row table:style-name="Tabla1.1">
          <table:table-cell table:style-name="Tabla1.B1">
            <text:p text:style-name="P78"/>
          </table:table-cell>
          <table:table-cell table:style-name="Tabla1.B2" office:value-type="string">
            <text:p text:style-name="P99">Radio</text:p>
          </table:table-cell>
          <table:table-cell table:style-name="Tabla1.B1">
            <text:p text:style-name="P159"/>
          </table:table-cell>
          <table:table-cell table:style-name="Tabla1.A1" office:value-type="string">
            <text:p text:style-name="P99">Velocidad</text:p>
          </table:table-cell>
          <table:table-cell table:style-name="Tabla1.B1">
            <text:p text:style-name="P159"/>
          </table:table-cell>
          <table:table-cell table:style-name="Tabla1.F2" office:value-type="string">
            <text:p text:style-name="P99">Período</text:p>
          </table:table-cell>
          <table:table-cell table:style-name="Tabla1.B1">
            <text:p text:style-name="P159"/>
          </table:table-cell>
        </table:table-row>
        <table:table-row table:style-name="Tabla1.1">
          <table:table-cell table:style-name="Tabla1.A1" office:value-type="string">
            <text:p text:style-name="P48">Órbita</text:p>
          </table:table-cell>
          <table:table-cell table:style-name="Tabla1.A1" office:value-type="string">
            <text:p text:style-name="P99">1,04·10⁷</text:p>
          </table:table-cell>
          <table:table-cell table:style-name="Tabla1.C3" office:value-type="string">
            <text:p text:style-name="P48">m</text:p>
          </table:table-cell>
          <table:table-cell table:style-name="Tabla1.A1" office:value-type="string">
            <text:p text:style-name="P34">6,20·10³</text:p>
          </table:table-cell>
          <table:table-cell table:style-name="Tabla1.E3" office:value-type="string">
            <text:p text:style-name="P48">m/s</text:p>
          </table:table-cell>
          <table:table-cell table:style-name="Tabla1.F3" office:value-type="time" office:time-value="PT02H55M16.568789343S">
            <text:p text:style-name="P34">02:55:16</text:p>
          </table:table-cell>
          <table:table-cell table:style-name="Tabla1.G3" office:value-type="string">
            <text:p text:style-name="P48">h:m:s</text:p>
          </table:table-cell>
        </table:table-row>
        <table:table-row table:style-name="Tabla1.1">
          <table:table-cell table:style-name="Tabla1.B1">
            <text:p text:style-name="P78"/>
          </table:table-cell>
          <table:table-cell table:style-name="Tabla1.B1">
            <text:p text:style-name="P78"/>
          </table:table-cell>
          <table:table-cell table:style-name="Tabla1.B1">
            <text:p text:style-name="P78"/>
          </table:table-cell>
          <table:table-cell table:style-name="Tabla1.B1">
            <text:p text:style-name="P78"/>
          </table:table-cell>
          <table:table-cell table:style-name="Tabla1.B1">
            <text:p text:style-name="P78"/>
          </table:table-cell>
          <table:table-cell table:style-name="Tabla1.B1">
            <text:p text:style-name="P78"/>
          </table:table-cell>
          <table:table-cell table:style-name="Tabla1.A1" office:value-type="string">
            <text:p text:style-name="P160">clic ↓</text:p>
          </table:table-cell>
        </table:table-row>
        <table:table-row table:style-name="Tabla1.1">
          <table:table-cell table:style-name="Tabla1.B1">
            <text:p text:style-name="P78"/>
          </table:table-cell>
          <table:table-cell table:style-name="Tabla1.A1" office:value-type="string">
            <text:p text:style-name="P99">cinética</text:p>
          </table:table-cell>
          <table:table-cell table:style-name="Tabla1.B1">
            <text:p text:style-name="P78"/>
          </table:table-cell>
          <table:table-cell table:style-name="Tabla1.A1" office:value-type="string">
            <text:p text:style-name="P99">potencial</text:p>
          </table:table-cell>
          <table:table-cell table:style-name="Tabla1.B1">
            <text:p text:style-name="P78"/>
          </table:table-cell>
          <table:table-cell table:style-name="Tabla1.A1" office:value-type="string">
            <text:p text:style-name="P99">mecánica</text:p>
          </table:table-cell>
          <table:table-cell table:style-name="Tabla1.G5">
            <text:p text:style-name="P78"/>
          </table:table-cell>
        </table:table-row>
        <table:table-row table:style-name="Tabla1.1">
          <table:table-cell table:style-name="Tabla1.G5">
            <text:p text:style-name="P78"/>
          </table:table-cell>
          <table:table-cell table:style-name="Tabla1.B6">
            <text:p text:style-name="P78"/>
          </table:table-cell>
          <table:table-cell table:style-name="Tabla1.A1" office:value-type="string">
            <text:p text:style-name="P48">J</text:p>
          </table:table-cell>
          <table:table-cell table:style-name="Tabla1.B6">
            <text:p text:style-name="P78"/>
          </table:table-cell>
          <table:table-cell table:style-name="Tabla1.A1" office:value-type="string">
            <text:p text:style-name="P48">J</text:p>
          </table:table-cell>
          <table:table-cell table:style-name="Tabla1.B1">
            <text:p text:style-name="P78"/>
          </table:table-cell>
          <table:table-cell table:style-name="Tabla1.A1" office:value-type="string">
            <text:p text:style-name="P48">J</text:p>
          </table:table-cell>
        </table:table-row>
        <table:table-row table:style-name="Tabla1.1">
          <table:table-cell table:style-name="Tabla1.A1" office:value-type="string">
            <text:p text:style-name="P48"/>
          </table:table-cell>
          <table:table-cell table:style-name="Tabla1.A1" office:value-type="string">
            <text:p text:style-name="P99"/>
          </table:table-cell>
          <table:table-cell table:style-name="Tabla1.A1" office:value-type="string">
            <text:p text:style-name="P48"/>
          </table:table-cell>
          <table:table-cell table:style-name="Tabla1.A1" office:value-type="string">
            <text:p text:style-name="P99"/>
          </table:table-cell>
          <table:table-cell table:style-name="Tabla1.A1" office:value-type="string">
            <text:p text:style-name="P48"/>
          </table:table-cell>
          <table:table-cell table:style-name="Tabla1.B1">
            <text:p text:style-name="P78"/>
          </table:table-cell>
          <table:table-cell table:style-name="Tabla1.B1">
            <text:p text:style-name="P78"/>
          </table:table-cell>
        </table:table-row>
        <table:table-row table:style-name="Tabla1.1">
          <table:table-cell table:style-name="Tabla1.A1" office:value-type="string">
            <text:p text:style-name="P54">Tierra</text:p>
          </table:table-cell>
          <table:table-cell table:style-name="Tabla1.A1" office:value-type="string">
            <text:p text:style-name="P99"/>
          </table:table-cell>
          <table:table-cell table:style-name="Tabla1.A1" office:value-type="string">
            <text:p text:style-name="P48"/>
          </table:table-cell>
          <table:table-cell table:style-name="Tabla1.A1" office:value-type="string">
            <text:p text:style-name="P204"/>
          </table:table-cell>
          <table:table-cell table:style-name="Tabla1.A1" office:value-type="string">
            <text:p text:style-name="P205">M =</text:p>
          </table:table-cell>
          <table:table-cell table:style-name="Tabla1.A1" office:value-type="string">
            <text:p text:style-name="P204">5,96·10²⁴</text:p>
          </table:table-cell>
          <table:table-cell table:style-name="Tabla1.A1" office:value-type="string">
            <text:p text:style-name="P206">kg</text:p>
          </table:table-cell>
        </table:table-row>
        <table:table-row table:style-name="Tabla1.1">
          <table:table-cell table:style-name="Tabla1.G5">
            <text:p text:style-name="P78"/>
          </table:table-cell>
          <table:table-cell table:style-name="Tabla1.A1" table:number-columns-spanned="2" office:value-type="string">
            <text:p text:style-name="P48">en el suelo para</text:p>
          </table:table-cell>
          <table:covered-table-cell/>
          <table:table-cell table:style-name="Tabla1.G5" table:number-columns-spanned="2">
            <text:p text:style-name="P78"/>
          </table:table-cell>
          <table:covered-table-cell/>
          <table:table-cell table:style-name="Tabla1.B1">
            <text:p text:style-name="P78"/>
          </table:table-cell>
          <table:table-cell table:style-name="Tabla1.B1">
            <text:p text:style-name="P78"/>
          </table:table-cell>
        </table:table-row>
        <table:table-row table:style-name="Tabla1.1">
          <table:table-cell table:style-name="Tabla1.B1">
            <text:p text:style-name="P78"/>
          </table:table-cell>
          <table:table-cell table:style-name="Tabla1.B10" table:number-columns-spanned="2" office:value-type="string">
            <text:p text:style-name="P106">Campo gravitatorio</text:p>
          </table:table-cell>
          <table:covered-table-cell/>
          <table:table-cell table:style-name="Tabla1.A1" office:value-type="string">
            <text:p text:style-name="P48">en la órbita</text:p>
          </table:table-cell>
          <table:table-cell table:style-name="Tabla1.B1">
            <text:p text:style-name="P78"/>
          </table:table-cell>
          <table:table-cell table:style-name="Tabla1.A1" office:value-type="string">
            <text:p text:style-name="P34">3,70</text:p>
          </table:table-cell>
          <table:table-cell table:style-name="Tabla1.A1" office:value-type="string">
            <text:p text:style-name="P48">m/s²</text:p>
          </table:table-cell>
        </table:table-row>
      </table:table>
      <text:p text:style-name="P57"/>
      <text:p text:style-name="P187"><text:span text:style-name="T25">Para ver el momento angular del satélite respecto del centro de la Tierra, elegir </text:span><text:span text:style-name="T67"><text:s/></text:span><text:span text:style-name="T66">Momento angular</text:span><text:span text:style-name="T68"> </text:span><text:span text:style-name="T69">en vez de</text:span><text:span text:style-name="T67"> </text:span><text:span text:style-name="T70">Campo gravitatorio</text:span><text:span text:style-name="T68">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D"/>
        <table:table-column table:style-name="Tabla9.G"/>
        <table:table-row table:style-name="Tabla9.1">
          <table:table-cell table:style-name="Tabla9.A1">
            <text:p text:style-name="Table_20_Contents"/>
          </table:table-cell>
          <table:table-cell table:style-name="Tabla9.B1" office:value-type="string">
            <text:p text:style-name="P164"/>
          </table:table-cell>
          <table:table-cell table:style-name="Tabla9.C1" office:value-type="string">
            <text:p text:style-name="P183">Momento angular</text:p>
          </table:table-cell>
          <table:table-cell table:style-name="Tabla9.D1" office:value-type="string">
            <text:p text:style-name="P183">en la órbita</text:p>
          </table:table-cell>
          <table:table-cell table:style-name="Tabla9.A1">
            <text:p text:style-name="Table_20_Contents"/>
          </table:table-cell>
          <table:table-cell table:style-name="Tabla9.F1" office:value-type="string">
            <text:p text:style-name="P191">6,42·10¹²</text:p>
          </table:table-cell>
          <table:table-cell table:style-name="Tabla9.G1" office:value-type="string">
            <text:p text:style-name="P183">kg·m²/s</text:p>
          </table:table-cell>
        </table:table-row>
      </table:table>
      <text:p text:style-name="P57"/>
      <text:p text:style-name="P57"><text:span text:style-name="T8">Cálculo de </text:span><text:span text:style-name="T10">la velocidad orbital y e</text:span><text:span text:style-name="T8">l período.</text:span><text:span text:style-name="T53"> </text:span><text:span text:style-name="T46"><text:s/>(Pestaña</text:span><text:span text:style-name="T47">: «Periodo»</text:span><text:span text:style-name="T46">)</text:span></text:p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column table:style-name="Tabla60.E"/>
        <table:table-column table:style-name="Tabla60.F"/>
        <table:table-column table:style-name="Tabla60.G"/>
        <table:table-column table:style-name="Tabla60.H"/>
        <table:table-column table:style-name="Tabla60.I"/>
        <table:table-column table:style-name="Tabla60.J"/>
        <table:table-column table:style-name="Tabla60.K"/>
        <table:table-column table:style-name="Tabla60.L"/>
        <table:table-row table:style-name="Tabla60.1">
          <table:table-cell table:style-name="Tabla60.A1" office:value-type="string">
            <text:p text:style-name="P183">Radio de la órbita</text:p>
          </table:table-cell>
          <table:table-cell table:style-name="Tabla60.B1">
            <text:p text:style-name="Table_20_Contents"/>
          </table:table-cell>
          <table:table-cell table:style-name="Tabla60.A1" office:value-type="string">
            <text:p text:style-name="P195">r =</text:p>
          </table:table-cell>
          <table:table-cell table:style-name="Tabla60.A1" office:value-type="string">
            <text:p text:style-name="P195">R + h</text:p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A1" office:value-type="string">
            <text:p text:style-name="P196">r =</text:p>
          </table:table-cell>
          <table:table-cell table:style-name="Tabla60.A1" table:number-columns-spanned="2" office:value-type="string">
            <text:p text:style-name="P154">6,37·10⁶ + 4,00·10⁶</text:p>
          </table:table-cell>
          <table:covered-table-cell/>
          <table:table-cell table:style-name="Tabla60.A1" office:value-type="string">
            <text:p text:style-name="P143">=</text:p>
          </table:table-cell>
          <table:table-cell table:style-name="Tabla60.A1" office:value-type="string">
            <text:p text:style-name="P192">1,04·10⁷</text:p>
          </table:table-cell>
          <table:table-cell table:style-name="Tabla60.A1" office:value-type="string">
            <text:p text:style-name="P183">m</text:p>
          </table:table-cell>
        </table:table-row>
        <table:table-row table:style-name="Tabla60.1"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</table:table-row>
        <table:table-row table:style-name="Tabla60.1">
          <table:table-cell table:style-name="Tabla60.A1" office:value-type="string">
            <text:p text:style-name="P183">Masa del astro</text:p>
          </table:table-cell>
          <table:table-cell table:style-name="Tabla60.B1">
            <text:p text:style-name="Table_20_Contents"/>
          </table:table-cell>
          <table:table-cell table:style-name="Tabla60.A1" table:number-columns-spanned="2" office:value-type="string">
            <text:p text:style-name="P195">G · M = g₀ · R²</text:p>
          </table:table-cell>
          <table:covered-table-cell/>
          <table:table-cell table:style-name="Tabla60.B1">
            <text:p text:style-name="Table_20_Contents"/>
          </table:table-cell>
          <table:table-cell table:style-name="Tabla60.A1" table:number-columns-spanned="2" office:value-type="string">
            <text:p text:style-name="P196">G · M =</text:p>
          </table:table-cell>
          <table:covered-table-cell/>
          <table:table-cell table:style-name="Tabla60.A1" table:number-columns-spanned="2" office:value-type="string">
            <text:p text:style-name="P143">9,81 · (6,37·10⁶)²</text:p>
          </table:table-cell>
          <table:covered-table-cell/>
          <table:table-cell table:style-name="Tabla60.A1" office:value-type="string">
            <text:p text:style-name="P143">=</text:p>
          </table:table-cell>
          <table:table-cell table:style-name="Tabla60.A1" office:value-type="string">
            <text:p text:style-name="P192">3,98·10¹⁴</text:p>
          </table:table-cell>
          <table:table-cell table:style-name="Tabla60.A1" office:value-type="string">
            <text:p text:style-name="P183">m³/s²</text:p>
          </table:table-cell>
        </table:table-row>
        <table:table-row table:style-name="Tabla60.1"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A1" office:value-type="string">
            <text:p text:style-name="P196">M =</text:p>
          </table:table-cell>
          <table:table-cell table:style-name="Tabla60.A1" table:number-columns-spanned="2" office:value-type="string">
            <text:p text:style-name="P143">3,98·10¹⁴ / 6,67·10⁻¹¹</text:p>
          </table:table-cell>
          <table:covered-table-cell/>
          <table:table-cell table:style-name="Tabla60.A1" office:value-type="string">
            <text:p text:style-name="P143">=</text:p>
          </table:table-cell>
          <table:table-cell table:style-name="Tabla60.A1" office:value-type="string">
            <text:p text:style-name="P192">5,96·10²⁴</text:p>
          </table:table-cell>
          <table:table-cell table:style-name="Tabla60.A1" office:value-type="string">
            <text:p text:style-name="P183">kg</text:p>
          </table:table-cell>
        </table:table-row>
        <table:table-row>
          <table:table-cell table:style-name="Tabla60.A1" table:number-rows-spanned="2" office:value-type="string">
            <text:p text:style-name="P183">Velocidad del satélite</text:p>
          </table:table-cell>
          <table:table-cell table:style-name="Tabla60.A1" table:number-rows-spanned="2" office:value-type="string">
            <text:p text:style-name="P196">v =</text:p>
          </table:table-cell>
          <table:table-cell table:style-name="Tabla60.A1" table:number-rows-spanned="2" office:value-type="string">
            <text:p text:style-name="P173">√</text:p>
          </table:table-cell>
          <table:table-cell table:style-name="Tabla60.D5" office:value-type="string">
            <text:p text:style-name="P200">G · M</text:p>
          </table:table-cell>
          <table:table-cell table:style-name="Tabla60.B1">
            <text:p text:style-name="Table_20_Contents"/>
          </table:table-cell>
          <table:table-cell table:style-name="Tabla60.A1" table:number-rows-spanned="2" office:value-type="string">
            <text:p text:style-name="P196">v =</text:p>
          </table:table-cell>
          <table:table-cell table:style-name="Tabla60.A1" table:number-rows-spanned="2" office:value-type="string">
            <text:p text:style-name="P173">√</text:p>
          </table:table-cell>
          <table:table-cell table:style-name="Tabla60.H5" table:number-columns-spanned="2" office:value-type="string">
            <text:p text:style-name="P143">3,98·10¹⁴</text:p>
          </table:table-cell>
          <table:covered-table-cell/>
          <table:table-cell table:style-name="Tabla60.A1" table:number-rows-spanned="2" office:value-type="string">
            <text:p text:style-name="P143">=</text:p>
          </table:table-cell>
          <table:table-cell table:style-name="Tabla60.A1" table:number-rows-spanned="2" office:value-type="string">
            <text:p text:style-name="P191">6,20·10³</text:p>
          </table:table-cell>
          <table:table-cell table:style-name="Tabla60.A1" table:number-rows-spanned="2" office:value-type="string">
            <text:p text:style-name="P183">m/s</text:p>
          </table:table-cell>
        </table:table-row>
        <table:table-row>
          <table:covered-table-cell table:style-name="Tabla60.B1"/>
          <table:covered-table-cell table:style-name="Tabla60.B1"/>
          <table:covered-table-cell table:style-name="Tabla60.B1"/>
          <table:table-cell table:style-name="Tabla60.A1" office:value-type="string">
            <text:p text:style-name="P200">r</text:p>
          </table:table-cell>
          <table:table-cell table:style-name="Tabla60.B1">
            <text:p text:style-name="Table_20_Contents"/>
          </table:table-cell>
          <table:covered-table-cell table:style-name="Tabla60.B1"/>
          <table:covered-table-cell table:style-name="Tabla60.B1"/>
          <table:table-cell table:style-name="Tabla60.A1" table:number-columns-spanned="2" office:value-type="string">
            <text:p text:style-name="P143">1,04·10⁷</text:p>
          </table:table-cell>
          <table:covered-table-cell/>
          <table:covered-table-cell table:style-name="Tabla60.B1"/>
          <table:covered-table-cell table:style-name="Tabla60.B1"/>
          <table:covered-table-cell table:style-name="Tabla60.B1"/>
        </table:table-row>
        <table:table-row table:style-name="Tabla60.1"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P194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P194"/>
          </table:table-cell>
          <table:table-cell table:style-name="Tabla60.B1" table:number-columns-spanned="2">
            <text:p text:style-name="Table_20_Contents"/>
          </table:table-cell>
          <table:covered-table-cell/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</table:table-row>
        <table:table-row>
          <table:table-cell table:style-name="Tabla60.A1" table:number-rows-spanned="2" office:value-type="string">
            <text:p text:style-name="P183">Período del satélite</text:p>
          </table:table-cell>
          <table:table-cell table:style-name="Tabla60.B1">
            <text:p text:style-name="Table_20_Contents"/>
          </table:table-cell>
          <table:table-cell table:style-name="Tabla60.A1" table:number-rows-spanned="2" office:value-type="string">
            <text:p text:style-name="P200">T =</text:p>
          </table:table-cell>
          <table:table-cell table:style-name="Tabla60.D8" office:value-type="string">
            <text:p text:style-name="P200">2 · π · r</text:p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table-cell table:style-name="Tabla60.A1" table:number-rows-spanned="2" office:value-type="string">
            <text:p text:style-name="P200">T =</text:p>
          </table:table-cell>
          <table:table-cell table:style-name="Tabla60.H8" table:number-columns-spanned="2" office:value-type="string">
            <text:p text:style-name="P143">2 · 3,14 · 1,04·10⁷</text:p>
          </table:table-cell>
          <table:covered-table-cell/>
          <table:table-cell table:style-name="Tabla60.A1" table:number-rows-spanned="2" office:value-type="string">
            <text:p text:style-name="P143">=</text:p>
          </table:table-cell>
          <table:table-cell table:style-name="Tabla60.A1" table:number-rows-spanned="2" office:value-type="string">
            <text:p text:style-name="P191">1,05·10⁴</text:p>
          </table:table-cell>
          <table:table-cell table:style-name="Tabla60.A1" table:number-rows-spanned="2" office:value-type="string">
            <text:p text:style-name="P183">s</text:p>
          </table:table-cell>
        </table:table-row>
        <table:table-row>
          <table:covered-table-cell table:style-name="Tabla60.B1"/>
          <table:table-cell table:style-name="Tabla60.B1">
            <text:p text:style-name="Table_20_Contents"/>
          </table:table-cell>
          <table:covered-table-cell table:style-name="Tabla60.B1"/>
          <table:table-cell table:style-name="Tabla60.A1" office:value-type="string">
            <text:p text:style-name="P200">v</text:p>
          </table:table-cell>
          <table:table-cell table:style-name="Tabla60.B1">
            <text:p text:style-name="Table_20_Contents"/>
          </table:table-cell>
          <table:table-cell table:style-name="Tabla60.B1">
            <text:p text:style-name="Table_20_Contents"/>
          </table:table-cell>
          <table:covered-table-cell table:style-name="Tabla60.B1"/>
          <table:table-cell table:style-name="Tabla60.A1" table:number-columns-spanned="2" office:value-type="string">
            <text:p text:style-name="P143">6,20·10³</text:p>
          </table:table-cell>
          <table:covered-table-cell/>
          <table:covered-table-cell table:style-name="Tabla60.B1"/>
          <table:covered-table-cell table:style-name="Tabla60.B1"/>
          <table:covered-table-cell table:style-name="Tabla60.B1"/>
        </table:table-row>
      </table:table>
      <text:p text:style-name="P57"/>
      <text:p text:style-name="P57"><text:span text:style-name="T8">Cálculo de </text:span><text:span text:style-name="T10">la </text:span><text:span text:style-name="T15">aceleración.</text:span><text:span text:style-name="T54"> </text:span><text:span text:style-name="T46"><text:s/>(Pestaña</text:span><text:span text:style-name="T47">: «</text:span><text:span text:style-name="T46">Pe</text:span><text:span text:style-name="T52">s</text:span><text:span text:style-name="T46">o</text:span><text:span text:style-name="T47">»</text:span><text:span text:style-name="T46">)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B"/>
        <table:table-column table:style-name="Tabla2.I"/>
        <table:table-column table:style-name="Tabla2.J"/>
        <table:table-row table:style-name="Tabla2.1">
          <table:table-cell table:style-name="Tabla2.A1" table:number-rows-spanned="2" office:value-type="string">
            <text:p text:style-name="P183">Gravedad en la altura</text:p>
          </table:table-cell>
          <table:table-cell table:style-name="Tabla2.A1" table:number-rows-spanned="2" office:value-type="string">
            <text:p text:style-name="P80">g =</text:p>
          </table:table-cell>
          <table:table-cell table:style-name="Tabla2.C1" office:value-type="string">
            <text:p text:style-name="P86">G · M</text:p>
          </table:table-cell>
          <table:table-cell table:style-name="Tabla2.D1">
            <text:p text:style-name="P78"/>
          </table:table-cell>
          <table:table-cell table:style-name="Tabla2.D1">
            <text:p text:style-name="P78"/>
          </table:table-cell>
          <table:table-cell table:style-name="Tabla2.A1" table:number-rows-spanned="2" office:value-type="string">
            <text:p text:style-name="P80">g =</text:p>
          </table:table-cell>
          <table:table-cell table:style-name="Tabla2.C1" office:value-type="string">
            <text:p text:style-name="P106">3,98·10¹⁴</text:p>
          </table:table-cell>
          <table:table-cell table:style-name="Tabla2.A1" table:number-rows-spanned="2" office:value-type="string">
            <text:p text:style-name="P106">=</text:p>
          </table:table-cell>
          <table:table-cell table:style-name="Tabla2.A1" table:number-rows-spanned="2" office:value-type="string">
            <text:p text:style-name="P34">3,70</text:p>
          </table:table-cell>
          <table:table-cell table:style-name="Tabla2.A1" table:number-rows-spanned="2" office:value-type="string">
            <text:p text:style-name="P48">m/s²</text:p>
          </table:table-cell>
        </table:table-row>
        <table:table-row table:style-name="Tabla2.1">
          <table:covered-table-cell table:style-name="Tabla2.A1"/>
          <table:covered-table-cell table:style-name="Tabla2.A1"/>
          <table:table-cell table:style-name="Tabla2.A1" office:value-type="string">
            <text:p text:style-name="P86">r²</text:p>
          </table:table-cell>
          <table:table-cell table:style-name="Tabla2.D1">
            <text:p text:style-name="P78"/>
          </table:table-cell>
          <table:table-cell table:style-name="Tabla2.D1">
            <text:p text:style-name="P78"/>
          </table:table-cell>
          <table:covered-table-cell table:style-name="Tabla2.A1"/>
          <table:table-cell table:style-name="Tabla2.A1" office:value-type="string">
            <text:p text:style-name="P106">(1,04·10⁷)²</text:p>
          </table:table-cell>
          <table:covered-table-cell table:style-name="Tabla2.A1"/>
          <table:covered-table-cell table:style-name="Tabla2.A1"/>
          <table:covered-table-cell table:style-name="Tabla2.A1"/>
        </table:table-row>
      </table:table>
      <text:p text:style-name="P57"/>
      <text:p text:style-name="P58"><text:span text:style-name="T8">Cálculo de</text:span><text:span text:style-name="T16">l módulo del momento angular</text:span><text:span text:style-name="T8">.</text:span><text:span text:style-name="T53"> </text:span><text:span text:style-name="T46"><text:s/>(Pestaña</text:span><text:span text:style-name="T47">: «Energia»</text:span><text:span text:style-name="T46">)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column table:style-name="Tabla10.I"/>
        <table:table-column table:style-name="Tabla10.J"/>
        <table:table-row table:style-name="Tabla10.1">
          <table:table-cell table:style-name="Tabla10.A1" office:value-type="string">
            <text:p text:style-name="P183">Momento angular</text:p>
          </table:table-cell>
          <table:table-cell table:style-name="Tabla10.A1" office:value-type="string">
            <text:p text:style-name="P90"/>
          </table:table-cell>
          <table:table-cell table:style-name="Tabla10.A1" office:value-type="string">
            <text:p text:style-name="P90">Lₒ = r · m · v</text:p>
          </table:table-cell>
          <table:table-cell table:style-name="Tabla10.D1">
            <text:p text:style-name="P78"/>
          </table:table-cell>
          <table:table-cell table:style-name="Tabla10.D1">
            <text:p text:style-name="P78"/>
          </table:table-cell>
          <table:table-cell table:style-name="Tabla10.A1" office:value-type="string">
            <text:p text:style-name="P90">Lₒ =</text:p>
          </table:table-cell>
          <table:table-cell table:style-name="Tabla10.A1" office:value-type="string">
            <text:p text:style-name="P106">1,04·10⁷ · 100 · 6,20·10³</text:p>
          </table:table-cell>
          <table:table-cell table:style-name="Tabla10.A1" office:value-type="string">
            <text:p text:style-name="P106">=</text:p>
          </table:table-cell>
          <table:table-cell table:style-name="Tabla10.A1" office:value-type="string">
            <text:p text:style-name="P34">6,42·10¹²</text:p>
          </table:table-cell>
          <table:table-cell table:style-name="Tabla10.A1" office:value-type="string">
            <text:p text:style-name="P48">kg·m²/s</text:p>
          </table:table-cell>
        </table:table-row>
      </table:table>
      <text:p text:style-name="P141"/>
      <text:h text:style-name="P222" text:outline-level="4"><text:bookmark-start text:name="__RefHeading___Toc3577_217277345"/>Un satélite artificial de 500 kg describe una órbita circular alrededor de la Tierra con un radio de 2·10⁴ km. Calcula:<text:bookmark-end text:name="__RefHeading___Toc3577_217277345"/></text:h>
      <text:h text:style-name="P232" text:outline-level="5">La velocidad orbital y el período.</text:h>
      <text:h text:style-name="P232" text:outline-level="5">La energía mecánica y la potencial.</text:h>
      <text:h text:style-name="P232" text:outline-level="5">Si por fricción se pierde algo de energía, ¿qué le ocurre al radio y a la velocidad?</text:h>
      <text:p text:style-name="P130"><text:span text:style-name="T25">Datos </text:span><text:span text:style-name="Variable"><text:span text:style-name="T25">g</text:span></text:span><text:span text:style-name="T25">₀ = 9,8 m/s</text:span><text:span text:style-name="T31">²</text:span><text:span text:style-name="T25">; </text:span><text:span text:style-name="Variable"><text:span text:style-name="T25">R</text:span></text:span><text:span text:style-name="T25"> = 6370 km<text:tab/></text:span><text:span text:style-name="PAU"><text:span text:style-name="T25">(P.A.U. Set. 10)</text:span></text:span></text:p>
      <text:p text:style-name="P140"><text:span text:style-name="T26">Rta.</text:span><text:span text:style-name="T25">: a) </text:span><text:span text:style-name="variable"><text:span text:style-name="T36">v</text:span></text:span><text:span text:style-name="T25"> = 4,</text:span><text:span text:style-name="T41">46</text:span><text:span text:style-name="T25"> km/s; </text:span><text:span text:style-name="variable"><text:span text:style-name="T36">T</text:span></text:span><text:span text:style-name="T25"> = 7 </text:span><text:span text:style-name="T36">h </text:span><text:span text:style-name="T37">50 min</text:span><text:span text:style-name="T25">; b) </text:span><text:span text:style-name="variable"><text:span text:style-name="T36">E</text:span></text:span><text:span text:style-name="T25"> = -4,97·10⁹ J; </text:span><text:span text:style-name="variable"><text:span text:style-name="T25">E</text:span></text:span><text:span text:style-name="T61">ₚ</text:span><text:span text:style-name="T25"> = -9,9</text:span><text:span text:style-name="T42">4</text:span><text:span text:style-name="T25">·10⁹ J</text:span></text:p>
      <text:p text:style-name="P25"/>
      <text:p text:style-name="P30"><text:span text:style-name="T7">Introducción de datos.</text:span> (Pestaña<text:span text:style-name="T72">: «Enunciado»</text:span>)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 table:style-name="Tabla22.1">
          <table:table-cell table:style-name="Tabla22.A1" office:value-type="string">
            <text:p text:style-name="P48">Un satélite de masa</text:p>
          </table:table-cell>
          <table:table-cell table:style-name="Tabla22.B1">
            <text:p text:style-name="P78"/>
          </table:table-cell>
          <table:table-cell table:style-name="Tabla22.A1" office:value-type="string">
            <text:p text:style-name="P80">m =</text:p>
          </table:table-cell>
          <table:table-cell table:style-name="Tabla22.D1" office:value-type="string">
            <text:p text:style-name="P100"><text:span text:style-name="T86">5</text:span>00</text:p>
          </table:table-cell>
          <table:table-cell table:style-name="Tabla22.A1" office:value-type="string">
            <text:p text:style-name="P48">kg</text:p>
          </table:table-cell>
        </table:table-row>
        <table:table-row table:style-name="Tabla22.1">
          <table:table-cell table:style-name="Tabla22.A1" office:value-type="string">
            <text:p text:style-name="P48">gira alrededor de un astro de masa</text:p>
          </table:table-cell>
          <table:table-cell table:style-name="Tabla22.B1">
            <text:p text:style-name="P78"/>
          </table:table-cell>
          <table:table-cell table:style-name="Tabla22.A1" office:value-type="string">
            <text:p text:style-name="P80">M =</text:p>
          </table:table-cell>
          <table:table-cell table:style-name="Tabla22.D2">
            <text:p text:style-name="P78"/>
          </table:table-cell>
          <table:table-cell table:style-name="Tabla22.A1" office:value-type="string">
            <text:p text:style-name="P48">kg</text:p>
          </table:table-cell>
        </table:table-row>
        <table:table-row table:style-name="Tabla22.3">
          <table:table-cell table:style-name="Tabla22.A1" office:value-type="string">
            <text:p text:style-name="P48">y radio</text:p>
          </table:table-cell>
          <table:table-cell table:style-name="Tabla22.B1">
            <text:p text:style-name="P78"/>
          </table:table-cell>
          <table:table-cell table:style-name="Tabla22.A1" office:value-type="string">
            <text:p text:style-name="P80">R =</text:p>
          </table:table-cell>
          <table:table-cell table:style-name="Tabla22.D3" office:value-type="float" office:value="6370">
            <text:p text:style-name="P99">6370</text:p>
          </table:table-cell>
          <table:table-cell table:style-name="Tabla22.E3" office:value-type="string">
            <text:p text:style-name="P48">km</text:p>
          </table:table-cell>
        </table:table-row>
        <table:table-row table:style-name="Tabla22.1">
          <table:table-cell table:style-name="Tabla22.A1" office:value-type="string">
            <text:p text:style-name="P48">en el que la gravedad en el suelo es</text:p>
          </table:table-cell>
          <table:table-cell table:style-name="Tabla22.B1">
            <text:p text:style-name="P78"/>
          </table:table-cell>
          <table:table-cell table:style-name="Tabla22.A1" office:value-type="string">
            <text:p text:style-name="P80">g₀ =</text:p>
          </table:table-cell>
          <table:table-cell table:style-name="Tabla22.D4" office:value-type="float" office:value="9.8">
            <text:p text:style-name="P99">9,8</text:p>
          </table:table-cell>
          <table:table-cell table:style-name="Tabla22.A1" office:value-type="string">
            <text:p text:style-name="P48">m/s²</text:p>
          </table:table-cell>
        </table:table-row>
        <table:table-row table:style-name="Tabla22.1">
          <table:table-cell table:style-name="Tabla22.A1" office:value-type="string">
            <text:p text:style-name="P48">La órbita es circular de</text:p>
          </table:table-cell>
          <table:table-cell table:style-name="Tabla22.B5" office:value-type="string">
            <text:p text:style-name="P158">radio</text:p>
          </table:table-cell>
          <table:table-cell table:style-name="Tabla22.A1" office:value-type="string">
            <text:p text:style-name="P80"><text:span text:style-name="T92">r</text:span> =</text:p>
          </table:table-cell>
          <table:table-cell table:style-name="Tabla22.D5" office:value-type="float" office:value="20000">
            <text:p text:style-name="P99">2,00E+04</text:p>
          </table:table-cell>
          <table:table-cell table:style-name="Tabla22.E5" office:value-type="string">
            <text:p text:style-name="P48">km</text:p>
          </table:table-cell>
        </table:table-row>
      </table:table>
      <text:p text:style-name="P6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D"/>
        <table:table-column table:style-name="Tabla4.G"/>
        <text:soft-page-break/>
        <table:table-row table:style-name="Tabla4.1">
          <table:table-cell table:style-name="Tabla4.A1" office:value-type="string">
            <text:p text:style-name="P42">Respuestas</text:p>
          </table:table-cell>
          <table:table-cell table:style-name="Tabla4.A1" office:value-type="string">
            <text:p text:style-name="P160">clic ↓</text:p>
          </table:table-cell>
          <table:table-cell table:style-name="Tabla4.C1">
            <text:p text:style-name="P78"/>
          </table:table-cell>
          <table:table-cell table:style-name="Tabla4.C1">
            <text:p text:style-name="P78"/>
          </table:table-cell>
          <table:table-cell table:style-name="Tabla4.A1" table:number-columns-spanned="2" office:value-type="string">
            <text:p text:style-name="P99">Cifras significativas:</text:p>
          </table:table-cell>
          <table:covered-table-cell/>
          <table:table-cell table:style-name="Tabla4.G1" office:value-type="string">
            <text:p text:style-name="P48"/>
          </table:table-cell>
        </table:table-row>
        <table:table-row table:style-name="Tabla4.1">
          <table:table-cell table:style-name="Tabla4.C1">
            <text:p text:style-name="P78"/>
          </table:table-cell>
          <table:table-cell table:style-name="Tabla4.B2">
            <text:p text:style-name="P78"/>
          </table:table-cell>
          <table:table-cell table:style-name="Tabla4.A1" office:value-type="string">
            <text:p text:style-name="P160">clic ↓</text:p>
          </table:table-cell>
          <table:table-cell table:style-name="Tabla4.A1" office:value-type="string">
            <text:p text:style-name="P99">Velocidad</text:p>
          </table:table-cell>
          <table:table-cell table:style-name="Tabla4.C1">
            <text:p text:style-name="P159"/>
          </table:table-cell>
          <table:table-cell table:style-name="Tabla4.F2" office:value-type="string">
            <text:p text:style-name="P99">Período</text:p>
          </table:table-cell>
          <table:table-cell table:style-name="Tabla4.C1">
            <text:p text:style-name="P159"/>
          </table:table-cell>
        </table:table-row>
        <table:table-row table:style-name="Tabla4.1">
          <table:table-cell table:style-name="Tabla4.A1" office:value-type="string">
            <text:p text:style-name="P48">Órbita</text:p>
          </table:table-cell>
          <table:table-cell table:style-name="Tabla4.B3">
            <text:p text:style-name="P78"/>
          </table:table-cell>
          <table:table-cell table:style-name="Tabla4.B2">
            <text:p text:style-name="P78"/>
          </table:table-cell>
          <table:table-cell table:style-name="Tabla4.A1" office:value-type="string">
            <text:p text:style-name="P34">4,46·10³</text:p>
          </table:table-cell>
          <table:table-cell table:style-name="Tabla4.E3" office:value-type="string">
            <text:p text:style-name="P48">m/s</text:p>
          </table:table-cell>
          <table:table-cell table:style-name="Tabla4.F3" office:value-type="time" office:time-value="PT07H49M42.037708812S">
            <text:p text:style-name="P34">07:49:42</text:p>
          </table:table-cell>
          <table:table-cell table:style-name="Tabla4.G3" office:value-type="string">
            <text:p text:style-name="P48">h:m:s</text:p>
          </table:table-cell>
        </table:table-row>
        <table:table-row table:style-name="Tabla4.1">
          <table:table-cell table:style-name="Tabla4.C1">
            <text:p text:style-name="P78"/>
          </table:table-cell>
          <table:table-cell table:style-name="Tabla4.C1">
            <text:p text:style-name="P78"/>
          </table:table-cell>
          <table:table-cell table:style-name="Tabla4.C1">
            <text:p text:style-name="P78"/>
          </table:table-cell>
          <table:table-cell table:style-name="Tabla4.C1">
            <text:p text:style-name="P78"/>
          </table:table-cell>
          <table:table-cell table:style-name="Tabla4.C1">
            <text:p text:style-name="P78"/>
          </table:table-cell>
          <table:table-cell table:style-name="Tabla4.C1">
            <text:p text:style-name="P78"/>
          </table:table-cell>
          <table:table-cell table:style-name="Tabla4.C1">
            <text:p text:style-name="P159"/>
          </table:table-cell>
        </table:table-row>
        <table:table-row table:style-name="Tabla4.1">
          <table:table-cell table:style-name="Tabla4.C1">
            <text:p text:style-name="P78"/>
          </table:table-cell>
          <table:table-cell table:style-name="Tabla4.A1" office:value-type="string">
            <text:p text:style-name="P99">cinética</text:p>
          </table:table-cell>
          <table:table-cell table:style-name="Tabla4.C1">
            <text:p text:style-name="P78"/>
          </table:table-cell>
          <table:table-cell table:style-name="Tabla4.A1" office:value-type="string">
            <text:p text:style-name="P99">potencial</text:p>
          </table:table-cell>
          <table:table-cell table:style-name="Tabla4.C1">
            <text:p text:style-name="P78"/>
          </table:table-cell>
          <table:table-cell table:style-name="Tabla4.A1" office:value-type="string">
            <text:p text:style-name="P99">mecánica</text:p>
          </table:table-cell>
          <table:table-cell table:style-name="Tabla4.G5" office:value-type="string">
            <text:p text:style-name="P48">GJ</text:p>
          </table:table-cell>
        </table:table-row>
        <table:table-row table:style-name="Tabla4.1">
          <table:table-cell table:style-name="Tabla4.A6" office:value-type="string">
            <text:p text:style-name="P48">Energía en la órbita</text:p>
          </table:table-cell>
          <table:table-cell table:style-name="Tabla4.A1" office:value-type="string">
            <text:p text:style-name="P99">4,97</text:p>
          </table:table-cell>
          <table:table-cell table:style-name="Tabla4.A1" office:value-type="string">
            <text:p text:style-name="P48">GJ</text:p>
          </table:table-cell>
          <table:table-cell table:style-name="Tabla4.A1" office:value-type="string">
            <text:p text:style-name="P34">-9,94</text:p>
          </table:table-cell>
          <table:table-cell table:style-name="Tabla4.A1" office:value-type="string">
            <text:p text:style-name="P48">GJ</text:p>
          </table:table-cell>
          <table:table-cell table:style-name="Tabla4.A1" office:value-type="string">
            <text:p text:style-name="P34">-4,97</text:p>
          </table:table-cell>
          <table:table-cell table:style-name="Tabla4.A1" office:value-type="string">
            <text:p text:style-name="P48">GJ</text:p>
          </table:table-cell>
        </table:table-row>
      </table:table>
      <text:p text:style-name="P62"/>
      <text:p text:style-name="P63"><text:span text:style-name="T8">Cálculo de </text:span><text:span text:style-name="T10">la velocidad orbital y </text:span><text:span text:style-name="T24">d</text:span><text:span text:style-name="T10">e</text:span><text:span text:style-name="T8">l período.</text:span><text:span text:style-name="T53"> </text:span><text:span text:style-name="T46">(Pestaña</text:span><text:span text:style-name="T47">: «Periodo»</text:span><text:span text:style-name="T46">)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C"/>
        <table:table-column table:style-name="Tabla5.K"/>
        <table:table-row table:style-name="Tabla5.1">
          <table:table-cell table:style-name="Tabla5.A1" office:value-type="string">
            <text:p text:style-name="P126">Masa d<text:span text:style-name="T134">el</text:span> astro</text:p>
          </table:table-cell>
          <table:table-cell table:style-name="Tabla5.B1">
            <text:p text:style-name="P126"/>
          </table:table-cell>
          <table:table-cell table:style-name="Tabla5.A1" table:number-columns-spanned="2" office:value-type="string">
            <text:p text:style-name="P94">G · M = g₀ · R²</text:p>
          </table:table-cell>
          <table:covered-table-cell/>
          <table:table-cell table:style-name="Tabla5.B1">
            <text:p text:style-name="P126"/>
          </table:table-cell>
          <table:table-cell table:style-name="Tabla5.A1" table:number-columns-spanned="2" office:value-type="string">
            <text:p text:style-name="P85">G · M =</text:p>
          </table:table-cell>
          <table:covered-table-cell/>
          <table:table-cell table:style-name="Tabla5.A1" office:value-type="string">
            <text:p text:style-name="P111">9,80 · (6,37·10⁶)²</text:p>
          </table:table-cell>
          <table:table-cell table:style-name="Tabla5.A1" office:value-type="string">
            <text:p text:style-name="P111">=</text:p>
          </table:table-cell>
          <table:table-cell table:style-name="Tabla5.A1" office:value-type="string">
            <text:p text:style-name="P105">3,98·10¹⁴</text:p>
          </table:table-cell>
          <table:table-cell table:style-name="Tabla5.A1" office:value-type="string">
            <text:p text:style-name="P56">m³/s²</text:p>
          </table:table-cell>
        </table:table-row>
        <table:table-row table:style-name="Tabla5.2"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A1" office:value-type="string">
            <text:p text:style-name="P199">M =</text:p>
          </table:table-cell>
          <table:table-cell table:style-name="Tabla5.A1" office:value-type="string">
            <text:p text:style-name="P144">3,98·10¹⁴ / 6,67·10⁻¹¹</text:p>
          </table:table-cell>
          <table:table-cell table:style-name="Tabla5.A1" office:value-type="string">
            <text:p text:style-name="P144">=</text:p>
          </table:table-cell>
          <table:table-cell table:style-name="Tabla5.A1" office:value-type="string">
            <text:p text:style-name="P193">5,96·10²⁴</text:p>
          </table:table-cell>
          <table:table-cell table:style-name="Tabla5.A1" office:value-type="string">
            <text:p text:style-name="P186">kg</text:p>
          </table:table-cell>
        </table:table-row>
        <table:table-row>
          <table:table-cell table:style-name="Tabla5.A1" table:number-rows-spanned="2" office:value-type="string">
            <text:p text:style-name="P123">Velocidad del satélite</text:p>
          </table:table-cell>
          <table:table-cell table:style-name="Tabla5.A1" table:number-rows-spanned="2" office:value-type="string">
            <text:p text:style-name="P85">v =</text:p>
          </table:table-cell>
          <table:table-cell table:style-name="Tabla5.C3" table:number-rows-spanned="2" office:value-type="string">
            <text:p text:style-name="P172">√</text:p>
          </table:table-cell>
          <table:table-cell table:style-name="Tabla5.D3" office:value-type="string">
            <text:p text:style-name="P89">G · M</text:p>
          </table:table-cell>
          <table:table-cell table:style-name="Tabla5.B1">
            <text:p text:style-name="P126"/>
          </table:table-cell>
          <table:table-cell table:style-name="Tabla5.A1" table:number-rows-spanned="2" office:value-type="string">
            <text:p text:style-name="P85">v =</text:p>
          </table:table-cell>
          <table:table-cell table:style-name="Tabla5.A1" table:number-rows-spanned="2" office:value-type="string">
            <text:p text:style-name="P172">√</text:p>
          </table:table-cell>
          <table:table-cell table:style-name="Tabla5.H3" office:value-type="string">
            <text:p text:style-name="P111">3,98·10¹⁴</text:p>
          </table:table-cell>
          <table:table-cell table:style-name="Tabla5.A1" table:number-rows-spanned="2" office:value-type="string">
            <text:p text:style-name="P111">=</text:p>
          </table:table-cell>
          <table:table-cell table:style-name="Tabla5.A1" table:number-rows-spanned="2" office:value-type="string">
            <text:p text:style-name="P38">4,46·10³</text:p>
          </table:table-cell>
          <table:table-cell table:style-name="Tabla5.A1" table:number-rows-spanned="2" office:value-type="string">
            <text:p text:style-name="P56">m/s</text:p>
          </table:table-cell>
        </table:table-row>
        <table:table-row>
          <table:covered-table-cell table:style-name="Tabla5.A1"/>
          <table:covered-table-cell table:style-name="Tabla5.A1"/>
          <table:covered-table-cell table:style-name="Tabla5.C4"/>
          <table:table-cell table:style-name="Tabla5.A1" office:value-type="string">
            <text:p text:style-name="P89">r</text:p>
          </table:table-cell>
          <table:table-cell table:style-name="Tabla5.B1">
            <text:p text:style-name="P126"/>
          </table:table-cell>
          <table:covered-table-cell table:style-name="Tabla5.A1"/>
          <table:covered-table-cell table:style-name="Tabla5.A1"/>
          <table:table-cell table:style-name="Tabla5.A1" office:value-type="string">
            <text:p text:style-name="P111">2,00·10⁷</text:p>
          </table:table-cell>
          <table:covered-table-cell table:style-name="Tabla5.A1"/>
          <table:covered-table-cell table:style-name="Tabla5.A1"/>
          <table:covered-table-cell table:style-name="Tabla5.A1"/>
        </table:table-row>
        <table:table-row table:style-name="Tabla5.2"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98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</table:table-row>
        <table:table-row table:style-name="Tabla5.1">
          <table:table-cell table:style-name="Tabla5.A1" table:number-rows-spanned="2" office:value-type="string">
            <text:p text:style-name="P126">Período del satélite</text:p>
          </table:table-cell>
          <table:table-cell table:style-name="Tabla5.B1">
            <text:p text:style-name="P126"/>
          </table:table-cell>
          <table:table-cell table:style-name="Tabla5.A1" table:number-rows-spanned="2" office:value-type="string">
            <text:p text:style-name="P85">T =</text:p>
          </table:table-cell>
          <table:table-cell table:style-name="Tabla5.D6" office:value-type="string">
            <text:p text:style-name="P89">2 · π · r</text:p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table-cell table:style-name="Tabla5.A1" table:number-rows-spanned="2" office:value-type="string">
            <text:p text:style-name="P89">T =</text:p>
          </table:table-cell>
          <table:table-cell table:style-name="Tabla5.H6" office:value-type="string">
            <text:p text:style-name="P111">2 · 3,14 · 2,00·10⁷</text:p>
          </table:table-cell>
          <table:table-cell table:style-name="Tabla5.A1" table:number-rows-spanned="2" office:value-type="string">
            <text:p text:style-name="P111">=</text:p>
          </table:table-cell>
          <table:table-cell table:style-name="Tabla5.A1" table:number-rows-spanned="2" office:value-type="string">
            <text:p text:style-name="P38">2,82·10⁴</text:p>
          </table:table-cell>
          <table:table-cell table:style-name="Tabla5.A1" table:number-rows-spanned="2" office:value-type="string">
            <text:p text:style-name="P56">s</text:p>
          </table:table-cell>
        </table:table-row>
        <table:table-row table:style-name="Tabla5.2">
          <table:covered-table-cell table:style-name="Tabla5.B1"/>
          <table:table-cell table:style-name="Tabla5.B1">
            <text:p text:style-name="P126"/>
          </table:table-cell>
          <table:covered-table-cell table:style-name="Tabla5.A1"/>
          <table:table-cell table:style-name="Tabla5.A1" office:value-type="string">
            <text:p text:style-name="P89">v</text:p>
          </table:table-cell>
          <table:table-cell table:style-name="Tabla5.B1">
            <text:p text:style-name="P126"/>
          </table:table-cell>
          <table:table-cell table:style-name="Tabla5.B1">
            <text:p text:style-name="P126"/>
          </table:table-cell>
          <table:covered-table-cell table:style-name="Tabla5.A1"/>
          <table:table-cell table:style-name="Tabla5.A1" office:value-type="string">
            <text:p text:style-name="P111">4,46·10³</text:p>
          </table:table-cell>
          <table:covered-table-cell table:style-name="Tabla5.A1"/>
          <table:covered-table-cell table:style-name="Tabla5.A1"/>
          <table:covered-table-cell table:style-name="Tabla5.A1"/>
        </table:table-row>
      </table:table>
      <text:p text:style-name="P207"/>
      <text:p text:style-name="P63"><text:span text:style-name="T8">Cálculo de </text:span><text:span text:style-name="T10">la </text:span><text:span text:style-name="T8">energía mecánica y </text:span><text:span text:style-name="T24">de </text:span><text:span text:style-name="T8">la energía potencial.</text:span><text:span text:style-name="T53"> </text:span><text:span text:style-name="T46">(Pestaña</text:span><text:span text:style-name="T47">: «Energia»</text:span><text:span text:style-name="T46">)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C"/>
        <table:table-column table:style-name="Tabla21.F"/>
        <table:table-column table:style-name="Tabla21.C"/>
        <table:table-column table:style-name="Tabla21.H"/>
        <table:table-column table:style-name="Tabla21.I"/>
        <table:table-column table:style-name="Tabla21.J"/>
        <table:table-column table:style-name="Tabla21.K"/>
        <table:table-column table:style-name="Tabla21.L"/>
        <table:table-row table:style-name="Tabla21.1">
          <table:table-cell table:style-name="Tabla21.A1" office:value-type="string">
            <text:p text:style-name="P183">Energía cinética en la órbita</text:p>
          </table:table-cell>
          <table:table-cell table:style-name="Tabla21.B1">
            <text:p text:style-name="Table_20_Contents"/>
          </table:table-cell>
          <table:table-cell table:style-name="Tabla21.A1" table:number-columns-spanned="2" office:value-type="string">
            <text:p text:style-name="P195">E = ½ m · v²</text:p>
          </table:table-cell>
          <table:covered-table-cell/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A1" office:value-type="string">
            <text:p text:style-name="P195">E =</text:p>
          </table:table-cell>
          <table:table-cell table:style-name="Tabla21.A1" table:number-columns-spanned="2" office:value-type="string">
            <text:p text:style-name="P143">500 · (4,46·10³)² / 2</text:p>
          </table:table-cell>
          <table:covered-table-cell/>
          <table:table-cell table:style-name="Tabla21.A1" office:value-type="string">
            <text:p text:style-name="P143">=</text:p>
          </table:table-cell>
          <table:table-cell table:style-name="Tabla21.A1" office:value-type="string">
            <text:p text:style-name="P192">4,97·10⁹</text:p>
          </table:table-cell>
          <table:table-cell table:style-name="Tabla21.A1" office:value-type="string">
            <text:p text:style-name="P183">J</text:p>
          </table:table-cell>
        </table:table-row>
        <table:table-row table:style-name="Tabla21.1"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</table:table-row>
        <table:table-row>
          <table:table-cell table:style-name="Tabla21.A1" table:number-rows-spanned="2" office:value-type="string">
            <text:p text:style-name="P183">Energía potencial en la órbita</text:p>
          </table:table-cell>
          <table:table-cell table:style-name="Tabla21.B1">
            <text:p text:style-name="Table_20_Contents"/>
          </table:table-cell>
          <table:table-cell table:style-name="Tabla21.A1" table:number-rows-spanned="2" office:value-type="string">
            <text:p text:style-name="P200">Eₚ =</text:p>
          </table:table-cell>
          <table:table-cell table:style-name="Tabla21.D3" office:value-type="string">
            <text:p text:style-name="P143">–<text:span text:style-name="T74">G · M · m</text:span></text:p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A1" table:number-rows-spanned="2" office:value-type="string">
            <text:p text:style-name="P200">Eₚ =</text:p>
          </table:table-cell>
          <table:table-cell table:style-name="Tabla21.H3" table:number-columns-spanned="2" office:value-type="string">
            <text:p text:style-name="P143">– 3,98·10¹⁴ · 500</text:p>
          </table:table-cell>
          <table:covered-table-cell/>
          <table:table-cell table:style-name="Tabla21.A1" table:number-rows-spanned="2" office:value-type="string">
            <text:p text:style-name="P143">=</text:p>
          </table:table-cell>
          <table:table-cell table:style-name="Tabla21.A1" table:number-rows-spanned="2" office:value-type="string">
            <text:p text:style-name="P191">-9,94·10⁹</text:p>
          </table:table-cell>
          <table:table-cell table:style-name="Tabla21.A1" table:number-rows-spanned="2" office:value-type="string">
            <text:p text:style-name="P183">J</text:p>
          </table:table-cell>
        </table:table-row>
        <table:table-row>
          <table:covered-table-cell table:style-name="Tabla21.B1"/>
          <table:table-cell table:style-name="Tabla21.B1">
            <text:p text:style-name="Table_20_Contents"/>
          </table:table-cell>
          <table:covered-table-cell table:style-name="Tabla21.B1"/>
          <table:table-cell table:style-name="Tabla21.A1" office:value-type="string">
            <text:p text:style-name="P200">r</text:p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covered-table-cell table:style-name="Tabla21.B1"/>
          <table:table-cell table:style-name="Tabla21.A1" table:number-columns-spanned="2" office:value-type="string">
            <text:p text:style-name="P154">2,00·10⁷</text:p>
          </table:table-cell>
          <table:covered-table-cell/>
          <table:covered-table-cell table:style-name="Tabla21.B1"/>
          <table:covered-table-cell table:style-name="Tabla21.B1"/>
          <table:covered-table-cell table:style-name="Tabla21.B1"/>
        </table:table-row>
        <table:table-row table:style-name="Tabla21.1"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</table:table-row>
        <table:table-row table:style-name="Tabla21.1">
          <table:table-cell table:style-name="Tabla21.A1" office:value-type="string">
            <text:p text:style-name="P183">Energía mecánica en la órbita</text:p>
          </table:table-cell>
          <table:table-cell table:style-name="Tabla21.B1">
            <text:p text:style-name="Table_20_Contents"/>
          </table:table-cell>
          <table:table-cell table:style-name="Tabla21.A1" table:number-columns-spanned="2" office:value-type="string">
            <text:p text:style-name="P195">E = E+ Eₚ</text:p>
          </table:table-cell>
          <table:covered-table-cell/>
          <table:table-cell table:style-name="Tabla21.B1">
            <text:p text:style-name="Table_20_Contents"/>
          </table:table-cell>
          <table:table-cell table:style-name="Tabla21.B1">
            <text:p text:style-name="Table_20_Contents"/>
          </table:table-cell>
          <table:table-cell table:style-name="Tabla21.A1" office:value-type="string">
            <text:p text:style-name="P195">E =</text:p>
          </table:table-cell>
          <table:table-cell table:style-name="Tabla21.A1" table:number-columns-spanned="2" office:value-type="string">
            <text:p text:style-name="P143">-9,94·10⁹ + 4,97·10⁹</text:p>
          </table:table-cell>
          <table:covered-table-cell/>
          <table:table-cell table:style-name="Tabla21.A1" office:value-type="string">
            <text:p text:style-name="P143">=</text:p>
          </table:table-cell>
          <table:table-cell table:style-name="Tabla21.A1" office:value-type="string">
            <text:p text:style-name="P191">-4,97·10⁹</text:p>
          </table:table-cell>
          <table:table-cell table:style-name="Tabla21.A1" office:value-type="string">
            <text:p text:style-name="P183">J</text:p>
          </table:table-cell>
        </table:table-row>
      </table:table>
      <text:p text:style-name="P9"/>
      <text:h text:style-name="P223" text:outline-level="4"><text:bookmark-start text:name="__RefHeading___Toc3687_217277345"/>Un satélite artificial de 500 kg de masa gira en una órbita circular a 5000 km de altura sobre la superficie de la Tierra. Calcula:<text:bookmark-end text:name="__RefHeading___Toc3687_217277345"/></text:h>
      <text:h text:style-name="P233" text:outline-level="5">Su velocidad orbital.</text:h>
      <text:h text:style-name="P233" text:outline-level="5">Su energía mecánica en la órbita.</text:h>
      <text:h text:style-name="P233" text:outline-level="5">La energía que hay que comunicarle para que, partiendo de la órbita, llegue al infinito.</text:h>
      <text:p text:style-name="P131"><text:span text:style-name="T25">Datos: </text:span><text:span text:style-name="Variable"><text:span text:style-name="T25">R</text:span></text:span><text:span text:style-name="T25"> = 6370 km; </text:span><text:span text:style-name="Variable"><text:span text:style-name="T25">g</text:span></text:span><text:span text:style-name="T25">₀ = 9,8 m·s⁻²<text:tab/></text:span><text:span text:style-name="PAU"><text:span text:style-name="T25">(P.A.U. Set. </text:span></text:span><text:span text:style-name="PAU"><text:span text:style-name="T35">15</text:span></text:span><text:span text:style-name="PAU"><text:span text:style-name="T25">)</text:span></text:span></text:p>
      <text:p text:style-name="P132"><text:span text:style-name="T26">Rta.</text:span><text:span text:style-name="T25">: a) </text:span><text:span text:style-name="variable"><text:span text:style-name="T32">v</text:span></text:span><text:span text:style-name="T32"> = </text:span><text:span text:style-name="T33">5,91 km/s; </text:span><text:span text:style-name="T34">b) </text:span><text:span text:style-name="variable"><text:span text:style-name="T65">E</text:span></text:span><text:span text:style-name="T34"> = -8,74·10⁹ J; c) </text:span><text:span text:style-name="T64">Δ</text:span><text:span text:style-name="variable"><text:span text:style-name="T65">E</text:span></text:span><text:span text:style-name="T34"> = 8,74·10⁹ J</text:span></text:p>
      <text:p text:style-name="P25"/>
      <text:p text:style-name="P31"><text:span text:style-name="T7">Introducción de datos.</text:span> (Pestaña<text:span text:style-name="T72">: «Enunciado»</text:span>)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48">Un satélite de masa</text:p>
          </table:table-cell>
          <table:table-cell table:style-name="Tabla19.B1">
            <text:p text:style-name="P78"/>
          </table:table-cell>
          <table:table-cell table:style-name="Tabla19.A1" office:value-type="string">
            <text:p text:style-name="P80">m =</text:p>
          </table:table-cell>
          <table:table-cell table:style-name="Tabla19.D1" office:value-type="float" office:value="500">
            <text:p text:style-name="P99">500</text:p>
          </table:table-cell>
          <table:table-cell table:style-name="Tabla19.A1" office:value-type="string">
            <text:p text:style-name="P48">kg</text:p>
          </table:table-cell>
        </table:table-row>
        <table:table-row table:style-name="Tabla19.1">
          <table:table-cell table:style-name="Tabla19.A1" office:value-type="string">
            <text:p text:style-name="P48">gira alrededor de un astro de masa</text:p>
          </table:table-cell>
          <table:table-cell table:style-name="Tabla19.B1">
            <text:p text:style-name="P78"/>
          </table:table-cell>
          <table:table-cell table:style-name="Tabla19.A1" office:value-type="string">
            <text:p text:style-name="P80">M =</text:p>
          </table:table-cell>
          <table:table-cell table:style-name="Tabla19.D2">
            <text:p text:style-name="P78"/>
          </table:table-cell>
          <table:table-cell table:style-name="Tabla19.A1" office:value-type="string">
            <text:p text:style-name="P48">kg</text:p>
          </table:table-cell>
        </table:table-row>
        <table:table-row table:style-name="Tabla19.3">
          <table:table-cell table:style-name="Tabla19.A1" office:value-type="string">
            <text:p text:style-name="P48">y radio</text:p>
          </table:table-cell>
          <table:table-cell table:style-name="Tabla19.B1">
            <text:p text:style-name="P78"/>
          </table:table-cell>
          <table:table-cell table:style-name="Tabla19.A1" office:value-type="string">
            <text:p text:style-name="P80">R =</text:p>
          </table:table-cell>
          <table:table-cell table:style-name="Tabla19.D3" office:value-type="float" office:value="6370">
            <text:p text:style-name="P99">6370</text:p>
          </table:table-cell>
          <table:table-cell table:style-name="Tabla19.E3" office:value-type="string">
            <text:p text:style-name="P48">km</text:p>
          </table:table-cell>
        </table:table-row>
        <table:table-row table:style-name="Tabla19.1">
          <table:table-cell table:style-name="Tabla19.A1" office:value-type="string">
            <text:p text:style-name="P48">en el que la gravedad en el suelo es</text:p>
          </table:table-cell>
          <table:table-cell table:style-name="Tabla19.B1">
            <text:p text:style-name="P78"/>
          </table:table-cell>
          <table:table-cell table:style-name="Tabla19.A1" office:value-type="string">
            <text:p text:style-name="P80">g₀ =</text:p>
          </table:table-cell>
          <table:table-cell table:style-name="Tabla19.D4" office:value-type="float" office:value="9.8">
            <text:p text:style-name="P99">9,8</text:p>
          </table:table-cell>
          <table:table-cell table:style-name="Tabla19.A1" office:value-type="string">
            <text:p text:style-name="P48">m/s²</text:p>
          </table:table-cell>
        </table:table-row>
        <table:table-row table:style-name="Tabla19.1">
          <table:table-cell table:style-name="Tabla19.A1" office:value-type="string">
            <text:p text:style-name="P48">La órbita es circular de</text:p>
          </table:table-cell>
          <table:table-cell table:style-name="Tabla19.B5" office:value-type="string">
            <text:p text:style-name="P48">altura</text:p>
          </table:table-cell>
          <table:table-cell table:style-name="Tabla19.A1" office:value-type="string">
            <text:p text:style-name="P80">h =</text:p>
          </table:table-cell>
          <table:table-cell table:style-name="Tabla19.D5" office:value-type="float" office:value="5000">
            <text:p text:style-name="P99">5000</text:p>
          </table:table-cell>
          <table:table-cell table:style-name="Tabla19.E5" office:value-type="string">
            <text:p text:style-name="P48">km</text:p>
          </table:table-cell>
        </table:table-row>
      </table:table>
      <text:p text:style-name="P6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column table:style-name="Tabla6.G"/>
        <table:table-row table:style-name="Tabla6.1">
          <table:table-cell table:style-name="Tabla6.A1" office:value-type="string">
            <text:p text:style-name="P42">Respuestas</text:p>
          </table:table-cell>
          <table:table-cell table:style-name="Tabla6.A1" office:value-type="string">
            <text:p text:style-name="P160">clic ↓</text:p>
          </table:table-cell>
          <table:table-cell table:style-name="Tabla6.C1">
            <text:p text:style-name="P78"/>
          </table:table-cell>
          <table:table-cell table:style-name="Tabla6.C1">
            <text:p text:style-name="P78"/>
          </table:table-cell>
          <table:table-cell table:style-name="Tabla6.A1" table:number-columns-spanned="2" office:value-type="string">
            <text:p text:style-name="P99">Cifras significativas:</text:p>
          </table:table-cell>
          <table:covered-table-cell/>
          <table:table-cell table:style-name="Tabla6.G1" office:value-type="string">
            <text:p text:style-name="P48"/>
          </table:table-cell>
        </table:table-row>
        <table:table-row table:style-name="Tabla6.1">
          <table:table-cell table:style-name="Tabla6.C1">
            <text:p text:style-name="P78"/>
          </table:table-cell>
          <table:table-cell table:style-name="Tabla6.B2">
            <text:p text:style-name="P78"/>
          </table:table-cell>
          <table:table-cell table:style-name="Tabla6.A1" office:value-type="string">
            <text:p text:style-name="P160">clic ↓</text:p>
          </table:table-cell>
          <table:table-cell table:style-name="Tabla6.A1" office:value-type="string">
            <text:p text:style-name="P99">Velocidad</text:p>
          </table:table-cell>
          <table:table-cell table:style-name="Tabla6.C1">
            <text:p text:style-name="P159"/>
          </table:table-cell>
          <table:table-cell table:style-name="Tabla6.B2">
            <text:p text:style-name="P78"/>
          </table:table-cell>
          <table:table-cell table:style-name="Tabla6.C1">
            <text:p text:style-name="P159"/>
          </table:table-cell>
        </table:table-row>
        <table:table-row table:style-name="Tabla6.1">
          <table:table-cell table:style-name="Tabla6.A1" office:value-type="string">
            <text:p text:style-name="P48">Órbita</text:p>
          </table:table-cell>
          <table:table-cell table:style-name="Tabla6.B3">
            <text:p text:style-name="P78"/>
          </table:table-cell>
          <table:table-cell table:style-name="Tabla6.B2">
            <text:p text:style-name="P78"/>
          </table:table-cell>
          <table:table-cell table:style-name="Tabla6.A1" office:value-type="string">
            <text:p text:style-name="P34">5,91·10³</text:p>
          </table:table-cell>
          <table:table-cell table:style-name="Tabla6.E3" office:value-type="string">
            <text:p text:style-name="P48">m/s</text:p>
          </table:table-cell>
          <table:table-cell table:style-name="Tabla6.F3">
            <text:p text:style-name="P78"/>
          </table:table-cell>
          <table:table-cell table:style-name="Tabla6.B2">
            <text:p text:style-name="P78"/>
          </table:table-cell>
        </table:table-row>
        <table:table-row table:style-name="Tabla6.1">
          <table:table-cell table:style-name="Tabla6.C1">
            <text:p text:style-name="P78"/>
          </table:table-cell>
          <table:table-cell table:style-name="Tabla6.C1">
            <text:p text:style-name="P78"/>
          </table:table-cell>
          <table:table-cell table:style-name="Tabla6.C1">
            <text:p text:style-name="P78"/>
          </table:table-cell>
          <table:table-cell table:style-name="Tabla6.C1">
            <text:p text:style-name="P78"/>
          </table:table-cell>
          <table:table-cell table:style-name="Tabla6.C1">
            <text:p text:style-name="P78"/>
          </table:table-cell>
          <table:table-cell table:style-name="Tabla6.C1">
            <text:p text:style-name="P78"/>
          </table:table-cell>
          <table:table-cell table:style-name="Tabla6.C1">
            <text:p text:style-name="P159"/>
          </table:table-cell>
        </table:table-row>
        <table:table-row table:style-name="Tabla6.1">
          <table:table-cell table:style-name="Tabla6.C1">
            <text:p text:style-name="P78"/>
          </table:table-cell>
          <table:table-cell table:style-name="Tabla6.A1" office:value-type="string">
            <text:p text:style-name="P99">cinética</text:p>
          </table:table-cell>
          <table:table-cell table:style-name="Tabla6.C1">
            <text:p text:style-name="P78"/>
          </table:table-cell>
          <table:table-cell table:style-name="Tabla6.A1" office:value-type="string">
            <text:p text:style-name="P99">potencial</text:p>
          </table:table-cell>
          <table:table-cell table:style-name="Tabla6.C1">
            <text:p text:style-name="P78"/>
          </table:table-cell>
          <table:table-cell table:style-name="Tabla6.A1" office:value-type="string">
            <text:p text:style-name="P99">mecánica</text:p>
          </table:table-cell>
          <table:table-cell table:style-name="Tabla6.G5" office:value-type="string">
            <text:p text:style-name="P48">GJ</text:p>
          </table:table-cell>
        </table:table-row>
        <table:table-row table:style-name="Tabla6.1">
          <table:table-cell table:style-name="Tabla6.A6" office:value-type="string">
            <text:p text:style-name="P48">Energía en la órbita</text:p>
          </table:table-cell>
          <table:table-cell table:style-name="Tabla6.A1" office:value-type="string">
            <text:p text:style-name="P99">8,74</text:p>
          </table:table-cell>
          <table:table-cell table:style-name="Tabla6.A1" office:value-type="string">
            <text:p text:style-name="P48">GJ</text:p>
          </table:table-cell>
          <table:table-cell table:style-name="Tabla6.A1" office:value-type="string">
            <text:p text:style-name="P99">-17,5</text:p>
          </table:table-cell>
          <table:table-cell table:style-name="Tabla6.A1" office:value-type="string">
            <text:p text:style-name="P48">GJ</text:p>
          </table:table-cell>
          <table:table-cell table:style-name="Tabla6.A1" office:value-type="string">
            <text:p text:style-name="P34">-8,74</text:p>
          </table:table-cell>
          <table:table-cell table:style-name="Tabla6.A1" office:value-type="string">
            <text:p text:style-name="P48">GJ</text:p>
          </table:table-cell>
        </table:table-row>
      </table:table>
      <text:p text:style-name="P145"/>
      <text:p text:style-name="P63"><text:span text:style-name="T8">Cálculo de </text:span><text:span text:style-name="T10">la velocidad orbital.</text:span><text:span text:style-name="T49"> </text:span><text:span text:style-name="T46">(Pestaña</text:span><text:span text:style-name="T47">: «Periodo»</text:span><text:span text:style-name="T46">)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column table:style-name="Tabla17.H"/>
        <table:table-column table:style-name="Tabla17.I"/>
        <table:table-column table:style-name="Tabla17.J"/>
        <table:table-column table:style-name="Tabla17.K"/>
        <table:table-column table:style-name="Tabla17.L"/>
        <table:table-row table:style-name="Tabla17.1">
          <table:table-cell table:style-name="Tabla17.A1" office:value-type="string">
            <text:p text:style-name="P183">Radio de la órbita</text:p>
          </table:table-cell>
          <table:table-cell table:style-name="Tabla17.B1">
            <text:p text:style-name="Table_20_Contents"/>
          </table:table-cell>
          <table:table-cell table:style-name="Tabla17.A1" office:value-type="string">
            <text:p text:style-name="P195">r =</text:p>
          </table:table-cell>
          <table:table-cell table:style-name="Tabla17.A1" office:value-type="string">
            <text:p text:style-name="P195">R + h</text:p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A1" office:value-type="string">
            <text:p text:style-name="P196">r =</text:p>
          </table:table-cell>
          <table:table-cell table:style-name="Tabla17.A1" table:number-columns-spanned="2" office:value-type="string">
            <text:p text:style-name="P154">6,37·10⁶ + 5,00·10⁶</text:p>
          </table:table-cell>
          <table:covered-table-cell/>
          <table:table-cell table:style-name="Tabla17.A1" office:value-type="string">
            <text:p text:style-name="P143">=</text:p>
          </table:table-cell>
          <table:table-cell table:style-name="Tabla17.A1" office:value-type="string">
            <text:p text:style-name="P192">1,14·10⁷</text:p>
          </table:table-cell>
          <table:table-cell table:style-name="Tabla17.A1" office:value-type="string">
            <text:p text:style-name="P183">m</text:p>
          </table:table-cell>
        </table:table-row>
        <text:soft-page-break/>
        <table:table-row table:style-name="Tabla17.1"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</table:table-row>
        <table:table-row table:style-name="Tabla17.1">
          <table:table-cell table:style-name="Tabla17.A1" office:value-type="string">
            <text:p text:style-name="P183">Masa del astro</text:p>
          </table:table-cell>
          <table:table-cell table:style-name="Tabla17.B1">
            <text:p text:style-name="Table_20_Contents"/>
          </table:table-cell>
          <table:table-cell table:style-name="Tabla17.A1" table:number-columns-spanned="2" office:value-type="string">
            <text:p text:style-name="P195">G · M = g₀ · R²</text:p>
          </table:table-cell>
          <table:covered-table-cell/>
          <table:table-cell table:style-name="Tabla17.B1">
            <text:p text:style-name="Table_20_Contents"/>
          </table:table-cell>
          <table:table-cell table:style-name="Tabla17.A1" table:number-columns-spanned="2" office:value-type="string">
            <text:p text:style-name="P196">G · M =</text:p>
          </table:table-cell>
          <table:covered-table-cell/>
          <table:table-cell table:style-name="Tabla17.A1" table:number-columns-spanned="2" office:value-type="string">
            <text:p text:style-name="P143">9,80 · (6,37·10⁶)²</text:p>
          </table:table-cell>
          <table:covered-table-cell/>
          <table:table-cell table:style-name="Tabla17.A1" office:value-type="string">
            <text:p text:style-name="P143">=</text:p>
          </table:table-cell>
          <table:table-cell table:style-name="Tabla17.A1" office:value-type="string">
            <text:p text:style-name="P192">3,98·10¹⁴</text:p>
          </table:table-cell>
          <table:table-cell table:style-name="Tabla17.A1" office:value-type="string">
            <text:p text:style-name="P183">m³/s²</text:p>
          </table:table-cell>
        </table:table-row>
        <table:table-row table:style-name="Tabla17.1"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B1">
            <text:p text:style-name="Table_20_Contents"/>
          </table:table-cell>
          <table:table-cell table:style-name="Tabla17.A1" office:value-type="string">
            <text:p text:style-name="P196">M =</text:p>
          </table:table-cell>
          <table:table-cell table:style-name="Tabla17.A1" table:number-columns-spanned="2" office:value-type="string">
            <text:p text:style-name="P143">3,98·10¹⁴ / 6,67·10⁻¹¹</text:p>
          </table:table-cell>
          <table:covered-table-cell/>
          <table:table-cell table:style-name="Tabla17.A1" office:value-type="string">
            <text:p text:style-name="P143">=</text:p>
          </table:table-cell>
          <table:table-cell table:style-name="Tabla17.A1" office:value-type="string">
            <text:p text:style-name="P192">5,96·10²⁴</text:p>
          </table:table-cell>
          <table:table-cell table:style-name="Tabla17.A1" office:value-type="string">
            <text:p text:style-name="P183">kg</text:p>
          </table:table-cell>
        </table:table-row>
        <table:table-row>
          <table:table-cell table:style-name="Tabla17.A1" table:number-rows-spanned="2" office:value-type="string">
            <text:p text:style-name="P183">Velocidad del satélite</text:p>
          </table:table-cell>
          <table:table-cell table:style-name="Tabla17.A1" table:number-rows-spanned="2" office:value-type="string">
            <text:p text:style-name="P196">v =</text:p>
          </table:table-cell>
          <table:table-cell table:style-name="Tabla17.A1" table:number-rows-spanned="2" office:value-type="string">
            <text:p text:style-name="P173">√</text:p>
          </table:table-cell>
          <table:table-cell table:style-name="Tabla17.D5" office:value-type="string">
            <text:p text:style-name="P200">G · M</text:p>
          </table:table-cell>
          <table:table-cell table:style-name="Tabla17.B1">
            <text:p text:style-name="Table_20_Contents"/>
          </table:table-cell>
          <table:table-cell table:style-name="Tabla17.A1" table:number-rows-spanned="2" office:value-type="string">
            <text:p text:style-name="P196">v =</text:p>
          </table:table-cell>
          <table:table-cell table:style-name="Tabla17.A1" table:number-rows-spanned="2" office:value-type="string">
            <text:p text:style-name="P173">√</text:p>
          </table:table-cell>
          <table:table-cell table:style-name="Tabla17.H5" table:number-columns-spanned="2" office:value-type="string">
            <text:p text:style-name="P143">3,98·10¹⁴</text:p>
          </table:table-cell>
          <table:covered-table-cell/>
          <table:table-cell table:style-name="Tabla17.A1" table:number-rows-spanned="2" office:value-type="string">
            <text:p text:style-name="P143">=</text:p>
          </table:table-cell>
          <table:table-cell table:style-name="Tabla17.A1" table:number-rows-spanned="2" office:value-type="string">
            <text:p text:style-name="P191">5,91·10³</text:p>
          </table:table-cell>
          <table:table-cell table:style-name="Tabla17.A1" table:number-rows-spanned="2" office:value-type="string">
            <text:p text:style-name="P183">m/s</text:p>
          </table:table-cell>
        </table:table-row>
        <table:table-row>
          <table:covered-table-cell table:style-name="Tabla17.B1"/>
          <table:covered-table-cell table:style-name="Tabla17.B1"/>
          <table:covered-table-cell table:style-name="Tabla17.B1"/>
          <table:table-cell table:style-name="Tabla17.A1" office:value-type="string">
            <text:p text:style-name="P200">r</text:p>
          </table:table-cell>
          <table:table-cell table:style-name="Tabla17.B1">
            <text:p text:style-name="Table_20_Contents"/>
          </table:table-cell>
          <table:covered-table-cell table:style-name="Tabla17.B1"/>
          <table:covered-table-cell table:style-name="Tabla17.B1"/>
          <table:table-cell table:style-name="Tabla17.A1" table:number-columns-spanned="2" office:value-type="string">
            <text:p text:style-name="P143">1,14·10⁷</text:p>
          </table:table-cell>
          <table:covered-table-cell/>
          <table:covered-table-cell table:style-name="Tabla17.B1"/>
          <table:covered-table-cell table:style-name="Tabla17.B1"/>
          <table:covered-table-cell table:style-name="Tabla17.B1"/>
        </table:table-row>
      </table:table>
      <text:p text:style-name="P148"/>
      <text:p text:style-name="P25"><text:span text:style-name="T7">Cálculo de la energía mecánica</text:span>. (Pestaña: «Energia»)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C"/>
        <table:table-column table:style-name="Tabla7.H"/>
        <table:table-column table:style-name="Tabla7.I"/>
        <table:table-column table:style-name="Tabla7.J"/>
        <table:table-column table:style-name="Tabla7.K"/>
        <table:table-column table:style-name="Tabla7.L"/>
        <table:table-row table:style-name="Tabla7.1">
          <table:table-cell table:style-name="Tabla7.A1" office:value-type="string">
            <text:p text:style-name="P183">Energía cinética en la órbita</text:p>
          </table:table-cell>
          <table:table-cell table:style-name="Tabla7.B1">
            <text:p text:style-name="Table_20_Contents"/>
          </table:table-cell>
          <table:table-cell table:style-name="Tabla7.A1" table:number-columns-spanned="2" office:value-type="string">
            <text:p text:style-name="P195">E = ½ m · v²</text:p>
          </table:table-cell>
          <table:covered-table-cell/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A1" office:value-type="string">
            <text:p text:style-name="P195">E =</text:p>
          </table:table-cell>
          <table:table-cell table:style-name="Tabla7.A1" table:number-columns-spanned="2" office:value-type="string">
            <text:p text:style-name="P143">500 · (5,91·10³)² / 2</text:p>
          </table:table-cell>
          <table:covered-table-cell/>
          <table:table-cell table:style-name="Tabla7.A1" office:value-type="string">
            <text:p text:style-name="P143">=</text:p>
          </table:table-cell>
          <table:table-cell table:style-name="Tabla7.A1" office:value-type="string">
            <text:p text:style-name="P192">8,74·10⁹</text:p>
          </table:table-cell>
          <table:table-cell table:style-name="Tabla7.A1" office:value-type="string">
            <text:p text:style-name="P183">J</text:p>
          </table:table-cell>
        </table:table-row>
        <table:table-row table:style-name="Tabla7.1"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</table:table-row>
        <table:table-row>
          <table:table-cell table:style-name="Tabla7.A1" table:number-rows-spanned="2" office:value-type="string">
            <text:p text:style-name="P183">Energía potencial en la órbita</text:p>
          </table:table-cell>
          <table:table-cell table:style-name="Tabla7.B1">
            <text:p text:style-name="Table_20_Contents"/>
          </table:table-cell>
          <table:table-cell table:style-name="Tabla7.A1" table:number-rows-spanned="2" office:value-type="string">
            <text:p text:style-name="P200">Eₚ =</text:p>
          </table:table-cell>
          <table:table-cell table:style-name="Tabla7.D3" office:value-type="string">
            <text:p text:style-name="P143">–<text:span text:style-name="T74">G · M · m</text:span></text:p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A1" table:number-rows-spanned="2" office:value-type="string">
            <text:p text:style-name="P200">Eₚ =</text:p>
          </table:table-cell>
          <table:table-cell table:style-name="Tabla7.H3" table:number-columns-spanned="2" office:value-type="string">
            <text:p text:style-name="P143">– 3,98·10¹⁴ · 500</text:p>
          </table:table-cell>
          <table:covered-table-cell/>
          <table:table-cell table:style-name="Tabla7.A1" table:number-rows-spanned="2" office:value-type="string">
            <text:p text:style-name="P143">=</text:p>
          </table:table-cell>
          <table:table-cell table:style-name="Tabla7.A1" table:number-rows-spanned="2" office:value-type="string">
            <text:p text:style-name="P192">-1,75·10¹⁰</text:p>
          </table:table-cell>
          <table:table-cell table:style-name="Tabla7.A1" table:number-rows-spanned="2" office:value-type="string">
            <text:p text:style-name="P183">J</text:p>
          </table:table-cell>
        </table:table-row>
        <table:table-row>
          <table:covered-table-cell table:style-name="Tabla7.B1"/>
          <table:table-cell table:style-name="Tabla7.B1">
            <text:p text:style-name="Table_20_Contents"/>
          </table:table-cell>
          <table:covered-table-cell table:style-name="Tabla7.B1"/>
          <table:table-cell table:style-name="Tabla7.A1" office:value-type="string">
            <text:p text:style-name="P200">r</text:p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covered-table-cell table:style-name="Tabla7.B1"/>
          <table:table-cell table:style-name="Tabla7.A1" table:number-columns-spanned="2" office:value-type="string">
            <text:p text:style-name="P154">1,14·10⁷</text:p>
          </table:table-cell>
          <table:covered-table-cell/>
          <table:covered-table-cell table:style-name="Tabla7.B1"/>
          <table:covered-table-cell table:style-name="Tabla7.B1"/>
          <table:covered-table-cell table:style-name="Tabla7.B1"/>
        </table:table-row>
        <table:table-row table:style-name="Tabla7.1"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</table:table-row>
        <table:table-row table:style-name="Tabla7.1">
          <table:table-cell table:style-name="Tabla7.A1" office:value-type="string">
            <text:p text:style-name="P183">Energía mecánica en la órbita</text:p>
          </table:table-cell>
          <table:table-cell table:style-name="Tabla7.B1">
            <text:p text:style-name="Table_20_Contents"/>
          </table:table-cell>
          <table:table-cell table:style-name="Tabla7.A1" table:number-columns-spanned="2" office:value-type="string">
            <text:p text:style-name="P195">E = E+ Eₚ</text:p>
          </table:table-cell>
          <table:covered-table-cell/>
          <table:table-cell table:style-name="Tabla7.B1">
            <text:p text:style-name="Table_20_Contents"/>
          </table:table-cell>
          <table:table-cell table:style-name="Tabla7.B1">
            <text:p text:style-name="Table_20_Contents"/>
          </table:table-cell>
          <table:table-cell table:style-name="Tabla7.A1" office:value-type="string">
            <text:p text:style-name="P195">E =</text:p>
          </table:table-cell>
          <table:table-cell table:style-name="Tabla7.A1" table:number-columns-spanned="2" office:value-type="string">
            <text:p text:style-name="P143">-1,75·10¹⁰ + 8,74·10⁹</text:p>
          </table:table-cell>
          <table:covered-table-cell/>
          <table:table-cell table:style-name="Tabla7.A1" office:value-type="string">
            <text:p text:style-name="P143">=</text:p>
          </table:table-cell>
          <table:table-cell table:style-name="Tabla7.A1" office:value-type="string">
            <text:p text:style-name="P191">-8,74·10⁹</text:p>
          </table:table-cell>
          <table:table-cell table:style-name="Tabla7.A1" office:value-type="string">
            <text:p text:style-name="P183">J</text:p>
          </table:table-cell>
        </table:table-row>
      </table:table>
      <text:p text:style-name="P25"/>
      <text:p text:style-name="P25">La energía que hay que comunicarle para que, partiendo de la órbita, llegue al infinito, es la diferencia entre la energía en el infinito, que es nula, y la que tiene en la órbita.</text:p>
      <text:p text:style-name="P142"><text:span text:style-name="T25">Δ</text:span><text:span text:style-name="variable"><text:span text:style-name="T25">E</text:span></text:span><text:span text:style-name="T25"> = 0 – </text:span><text:span text:style-name="variable"><text:span text:style-name="T25">E</text:span></text:span><text:span text:style-name="T25"> = 8,74·10⁹ J</text:span></text:p>
      <text:p text:style-name="P55"/>
      <text:h text:style-name="P224" text:outline-level="4"><text:bookmark-start text:name="__RefHeading___Toc3581_217277345"/>Se desea poner en órbita un satélite de 1800 kg que gire a razón de 12,5 vueltas por día. Calcula:<text:bookmark-end text:name="__RefHeading___Toc3581_217277345"/></text:h>
      <text:h text:style-name="P234" text:outline-level="5">El período del satélite.</text:h>
      <text:h text:style-name="P234" text:outline-level="5">La distancia del satélite a la superficie terrestre.</text:h>
      <text:h text:style-name="P234" text:outline-level="5">La energía cinética del satélite en esa órbita.</text:h>
      <text:p text:style-name="P133"><text:span text:style-name="T25">Datos: </text:span><text:span text:style-name="Variable"><text:span text:style-name="T25">G</text:span></text:span><text:span text:style-name="T25"> = 6,67·10⁻¹¹ N·m²·kg⁻²; </text:span><text:span text:style-name="Variable"><text:span text:style-name="T25">R</text:span></text:span><text:span text:style-name="T25"> = 6378 km; </text:span><text:span text:style-name="Variable"><text:span text:style-name="T25">M</text:span></text:span><text:span text:style-name="T25"> = 5,98·10²⁴ kg<text:tab/></text:span><text:span text:style-name="PAU"><text:span text:style-name="T25">(P.A.U. Set. 09)</text:span></text:span></text:p>
      <text:p text:style-name="P134"><text:span text:style-name="T26">Rta.</text:span><text:span text:style-name="T25">: a) </text:span><text:span text:style-name="variable"><text:span text:style-name="T25">T</text:span></text:span><text:span text:style-name="T25"> = 1 h </text:span><text:span text:style-name="T43">55 min</text:span><text:span text:style-name="T25">; b) </text:span><text:span text:style-name="variable"><text:span text:style-name="T25">h</text:span></text:span><text:span text:style-name="T25"> = 1470 km; c) </text:span><text:span text:style-name="variable"><text:span text:style-name="T25">E</text:span></text:span><text:span text:style-name="T25"> = 4,58·10¹⁰ J</text:span></text:p>
      <text:p text:style-name="P25"/>
      <text:p text:style-name="P32"><text:span text:style-name="T7">Introducción de datos.</text:span> (Pestaña<text:span text:style-name="T72">: «Enunciado»</text:span>)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48">Un satélite de masa</text:p>
          </table:table-cell>
          <table:table-cell table:style-name="Tabla18.B1">
            <text:p text:style-name="P78"/>
          </table:table-cell>
          <table:table-cell table:style-name="Tabla18.A1" office:value-type="string">
            <text:p text:style-name="P80">m =</text:p>
          </table:table-cell>
          <table:table-cell table:style-name="Tabla18.D1" office:value-type="float" office:value="1800">
            <text:p text:style-name="P99">1800</text:p>
          </table:table-cell>
          <table:table-cell table:style-name="Tabla18.A1" office:value-type="string">
            <text:p text:style-name="P48">kg</text:p>
          </table:table-cell>
        </table:table-row>
        <table:table-row table:style-name="Tabla18.1">
          <table:table-cell table:style-name="Tabla18.A1" office:value-type="string">
            <text:p text:style-name="P48">gira alrededor de un astro de masa</text:p>
          </table:table-cell>
          <table:table-cell table:style-name="Tabla18.B1">
            <text:p text:style-name="P78"/>
          </table:table-cell>
          <table:table-cell table:style-name="Tabla18.A1" office:value-type="string">
            <text:p text:style-name="P80">M =</text:p>
          </table:table-cell>
          <table:table-cell table:style-name="Tabla18.D2" office:value-type="float" office:value="5.98E+024">
            <text:p text:style-name="P99">5,98E+024</text:p>
          </table:table-cell>
          <table:table-cell table:style-name="Tabla18.A1" office:value-type="string">
            <text:p text:style-name="P48">kg</text:p>
          </table:table-cell>
        </table:table-row>
        <table:table-row table:style-name="Tabla18.3">
          <table:table-cell table:style-name="Tabla18.A1" office:value-type="string">
            <text:p text:style-name="P48">y radio</text:p>
          </table:table-cell>
          <table:table-cell table:style-name="Tabla18.B1">
            <text:p text:style-name="P78"/>
          </table:table-cell>
          <table:table-cell table:style-name="Tabla18.A1" office:value-type="string">
            <text:p text:style-name="P80">R =</text:p>
          </table:table-cell>
          <table:table-cell table:style-name="Tabla18.D3" office:value-type="float" office:value="6378">
            <text:p text:style-name="P99">6378</text:p>
          </table:table-cell>
          <table:table-cell table:style-name="Tabla18.E3" office:value-type="string">
            <text:p text:style-name="P48">km</text:p>
          </table:table-cell>
        </table:table-row>
        <table:table-row table:style-name="Tabla18.1">
          <table:table-cell table:style-name="Tabla18.B1">
            <text:p text:style-name="P78"/>
          </table:table-cell>
          <table:table-cell table:style-name="Tabla18.B1">
            <text:p text:style-name="P78"/>
          </table:table-cell>
          <table:table-cell table:style-name="Tabla18.B1">
            <text:p text:style-name="P79"/>
          </table:table-cell>
          <table:table-cell table:style-name="Tabla18.D4">
            <text:p text:style-name="P78"/>
          </table:table-cell>
          <table:table-cell table:style-name="Tabla18.A1" office:value-type="string">
            <text:p text:style-name="P48"/>
          </table:table-cell>
        </table:table-row>
        <table:table-row table:style-name="Tabla18.1">
          <table:table-cell table:style-name="Tabla18.B1">
            <text:p text:style-name="P78"/>
          </table:table-cell>
          <table:table-cell table:style-name="Tabla18.B5">
            <text:p text:style-name="P78"/>
          </table:table-cell>
          <table:table-cell table:style-name="Tabla18.B1">
            <text:p text:style-name="P79"/>
          </table:table-cell>
          <table:table-cell table:style-name="Tabla18.D5">
            <text:p text:style-name="P78"/>
          </table:table-cell>
          <table:table-cell table:style-name="Tabla18.B5">
            <text:p text:style-name="P78"/>
          </table:table-cell>
        </table:table-row>
        <table:table-row table:style-name="Tabla18.1">
          <table:table-cell table:style-name="Tabla18.A1" office:value-type="string">
            <text:p text:style-name="P48">El satélite gira con una</text:p>
          </table:table-cell>
          <table:table-cell table:style-name="Tabla18.B6" office:value-type="string">
            <text:p text:style-name="P48">frecuencia</text:p>
          </table:table-cell>
          <table:table-cell table:style-name="Tabla18.A1" office:value-type="string">
            <text:p text:style-name="P80">f =</text:p>
          </table:table-cell>
          <table:table-cell table:style-name="Tabla18.D6" office:value-type="float" office:value="12.5">
            <text:p text:style-name="P99">12,5</text:p>
          </table:table-cell>
          <table:table-cell table:style-name="Tabla18.E6" office:value-type="string">
            <text:p text:style-name="P48">día⁻¹</text:p>
          </table:table-cell>
        </table:table-row>
      </table:table>
      <text:p text:style-name="P3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D"/>
        <table:table-column table:style-name="Tabla8.G"/>
        <table:table-row table:style-name="Tabla8.1">
          <table:table-cell table:style-name="Tabla8.A1" office:value-type="string">
            <text:p text:style-name="P42">Respuestas</text:p>
          </table:table-cell>
          <table:table-cell table:style-name="Tabla8.B1">
            <text:p text:style-name="P159"/>
          </table:table-cell>
          <table:table-cell table:style-name="Tabla8.B1">
            <text:p text:style-name="P78"/>
          </table:table-cell>
          <table:table-cell table:style-name="Tabla8.B1">
            <text:p text:style-name="P78"/>
          </table:table-cell>
          <table:table-cell table:style-name="Tabla8.A1" table:number-columns-spanned="2" office:value-type="string">
            <text:p text:style-name="P99">Cifras significativas:</text:p>
          </table:table-cell>
          <table:covered-table-cell/>
          <table:table-cell table:style-name="Tabla8.G1" office:value-type="string">
            <text:p text:style-name="P48"/>
          </table:table-cell>
        </table:table-row>
        <table:table-row table:style-name="Tabla8.1">
          <table:table-cell table:style-name="Tabla8.B1">
            <text:p text:style-name="P78"/>
          </table:table-cell>
          <table:table-cell table:style-name="Tabla8.B2" office:value-type="string">
            <text:p text:style-name="P99">Altura</text:p>
          </table:table-cell>
          <table:table-cell table:style-name="Tabla8.B1">
            <text:p text:style-name="P159"/>
          </table:table-cell>
          <table:table-cell table:style-name="Tabla8.A1" office:value-type="string">
            <text:p text:style-name="P99">Velocidad</text:p>
          </table:table-cell>
          <table:table-cell table:style-name="Tabla8.B1">
            <text:p text:style-name="P159"/>
          </table:table-cell>
          <table:table-cell table:style-name="Tabla8.F2" office:value-type="string">
            <text:p text:style-name="P99">Período</text:p>
          </table:table-cell>
          <table:table-cell table:style-name="Tabla8.B1">
            <text:p text:style-name="P159"/>
          </table:table-cell>
        </table:table-row>
        <table:table-row table:style-name="Tabla8.1">
          <table:table-cell table:style-name="Tabla8.A1" office:value-type="string">
            <text:p text:style-name="P48">Órbita</text:p>
          </table:table-cell>
          <table:table-cell table:style-name="Tabla8.A1" office:value-type="string">
            <text:p text:style-name="P34">1,47·10³</text:p>
          </table:table-cell>
          <table:table-cell table:style-name="Tabla8.C3" office:value-type="string">
            <text:p text:style-name="P48">km</text:p>
          </table:table-cell>
          <table:table-cell table:style-name="Tabla8.A1" office:value-type="string">
            <text:p text:style-name="P99">7,13</text:p>
          </table:table-cell>
          <table:table-cell table:style-name="Tabla8.E3" office:value-type="string">
            <text:p text:style-name="P48">km/s</text:p>
          </table:table-cell>
          <table:table-cell table:style-name="Tabla8.F3" office:value-type="time" office:time-value="PT01H55M12S">
            <text:p text:style-name="P34">01:55:12</text:p>
          </table:table-cell>
          <table:table-cell table:style-name="Tabla8.G3" office:value-type="string">
            <text:p text:style-name="P48">h:m:s</text:p>
          </table:table-cell>
        </table:table-row>
        <table:table-row table:style-name="Tabla8.1">
          <table:table-cell table:style-name="Tabla8.B1">
            <text:p text:style-name="P78"/>
          </table:table-cell>
          <table:table-cell table:style-name="Tabla8.B1">
            <text:p text:style-name="P78"/>
          </table:table-cell>
          <table:table-cell table:style-name="Tabla8.B1">
            <text:p text:style-name="P78"/>
          </table:table-cell>
          <table:table-cell table:style-name="Tabla8.B1">
            <text:p text:style-name="P78"/>
          </table:table-cell>
          <table:table-cell table:style-name="Tabla8.B1">
            <text:p text:style-name="P78"/>
          </table:table-cell>
          <table:table-cell table:style-name="Tabla8.B1">
            <text:p text:style-name="P78"/>
          </table:table-cell>
          <table:table-cell table:style-name="Tabla8.B1">
            <text:p text:style-name="P159"/>
          </table:table-cell>
        </table:table-row>
        <table:table-row table:style-name="Tabla8.1">
          <table:table-cell table:style-name="Tabla8.B1">
            <text:p text:style-name="P78"/>
          </table:table-cell>
          <table:table-cell table:style-name="Tabla8.A1" office:value-type="string">
            <text:p text:style-name="P99">cinética</text:p>
          </table:table-cell>
          <table:table-cell table:style-name="Tabla8.B1">
            <text:p text:style-name="P78"/>
          </table:table-cell>
          <table:table-cell table:style-name="Tabla8.A1" office:value-type="string">
            <text:p text:style-name="P99">potencial</text:p>
          </table:table-cell>
          <table:table-cell table:style-name="Tabla8.B1">
            <text:p text:style-name="P78"/>
          </table:table-cell>
          <table:table-cell table:style-name="Tabla8.A1" office:value-type="string">
            <text:p text:style-name="P99">mecánica</text:p>
          </table:table-cell>
          <table:table-cell table:style-name="Tabla8.G5" office:value-type="string">
            <text:p text:style-name="P48">GJ</text:p>
          </table:table-cell>
        </table:table-row>
        <table:table-row table:style-name="Tabla8.1">
          <table:table-cell table:style-name="Tabla8.A6" office:value-type="string">
            <text:p text:style-name="P48">Energía en la órbita</text:p>
          </table:table-cell>
          <table:table-cell table:style-name="Tabla8.A1" office:value-type="string">
            <text:p text:style-name="P34">45,8</text:p>
          </table:table-cell>
          <table:table-cell table:style-name="Tabla8.A1" office:value-type="string">
            <text:p text:style-name="P48">GJ</text:p>
          </table:table-cell>
          <table:table-cell table:style-name="Tabla8.A1" office:value-type="string">
            <text:p text:style-name="P99">-91,6</text:p>
          </table:table-cell>
          <table:table-cell table:style-name="Tabla8.A1" office:value-type="string">
            <text:p text:style-name="P48">GJ</text:p>
          </table:table-cell>
          <table:table-cell table:style-name="Tabla8.A1" office:value-type="string">
            <text:p text:style-name="P99">-45,8</text:p>
          </table:table-cell>
          <table:table-cell table:style-name="Tabla8.A1" office:value-type="string">
            <text:p text:style-name="P48">GJ</text:p>
          </table:table-cell>
        </table:table-row>
      </table:table>
      <text:p text:style-name="P64"/>
      <text:p text:style-name="P64"><text:span text:style-name="T8">Cálculo d</text:span><text:span text:style-name="T10">e</text:span><text:span text:style-name="T8">l período.</text:span><text:span text:style-name="T53"> </text:span><text:span text:style-name="T46">(Pestaña</text:span><text:span text:style-name="T47">: «Periodo»</text:span><text:span text:style-name="T46">)</text:span></text:p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C"/>
        <table:table-column table:style-name="Tabla55.H"/>
        <table:table-column table:style-name="Tabla55.I"/>
        <table:table-column table:style-name="Tabla55.J"/>
        <table:table-column table:style-name="Tabla55.K"/>
        <table:table-row>
          <table:table-cell table:style-name="Tabla55.A1" table:number-rows-spanned="2" office:value-type="string">
            <text:p text:style-name="P183">Período del satélite</text:p>
          </table:table-cell>
          <table:table-cell table:style-name="Tabla55.B1">
            <text:p text:style-name="Table_20_Contents"/>
          </table:table-cell>
          <table:table-cell table:style-name="Tabla55.A1" table:number-rows-spanned="2" office:value-type="string">
            <text:p text:style-name="P200">T =</text:p>
          </table:table-cell>
          <table:table-cell table:style-name="Tabla55.B1" office:value-type="float" office:value="1">
            <text:p text:style-name="P200">1</text:p>
          </table:table-cell>
          <table:table-cell table:style-name="Tabla55.B1">
            <text:p text:style-name="Table_20_Contents"/>
          </table:table-cell>
          <table:table-cell table:style-name="Tabla55.B1">
            <text:p text:style-name="Table_20_Contents"/>
          </table:table-cell>
          <table:table-cell table:style-name="Tabla55.A1" table:number-rows-spanned="2" office:value-type="string">
            <text:p text:style-name="P200">T =</text:p>
          </table:table-cell>
          <table:table-cell table:style-name="Tabla55.B1" office:value-type="float" office:value="86400">
            <text:p text:style-name="P143">86400</text:p>
          </table:table-cell>
          <table:table-cell table:style-name="Tabla55.A1" table:number-rows-spanned="2" office:value-type="string">
            <text:p text:style-name="P143">=</text:p>
          </table:table-cell>
          <table:table-cell table:style-name="Tabla55.A1" table:number-rows-spanned="2" office:value-type="string">
            <text:p text:style-name="P191">6,91·10³</text:p>
          </table:table-cell>
          <table:table-cell table:style-name="Tabla55.A1" table:number-rows-spanned="2" office:value-type="string">
            <text:p text:style-name="P183">s</text:p>
          </table:table-cell>
        </table:table-row>
        <table:table-row>
          <table:covered-table-cell table:style-name="Tabla55.B1"/>
          <table:table-cell table:style-name="Tabla55.B1">
            <text:p text:style-name="Table_20_Contents"/>
          </table:table-cell>
          <table:covered-table-cell table:style-name="Tabla55.B1"/>
          <table:table-cell table:style-name="Tabla55.A1" office:value-type="string">
            <text:p text:style-name="P200">f</text:p>
          </table:table-cell>
          <table:table-cell table:style-name="Tabla55.B1">
            <text:p text:style-name="Table_20_Contents"/>
          </table:table-cell>
          <table:table-cell table:style-name="Tabla55.B1">
            <text:p text:style-name="Table_20_Contents"/>
          </table:table-cell>
          <table:covered-table-cell table:style-name="Tabla55.B1"/>
          <table:table-cell table:style-name="Tabla55.A1" office:value-type="string">
            <text:p text:style-name="P143">12,5</text:p>
          </table:table-cell>
          <table:covered-table-cell table:style-name="Tabla55.B1"/>
          <table:covered-table-cell table:style-name="Tabla55.B1"/>
          <table:covered-table-cell table:style-name="Tabla55.B1"/>
        </table:table-row>
      </table:table>
      <text:p text:style-name="P7"/>
      <text:p text:style-name="P64"><text:span text:style-name="T8">Cálculo d</text:span><text:span text:style-name="T10">e </text:span><text:span text:style-name="T8">la distancia del satélite a la superficie terrestre.</text:span><text:span text:style-name="T53"> </text:span><text:span text:style-name="T46">(Pestaña</text:span><text:span text:style-name="T47">: «</text:span><text:span text:style-name="T55">Altura</text:span><text:span text:style-name="T47">»</text:span><text:span text:style-name="T46">)</text:span>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column table:style-name="Tabla20.H"/>
        <table:table-column table:style-name="Tabla20.I"/>
        <table:table-column table:style-name="Tabla20.J"/>
        <table:table-column table:style-name="Tabla20.K"/>
        <table:table-column table:style-name="Tabla20.L"/>
        <table:table-row table:style-name="Tabla20.1"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9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F1" table:number-columns-spanned="2" office:value-type="string">
            <text:p text:style-name="P80">G · M =</text:p>
          </table:table-cell>
          <table:covered-table-cell/>
          <table:table-cell table:style-name="Tabla20.H1" table:number-columns-spanned="2" office:value-type="string">
            <text:p text:style-name="P106">6,67·10⁻¹¹ · 5,98·10²⁴</text:p>
          </table:table-cell>
          <table:covered-table-cell/>
          <table:table-cell table:style-name="Tabla20.J1" office:value-type="string">
            <text:p text:style-name="P106">=</text:p>
          </table:table-cell>
          <table:table-cell table:style-name="Tabla20.K1" office:value-type="string">
            <text:p text:style-name="P99">3,99·10¹⁴</text:p>
          </table:table-cell>
          <table:table-cell table:style-name="Tabla20.L1" office:value-type="string">
            <text:p text:style-name="P48">m³/s²</text:p>
          </table:table-cell>
        </table:table-row>
        <table:table-row table:style-name="Tabla20.1"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9"/>
          </table:table-cell>
          <table:table-cell table:style-name="Tabla20.A1" table:number-columns-spanned="2">
            <text:p text:style-name="P78"/>
          </table:table-cell>
          <table:covered-table-cell/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</table:table-row>
        <table:table-row table:style-name="Tabla20.3">
          <table:table-cell table:style-name="Tabla20.A3" table:number-rows-spanned="2" office:value-type="string">
            <text:p text:style-name="P183">Radio de la órbita</text:p>
          </table:table-cell>
          <table:table-cell table:style-name="Tabla20.B3" table:number-rows-spanned="2" office:value-type="string">
            <text:p text:style-name="P86">r =</text:p>
          </table:table-cell>
          <table:table-cell table:style-name="Tabla20.C3" table:number-rows-spanned="2" office:value-type="string">
            <text:p text:style-name="P168">∛</text:p>
          </table:table-cell>
          <table:table-cell table:style-name="Tabla20.D3" office:value-type="string">
            <text:p text:style-name="P86">G · M · T²</text:p>
          </table:table-cell>
          <table:table-cell table:style-name="Tabla20.A1">
            <text:p text:style-name="P78"/>
          </table:table-cell>
          <table:table-cell table:style-name="Tabla20.F3" table:number-rows-spanned="2" office:value-type="string">
            <text:p text:style-name="P86">r =</text:p>
          </table:table-cell>
          <table:table-cell table:style-name="Tabla20.G3" table:number-rows-spanned="2" office:value-type="string">
            <text:p text:style-name="P168">∛</text:p>
          </table:table-cell>
          <table:table-cell table:style-name="Tabla20.H3" table:number-columns-spanned="2" office:value-type="string">
            <text:p text:style-name="P124"><text:span text:style-name="T77">3,99</text:span>·10¹⁴ · (6,91·10³)²</text:p>
          </table:table-cell>
          <table:covered-table-cell/>
          <table:table-cell table:style-name="Tabla20.J3" table:number-rows-spanned="2" office:value-type="string">
            <text:p text:style-name="P106">=</text:p>
          </table:table-cell>
          <table:table-cell table:style-name="Tabla20.K3" table:number-rows-spanned="2" office:value-type="string">
            <text:p text:style-name="P99">7,85·10⁶</text:p>
          </table:table-cell>
          <table:table-cell table:style-name="Tabla20.L3" table:number-rows-spanned="2" office:value-type="string">
            <text:p text:style-name="P48">m</text:p>
          </table:table-cell>
        </table:table-row>
        <table:table-row>
          <table:covered-table-cell table:style-name="Tabla20.A3"/>
          <table:covered-table-cell table:style-name="Tabla20.B3"/>
          <table:covered-table-cell table:style-name="Tabla20.C3"/>
          <table:table-cell table:style-name="Tabla20.D4" office:value-type="string">
            <text:p text:style-name="P124">4 π²</text:p>
          </table:table-cell>
          <table:table-cell table:style-name="Tabla20.A1">
            <text:p text:style-name="P78"/>
          </table:table-cell>
          <table:covered-table-cell table:style-name="Tabla20.F4"/>
          <table:covered-table-cell table:style-name="Tabla20.G4"/>
          <table:table-cell table:style-name="Tabla20.H4" table:number-columns-spanned="2" office:value-type="string">
            <text:p text:style-name="P106">4 · 3,14²</text:p>
          </table:table-cell>
          <table:covered-table-cell/>
          <table:covered-table-cell table:style-name="Tabla20.J3"/>
          <table:covered-table-cell table:style-name="Tabla20.K3"/>
          <table:covered-table-cell table:style-name="Tabla20.L4"/>
        </table:table-row>
        <text:soft-page-break/>
        <table:table-row table:style-name="Tabla20.1"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46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</table:table-row>
        <table:table-row table:style-name="Tabla20.1">
          <table:table-cell table:style-name="Tabla20.A6" office:value-type="string">
            <text:p text:style-name="P183">Altura de la órbita</text:p>
          </table:table-cell>
          <table:table-cell table:style-name="Tabla20.A1">
            <text:p text:style-name="P78"/>
          </table:table-cell>
          <table:table-cell table:style-name="Tabla20.C6" office:value-type="string">
            <text:p text:style-name="P86"><text:span text:style-name="T132">h</text:span>=</text:p>
          </table:table-cell>
          <table:table-cell table:style-name="Tabla20.D6" office:value-type="string">
            <text:p text:style-name="P92">r - R</text:p>
          </table:table-cell>
          <table:table-cell table:style-name="Tabla20.A1">
            <text:p text:style-name="P78"/>
          </table:table-cell>
          <table:table-cell table:style-name="Tabla20.A1">
            <text:p text:style-name="P78"/>
          </table:table-cell>
          <table:table-cell table:style-name="Tabla20.G6" office:value-type="string">
            <text:p text:style-name="P80">h =</text:p>
          </table:table-cell>
          <table:table-cell table:style-name="Tabla20.H6" table:number-columns-spanned="2" office:value-type="string">
            <text:p text:style-name="P106">7,85·10⁶ – 6,38·10⁶</text:p>
          </table:table-cell>
          <table:covered-table-cell/>
          <table:table-cell table:style-name="Tabla20.J6" office:value-type="string">
            <text:p text:style-name="P106">=</text:p>
          </table:table-cell>
          <table:table-cell table:style-name="Tabla20.K6" office:value-type="string">
            <text:p text:style-name="P34">1,47·10⁶</text:p>
          </table:table-cell>
          <table:table-cell table:style-name="Tabla20.L6" office:value-type="string">
            <text:p text:style-name="P48">m</text:p>
          </table:table-cell>
        </table:table-row>
      </table:table>
      <text:p text:style-name="P7"/>
      <text:p text:style-name="P6"><text:span text:style-name="T7">Cálculo de la energía cinética</text:span>. (Pestaña: «Energia»)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column table:style-name="Tabla24.F"/>
        <table:table-column table:style-name="Tabla24.G"/>
        <table:table-column table:style-name="Tabla24.H"/>
        <table:table-column table:style-name="Tabla24.I"/>
        <table:table-column table:style-name="Tabla24.J"/>
        <table:table-column table:style-name="Tabla24.K"/>
        <table:table-row table:style-name="Tabla24.1">
          <table:table-cell table:style-name="Tabla24.A1" office:value-type="string">
            <text:p text:style-name="P125"><text:s/>En la órbita</text:p>
          </table:table-cell>
          <table:table-cell table:style-name="Tabla24.A1" table:number-rows-spanned="3" office:value-type="string">
            <text:p text:style-name="P86">v =</text:p>
          </table:table-cell>
          <table:table-cell table:style-name="Tabla24.C1" table:number-rows-spanned="2" office:value-type="string">
            <text:p text:style-name="P86">2 · π · r</text:p>
          </table:table-cell>
          <table:table-cell table:style-name="Tabla24.D1" table:number-rows-spanned="2">
            <text:p text:style-name="P78"/>
          </table:table-cell>
          <table:table-cell table:style-name="Tabla24.D1" table:number-rows-spanned="2">
            <text:p text:style-name="P78"/>
          </table:table-cell>
          <table:table-cell table:style-name="Tabla24.A1" table:number-rows-spanned="3" office:value-type="string">
            <text:p text:style-name="P86">v =</text:p>
          </table:table-cell>
          <table:table-cell table:style-name="Tabla24.G1" table:number-rows-spanned="2" table:number-columns-spanned="2" office:value-type="string">
            <text:p text:style-name="P106">2 ·3,14 · 7,85·10⁶</text:p>
          </table:table-cell>
          <table:covered-table-cell/>
          <table:table-cell table:style-name="Tabla24.A1" table:number-rows-spanned="3" office:value-type="string">
            <text:p text:style-name="P106">=</text:p>
          </table:table-cell>
          <table:table-cell table:style-name="Tabla24.A1" table:number-rows-spanned="3" office:value-type="string">
            <text:p text:style-name="P99">7,13·10³</text:p>
          </table:table-cell>
          <table:table-cell table:style-name="Tabla24.A1" table:number-rows-spanned="3" office:value-type="string">
            <text:p text:style-name="P48">m/s</text:p>
          </table:table-cell>
        </table:table-row>
        <table:table-row table:style-name="Tabla24.2">
          <table:table-cell table:style-name="Tabla24.A1" table:number-rows-spanned="2" office:value-type="string">
            <text:p text:style-name="P183">Velocidad en la órbita</text:p>
          </table:table-cell>
          <table:covered-table-cell table:style-name="Tabla24.A1"/>
          <table:covered-table-cell table:style-name="Tabla24.C1"/>
          <table:covered-table-cell table:style-name="Tabla24.D1"/>
          <table:covered-table-cell table:style-name="Tabla24.D1"/>
          <table:covered-table-cell table:style-name="Tabla24.A1"/>
          <table:covered-table-cell table:style-name="Tabla24.G1"/>
          <table:covered-table-cell/>
          <table:covered-table-cell table:style-name="Tabla24.A1"/>
          <table:covered-table-cell table:style-name="Tabla24.A1"/>
          <table:covered-table-cell table:style-name="Tabla24.A1"/>
        </table:table-row>
        <table:table-row table:style-name="Tabla24.3">
          <table:covered-table-cell table:style-name="Tabla24.A1"/>
          <table:covered-table-cell table:style-name="Tabla24.A1"/>
          <table:table-cell table:style-name="Tabla24.A1" office:value-type="string">
            <text:p text:style-name="P152">T</text:p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covered-table-cell table:style-name="Tabla24.A1"/>
          <table:table-cell table:style-name="Tabla24.A1" table:number-columns-spanned="2" office:value-type="string">
            <text:p text:style-name="P150">6,91·10³</text:p>
          </table:table-cell>
          <table:covered-table-cell/>
          <table:covered-table-cell table:style-name="Tabla24.A1"/>
          <table:covered-table-cell table:style-name="Tabla24.A1"/>
          <table:covered-table-cell table:style-name="Tabla24.A1"/>
        </table:table-row>
        <table:table-row table:style-name="Tabla24.4"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</table:table-row>
        <table:table-row table:style-name="Tabla24.5">
          <table:table-cell table:style-name="Tabla24.A1" office:value-type="string">
            <text:p text:style-name="P183">Energía cinética en la órbita</text:p>
          </table:table-cell>
          <table:table-cell table:style-name="Tabla24.A1" table:number-columns-spanned="2" office:value-type="string">
            <text:p text:style-name="P90">E = ½ m · v²</text:p>
          </table:table-cell>
          <table:covered-table-cell/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A1" office:value-type="string">
            <text:p text:style-name="P90">E =</text:p>
          </table:table-cell>
          <table:table-cell table:style-name="Tabla24.A1" table:number-columns-spanned="2" office:value-type="string">
            <text:p text:style-name="P106">1800 · (7,13·10³)² / 2</text:p>
          </table:table-cell>
          <table:covered-table-cell/>
          <table:table-cell table:style-name="Tabla24.A1" office:value-type="string">
            <text:p text:style-name="P106">=</text:p>
          </table:table-cell>
          <table:table-cell table:style-name="Tabla24.A1" office:value-type="string">
            <text:p text:style-name="P34">4,58·10¹⁰</text:p>
          </table:table-cell>
          <table:table-cell table:style-name="Tabla24.A1" office:value-type="string">
            <text:p text:style-name="P48">J</text:p>
          </table:table-cell>
        </table:table-row>
        <table:table-row table:style-name="Tabla24.6"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</table:table-row>
        <table:table-row table:style-name="Tabla24.7">
          <table:table-cell table:style-name="Tabla24.A1" table:number-rows-spanned="2" office:value-type="string">
            <text:p text:style-name="P122">Energía potencial en la órbita</text:p>
          </table:table-cell>
          <table:table-cell table:style-name="Tabla24.A1" table:number-rows-spanned="2" office:value-type="string">
            <text:p text:style-name="P86">Eₚ =</text:p>
          </table:table-cell>
          <table:table-cell table:style-name="Tabla24.C7" office:value-type="string">
            <text:p text:style-name="P106">–<text:span text:style-name="T74">G · M · m</text:span></text:p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A1" table:number-rows-spanned="2" office:value-type="string">
            <text:p text:style-name="P86">Eₚ =</text:p>
          </table:table-cell>
          <table:table-cell table:style-name="Tabla24.G7" table:number-columns-spanned="2" office:value-type="string">
            <text:p text:style-name="P124">– 3,99·10¹⁴ · 1800</text:p>
          </table:table-cell>
          <table:covered-table-cell/>
          <table:table-cell table:style-name="Tabla24.A1" table:number-rows-spanned="2" office:value-type="string">
            <text:p text:style-name="P106">=</text:p>
          </table:table-cell>
          <table:table-cell table:style-name="Tabla24.A1" table:number-rows-spanned="2" office:value-type="string">
            <text:p text:style-name="P99">-9,16·10¹⁰</text:p>
          </table:table-cell>
          <table:table-cell table:style-name="Tabla24.A1" table:number-rows-spanned="2" office:value-type="string">
            <text:p text:style-name="P48">J</text:p>
          </table:table-cell>
        </table:table-row>
        <table:table-row>
          <table:covered-table-cell table:style-name="Tabla24.A1"/>
          <table:covered-table-cell table:style-name="Tabla24.A1"/>
          <table:table-cell table:style-name="Tabla24.A1" office:value-type="string">
            <text:p text:style-name="P86">r</text:p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covered-table-cell table:style-name="Tabla24.A1"/>
          <table:table-cell table:style-name="Tabla24.A1" table:number-columns-spanned="2" office:value-type="string">
            <text:p text:style-name="P150">7,85·10⁶</text:p>
          </table:table-cell>
          <table:covered-table-cell/>
          <table:covered-table-cell table:style-name="Tabla24.A1"/>
          <table:covered-table-cell table:style-name="Tabla24.A1"/>
          <table:covered-table-cell table:style-name="Tabla24.A1"/>
        </table:table-row>
        <table:table-row table:style-name="Tabla24.9"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D1">
            <text:p text:style-name="P78"/>
          </table:table-cell>
        </table:table-row>
        <table:table-row table:style-name="Tabla24.10">
          <table:table-cell table:style-name="Tabla24.A1" office:value-type="string">
            <text:p text:style-name="P122">Energía mecánica en la órbita</text:p>
          </table:table-cell>
          <table:table-cell table:style-name="Tabla24.A1" table:number-columns-spanned="2" office:value-type="string">
            <text:p text:style-name="P90">E = E+ Eₚ</text:p>
          </table:table-cell>
          <table:covered-table-cell/>
          <table:table-cell table:style-name="Tabla24.D1">
            <text:p text:style-name="P78"/>
          </table:table-cell>
          <table:table-cell table:style-name="Tabla24.D1">
            <text:p text:style-name="P78"/>
          </table:table-cell>
          <table:table-cell table:style-name="Tabla24.A1" office:value-type="string">
            <text:p text:style-name="P90">E =</text:p>
          </table:table-cell>
          <table:table-cell table:style-name="Tabla24.A1" table:number-columns-spanned="2" office:value-type="string">
            <text:p text:style-name="P106">-9,16·10¹⁰ + 4,58·10¹⁰</text:p>
          </table:table-cell>
          <table:covered-table-cell/>
          <table:table-cell table:style-name="Tabla24.A1" office:value-type="string">
            <text:p text:style-name="P106">=</text:p>
          </table:table-cell>
          <table:table-cell table:style-name="Tabla24.A1" office:value-type="string">
            <text:p text:style-name="P99">-4,58·10¹⁰</text:p>
          </table:table-cell>
          <table:table-cell table:style-name="Tabla24.A1" office:value-type="string">
            <text:p text:style-name="P48">J</text:p>
          </table:table-cell>
        </table:table-row>
      </table:table>
      <text:p text:style-name="P6"/>
      <text:h text:style-name="P225" text:outline-level="4"><text:bookmark-start text:name="__RefHeading___Toc19459_744268866"/>La luz del Sol tarda 5·10² s en llegar a la Tierra y 2,6·10³ s en llegar a Júpiter. Calcula:<text:bookmark-end text:name="__RefHeading___Toc19459_744268866"/></text:h>
      <text:h text:style-name="P235" text:outline-level="5">El período de Júpiter orbitando alrededor del Sol.</text:h>
      <text:h text:style-name="P235" text:outline-level="5">La velocidad orbital de Júpiter.</text:h>
      <text:h text:style-name="P235" text:outline-level="5">La masa del Sol.</text:h>
      <text:p text:style-name="P135"><text:span text:style-name="T25">Datos: </text:span><text:span text:style-name="Variable"><text:span text:style-name="T25">T</text:span></text:span><text:span text:style-name="T25"> </text:span><text:span text:style-name="T38">(</text:span><text:span text:style-name="T25">Tierra</text:span><text:span text:style-name="T38">)</text:span><text:span text:style-name="T25"> alrededor del Sol: 3,15·10⁷ s; </text:span><text:span text:style-name="T39">c</text:span><text:span text:style-name="T25"> = 3·10⁸ m/s; </text:span><text:span text:style-name="Variable"><text:span text:style-name="T25">G</text:span></text:span><text:span text:style-name="T25"> = 6,67·10⁻¹¹ N·m²·kg⁻². (Se suponen las órbitas circulares)<text:tab/></text:span><text:span text:style-name="PAU"><text:span text:style-name="T25">(P.A.U. Set. 12)</text:span></text:span></text:p>
      <text:p text:style-name="P2"><text:span text:style-name="T7">Rta.</text:span>: a) <text:span text:style-name="variable">T</text:span> = 3,7<text:span text:style-name="T100">3</text:span>·10⁸ s; <text:span text:style-name="variable">v</text:span> = 1,31·10⁴ m/s; b) <text:span text:style-name="variable">M</text:span><text:span text:style-name="T87"> </text:span>= 2,01·10³⁰ kg</text:p>
      <text:p text:style-name="P25"/>
      <text:p text:style-name="P65">Se calcula primero la masa del Sol escribiendo los datos de la Tierra.</text:p>
      <text:p text:style-name="P66"><text:span text:style-name="T9">Introducción de datos.</text:span><text:span text:style-name="T88"> (Pestaña: «Enunciado»)</text:span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office:value-type="string">
            <text:p text:style-name="P48">Un satélite de masa</text:p>
          </table:table-cell>
          <table:table-cell table:style-name="Tabla26.B1">
            <text:p text:style-name="P78"/>
          </table:table-cell>
          <table:table-cell table:style-name="Tabla26.A1" office:value-type="string">
            <text:p text:style-name="P80">m =</text:p>
          </table:table-cell>
          <table:table-cell table:style-name="Tabla26.D1">
            <text:p text:style-name="P78"/>
          </table:table-cell>
          <table:table-cell table:style-name="Tabla26.A1" office:value-type="string">
            <text:p text:style-name="P48">kg</text:p>
          </table:table-cell>
        </table:table-row>
        <table:table-row table:style-name="Tabla26.1">
          <table:table-cell table:style-name="Tabla26.A1" office:value-type="string">
            <text:p text:style-name="P48">gira alrededor de un astro de masa</text:p>
          </table:table-cell>
          <table:table-cell table:style-name="Tabla26.B1">
            <text:p text:style-name="P78"/>
          </table:table-cell>
          <table:table-cell table:style-name="Tabla26.A1" office:value-type="string">
            <text:p text:style-name="P80">M =</text:p>
          </table:table-cell>
          <table:table-cell table:style-name="Tabla26.D2">
            <text:p text:style-name="P78"/>
          </table:table-cell>
          <table:table-cell table:style-name="Tabla26.A1" office:value-type="string">
            <text:p text:style-name="P48">kg</text:p>
          </table:table-cell>
        </table:table-row>
        <table:table-row table:style-name="Tabla26.3">
          <table:table-cell table:style-name="Tabla26.A1" office:value-type="string">
            <text:p text:style-name="P48">y radio</text:p>
          </table:table-cell>
          <table:table-cell table:style-name="Tabla26.B1">
            <text:p text:style-name="P78"/>
          </table:table-cell>
          <table:table-cell table:style-name="Tabla26.A1" office:value-type="string">
            <text:p text:style-name="P80">R =</text:p>
          </table:table-cell>
          <table:table-cell table:style-name="Tabla26.D3">
            <text:p text:style-name="P78"/>
          </table:table-cell>
          <table:table-cell table:style-name="Tabla26.E3">
            <text:p text:style-name="P78"/>
          </table:table-cell>
        </table:table-row>
        <table:table-row table:style-name="Tabla26.1">
          <table:table-cell table:style-name="Tabla26.A1" office:value-type="string">
            <text:p text:style-name="P48">en el que la gravedad en el suelo es</text:p>
          </table:table-cell>
          <table:table-cell table:style-name="Tabla26.B1">
            <text:p text:style-name="P78"/>
          </table:table-cell>
          <table:table-cell table:style-name="Tabla26.A1" office:value-type="string">
            <text:p text:style-name="P80">g₀ =</text:p>
          </table:table-cell>
          <table:table-cell table:style-name="Tabla26.D4">
            <text:p text:style-name="P78"/>
          </table:table-cell>
          <table:table-cell table:style-name="Tabla26.A1" office:value-type="string">
            <text:p text:style-name="P48">m/s²</text:p>
          </table:table-cell>
        </table:table-row>
        <table:table-row table:style-name="Tabla26.1">
          <table:table-cell table:style-name="Tabla26.A1" office:value-type="string">
            <text:p text:style-name="P48">La órbita es circular de</text:p>
          </table:table-cell>
          <table:table-cell table:style-name="Tabla26.B5" office:value-type="string">
            <text:p text:style-name="P48">radio</text:p>
          </table:table-cell>
          <table:table-cell table:style-name="Tabla26.A1" office:value-type="string">
            <text:p text:style-name="P80">r =</text:p>
          </table:table-cell>
          <table:table-cell table:style-name="Tabla26.D5" office:value-type="float" office:value="500">
            <text:p text:style-name="P99">5,00E+02</text:p>
          </table:table-cell>
          <table:table-cell table:style-name="Tabla26.E5" office:value-type="string">
            <text:p text:style-name="P48">s luz</text:p>
          </table:table-cell>
        </table:table-row>
        <table:table-row table:style-name="Tabla26.1">
          <table:table-cell table:style-name="Tabla26.A1" office:value-type="string">
            <text:p text:style-name="P48">El satélite gira con un</text:p>
          </table:table-cell>
          <table:table-cell table:style-name="Tabla26.B6" office:value-type="string">
            <text:p text:style-name="P48">período</text:p>
          </table:table-cell>
          <table:table-cell table:style-name="Tabla26.A1" office:value-type="string">
            <text:p text:style-name="P80">T =</text:p>
          </table:table-cell>
          <table:table-cell table:style-name="Tabla26.D6" office:value-type="float" office:value="31500000">
            <text:p text:style-name="P99">3,15E+07</text:p>
          </table:table-cell>
          <table:table-cell table:style-name="Tabla26.E6" office:value-type="string">
            <text:p text:style-name="P48">s</text:p>
          </table:table-cell>
        </table:table-row>
      </table:table>
      <text:p text:style-name="P2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D"/>
        <table:table-column table:style-name="Tabla27.G"/>
        <table:table-row table:style-name="Tabla27.1">
          <table:table-cell table:style-name="Tabla27.A1" office:value-type="string">
            <text:p text:style-name="P42">Respuestas</text:p>
          </table:table-cell>
          <table:table-cell table:style-name="Tabla27.A1" office:value-type="string">
            <text:p text:style-name="P160"/>
          </table:table-cell>
          <table:table-cell table:style-name="Tabla27.C1">
            <text:p text:style-name="P78"/>
          </table:table-cell>
          <table:table-cell table:style-name="Tabla27.C1">
            <text:p text:style-name="P78"/>
          </table:table-cell>
          <table:table-cell table:style-name="Tabla27.A1" table:number-columns-spanned="2" office:value-type="string">
            <text:p text:style-name="P99">Cifras significativas:</text:p>
          </table:table-cell>
          <table:covered-table-cell/>
          <table:table-cell table:style-name="Tabla27.G1" office:value-type="string">
            <text:p text:style-name="P48"/>
          </table:table-cell>
        </table:table-row>
        <table:table-row table:style-name="Tabla27.1">
          <table:table-cell table:style-name="Tabla27.C1">
            <text:p text:style-name="P78"/>
          </table:table-cell>
          <table:table-cell table:style-name="Tabla27.A1" office:value-type="string">
            <text:p text:style-name="P99"/>
          </table:table-cell>
          <table:table-cell table:style-name="Tabla27.C1">
            <text:p text:style-name="P78"/>
          </table:table-cell>
          <table:table-cell table:style-name="Tabla27.C1">
            <text:p text:style-name="P78"/>
          </table:table-cell>
          <table:table-cell table:style-name="Tabla27.C1">
            <text:p text:style-name="P78"/>
          </table:table-cell>
          <table:table-cell table:style-name="Tabla27.C1">
            <text:p text:style-name="P78"/>
          </table:table-cell>
          <table:table-cell table:style-name="Tabla27.C1">
            <text:p text:style-name="P78"/>
          </table:table-cell>
        </table:table-row>
        <table:table-row table:style-name="Tabla27.1">
          <table:table-cell table:style-name="Tabla27.A1" office:value-type="string">
            <text:p text:style-name="P48">Sol</text:p>
          </table:table-cell>
          <table:table-cell table:style-name="Tabla27.A1" office:value-type="string">
            <text:p text:style-name="P34"/>
          </table:table-cell>
          <table:table-cell table:style-name="Tabla27.A1" office:value-type="string">
            <text:p text:style-name="P48"/>
          </table:table-cell>
          <table:table-cell table:style-name="Tabla27.D3">
            <text:p text:style-name="P78"/>
          </table:table-cell>
          <table:table-cell table:style-name="Tabla27.A1" office:value-type="string">
            <text:p text:style-name="P198">M =</text:p>
          </table:table-cell>
          <table:table-cell table:style-name="Tabla27.A1" office:value-type="string">
            <text:p text:style-name="P34">2,01·10³⁰</text:p>
          </table:table-cell>
          <table:table-cell table:style-name="Tabla27.A1" office:value-type="string">
            <text:p text:style-name="P48">kg</text:p>
          </table:table-cell>
        </table:table-row>
      </table:table>
      <text:p text:style-name="P25"/>
      <text:p text:style-name="P76"><text:span text:style-name="T8">Cálculo d</text:span><text:span text:style-name="T21">e l</text:span><text:span text:style-name="T20">a masa d</text:span><text:span text:style-name="T21">el</text:span><text:span text:style-name="T20"> Sol</text:span><text:span text:style-name="T8">.</text:span><text:span text:style-name="T53"> </text:span><text:span text:style-name="T46">(Pesta</text:span><text:span text:style-name="T58">ñ</text:span><text:span text:style-name="T46">a</text:span><text:span text:style-name="T47">: «Periodo»</text:span><text:span text:style-name="T46">)</text:span></text:p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column table:style-name="Tabla57.E"/>
        <table:table-column table:style-name="Tabla57.F"/>
        <table:table-column table:style-name="Tabla57.G"/>
        <table:table-column table:style-name="Tabla57.H"/>
        <table:table-column table:style-name="Tabla57.I"/>
        <table:table-column table:style-name="Tabla57.J"/>
        <table:table-column table:style-name="Tabla57.K"/>
        <table:table-row table:style-name="Tabla57.1">
          <table:table-cell table:style-name="Tabla57.A1" table:number-rows-spanned="2" office:value-type="string">
            <text:p text:style-name="P77">Masa del astro</text:p>
          </table:table-cell>
          <table:table-cell table:style-name="Tabla57.B1">
            <text:p text:style-name="P77"/>
          </table:table-cell>
          <table:table-cell table:style-name="Tabla57.A1" table:number-rows-spanned="2" office:value-type="string">
            <text:p text:style-name="P83">M =</text:p>
          </table:table-cell>
          <table:table-cell table:style-name="Tabla57.D1" office:value-type="string">
            <text:p text:style-name="P87">4 · π² · r³</text:p>
          </table:table-cell>
          <table:table-cell table:style-name="Tabla57.B1">
            <text:p text:style-name="P77"/>
          </table:table-cell>
          <table:table-cell table:style-name="Tabla57.B1">
            <text:p text:style-name="P77"/>
          </table:table-cell>
          <table:table-cell table:style-name="Tabla57.A1" table:number-rows-spanned="2" office:value-type="string">
            <text:p text:style-name="P87">M =</text:p>
          </table:table-cell>
          <table:table-cell table:style-name="Tabla57.H1" office:value-type="string">
            <text:p text:style-name="P109">4 · 3,14² · (1,50·10¹¹)³</text:p>
          </table:table-cell>
          <table:table-cell table:style-name="Tabla57.A1" table:number-rows-spanned="2" office:value-type="string">
            <text:p text:style-name="P109">=</text:p>
          </table:table-cell>
          <table:table-cell table:style-name="Tabla57.A1" table:number-rows-spanned="2" office:value-type="string">
            <text:p text:style-name="P35">2,01·10³⁰</text:p>
          </table:table-cell>
          <table:table-cell table:style-name="Tabla57.A1" table:number-rows-spanned="2" office:value-type="string">
            <text:p text:style-name="P52">kg</text:p>
          </table:table-cell>
        </table:table-row>
        <table:table-row table:style-name="Tabla57.1">
          <table:covered-table-cell table:style-name="Tabla57.B1"/>
          <table:table-cell table:style-name="Tabla57.B1">
            <text:p text:style-name="P77"/>
          </table:table-cell>
          <table:covered-table-cell table:style-name="Tabla57.A1"/>
          <table:table-cell table:style-name="Tabla57.A1" office:value-type="string">
            <text:p text:style-name="P87">G · T²</text:p>
          </table:table-cell>
          <table:table-cell table:style-name="Tabla57.B1">
            <text:p text:style-name="P77"/>
          </table:table-cell>
          <table:table-cell table:style-name="Tabla57.B1">
            <text:p text:style-name="P77"/>
          </table:table-cell>
          <table:covered-table-cell table:style-name="Tabla57.A1"/>
          <table:table-cell table:style-name="Tabla57.A1" office:value-type="string">
            <text:p text:style-name="P109">6,67·10⁻¹¹ · (3,15·10⁷)²</text:p>
          </table:table-cell>
          <table:covered-table-cell table:style-name="Tabla57.A1"/>
          <table:covered-table-cell table:style-name="Tabla57.A1"/>
          <table:covered-table-cell table:style-name="Tabla57.A1"/>
        </table:table-row>
      </table:table>
      <text:p text:style-name="P21"/>
      <text:p text:style-name="P17">Se escriben ahora la masa del Sol y los datos de Júpiter:</text:p>
      <text:p text:style-name="P17"><text:span text:style-name="T9">Introducción de datos.</text:span><text:span text:style-name="T88"> (Pestaña: «Enunciado»)</text:span></text:p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row table:style-name="Tabla30.1">
          <table:table-cell table:style-name="Tabla30.A1" office:value-type="string">
            <text:p text:style-name="P48">Un satélite de masa</text:p>
          </table:table-cell>
          <table:table-cell table:style-name="Tabla30.B1">
            <text:p text:style-name="P78"/>
          </table:table-cell>
          <table:table-cell table:style-name="Tabla30.A1" office:value-type="string">
            <text:p text:style-name="P80">m =</text:p>
          </table:table-cell>
          <table:table-cell table:style-name="Tabla30.D1">
            <text:p text:style-name="P78"/>
          </table:table-cell>
          <table:table-cell table:style-name="Tabla30.A1" office:value-type="string">
            <text:p text:style-name="P48">kg</text:p>
          </table:table-cell>
        </table:table-row>
        <table:table-row table:style-name="Tabla30.1">
          <table:table-cell table:style-name="Tabla30.A1" office:value-type="string">
            <text:p text:style-name="P48">gira alrededor de un astro de masa</text:p>
          </table:table-cell>
          <table:table-cell table:style-name="Tabla30.B1">
            <text:p text:style-name="P78"/>
          </table:table-cell>
          <table:table-cell table:style-name="Tabla30.A1" office:value-type="string">
            <text:p text:style-name="P80">M =</text:p>
          </table:table-cell>
          <table:table-cell table:style-name="Tabla30.D2" office:value-type="float" office:value="2.01E+030">
            <text:p text:style-name="P99">2,01E+30</text:p>
          </table:table-cell>
          <table:table-cell table:style-name="Tabla30.A1" office:value-type="string">
            <text:p text:style-name="P48">kg</text:p>
          </table:table-cell>
        </table:table-row>
        <table:table-row table:style-name="Tabla30.3">
          <table:table-cell table:style-name="Tabla30.A1" office:value-type="string">
            <text:p text:style-name="P48">y radio</text:p>
          </table:table-cell>
          <table:table-cell table:style-name="Tabla30.B1">
            <text:p text:style-name="P78"/>
          </table:table-cell>
          <table:table-cell table:style-name="Tabla30.A1" office:value-type="string">
            <text:p text:style-name="P80">R =</text:p>
          </table:table-cell>
          <table:table-cell table:style-name="Tabla30.D3">
            <text:p text:style-name="P78"/>
          </table:table-cell>
          <table:table-cell table:style-name="Tabla30.E3">
            <text:p text:style-name="P78"/>
          </table:table-cell>
        </table:table-row>
        <table:table-row table:style-name="Tabla30.1">
          <table:table-cell table:style-name="Tabla30.B1">
            <text:p text:style-name="P78"/>
          </table:table-cell>
          <table:table-cell table:style-name="Tabla30.B1">
            <text:p text:style-name="P78"/>
          </table:table-cell>
          <table:table-cell table:style-name="Tabla30.B1">
            <text:p text:style-name="P79"/>
          </table:table-cell>
          <table:table-cell table:style-name="Tabla30.D4">
            <text:p text:style-name="P78"/>
          </table:table-cell>
          <table:table-cell table:style-name="Tabla30.A1" office:value-type="string">
            <text:p text:style-name="P48">m/s²</text:p>
          </table:table-cell>
        </table:table-row>
        <table:table-row table:style-name="Tabla30.1">
          <table:table-cell table:style-name="Tabla30.A1" office:value-type="string">
            <text:p text:style-name="P48">La órbita es circular de</text:p>
          </table:table-cell>
          <table:table-cell table:style-name="Tabla30.B5" office:value-type="string">
            <text:p text:style-name="P48">radio</text:p>
          </table:table-cell>
          <table:table-cell table:style-name="Tabla30.A1" office:value-type="string">
            <text:p text:style-name="P80">r =</text:p>
          </table:table-cell>
          <table:table-cell table:style-name="Tabla30.D5" office:value-type="float" office:value="2600">
            <text:p text:style-name="P99">2,60E+03</text:p>
          </table:table-cell>
          <table:table-cell table:style-name="Tabla30.E5" office:value-type="string">
            <text:p text:style-name="P48">s luz</text:p>
          </table:table-cell>
        </table:table-row>
        <table:table-row table:style-name="Tabla30.1">
          <table:table-cell table:style-name="Tabla30.A1" office:value-type="string">
            <text:p text:style-name="P48">El satélite gira con una</text:p>
          </table:table-cell>
          <table:table-cell table:style-name="Tabla30.E3">
            <text:p text:style-name="P78"/>
          </table:table-cell>
          <table:table-cell table:style-name="Tabla30.B1">
            <text:p text:style-name="P79"/>
          </table:table-cell>
          <table:table-cell table:style-name="Tabla30.D6">
            <text:p text:style-name="P78"/>
          </table:table-cell>
          <table:table-cell table:style-name="Tabla30.E3">
            <text:p text:style-name="P78"/>
          </table:table-cell>
        </table:table-row>
      </table:table>
      <text:p text:style-name="P3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D"/>
        <table:table-column table:style-name="Tabla31.G"/>
        <text:soft-page-break/>
        <table:table-row table:style-name="Tabla31.1">
          <table:table-cell table:style-name="Tabla31.A1" office:value-type="string">
            <text:p text:style-name="P42">Respuestas</text:p>
          </table:table-cell>
          <table:table-cell table:style-name="Tabla31.A1" office:value-type="string">
            <text:p text:style-name="P160">clic ↓</text:p>
          </table:table-cell>
          <table:table-cell table:style-name="Tabla31.C1">
            <text:p text:style-name="P78"/>
          </table:table-cell>
          <table:table-cell table:style-name="Tabla31.C1">
            <text:p text:style-name="P78"/>
          </table:table-cell>
          <table:table-cell table:style-name="Tabla31.A1" table:number-columns-spanned="2" office:value-type="string">
            <text:p text:style-name="P99">Cifras significativas:</text:p>
          </table:table-cell>
          <table:covered-table-cell/>
          <table:table-cell table:style-name="Tabla31.G1" office:value-type="string">
            <text:p text:style-name="P48"/>
          </table:table-cell>
        </table:table-row>
        <table:table-row table:style-name="Tabla31.1">
          <table:table-cell table:style-name="Tabla31.C1">
            <text:p text:style-name="P78"/>
          </table:table-cell>
          <table:table-cell table:style-name="Tabla31.B2">
            <text:p text:style-name="P78"/>
          </table:table-cell>
          <table:table-cell table:style-name="Tabla31.A1" office:value-type="string">
            <text:p text:style-name="P160">clic ↓</text:p>
          </table:table-cell>
          <table:table-cell table:style-name="Tabla31.A1" office:value-type="string">
            <text:p text:style-name="P99">Velocidad</text:p>
          </table:table-cell>
          <table:table-cell table:style-name="Tabla31.C1">
            <text:p text:style-name="P159"/>
          </table:table-cell>
          <table:table-cell table:style-name="Tabla31.F2" office:value-type="string">
            <text:p text:style-name="P99">Período</text:p>
          </table:table-cell>
          <table:table-cell table:style-name="Tabla31.C1">
            <text:p text:style-name="P159"/>
          </table:table-cell>
        </table:table-row>
        <table:table-row table:style-name="Tabla31.1">
          <table:table-cell table:style-name="Tabla31.A1" office:value-type="string">
            <text:p text:style-name="P48">Órbita</text:p>
          </table:table-cell>
          <table:table-cell table:style-name="Tabla31.B3">
            <text:p text:style-name="P78"/>
          </table:table-cell>
          <table:table-cell table:style-name="Tabla31.B2">
            <text:p text:style-name="P78"/>
          </table:table-cell>
          <table:table-cell table:style-name="Tabla31.A1" office:value-type="string">
            <text:p text:style-name="P34">13,1</text:p>
          </table:table-cell>
          <table:table-cell table:style-name="Tabla31.E3" office:value-type="string">
            <text:p text:style-name="P39">km/s</text:p>
          </table:table-cell>
          <table:table-cell table:style-name="Tabla31.A1" office:value-type="string">
            <text:p text:style-name="P34">11,8</text:p>
          </table:table-cell>
          <table:table-cell table:style-name="Tabla31.G3" office:value-type="string">
            <text:p text:style-name="P48">años</text:p>
          </table:table-cell>
        </table:table-row>
      </table:table>
      <text:p text:style-name="P6"/>
      <text:p text:style-name="P3"><text:span text:style-name="T8">Cálculo d</text:span><text:span text:style-name="T10">e</text:span><text:span text:style-name="T8">l período </text:span><text:span text:style-name="T11">y </text:span><text:span text:style-name="T22">de la </text:span><text:span text:style-name="T11">velocidad</text:span><text:span text:style-name="T8">.</text:span><text:span text:style-name="T89"> </text:span>(Pestaña<text:span text:style-name="T72">: «Periodo»</text:span>)</text:p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column table:style-name="Tabla32.I"/>
        <table:table-column table:style-name="Tabla32.J"/>
        <table:table-column table:style-name="Tabla32.K"/>
        <table:table-column table:style-name="Tabla32.L"/>
        <table:table-row table:style-name="Tabla32.1">
          <table:table-cell table:style-name="Tabla32.A1" office:value-type="string">
            <text:p text:style-name="P78">Radio de la órbita</text:p>
          </table:table-cell>
          <table:table-cell table:style-name="Tabla32.B1">
            <text:p text:style-name="P78"/>
          </table:table-cell>
          <table:table-cell table:style-name="Tabla32.B1">
            <text:p text:style-name="P79"/>
          </table:table-cell>
          <table:table-cell table:style-name="Tabla32.B1">
            <text:p text:style-name="P79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A1" office:value-type="string">
            <text:p text:style-name="P80">r =</text:p>
          </table:table-cell>
          <table:table-cell table:style-name="Tabla32.A1" table:number-columns-spanned="2" office:value-type="string">
            <text:p text:style-name="P150">2,60·10³ · 3,00·10⁸</text:p>
          </table:table-cell>
          <table:covered-table-cell/>
          <table:table-cell table:style-name="Tabla32.A1" office:value-type="string">
            <text:p text:style-name="P106">=</text:p>
          </table:table-cell>
          <table:table-cell table:style-name="Tabla32.A1" office:value-type="string">
            <text:p text:style-name="P99">7,79·10¹¹</text:p>
          </table:table-cell>
          <table:table-cell table:style-name="Tabla32.A1" office:value-type="string">
            <text:p text:style-name="P48">m</text:p>
          </table:table-cell>
        </table:table-row>
        <table:table-row table:style-name="Tabla32.1"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</table:table-row>
        <table:table-row table:style-name="Tabla32.1"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 table:number-columns-spanned="2">
            <text:p text:style-name="P79"/>
          </table:table-cell>
          <table:covered-table-cell/>
          <table:table-cell table:style-name="Tabla32.B1">
            <text:p text:style-name="P78"/>
          </table:table-cell>
          <table:table-cell table:style-name="Tabla32.A1" table:number-columns-spanned="2" office:value-type="string">
            <text:p text:style-name="P80">G · M =</text:p>
          </table:table-cell>
          <table:covered-table-cell/>
          <table:table-cell table:style-name="Tabla32.A1" table:number-columns-spanned="2" office:value-type="string">
            <text:p text:style-name="P106">6,67·10⁻¹¹ · 2,01·10³⁰</text:p>
          </table:table-cell>
          <table:covered-table-cell/>
          <table:table-cell table:style-name="Tabla32.A1" office:value-type="string">
            <text:p text:style-name="P106">=</text:p>
          </table:table-cell>
          <table:table-cell table:style-name="Tabla32.A1" office:value-type="string">
            <text:p text:style-name="P99">1,34·10²⁰</text:p>
          </table:table-cell>
          <table:table-cell table:style-name="Tabla32.A1" office:value-type="string">
            <text:p text:style-name="P48">m³/s²</text:p>
          </table:table-cell>
        </table:table-row>
        <table:table-row table:style-name="Tabla32.1"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9"/>
          </table:table-cell>
          <table:table-cell table:style-name="Tabla32.B1" table:number-columns-spanned="2">
            <text:p text:style-name="P78"/>
          </table:table-cell>
          <table:covered-table-cell/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</table:table-row>
        <table:table-row>
          <table:table-cell table:style-name="Tabla32.A1" table:number-rows-spanned="2" office:value-type="string">
            <text:p text:style-name="P122">Velocidad del satélite</text:p>
          </table:table-cell>
          <table:table-cell table:style-name="Tabla32.A1" table:number-rows-spanned="2" office:value-type="string">
            <text:p text:style-name="P80">v =</text:p>
          </table:table-cell>
          <table:table-cell table:style-name="Tabla32.A1" table:number-rows-spanned="2" office:value-type="string">
            <text:p text:style-name="P168">√</text:p>
          </table:table-cell>
          <table:table-cell table:style-name="Tabla32.D5" office:value-type="string">
            <text:p text:style-name="P86">G · M</text:p>
          </table:table-cell>
          <table:table-cell table:style-name="Tabla32.B1">
            <text:p text:style-name="P78"/>
          </table:table-cell>
          <table:table-cell table:style-name="Tabla32.A1" table:number-rows-spanned="2" office:value-type="string">
            <text:p text:style-name="P80">v =</text:p>
          </table:table-cell>
          <table:table-cell table:style-name="Tabla32.A1" table:number-rows-spanned="2" office:value-type="string">
            <text:p text:style-name="P169">√</text:p>
          </table:table-cell>
          <table:table-cell table:style-name="Tabla32.H5" table:number-columns-spanned="2" office:value-type="string">
            <text:p text:style-name="P106">1,34·10²⁰</text:p>
          </table:table-cell>
          <table:covered-table-cell/>
          <table:table-cell table:style-name="Tabla32.A1" table:number-rows-spanned="2" office:value-type="string">
            <text:p text:style-name="P106">=</text:p>
          </table:table-cell>
          <table:table-cell table:style-name="Tabla32.A1" table:number-rows-spanned="2" office:value-type="string">
            <text:p text:style-name="P34">1,31·10⁴</text:p>
          </table:table-cell>
          <table:table-cell table:style-name="Tabla32.A1" table:number-rows-spanned="2" office:value-type="string">
            <text:p text:style-name="P48">m/s</text:p>
          </table:table-cell>
        </table:table-row>
        <table:table-row>
          <table:covered-table-cell table:style-name="Tabla32.A1"/>
          <table:covered-table-cell table:style-name="Tabla32.A1"/>
          <table:covered-table-cell table:style-name="Tabla32.A1"/>
          <table:table-cell table:style-name="Tabla32.A1" office:value-type="string">
            <text:p text:style-name="P86">r</text:p>
          </table:table-cell>
          <table:table-cell table:style-name="Tabla32.B1">
            <text:p text:style-name="P78"/>
          </table:table-cell>
          <table:covered-table-cell table:style-name="Tabla32.A1"/>
          <table:covered-table-cell table:style-name="Tabla32.A1"/>
          <table:table-cell table:style-name="Tabla32.A1" table:number-columns-spanned="2" office:value-type="string">
            <text:p text:style-name="P106">7,79·10¹¹</text:p>
          </table:table-cell>
          <table:covered-table-cell/>
          <table:covered-table-cell table:style-name="Tabla32.A1"/>
          <table:covered-table-cell table:style-name="Tabla32.A1"/>
          <table:covered-table-cell table:style-name="Tabla32.A1"/>
        </table:table-row>
        <table:table-row table:style-name="Tabla32.1"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9"/>
          </table:table-cell>
          <table:table-cell table:style-name="Tabla32.B1" table:number-columns-spanned="2">
            <text:p text:style-name="P78"/>
          </table:table-cell>
          <table:covered-table-cell/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</table:table-row>
        <table:table-row table:style-name="Tabla32.8">
          <table:table-cell table:style-name="Tabla32.A1" table:number-rows-spanned="2" office:value-type="string">
            <text:p text:style-name="P78">Período del satélite</text:p>
          </table:table-cell>
          <table:table-cell table:style-name="Tabla32.B1">
            <text:p text:style-name="P78"/>
          </table:table-cell>
          <table:table-cell table:style-name="Tabla32.A1" table:number-rows-spanned="2" office:value-type="string">
            <text:p text:style-name="P86">T =</text:p>
          </table:table-cell>
          <table:table-cell table:style-name="Tabla32.D8" office:value-type="string">
            <text:p text:style-name="P86">2 · π · r</text:p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table-cell table:style-name="Tabla32.A1" table:number-rows-spanned="2" office:value-type="string">
            <text:p text:style-name="P86">T =</text:p>
          </table:table-cell>
          <table:table-cell table:style-name="Tabla32.H8" table:number-columns-spanned="2" office:value-type="string">
            <text:p text:style-name="P106">2 · 3,14 · 7,79·10¹¹</text:p>
          </table:table-cell>
          <table:covered-table-cell/>
          <table:table-cell table:style-name="Tabla32.A1" table:number-rows-spanned="2" office:value-type="string">
            <text:p text:style-name="P106">=</text:p>
          </table:table-cell>
          <table:table-cell table:style-name="Tabla32.A1" table:number-rows-spanned="2" office:value-type="string">
            <text:p text:style-name="P34">3,73·10⁸</text:p>
          </table:table-cell>
          <table:table-cell table:style-name="Tabla32.A1" table:number-rows-spanned="2" office:value-type="string">
            <text:p text:style-name="P48">s</text:p>
          </table:table-cell>
        </table:table-row>
        <table:table-row table:style-name="Tabla32.1">
          <table:covered-table-cell table:style-name="Tabla32.A1"/>
          <table:table-cell table:style-name="Tabla32.B1">
            <text:p text:style-name="P78"/>
          </table:table-cell>
          <table:covered-table-cell table:style-name="Tabla32.A1"/>
          <table:table-cell table:style-name="Tabla32.A1" office:value-type="string">
            <text:p text:style-name="P86">v</text:p>
          </table:table-cell>
          <table:table-cell table:style-name="Tabla32.B1">
            <text:p text:style-name="P78"/>
          </table:table-cell>
          <table:table-cell table:style-name="Tabla32.B1">
            <text:p text:style-name="P78"/>
          </table:table-cell>
          <table:covered-table-cell table:style-name="Tabla32.A1"/>
          <table:table-cell table:style-name="Tabla32.A1" table:number-columns-spanned="2" office:value-type="string">
            <text:p text:style-name="P106">1,31·10⁴</text:p>
          </table:table-cell>
          <table:covered-table-cell/>
          <table:covered-table-cell table:style-name="Tabla32.A1"/>
          <table:covered-table-cell table:style-name="Tabla32.A1"/>
          <table:covered-table-cell table:style-name="Tabla32.A1"/>
        </table:table-row>
      </table:table>
      <text:p text:style-name="Standard"/>
      <text:h text:style-name="P226" text:outline-level="4"><text:bookmark-start text:name="__RefHeading___Toc54631_744268866"/>Los satélites Meteosat son satélites geoestacionarios (situados sobre el ecuador terrestre y con período orbital de un día). Calcula:<text:bookmark-end text:name="__RefHeading___Toc54631_744268866"/></text:h>
      <text:h text:style-name="P236" text:outline-level="5">La altura a la que se encuentran, respecto a la superficie terrestre.</text:h>
      <text:h text:style-name="P236" text:outline-level="5">La fuerza ejercida sobre el satélite.</text:h>
      <text:h text:style-name="P236" text:outline-level="5">La energía mecánica.</text:h>
      <text:p text:style-name="P136"><text:span text:style-name="T25">Datos: </text:span><text:span text:style-name="Variable"><text:span text:style-name="T25">R</text:span></text:span><text:span text:style-name="T25"> = 6,38·10⁶ m; </text:span><text:span text:style-name="Variable"><text:span text:style-name="T25">M</text:span></text:span><text:span text:style-name="T25"> = 5,98·10²⁴ kg; </text:span><text:span text:style-name="Variable"><text:span text:style-name="T25">m</text:span></text:span><text:span text:style-name="T25"> = 8·10² kg; </text:span><text:span text:style-name="Variable"><text:span text:style-name="T25">G</text:span></text:span><text:span text:style-name="T39"> </text:span><text:span text:style-name="T25">= 6,67·10⁻¹¹ N·m²·kg⁻²<text:tab/></text:span><text:span text:style-name="PAU"><text:span text:style-name="T25">(P.A.U. Set. 08)</text:span></text:span></text:p>
      <text:p text:style-name="P4"><text:span text:style-name="T7">Rta.</text:span>: a) <text:span text:style-name="variable">h</text:span> = 3,60·10⁷ m; b) <text:span text:style-name="variable">F</text:span> = 179 N ; c) <text:span text:style-name="variable">E</text:span><text:span text:style-name="T90"></text:span> = 3,78·10⁹ J; <text:span text:style-name="variable">E</text:span><text:span text:style-name="T59">ₚ</text:span> = -7,56·10⁹ J; <text:span text:style-name="variable">E</text:span> = -3,78·10⁹ J</text:p>
      <text:p text:style-name="P25"/>
      <text:p text:style-name="P5"><text:span text:style-name="T7">Introducción de datos.</text:span> (Pestaña<text:span text:style-name="T72">: «Enunciado»</text:span>)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row table:style-name="Tabla33.1">
          <table:table-cell table:style-name="Tabla33.A1" office:value-type="string">
            <text:p text:style-name="P48">Un satélite de masa</text:p>
          </table:table-cell>
          <table:table-cell table:style-name="Tabla33.B1">
            <text:p text:style-name="P78"/>
          </table:table-cell>
          <table:table-cell table:style-name="Tabla33.A1" office:value-type="string">
            <text:p text:style-name="P80">m =</text:p>
          </table:table-cell>
          <table:table-cell table:style-name="Tabla33.D1" office:value-type="float" office:value="800">
            <text:p text:style-name="P99">8,00E+02</text:p>
          </table:table-cell>
          <table:table-cell table:style-name="Tabla33.A1" office:value-type="string">
            <text:p text:style-name="P48">kg</text:p>
          </table:table-cell>
        </table:table-row>
        <table:table-row table:style-name="Tabla33.1">
          <table:table-cell table:style-name="Tabla33.A1" office:value-type="string">
            <text:p text:style-name="P48">gira alrededor de un astro de masa</text:p>
          </table:table-cell>
          <table:table-cell table:style-name="Tabla33.B1">
            <text:p text:style-name="P78"/>
          </table:table-cell>
          <table:table-cell table:style-name="Tabla33.A1" office:value-type="string">
            <text:p text:style-name="P80">M =</text:p>
          </table:table-cell>
          <table:table-cell table:style-name="Tabla33.D2" office:value-type="float" office:value="5.98E+024">
            <text:p text:style-name="P99">5,98E+24</text:p>
          </table:table-cell>
          <table:table-cell table:style-name="Tabla33.A1" office:value-type="string">
            <text:p text:style-name="P48">kg</text:p>
          </table:table-cell>
        </table:table-row>
        <table:table-row table:style-name="Tabla33.3">
          <table:table-cell table:style-name="Tabla33.A1" office:value-type="string">
            <text:p text:style-name="P48">y radio</text:p>
          </table:table-cell>
          <table:table-cell table:style-name="Tabla33.B1">
            <text:p text:style-name="P78"/>
          </table:table-cell>
          <table:table-cell table:style-name="Tabla33.A1" office:value-type="string">
            <text:p text:style-name="P80">R =</text:p>
          </table:table-cell>
          <table:table-cell table:style-name="Tabla33.D3" office:value-type="float" office:value="6380000">
            <text:p text:style-name="P99">6,38E+06</text:p>
          </table:table-cell>
          <table:table-cell table:style-name="Tabla33.E3" office:value-type="string">
            <text:p text:style-name="P48">m</text:p>
          </table:table-cell>
        </table:table-row>
        <table:table-row table:style-name="Tabla33.1">
          <table:table-cell table:style-name="Tabla33.B1">
            <text:p text:style-name="P78"/>
          </table:table-cell>
          <table:table-cell table:style-name="Tabla33.B1">
            <text:p text:style-name="P78"/>
          </table:table-cell>
          <table:table-cell table:style-name="Tabla33.B1">
            <text:p text:style-name="P79"/>
          </table:table-cell>
          <table:table-cell table:style-name="Tabla33.D4">
            <text:p text:style-name="P78"/>
          </table:table-cell>
          <table:table-cell table:style-name="Tabla33.A1" office:value-type="string">
            <text:p text:style-name="P48"/>
          </table:table-cell>
        </table:table-row>
        <table:table-row table:style-name="Tabla33.1">
          <table:table-cell table:style-name="Tabla33.B1">
            <text:p text:style-name="P78"/>
          </table:table-cell>
          <table:table-cell table:style-name="Tabla33.B5">
            <text:p text:style-name="P78"/>
          </table:table-cell>
          <table:table-cell table:style-name="Tabla33.B1">
            <text:p text:style-name="P79"/>
          </table:table-cell>
          <table:table-cell table:style-name="Tabla33.D5">
            <text:p text:style-name="P78"/>
          </table:table-cell>
          <table:table-cell table:style-name="Tabla33.B5">
            <text:p text:style-name="P78"/>
          </table:table-cell>
        </table:table-row>
        <table:table-row table:style-name="Tabla33.1">
          <table:table-cell table:style-name="Tabla33.A1" office:value-type="string">
            <text:p text:style-name="P48">El satélite gira con un</text:p>
          </table:table-cell>
          <table:table-cell table:style-name="Tabla33.B6" office:value-type="string">
            <text:p text:style-name="P48">período</text:p>
          </table:table-cell>
          <table:table-cell table:style-name="Tabla33.A1" office:value-type="string">
            <text:p text:style-name="P80">T =</text:p>
          </table:table-cell>
          <table:table-cell table:style-name="Tabla33.D6" office:value-type="float" office:value="24">
            <text:p text:style-name="P99">24</text:p>
          </table:table-cell>
          <table:table-cell table:style-name="Tabla33.E6" office:value-type="string">
            <text:p text:style-name="P48">h</text:p>
          </table:table-cell>
        </table:table-row>
      </table:table>
      <text:p text:style-name="P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E"/>
        <table:table-column table:style-name="Tabla23.H"/>
        <table:table-column table:style-name="Tabla23.I"/>
        <table:table-row table:style-name="Tabla23.1">
          <table:table-cell table:style-name="Tabla23.A1">
            <text:p text:style-name="Table_20_Contents"/>
          </table:table-cell>
          <table:table-cell table:style-name="Tabla23.B1" office:value-type="string">
            <text:p text:style-name="P189">Respuestas</text:p>
          </table:table-cell>
          <table:table-cell table:style-name="Tabla23.A1">
            <text:p text:style-name="P163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F1" table:number-columns-spanned="2" office:value-type="string">
            <text:p text:style-name="P192">Cifras significativas: </text:p>
          </table:table-cell>
          <table:covered-table-cell/>
          <table:table-cell table:style-name="Tabla23.H1">
            <text:p text:style-name="Table_20_Contents"/>
          </table:table-cell>
          <table:table-cell table:style-name="Tabla23.I1" office:value-type="string">
            <text:p text:style-name="P192">3 </text:p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C2" office:value-type="string">
            <text:p text:style-name="P192">Altura</text:p>
          </table:table-cell>
          <table:table-cell table:style-name="Tabla23.A1">
            <text:p text:style-name="P163"/>
          </table:table-cell>
          <table:table-cell table:style-name="Tabla23.E2" office:value-type="string">
            <text:p text:style-name="P192">Velocidad</text:p>
          </table:table-cell>
          <table:table-cell table:style-name="Tabla23.F2" office:value-type="string">
            <text:p text:style-name="P164">clic ↓</text:p>
          </table:table-cell>
          <table:table-cell table:style-name="Tabla23.G2">
            <text:p text:style-name="Table_20_Contents"/>
          </table:table-cell>
          <table:table-cell table:style-name="Tabla23.A1">
            <text:p text:style-name="P163"/>
          </table:table-cell>
          <table:table-cell table:style-name="Tabla23.I2" office:value-type="string">
            <text:p text:style-name="P183">s </text:p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B3" office:value-type="string">
            <text:p text:style-name="P183">Órbita</text:p>
          </table:table-cell>
          <table:table-cell table:style-name="Tabla23.C3" office:value-type="string">
            <text:p text:style-name="P191">3,59·10⁴</text:p>
          </table:table-cell>
          <table:table-cell table:style-name="Tabla23.D3" office:value-type="string">
            <text:p text:style-name="P183">km</text:p>
          </table:table-cell>
          <table:table-cell table:style-name="Tabla23.E3">
            <text:p text:style-name="Table_20_Contents"/>
          </table:table-cell>
          <table:table-cell table:style-name="Tabla23.G2">
            <text:p text:style-name="Table_20_Contents"/>
          </table:table-cell>
          <table:table-cell table:style-name="Tabla23.G3">
            <text:p text:style-name="Table_20_Contents"/>
          </table:table-cell>
          <table:table-cell table:style-name="Tabla23.G2">
            <text:p text:style-name="Table_20_Contents"/>
          </table:table-cell>
          <table:table-cell table:style-name="Tabla23.A1">
            <text:p text:style-name="Table_20_Contents"/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P163"/>
          </table:table-cell>
          <table:table-cell table:style-name="Tabla23.A1">
            <text:p text:style-name="Table_20_Contents"/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A1">
            <text:p text:style-name="P167"/>
          </table:table-cell>
          <table:table-cell table:style-name="Tabla23.C5" office:value-type="string">
            <text:p text:style-name="P192">cinética</text:p>
          </table:table-cell>
          <table:table-cell table:style-name="Tabla23.A1">
            <text:p text:style-name="Table_20_Contents"/>
          </table:table-cell>
          <table:table-cell table:style-name="Tabla23.E5" office:value-type="string">
            <text:p text:style-name="P192">potencial</text:p>
          </table:table-cell>
          <table:table-cell table:style-name="Tabla23.A1">
            <text:p text:style-name="Table_20_Contents"/>
          </table:table-cell>
          <table:table-cell table:style-name="Tabla23.G5" office:value-type="string">
            <text:p text:style-name="P192">mecánica</text:p>
          </table:table-cell>
          <table:table-cell table:style-name="Tabla23.G2">
            <text:p text:style-name="Table_20_Contents"/>
          </table:table-cell>
          <table:table-cell table:style-name="Tabla23.I5" office:value-type="string">
            <text:p text:style-name="P192">J </text:p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B6" office:value-type="string">
            <text:p text:style-name="P183">Energía en la órbita</text:p>
          </table:table-cell>
          <table:table-cell table:style-name="Tabla23.C6" office:value-type="string">
            <text:p text:style-name="P192">3,78·10⁹</text:p>
          </table:table-cell>
          <table:table-cell table:style-name="Tabla23.D6" office:value-type="string">
            <text:p text:style-name="P183">J</text:p>
          </table:table-cell>
          <table:table-cell table:style-name="Tabla23.E6" office:value-type="string">
            <text:p text:style-name="P192">-7,56·10⁹</text:p>
          </table:table-cell>
          <table:table-cell table:style-name="Tabla23.F6" office:value-type="string">
            <text:p text:style-name="P183">J</text:p>
          </table:table-cell>
          <table:table-cell table:style-name="Tabla23.G6" office:value-type="string">
            <text:p text:style-name="P191">-3,78·10⁹</text:p>
          </table:table-cell>
          <table:table-cell table:style-name="Tabla23.H6" office:value-type="string">
            <text:p text:style-name="P183">J</text:p>
          </table:table-cell>
          <table:table-cell table:style-name="Tabla23.A1">
            <text:p text:style-name="Table_20_Contents"/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A1">
            <text:p text:style-name="P153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B8" office:value-type="string">
            <text:p text:style-name="P183">Tierra</text:p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E8" office:value-type="string">
            <text:p text:style-name="P164">clic ↓</text:p>
          </table:table-cell>
          <table:table-cell table:style-name="Tabla23.F8" office:value-type="string">
            <text:p text:style-name="P196">g₀ =</text:p>
          </table:table-cell>
          <table:table-cell table:style-name="Tabla23.G8" office:value-type="string">
            <text:p text:style-name="P192">9,81</text:p>
          </table:table-cell>
          <table:table-cell table:style-name="Tabla23.H8" office:value-type="string">
            <text:p text:style-name="P183">m/s²</text:p>
          </table:table-cell>
          <table:table-cell table:style-name="Tabla23.A1">
            <text:p text:style-name="Table_20_Contents"/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G2">
            <text:p text:style-name="Table_20_Contents"/>
          </table:table-cell>
          <table:table-cell table:style-name="Tabla23.C9" table:number-columns-spanned="2" office:value-type="string">
            <text:p text:style-name="P183">en el suelo para</text:p>
          </table:table-cell>
          <table:covered-table-cell/>
          <table:table-cell table:style-name="Tabla23.G2" table:number-columns-spanned="2">
            <text:p text:style-name="Table_20_Contents"/>
          </table:table-cell>
          <table:covered-table-cell/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  <table:table-cell table:style-name="Tabla23.A1">
            <text:p text:style-name="Table_20_Contents"/>
          </table:table-cell>
        </table:table-row>
        <table:table-row table:style-name="Tabla23.1">
          <table:table-cell table:style-name="Tabla23.A1">
            <text:p text:style-name="Table_20_Contents"/>
          </table:table-cell>
          <table:table-cell table:style-name="Tabla23.B10" office:value-type="string">
            <text:p text:style-name="P164">clic ↑</text:p>
          </table:table-cell>
          <table:table-cell table:style-name="Tabla23.C10" table:number-columns-spanned="2" office:value-type="string">
            <text:p text:style-name="P183">Fuerza gravitatoria</text:p>
          </table:table-cell>
          <table:covered-table-cell/>
          <table:table-cell table:style-name="Tabla23.E10" office:value-type="string">
            <text:p text:style-name="P183">en la órbita</text:p>
          </table:table-cell>
          <table:table-cell table:style-name="Tabla23.A1">
            <text:p text:style-name="Table_20_Contents"/>
          </table:table-cell>
          <table:table-cell table:style-name="Tabla23.G10" office:value-type="string">
            <text:p text:style-name="P191">179</text:p>
          </table:table-cell>
          <table:table-cell table:style-name="Tabla23.H10" office:value-type="string">
            <text:p text:style-name="P183">N</text:p>
          </table:table-cell>
          <table:table-cell table:style-name="Tabla23.A1">
            <text:p text:style-name="Table_20_Contents"/>
          </table:table-cell>
        </table:table-row>
      </table:table>
      <text:p text:style-name="P5"/>
      <text:p text:style-name="P16"><text:span text:style-name="T7">Cálculo de l</text:span><text:span text:style-name="T12">a</text:span><text:span text:style-name="T7"> </text:span><text:span text:style-name="T12">altura.</text:span><text:span text:style-name="T91"> (Pestaña: «Altura»)</text:span></text:p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p text:style-name="P91"/>
          </table:table-cell>
          <table:table-cell table:style-name="Tabla39.A1" office:value-type="string">
            <text:p text:style-name="P91">G · M = g₀ · R²</text:p>
          </table:table-cell>
          <table:table-cell table:style-name="Tabla39.C1">
            <text:p text:style-name="P112"/>
          </table:table-cell>
          <table:table-cell table:style-name="Tabla39.A1" office:value-type="string">
            <text:p text:style-name="P81">G · M =</text:p>
          </table:table-cell>
          <table:table-cell table:style-name="Tabla39.A1" office:value-type="string">
            <text:p text:style-name="P107">6,67·10⁻¹¹ · 5,98·10²⁴</text:p>
          </table:table-cell>
          <table:table-cell table:style-name="Tabla39.A1" office:value-type="string">
            <text:p text:style-name="P107">=</text:p>
          </table:table-cell>
          <table:table-cell table:style-name="Tabla39.A1" office:value-type="string">
            <text:p text:style-name="P101">3,99·10¹⁴</text:p>
          </table:table-cell>
          <table:table-cell table:style-name="Tabla39.A1" office:value-type="string">
            <text:p text:style-name="P49">m³/s²</text:p>
          </table:table-cell>
        </table:table-row>
        <table:table-row table:style-name="Tabla39.1">
          <table:table-cell table:style-name="Tabla39.A1" office:value-type="string">
            <text:p text:style-name="P91"/>
          </table:table-cell>
          <table:table-cell table:style-name="Tabla39.A1" office:value-type="string">
            <text:p text:style-name="P91"/>
          </table:table-cell>
          <table:table-cell table:style-name="Tabla39.C1">
            <text:p text:style-name="P112"/>
          </table:table-cell>
          <table:table-cell table:style-name="Tabla39.A1" office:value-type="string">
            <text:p text:style-name="P101"/>
          </table:table-cell>
          <table:table-cell table:style-name="Tabla39.A1" office:value-type="string">
            <text:p text:style-name="P107"/>
          </table:table-cell>
          <table:table-cell table:style-name="Tabla39.A1" office:value-type="string">
            <text:p text:style-name="P107"/>
          </table:table-cell>
          <table:table-cell table:style-name="Tabla39.A1" office:value-type="string">
            <text:p text:style-name="P101"/>
          </table:table-cell>
          <table:table-cell table:style-name="Tabla39.A1" office:value-type="string">
            <text:p text:style-name="P49"/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B"/>
        <table:table-column table:style-name="Tabla25.H"/>
        <table:table-column table:style-name="Tabla25.I"/>
        <table:table-column table:style-name="Tabla25.J"/>
        <table:table-column table:style-name="Tabla25.K"/>
        <table:table-column table:style-name="Tabla25.L"/>
        <table:table-row>
          <table:table-cell table:style-name="Tabla25.A1" table:number-rows-spanned="2" office:value-type="string">
            <text:p text:style-name="P122">Radio de la órbita</text:p>
          </table:table-cell>
          <table:table-cell table:style-name="Tabla25.A1" table:number-rows-spanned="2" office:value-type="string">
            <text:p text:style-name="P80">r =</text:p>
          </table:table-cell>
          <table:table-cell table:style-name="Tabla25.C1" table:number-rows-spanned="2" office:value-type="string">
            <text:p text:style-name="P168">∛</text:p>
          </table:table-cell>
          <table:table-cell table:style-name="Tabla25.D1" office:value-type="string">
            <text:p text:style-name="P86">G · M · T²</text:p>
          </table:table-cell>
          <table:table-cell table:style-name="Tabla25.E1">
            <text:p text:style-name="P78"/>
          </table:table-cell>
          <table:table-cell table:style-name="Tabla25.A1" table:number-rows-spanned="2" office:value-type="string">
            <text:p text:style-name="P86">r =</text:p>
          </table:table-cell>
          <table:table-cell table:style-name="Tabla25.C1" table:number-rows-spanned="2" office:value-type="string">
            <text:p text:style-name="P168">∛</text:p>
          </table:table-cell>
          <table:table-cell table:style-name="Tabla25.D1" table:number-columns-spanned="2" office:value-type="string">
            <text:p text:style-name="P106">3,99·10¹⁴ · (8,64·10⁴)²</text:p>
          </table:table-cell>
          <table:covered-table-cell/>
          <table:table-cell table:style-name="Tabla25.A1" table:number-rows-spanned="2" office:value-type="string">
            <text:p text:style-name="P106">=</text:p>
          </table:table-cell>
          <table:table-cell table:style-name="Tabla25.A1" table:number-rows-spanned="2" office:value-type="string">
            <text:p text:style-name="P99">4,23·10⁷</text:p>
          </table:table-cell>
          <table:table-cell table:style-name="Tabla25.A1" table:number-rows-spanned="2" office:value-type="string">
            <text:p text:style-name="P48">m</text:p>
          </table:table-cell>
        </table:table-row>
        <table:table-row>
          <table:covered-table-cell table:style-name="Tabla25.A1"/>
          <table:covered-table-cell table:style-name="Tabla25.A1"/>
          <table:covered-table-cell table:style-name="Tabla25.C1"/>
          <table:table-cell table:style-name="Tabla25.A1" office:value-type="string">
            <text:p text:style-name="P86">4 π²</text:p>
          </table:table-cell>
          <table:table-cell table:style-name="Tabla25.E1">
            <text:p text:style-name="P78"/>
          </table:table-cell>
          <table:covered-table-cell table:style-name="Tabla25.A1"/>
          <table:covered-table-cell table:style-name="Tabla25.C1"/>
          <table:table-cell table:style-name="Tabla25.A1" table:number-columns-spanned="2" office:value-type="string">
            <text:p text:style-name="P106">4 · 3,14²</text:p>
          </table:table-cell>
          <table:covered-table-cell/>
          <table:covered-table-cell table:style-name="Tabla25.A1"/>
          <table:covered-table-cell table:style-name="Tabla25.A1"/>
          <table:covered-table-cell table:style-name="Tabla25.A1"/>
        </table:table-row>
        <table:table-row table:style-name="Tabla25.3"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46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  <table:table-cell table:style-name="Tabla25.E1">
            <text:p text:style-name="P78"/>
          </table:table-cell>
        </table:table-row>
        <text:soft-page-break/>
        <table:table-row table:style-name="Tabla25.3">
          <table:table-cell table:style-name="Tabla25.A1" office:value-type="string">
            <text:p text:style-name="P183">Altura de la órbita</text:p>
          </table:table-cell>
          <table:table-cell table:style-name="Tabla25.A1" table:number-columns-spanned="2" office:value-type="string">
            <text:p text:style-name="P201">h = r - R</text:p>
          </table:table-cell>
          <table:covered-table-cell/>
          <table:table-cell table:style-name="Tabla25.A1" office:value-type="string">
            <text:p text:style-name="P200"/>
          </table:table-cell>
          <table:table-cell table:style-name="Tabla25.E1">
            <text:p text:style-name="P194"/>
          </table:table-cell>
          <table:table-cell table:style-name="Tabla25.E1">
            <text:p text:style-name="P78"/>
          </table:table-cell>
          <table:table-cell table:style-name="Tabla25.A1" office:value-type="string">
            <text:p text:style-name="P80">h =</text:p>
          </table:table-cell>
          <table:table-cell table:style-name="Tabla25.A1" table:number-columns-spanned="2" office:value-type="string">
            <text:p text:style-name="P106">4,23·10⁷ – 6,38·10⁶</text:p>
          </table:table-cell>
          <table:covered-table-cell/>
          <table:table-cell table:style-name="Tabla25.A1" office:value-type="string">
            <text:p text:style-name="P106">=</text:p>
          </table:table-cell>
          <table:table-cell table:style-name="Tabla25.A1" office:value-type="string">
            <text:p text:style-name="P34">3,59·10⁷</text:p>
          </table:table-cell>
          <table:table-cell table:style-name="Tabla25.A1" office:value-type="string">
            <text:p text:style-name="P48">m</text:p>
          </table:table-cell>
        </table:table-row>
      </table:table>
      <text:p text:style-name="P16"/>
      <text:p text:style-name="P16"><text:span text:style-name="T7">Cálculo de l</text:span><text:span text:style-name="T12">a</text:span><text:span text:style-name="T7"> </text:span><text:span text:style-name="T13">fuerza ejercida sobre el satélite</text:span><text:span text:style-name="T12">.</text:span><text:span text:style-name="T91"> (Pestaña: «Peso»)</text:span></text:p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column table:style-name="Tabla35.I"/>
        <table:table-column table:style-name="Tabla35.J"/>
        <table:table-column table:style-name="Tabla35.K"/>
        <table:table-row>
          <table:table-cell table:style-name="Tabla35.A1" table:number-rows-spanned="2" office:value-type="string">
            <text:p text:style-name="P122">Gravedad en la altura</text:p>
          </table:table-cell>
          <table:table-cell table:style-name="Tabla35.A1" table:number-rows-spanned="2" office:value-type="string">
            <text:p text:style-name="P80">g =</text:p>
          </table:table-cell>
          <table:table-cell table:style-name="Tabla35.C1" office:value-type="string">
            <text:p text:style-name="P86">G · M</text:p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A1" table:number-rows-spanned="2" office:value-type="string">
            <text:p text:style-name="P80">g =</text:p>
          </table:table-cell>
          <table:table-cell table:style-name="Tabla35.C1" table:number-columns-spanned="2" office:value-type="string">
            <text:p text:style-name="P106">3,99·10¹⁴</text:p>
          </table:table-cell>
          <table:covered-table-cell/>
          <table:table-cell table:style-name="Tabla35.A1" table:number-rows-spanned="2" office:value-type="string">
            <text:p text:style-name="P106">=</text:p>
          </table:table-cell>
          <table:table-cell table:style-name="Tabla35.A1" table:number-rows-spanned="2" office:value-type="string">
            <text:p text:style-name="P99">0,223</text:p>
          </table:table-cell>
          <table:table-cell table:style-name="Tabla35.A1" table:number-rows-spanned="2" office:value-type="string">
            <text:p text:style-name="P48">m/s²</text:p>
          </table:table-cell>
        </table:table-row>
        <table:table-row>
          <table:covered-table-cell table:style-name="Tabla35.A1"/>
          <table:covered-table-cell table:style-name="Tabla35.A1"/>
          <table:table-cell table:style-name="Tabla35.A1" office:value-type="string">
            <text:p text:style-name="P86">r²</text:p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covered-table-cell table:style-name="Tabla35.A1"/>
          <table:table-cell table:style-name="Tabla35.A1" table:number-columns-spanned="2" office:value-type="string">
            <text:p text:style-name="P106">(4,23·10⁷)²</text:p>
          </table:table-cell>
          <table:covered-table-cell/>
          <table:covered-table-cell table:style-name="Tabla35.A1"/>
          <table:covered-table-cell table:style-name="Tabla35.A1"/>
          <table:covered-table-cell table:style-name="Tabla35.A1"/>
        </table:table-row>
        <table:table-row table:style-name="Tabla35.3"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46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</table:table-row>
        <table:table-row table:style-name="Tabla35.3">
          <table:table-cell table:style-name="Tabla35.A1" office:value-type="string">
            <text:p text:style-name="P183">Peso del satélite</text:p>
          </table:table-cell>
          <table:table-cell table:style-name="Tabla35.A1" office:value-type="string">
            <text:p text:style-name="P80">P =</text:p>
          </table:table-cell>
          <table:table-cell table:style-name="Tabla35.A1" office:value-type="string">
            <text:p text:style-name="P90">m · g</text:p>
          </table:table-cell>
          <table:table-cell table:style-name="Tabla35.D1">
            <text:p text:style-name="P78"/>
          </table:table-cell>
          <table:table-cell table:style-name="Tabla35.D1">
            <text:p text:style-name="P78"/>
          </table:table-cell>
          <table:table-cell table:style-name="Tabla35.A1" office:value-type="string">
            <text:p text:style-name="P80">P =</text:p>
          </table:table-cell>
          <table:table-cell table:style-name="Tabla35.A1" table:number-columns-spanned="2" office:value-type="string">
            <text:p text:style-name="P106">800 · 0,223</text:p>
          </table:table-cell>
          <table:covered-table-cell/>
          <table:table-cell table:style-name="Tabla35.A1" office:value-type="string">
            <text:p text:style-name="P106">=</text:p>
          </table:table-cell>
          <table:table-cell table:style-name="Tabla35.A1" office:value-type="string">
            <text:p text:style-name="P34">179</text:p>
          </table:table-cell>
          <table:table-cell table:style-name="Tabla35.A1" office:value-type="string">
            <text:p text:style-name="P48">N</text:p>
          </table:table-cell>
        </table:table-row>
      </table:table>
      <text:p text:style-name="P16"/>
      <text:p text:style-name="P10"><text:span text:style-name="T7">Cálculo de la energía </text:span><text:span text:style-name="T23">mecán</text:span><text:span text:style-name="T7">ica</text:span>. (Pestaña: «Energia»)</text:p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column table:style-name="Tabla36.I"/>
        <table:table-column table:style-name="Tabla36.J"/>
        <table:table-column table:style-name="Tabla36.D"/>
        <table:table-column table:style-name="Tabla36.L"/>
        <table:table-row table:style-name="Tabla36.1">
          <table:table-cell table:style-name="Tabla36.A1" office:value-type="string">
            <text:p text:style-name="P189"><text:s/>En la órbita</text:p>
          </table:table-cell>
          <table:table-cell table:style-name="Tabla36.B1">
            <text:p text:style-name="Table_20_Contents"/>
          </table:table-cell>
          <table:table-cell table:style-name="Tabla36.A1" table:number-rows-spanned="2" office:value-type="string">
            <text:p text:style-name="P200">v =</text:p>
          </table:table-cell>
          <table:table-cell table:style-name="Tabla36.D1" office:value-type="string">
            <text:p text:style-name="P200">2 · π · r</text:p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A1" table:number-rows-spanned="2" office:value-type="string">
            <text:p text:style-name="P200">v =</text:p>
          </table:table-cell>
          <table:table-cell table:style-name="Tabla36.H1" table:number-columns-spanned="2" office:value-type="string">
            <text:p text:style-name="P143">2 · 3,14 · 4,23·10⁷</text:p>
          </table:table-cell>
          <table:covered-table-cell/>
          <table:table-cell table:style-name="Tabla36.A1" table:number-rows-spanned="2" office:value-type="string">
            <text:p text:style-name="P143">=</text:p>
          </table:table-cell>
          <table:table-cell table:style-name="Tabla36.A1" table:number-rows-spanned="2" office:value-type="string">
            <text:p text:style-name="P192">3,07·10³</text:p>
          </table:table-cell>
          <table:table-cell table:style-name="Tabla36.A1" table:number-rows-spanned="2" office:value-type="string">
            <text:p text:style-name="P183">m/s</text:p>
          </table:table-cell>
        </table:table-row>
        <table:table-row table:style-name="Tabla36.1">
          <table:table-cell table:style-name="Tabla36.A1" office:value-type="string">
            <text:p text:style-name="P183">Velocidad en la órbita</text:p>
          </table:table-cell>
          <table:table-cell table:style-name="Tabla36.B1">
            <text:p text:style-name="Table_20_Contents"/>
          </table:table-cell>
          <table:covered-table-cell table:style-name="Tabla36.B1"/>
          <table:table-cell table:style-name="Tabla36.A1" office:value-type="string">
            <text:p text:style-name="P157">T</text:p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covered-table-cell table:style-name="Tabla36.B1"/>
          <table:table-cell table:style-name="Tabla36.A1" table:number-columns-spanned="2" office:value-type="string">
            <text:p text:style-name="P154">8,64·10⁴</text:p>
          </table:table-cell>
          <table:covered-table-cell/>
          <table:covered-table-cell table:style-name="Tabla36.B1"/>
          <table:covered-table-cell table:style-name="Tabla36.B1"/>
          <table:covered-table-cell table:style-name="Tabla36.B1"/>
        </table:table-row>
        <table:table-row table:style-name="Tabla36.1">
          <table:table-cell table:style-name="Tabla36.A1" office:value-type="string">
            <text:p text:style-name="P183">Energía cinética en la órbita</text:p>
          </table:table-cell>
          <table:table-cell table:style-name="Tabla36.B1">
            <text:p text:style-name="Table_20_Contents"/>
          </table:table-cell>
          <table:table-cell table:style-name="Tabla36.A1" table:number-columns-spanned="2" office:value-type="string">
            <text:p text:style-name="P195">E = ½ m · v²</text:p>
          </table:table-cell>
          <table:covered-table-cell/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A1" office:value-type="string">
            <text:p text:style-name="P195">E =</text:p>
          </table:table-cell>
          <table:table-cell table:style-name="Tabla36.A1" table:number-columns-spanned="2" office:value-type="string">
            <text:p text:style-name="P143">800 · (3,07·10³)² / 2</text:p>
          </table:table-cell>
          <table:covered-table-cell/>
          <table:table-cell table:style-name="Tabla36.A1" office:value-type="string">
            <text:p text:style-name="P143">=</text:p>
          </table:table-cell>
          <table:table-cell table:style-name="Tabla36.A1" office:value-type="string">
            <text:p text:style-name="P192">3,78·10⁹</text:p>
          </table:table-cell>
          <table:table-cell table:style-name="Tabla36.A1" office:value-type="string">
            <text:p text:style-name="P183">J</text:p>
          </table:table-cell>
        </table:table-row>
        <table:table-row table:style-name="Tabla36.1"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</table:table-row>
        <table:table-row>
          <table:table-cell table:style-name="Tabla36.A1" table:number-rows-spanned="2" office:value-type="string">
            <text:p text:style-name="P183">Energía potencial en la órbita</text:p>
          </table:table-cell>
          <table:table-cell table:style-name="Tabla36.B1">
            <text:p text:style-name="Table_20_Contents"/>
          </table:table-cell>
          <table:table-cell table:style-name="Tabla36.A1" table:number-rows-spanned="2" office:value-type="string">
            <text:p text:style-name="P200">Eₚ =</text:p>
          </table:table-cell>
          <table:table-cell table:style-name="Tabla36.D5" office:value-type="string">
            <text:p text:style-name="P143">–<text:span text:style-name="T74">G · M · m</text:span></text:p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A1" table:number-rows-spanned="2" office:value-type="string">
            <text:p text:style-name="P200">Eₚ =</text:p>
          </table:table-cell>
          <table:table-cell table:style-name="Tabla36.H5" table:number-columns-spanned="2" office:value-type="string">
            <text:p text:style-name="P143">– 3,99·10¹⁴ · 800</text:p>
          </table:table-cell>
          <table:covered-table-cell/>
          <table:table-cell table:style-name="Tabla36.A1" table:number-rows-spanned="2" office:value-type="string">
            <text:p text:style-name="P143">=</text:p>
          </table:table-cell>
          <table:table-cell table:style-name="Tabla36.A1" table:number-rows-spanned="2" office:value-type="string">
            <text:p text:style-name="P192">-7,56·10⁹</text:p>
          </table:table-cell>
          <table:table-cell table:style-name="Tabla36.A1" table:number-rows-spanned="2" office:value-type="string">
            <text:p text:style-name="P183">J</text:p>
          </table:table-cell>
        </table:table-row>
        <table:table-row>
          <table:covered-table-cell table:style-name="Tabla36.B1"/>
          <table:table-cell table:style-name="Tabla36.B1">
            <text:p text:style-name="Table_20_Contents"/>
          </table:table-cell>
          <table:covered-table-cell table:style-name="Tabla36.B1"/>
          <table:table-cell table:style-name="Tabla36.A1" office:value-type="string">
            <text:p text:style-name="P200">r</text:p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covered-table-cell table:style-name="Tabla36.B1"/>
          <table:table-cell table:style-name="Tabla36.A1" table:number-columns-spanned="2" office:value-type="string">
            <text:p text:style-name="P154">4,23·10⁷</text:p>
          </table:table-cell>
          <table:covered-table-cell/>
          <table:covered-table-cell table:style-name="Tabla36.B1"/>
          <table:covered-table-cell table:style-name="Tabla36.B1"/>
          <table:covered-table-cell table:style-name="Tabla36.B1"/>
        </table:table-row>
        <table:table-row table:style-name="Tabla36.1"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</table:table-row>
        <table:table-row table:style-name="Tabla36.1">
          <table:table-cell table:style-name="Tabla36.A1" office:value-type="string">
            <text:p text:style-name="P183">Energía mecánica en la órbita</text:p>
          </table:table-cell>
          <table:table-cell table:style-name="Tabla36.B1">
            <text:p text:style-name="Table_20_Contents"/>
          </table:table-cell>
          <table:table-cell table:style-name="Tabla36.A1" table:number-columns-spanned="2" office:value-type="string">
            <text:p text:style-name="P195">E = E+ Eₚ</text:p>
          </table:table-cell>
          <table:covered-table-cell/>
          <table:table-cell table:style-name="Tabla36.B1">
            <text:p text:style-name="Table_20_Contents"/>
          </table:table-cell>
          <table:table-cell table:style-name="Tabla36.B1">
            <text:p text:style-name="Table_20_Contents"/>
          </table:table-cell>
          <table:table-cell table:style-name="Tabla36.A1" office:value-type="string">
            <text:p text:style-name="P195">E =</text:p>
          </table:table-cell>
          <table:table-cell table:style-name="Tabla36.A1" table:number-columns-spanned="2" office:value-type="string">
            <text:p text:style-name="P143">-7,56·10⁹ + 3,78·10⁹</text:p>
          </table:table-cell>
          <table:covered-table-cell/>
          <table:table-cell table:style-name="Tabla36.A1" office:value-type="string">
            <text:p text:style-name="P143">=</text:p>
          </table:table-cell>
          <table:table-cell table:style-name="Tabla36.A1" office:value-type="string">
            <text:p text:style-name="P191">-3,78·10⁹</text:p>
          </table:table-cell>
          <table:table-cell table:style-name="Tabla36.A1" office:value-type="string">
            <text:p text:style-name="P183">J</text:p>
          </table:table-cell>
        </table:table-row>
      </table:table>
      <text:p text:style-name="P16"/>
      <text:h text:style-name="P227" text:outline-level="4"><text:bookmark-start text:name="__RefHeading___Toc47133_3824766676"/>Un satélite artificial de 200 kg describe una órbita circular a una altura de 650 km sobre la Tierra. Calcula:<text:bookmark-end text:name="__RefHeading___Toc47133_3824766676"/></text:h>
      <text:h text:style-name="P237" text:outline-level="5">El período y la velocidad del satélite en la órbita.</text:h>
      <text:h text:style-name="P237" text:outline-level="5">La energía mecánica del satélite.</text:h>
      <text:h text:style-name="P237" text:outline-level="5">El cociente entre los valores de la intensidad de campo gravitatorio terrestre en el satélite y en la superficie de la Tierra.</text:h>
      <text:p text:style-name="P137"><text:span text:style-name="T25">Datos: </text:span><text:span text:style-name="Variable"><text:span text:style-name="T25">M</text:span></text:span><text:span text:style-name="T25"> = 5,98·10²⁴ kg; </text:span><text:span text:style-name="Variable"><text:span text:style-name="T25">R</text:span></text:span><text:span text:style-name="T25"> = 6,37·10⁶ m; </text:span><text:span text:style-name="Variable"><text:span text:style-name="T25">G</text:span></text:span><text:span text:style-name="T25"> = 6,67·10⁻¹¹ N·m²·kg⁻²<text:tab/></text:span><text:span text:style-name="PAU"><text:span text:style-name="T25">(P.A.U. Set. 11)</text:span></text:span></text:p>
      <text:p text:style-name="P15"><text:span text:style-name="T7">Rta.</text:span>: a) <text:span text:style-name="variable">v</text:span> = 7,54 km/s; <text:span text:style-name="variable">T</text:span> = 1 h 38 min; b) <text:span text:style-name="variable">E</text:span> = -5,68·10⁹ J; c) <text:span text:style-name="variable">g</text:span><text:span text:style-name="T60">ₕ</text:span>/<text:span text:style-name="variable">g</text:span>₀ = 0,82<text:span text:style-name="T93">4</text:span></text:p>
      <text:p text:style-name="P15"/>
      <text:p text:style-name="P67"><text:span text:style-name="T9">Introdu</text:span><text:span text:style-name="T17">c</text:span><text:span text:style-name="T9">ción de datos.</text:span><text:span text:style-name="T46"> (Pestaña</text:span><text:span text:style-name="T47">: «Enunciado»</text:span><text:span text:style-name="T46">)</text:span></text:p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row table:style-name="Tabla37.1">
          <table:table-cell table:style-name="Tabla37.A1" office:value-type="string">
            <text:p text:style-name="P50">Un satélite de masa</text:p>
          </table:table-cell>
          <table:table-cell table:style-name="Tabla37.B1">
            <text:p text:style-name="P68"/>
          </table:table-cell>
          <table:table-cell table:style-name="Tabla37.A1" office:value-type="string">
            <text:p text:style-name="P82">m =</text:p>
          </table:table-cell>
          <table:table-cell table:style-name="Tabla37.D1" office:value-type="float" office:value="200">
            <text:p text:style-name="P102">200</text:p>
          </table:table-cell>
          <table:table-cell table:style-name="Tabla37.A1" office:value-type="string">
            <text:p text:style-name="P50">kg</text:p>
          </table:table-cell>
        </table:table-row>
        <table:table-row table:style-name="Tabla37.1">
          <table:table-cell table:style-name="Tabla37.A1" office:value-type="string">
            <text:p text:style-name="P50">gira alrededor de un astro de masa</text:p>
          </table:table-cell>
          <table:table-cell table:style-name="Tabla37.B1">
            <text:p text:style-name="P68"/>
          </table:table-cell>
          <table:table-cell table:style-name="Tabla37.A1" office:value-type="string">
            <text:p text:style-name="P82">M =</text:p>
          </table:table-cell>
          <table:table-cell table:style-name="Tabla37.D2" office:value-type="float" office:value="5.98E+024">
            <text:p text:style-name="P102">5,98E+24</text:p>
          </table:table-cell>
          <table:table-cell table:style-name="Tabla37.A1" office:value-type="string">
            <text:p text:style-name="P50">kg</text:p>
          </table:table-cell>
        </table:table-row>
        <table:table-row table:style-name="Tabla37.3">
          <table:table-cell table:style-name="Tabla37.A1" office:value-type="string">
            <text:p text:style-name="P50"><text:span text:style-name="T93">y</text:span> ra<text:span text:style-name="T93">d</text:span>io</text:p>
          </table:table-cell>
          <table:table-cell table:style-name="Tabla37.B1">
            <text:p text:style-name="P68"/>
          </table:table-cell>
          <table:table-cell table:style-name="Tabla37.A1" office:value-type="string">
            <text:p text:style-name="P82">R =</text:p>
          </table:table-cell>
          <table:table-cell table:style-name="Tabla37.D3" office:value-type="float" office:value="6378">
            <text:p text:style-name="P102">6378</text:p>
          </table:table-cell>
          <table:table-cell table:style-name="Tabla37.E3" office:value-type="string">
            <text:p text:style-name="P50">km</text:p>
          </table:table-cell>
        </table:table-row>
        <table:table-row table:style-name="Tabla37.1">
          <table:table-cell table:style-name="Tabla37.B1">
            <text:p text:style-name="P68"/>
          </table:table-cell>
          <table:table-cell table:style-name="Tabla37.B1">
            <text:p text:style-name="P68"/>
          </table:table-cell>
          <table:table-cell table:style-name="Tabla37.B1">
            <text:p text:style-name="P95"/>
          </table:table-cell>
          <table:table-cell table:style-name="Tabla37.D4">
            <text:p text:style-name="P68"/>
          </table:table-cell>
          <table:table-cell table:style-name="Tabla37.B1">
            <text:p text:style-name="P68"/>
          </table:table-cell>
        </table:table-row>
        <table:table-row table:style-name="Tabla37.1">
          <table:table-cell table:style-name="Tabla37.A1" office:value-type="string">
            <text:p text:style-name="P50"><text:span text:style-name="T93">La</text:span> órbita <text:span text:style-name="T93">es</text:span> circular de</text:p>
          </table:table-cell>
          <table:table-cell table:style-name="Tabla37.B5" office:value-type="string">
            <text:p text:style-name="P50">altura</text:p>
          </table:table-cell>
          <table:table-cell table:style-name="Tabla37.A1" office:value-type="string">
            <text:p text:style-name="P82">h =</text:p>
          </table:table-cell>
          <table:table-cell table:style-name="Tabla37.D5" office:value-type="float" office:value="650">
            <text:p text:style-name="P102">650</text:p>
          </table:table-cell>
          <table:table-cell table:style-name="Tabla37.E5" office:value-type="string">
            <text:p text:style-name="P50">km</text:p>
          </table:table-cell>
        </table:table-row>
        <table:table-row table:style-name="Tabla37.1">
          <table:table-cell table:style-name="Tabla37.B1">
            <text:p text:style-name="P68"/>
          </table:table-cell>
          <table:table-cell table:style-name="Tabla37.B6">
            <text:p text:style-name="P68"/>
          </table:table-cell>
          <table:table-cell table:style-name="Tabla37.B1">
            <text:p text:style-name="P95"/>
          </table:table-cell>
          <table:table-cell table:style-name="Tabla37.D6">
            <text:p text:style-name="P68"/>
          </table:table-cell>
          <table:table-cell table:style-name="Tabla37.B6">
            <text:p text:style-name="P68"/>
          </table:table-cell>
        </table:table-row>
      </table:table>
      <text:p text:style-name="P6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D"/>
        <table:table-column table:style-name="Tabla40.G"/>
        <table:table-row table:style-name="Tabla40.1">
          <table:table-cell table:style-name="Tabla40.A1" office:value-type="string">
            <text:p text:style-name="P43">Resp<text:span text:style-name="T95">ue</text:span>stas</text:p>
          </table:table-cell>
          <table:table-cell table:style-name="Tabla40.B1">
            <text:p text:style-name="P162"/>
          </table:table-cell>
          <table:table-cell table:style-name="Tabla40.B1">
            <text:p text:style-name="P68"/>
          </table:table-cell>
          <table:table-cell table:style-name="Tabla40.B1">
            <text:p text:style-name="P68"/>
          </table:table-cell>
          <table:table-cell table:style-name="Tabla40.A1" table:number-columns-spanned="2" office:value-type="string">
            <text:p text:style-name="P102">Cifras significativas:</text:p>
          </table:table-cell>
          <table:covered-table-cell/>
          <table:table-cell table:style-name="Tabla40.G1" office:value-type="string">
            <text:p text:style-name="P50"/>
          </table:table-cell>
        </table:table-row>
        <table:table-row table:style-name="Tabla40.1">
          <table:table-cell table:style-name="Tabla40.B1">
            <text:p text:style-name="P68"/>
          </table:table-cell>
          <table:table-cell table:style-name="Tabla40.B2" office:value-type="string">
            <text:p text:style-name="P102">Radio</text:p>
          </table:table-cell>
          <table:table-cell table:style-name="Tabla40.B1">
            <text:p text:style-name="P162"/>
          </table:table-cell>
          <table:table-cell table:style-name="Tabla40.A1" office:value-type="string">
            <text:p text:style-name="P102">Velocidad</text:p>
          </table:table-cell>
          <table:table-cell table:style-name="Tabla40.B1">
            <text:p text:style-name="P162"/>
          </table:table-cell>
          <table:table-cell table:style-name="Tabla40.F2" office:value-type="string">
            <text:p text:style-name="P102">Período</text:p>
          </table:table-cell>
          <table:table-cell table:style-name="Tabla40.B1">
            <text:p text:style-name="P162"/>
          </table:table-cell>
        </table:table-row>
        <table:table-row table:style-name="Tabla40.1">
          <table:table-cell table:style-name="Tabla40.A1" office:value-type="string">
            <text:p text:style-name="P50">Órbita</text:p>
          </table:table-cell>
          <table:table-cell table:style-name="Tabla40.A1" office:value-type="string">
            <text:p text:style-name="P102">7,03·10³</text:p>
          </table:table-cell>
          <table:table-cell table:style-name="Tabla40.C3" office:value-type="string">
            <text:p text:style-name="P50">km</text:p>
          </table:table-cell>
          <table:table-cell table:style-name="Tabla40.A1" office:value-type="string">
            <text:p text:style-name="P37">7,54</text:p>
          </table:table-cell>
          <table:table-cell table:style-name="Tabla40.E3" office:value-type="string">
            <text:p text:style-name="P50">km/s</text:p>
          </table:table-cell>
          <table:table-cell table:style-name="Tabla40.F3" office:value-type="time" office:time-value="PT01H37M39.883883041S">
            <text:p text:style-name="P37">01:37:39</text:p>
          </table:table-cell>
          <table:table-cell table:style-name="Tabla40.G3" office:value-type="string">
            <text:p text:style-name="P50">h:m:s</text:p>
          </table:table-cell>
        </table:table-row>
        <table:table-row table:style-name="Tabla40.1">
          <table:table-cell table:style-name="Tabla40.B1">
            <text:p text:style-name="P68"/>
          </table:table-cell>
          <table:table-cell table:style-name="Tabla40.B1">
            <text:p text:style-name="P68"/>
          </table:table-cell>
          <table:table-cell table:style-name="Tabla40.B1">
            <text:p text:style-name="P68"/>
          </table:table-cell>
          <table:table-cell table:style-name="Tabla40.B1">
            <text:p text:style-name="P68"/>
          </table:table-cell>
          <table:table-cell table:style-name="Tabla40.B1">
            <text:p text:style-name="P68"/>
          </table:table-cell>
          <table:table-cell table:style-name="Tabla40.B1">
            <text:p text:style-name="P68"/>
          </table:table-cell>
          <table:table-cell table:style-name="Tabla40.B1">
            <text:p text:style-name="P162"/>
          </table:table-cell>
        </table:table-row>
        <table:table-row table:style-name="Tabla40.1">
          <table:table-cell table:style-name="Tabla40.B1">
            <text:p text:style-name="P166"/>
          </table:table-cell>
          <table:table-cell table:style-name="Tabla40.A1" office:value-type="string">
            <text:p text:style-name="P102">cinética</text:p>
          </table:table-cell>
          <table:table-cell table:style-name="Tabla40.B1">
            <text:p text:style-name="P68"/>
          </table:table-cell>
          <table:table-cell table:style-name="Tabla40.A1" office:value-type="string">
            <text:p text:style-name="P102">potencial</text:p>
          </table:table-cell>
          <table:table-cell table:style-name="Tabla40.B1">
            <text:p text:style-name="P68"/>
          </table:table-cell>
          <table:table-cell table:style-name="Tabla40.A1" office:value-type="string">
            <text:p text:style-name="P102">mecánica</text:p>
          </table:table-cell>
          <table:table-cell table:style-name="Tabla40.G5" office:value-type="string">
            <text:p text:style-name="P50">GJ</text:p>
          </table:table-cell>
        </table:table-row>
        <table:table-row table:style-name="Tabla40.1">
          <table:table-cell table:style-name="Tabla40.A6" office:value-type="string">
            <text:p text:style-name="P50">Energía <text:span text:style-name="T93">e</text:span>n <text:span text:style-name="T93">l</text:span>a órbita</text:p>
          </table:table-cell>
          <table:table-cell table:style-name="Tabla40.A1" office:value-type="string">
            <text:p text:style-name="P102">5,68</text:p>
          </table:table-cell>
          <table:table-cell table:style-name="Tabla40.A1" office:value-type="string">
            <text:p text:style-name="P50">GJ</text:p>
          </table:table-cell>
          <table:table-cell table:style-name="Tabla40.A1" office:value-type="string">
            <text:p text:style-name="P102">-11,4</text:p>
          </table:table-cell>
          <table:table-cell table:style-name="Tabla40.A1" office:value-type="string">
            <text:p text:style-name="P50">GJ</text:p>
          </table:table-cell>
          <table:table-cell table:style-name="Tabla40.A1" office:value-type="string">
            <text:p text:style-name="P37">-5,68</text:p>
          </table:table-cell>
          <table:table-cell table:style-name="Tabla40.A1" office:value-type="string">
            <text:p text:style-name="P50">GJ</text:p>
          </table:table-cell>
        </table:table-row>
        <table:table-row table:style-name="Tabla40.1">
          <table:table-cell table:style-name="Tabla40.B1">
            <text:p text:style-name="P68"/>
          </table:table-cell>
          <table:table-cell table:style-name="Tabla40.A1" office:value-type="string">
            <text:p text:style-name="P102"/>
          </table:table-cell>
          <table:table-cell table:style-name="Tabla40.B1">
            <text:p text:style-name="P68"/>
          </table:table-cell>
          <table:table-cell table:style-name="Tabla40.A1" table:number-columns-spanned="2" office:value-type="string">
            <text:p text:style-name="P108"/>
          </table:table-cell>
          <table:covered-table-cell/>
          <table:table-cell table:style-name="Tabla40.B1">
            <text:p text:style-name="P68"/>
          </table:table-cell>
          <table:table-cell table:style-name="Tabla40.B1">
            <text:p text:style-name="P68"/>
          </table:table-cell>
        </table:table-row>
        <table:table-row table:style-name="Tabla40.1">
          <table:table-cell table:style-name="Tabla40.A1" office:value-type="string">
            <text:p text:style-name="P50">T<text:span text:style-name="T95">i</text:span>erra</text:p>
          </table:table-cell>
          <table:table-cell table:style-name="Tabla40.A1" office:value-type="string">
            <text:p text:style-name="P102"/>
          </table:table-cell>
          <table:table-cell table:style-name="Tabla40.A1" office:value-type="string">
            <text:p text:style-name="P50"/>
          </table:table-cell>
          <table:table-cell table:style-name="Tabla40.A1" office:value-type="string">
            <text:p text:style-name="P102"/>
          </table:table-cell>
          <table:table-cell table:style-name="Tabla40.A1" office:value-type="string">
            <text:p text:style-name="P97">g₀ =</text:p>
          </table:table-cell>
          <table:table-cell table:style-name="Tabla40.A1" office:value-type="string">
            <text:p text:style-name="P102">9,81</text:p>
          </table:table-cell>
          <table:table-cell table:style-name="Tabla40.A1" office:value-type="string">
            <text:p text:style-name="P50">m/s²</text:p>
          </table:table-cell>
        </table:table-row>
        <table:table-row table:style-name="Tabla40.1">
          <table:table-cell table:style-name="Tabla40.A9" office:value-type="string">
            <text:p text:style-name="P102">Velocidad</text:p>
          </table:table-cell>
          <table:table-cell table:style-name="Tabla40.A1" office:value-type="string">
            <text:p text:style-name="P50"><text:span text:style-name="T93">e</text:span>n <text:span text:style-name="T93">el</text:span> suelo para</text:p>
          </table:table-cell>
          <table:table-cell table:style-name="Tabla40.B1">
            <text:p text:style-name="P68"/>
          </table:table-cell>
          <table:table-cell table:style-name="Tabla40.D9" table:number-columns-spanned="2" office:value-type="string">
            <text:p text:style-name="P50">po<text:span text:style-name="T93">n</text:span>e<text:span text:style-name="T93">r</text:span>lo en órbita</text:p>
          </table:table-cell>
          <table:covered-table-cell/>
          <table:table-cell table:style-name="Tabla40.A1" office:value-type="string">
            <text:p text:style-name="P102">8,27</text:p>
          </table:table-cell>
          <table:table-cell table:style-name="Tabla40.A1" office:value-type="string">
            <text:p text:style-name="P50">km/s</text:p>
          </table:table-cell>
        </table:table-row>
        <table:table-row table:style-name="Tabla40.1">
          <table:table-cell table:style-name="Tabla40.B1">
            <text:p text:style-name="P68"/>
          </table:table-cell>
          <table:table-cell table:style-name="Tabla40.B10" table:number-columns-spanned="2" office:value-type="string">
            <text:p text:style-name="P50"/>
          </table:table-cell>
          <table:covered-table-cell/>
          <table:table-cell table:style-name="Tabla40.A1" office:value-type="string">
            <text:p text:style-name="P50"><text:span text:style-name="T93">e</text:span>n <text:span text:style-name="T93">l</text:span>a órbita</text:p>
          </table:table-cell>
          <table:table-cell table:style-name="Tabla40.B1">
            <text:p text:style-name="P68"/>
          </table:table-cell>
          <table:table-cell table:style-name="Tabla40.A1" office:value-type="string">
            <text:p text:style-name="P37"/>
          </table:table-cell>
          <table:table-cell table:style-name="Tabla40.A1" office:value-type="string">
            <text:p text:style-name="P50"/>
          </table:table-cell>
        </table:table-row>
      </table:table>
      <text:p text:style-name="P67"/>
      <text:p text:style-name="P67"><text:span text:style-name="T8">Cálculo </text:span><text:span text:style-name="T14">d</text:span><text:span text:style-name="T17">el</text:span><text:span text:style-name="T14"> período </text:span><text:span text:style-name="T17">y</text:span><text:span text:style-name="T14"> </text:span><text:span text:style-name="T8">d</text:span><text:span text:style-name="T17">e l</text:span><text:span text:style-name="T8">a </text:span><text:span text:style-name="T10">velocidad orbital.</text:span><text:span text:style-name="T49"> </text:span><text:span text:style-name="T46">(Pestaña</text:span><text:span text:style-name="T47">: «Periodo»</text:span><text:span text:style-name="T46">)</text:span></text:p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B"/>
        <table:table-column table:style-name="Tabla38.G"/>
        <table:table-column table:style-name="Tabla38.H"/>
        <table:table-column table:style-name="Tabla38.I"/>
        <table:table-column table:style-name="Tabla38.J"/>
        <table:table-column table:style-name="Tabla38.K"/>
        <table:table-column table:style-name="Tabla38.L"/>
        <table:table-row table:style-name="Tabla38.1">
          <table:table-cell table:style-name="Tabla38.A1" office:value-type="string">
            <text:p text:style-name="P183">Radio de la órbita</text:p>
          </table:table-cell>
          <table:table-cell table:style-name="Tabla38.B1">
            <text:p text:style-name="P68"/>
          </table:table-cell>
          <table:table-cell table:style-name="Tabla38.A1" office:value-type="string">
            <text:p text:style-name="P93">r =</text:p>
          </table:table-cell>
          <table:table-cell table:style-name="Tabla38.A1" office:value-type="string">
            <text:p text:style-name="P93">R + h</text:p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A1" office:value-type="string">
            <text:p text:style-name="P82">r =</text:p>
          </table:table-cell>
          <table:table-cell table:style-name="Tabla38.A1" table:number-columns-spanned="2" office:value-type="string">
            <text:p text:style-name="P151">6,38·10⁶ + 6,50·10⁵</text:p>
          </table:table-cell>
          <table:covered-table-cell/>
          <table:table-cell table:style-name="Tabla38.A1" office:value-type="string">
            <text:p text:style-name="P108">=</text:p>
          </table:table-cell>
          <table:table-cell table:style-name="Tabla38.A1" office:value-type="string">
            <text:p text:style-name="P102">7,03·10⁶</text:p>
          </table:table-cell>
          <table:table-cell table:style-name="Tabla38.A1" office:value-type="string">
            <text:p text:style-name="P50">m</text:p>
          </table:table-cell>
        </table:table-row>
        <text:soft-page-break/>
        <table:table-row table:style-name="Tabla38.1"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</table:table-row>
        <table:table-row table:style-name="Tabla38.1"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 table:number-columns-spanned="2">
            <text:p text:style-name="P95"/>
          </table:table-cell>
          <table:covered-table-cell/>
          <table:table-cell table:style-name="Tabla38.B1">
            <text:p text:style-name="P68"/>
          </table:table-cell>
          <table:table-cell table:style-name="Tabla38.A1" table:number-columns-spanned="2" office:value-type="string">
            <text:p text:style-name="P82">G · M =</text:p>
          </table:table-cell>
          <table:covered-table-cell/>
          <table:table-cell table:style-name="Tabla38.A1" table:number-columns-spanned="2" office:value-type="string">
            <text:p text:style-name="P108">6,67·10⁻¹¹ · 5,98·10²⁴</text:p>
          </table:table-cell>
          <table:covered-table-cell/>
          <table:table-cell table:style-name="Tabla38.A1" office:value-type="string">
            <text:p text:style-name="P108">=</text:p>
          </table:table-cell>
          <table:table-cell table:style-name="Tabla38.A1" office:value-type="string">
            <text:p text:style-name="P102">3,99·10¹⁴</text:p>
          </table:table-cell>
          <table:table-cell table:style-name="Tabla38.A1" office:value-type="string">
            <text:p text:style-name="P50">m³/s²</text:p>
          </table:table-cell>
        </table:table-row>
        <table:table-row table:style-name="Tabla38.1"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95"/>
          </table:table-cell>
          <table:table-cell table:style-name="Tabla38.B1" table:number-columns-spanned="2">
            <text:p text:style-name="P68"/>
          </table:table-cell>
          <table:covered-table-cell/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</table:table-row>
        <table:table-row>
          <table:table-cell table:style-name="Tabla38.A1" table:number-rows-spanned="2" office:value-type="string">
            <text:p text:style-name="P183">Velocidad del satélite</text:p>
          </table:table-cell>
          <table:table-cell table:style-name="Tabla38.A1" table:number-rows-spanned="2" office:value-type="string">
            <text:p text:style-name="P82">v =</text:p>
          </table:table-cell>
          <table:table-cell table:style-name="Tabla38.A1" table:number-rows-spanned="2" office:value-type="string">
            <text:p text:style-name="P171">√</text:p>
          </table:table-cell>
          <table:table-cell table:style-name="Tabla38.D5" office:value-type="string">
            <text:p text:style-name="P88">G · M</text:p>
          </table:table-cell>
          <table:table-cell table:style-name="Tabla38.B1">
            <text:p text:style-name="P68"/>
          </table:table-cell>
          <table:table-cell table:style-name="Tabla38.A1" table:number-rows-spanned="2" office:value-type="string">
            <text:p text:style-name="P82">v =</text:p>
          </table:table-cell>
          <table:table-cell table:style-name="Tabla38.A1" table:number-rows-spanned="2" office:value-type="string">
            <text:p text:style-name="P171">√</text:p>
          </table:table-cell>
          <table:table-cell table:style-name="Tabla38.H5" table:number-columns-spanned="2" office:value-type="string">
            <text:p text:style-name="P108">3,99·10¹⁴</text:p>
          </table:table-cell>
          <table:covered-table-cell/>
          <table:table-cell table:style-name="Tabla38.A1" table:number-rows-spanned="2" office:value-type="string">
            <text:p text:style-name="P108">=</text:p>
          </table:table-cell>
          <table:table-cell table:style-name="Tabla38.A1" table:number-rows-spanned="2" office:value-type="string">
            <text:p text:style-name="P37">7,54·10³</text:p>
          </table:table-cell>
          <table:table-cell table:style-name="Tabla38.A1" table:number-rows-spanned="2" office:value-type="string">
            <text:p text:style-name="P50">m/s</text:p>
          </table:table-cell>
        </table:table-row>
        <table:table-row>
          <table:covered-table-cell table:style-name="Tabla38.A1"/>
          <table:covered-table-cell table:style-name="Tabla38.A1"/>
          <table:covered-table-cell table:style-name="Tabla38.A1"/>
          <table:table-cell table:style-name="Tabla38.A1" office:value-type="string">
            <text:p text:style-name="P88">r</text:p>
          </table:table-cell>
          <table:table-cell table:style-name="Tabla38.B1">
            <text:p text:style-name="P68"/>
          </table:table-cell>
          <table:covered-table-cell table:style-name="Tabla38.A1"/>
          <table:covered-table-cell table:style-name="Tabla38.A1"/>
          <table:table-cell table:style-name="Tabla38.A1" table:number-columns-spanned="2" office:value-type="string">
            <text:p text:style-name="P108">7,03·10⁶</text:p>
          </table:table-cell>
          <table:covered-table-cell/>
          <table:covered-table-cell table:style-name="Tabla38.A1"/>
          <table:covered-table-cell table:style-name="Tabla38.A1"/>
          <table:covered-table-cell table:style-name="Tabla38.A1"/>
        </table:table-row>
        <table:table-row table:style-name="Tabla38.1"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95"/>
          </table:table-cell>
          <table:table-cell table:style-name="Tabla38.B1" table:number-columns-spanned="2">
            <text:p text:style-name="P68"/>
          </table:table-cell>
          <table:covered-table-cell/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</table:table-row>
        <table:table-row table:style-name="Tabla38.8">
          <table:table-cell table:style-name="Tabla38.A1" table:number-rows-spanned="2" office:value-type="string">
            <text:p text:style-name="P183">Período del satélite</text:p>
          </table:table-cell>
          <table:table-cell table:style-name="Tabla38.B1">
            <text:p text:style-name="P68"/>
          </table:table-cell>
          <table:table-cell table:style-name="Tabla38.A1" table:number-rows-spanned="2" office:value-type="string">
            <text:p text:style-name="P88">T =</text:p>
          </table:table-cell>
          <table:table-cell table:style-name="Tabla38.D8" office:value-type="string">
            <text:p text:style-name="P88">2 · π · r</text:p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table-cell table:style-name="Tabla38.A1" table:number-rows-spanned="2" office:value-type="string">
            <text:p text:style-name="P88">T =</text:p>
          </table:table-cell>
          <table:table-cell table:style-name="Tabla38.H8" table:number-columns-spanned="2" office:value-type="string">
            <text:p text:style-name="P108">2 · 3,14 · 7,03·10⁶</text:p>
          </table:table-cell>
          <table:covered-table-cell/>
          <table:table-cell table:style-name="Tabla38.A1" table:number-rows-spanned="2" office:value-type="string">
            <text:p text:style-name="P108">=</text:p>
          </table:table-cell>
          <table:table-cell table:style-name="Tabla38.A1" table:number-rows-spanned="2" office:value-type="string">
            <text:p text:style-name="P37">5,86·10³</text:p>
          </table:table-cell>
          <table:table-cell table:style-name="Tabla38.A1" table:number-rows-spanned="2" office:value-type="string">
            <text:p text:style-name="P50">s</text:p>
          </table:table-cell>
        </table:table-row>
        <table:table-row table:style-name="Tabla38.1">
          <table:covered-table-cell table:style-name="Tabla38.A1"/>
          <table:table-cell table:style-name="Tabla38.B1">
            <text:p text:style-name="P68"/>
          </table:table-cell>
          <table:covered-table-cell table:style-name="Tabla38.A1"/>
          <table:table-cell table:style-name="Tabla38.A1" office:value-type="string">
            <text:p text:style-name="P88">v</text:p>
          </table:table-cell>
          <table:table-cell table:style-name="Tabla38.B1">
            <text:p text:style-name="P68"/>
          </table:table-cell>
          <table:table-cell table:style-name="Tabla38.B1">
            <text:p text:style-name="P68"/>
          </table:table-cell>
          <table:covered-table-cell table:style-name="Tabla38.A1"/>
          <table:table-cell table:style-name="Tabla38.A1" table:number-columns-spanned="2" office:value-type="string">
            <text:p text:style-name="P108">7,54·10³</text:p>
          </table:table-cell>
          <table:covered-table-cell/>
          <table:covered-table-cell table:style-name="Tabla38.A1"/>
          <table:covered-table-cell table:style-name="Tabla38.A1"/>
          <table:covered-table-cell table:style-name="Tabla38.A1"/>
        </table:table-row>
      </table:table>
      <text:p text:style-name="P11"/>
      <text:p text:style-name="P67"><text:span text:style-name="T9">Cálculo d</text:span><text:span text:style-name="T17">e l</text:span><text:span text:style-name="T9">a </text:span><text:span text:style-name="T17">e</text:span><text:span text:style-name="T9">nergía </text:span><text:span text:style-name="T14">mecánica</text:span><text:span text:style-name="T46">. (Pestaña: «Energia»)</text:span></text:p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column table:style-name="Tabla41.C"/>
        <table:table-column table:style-name="Tabla41.B"/>
        <table:table-column table:style-name="Tabla41.G"/>
        <table:table-column table:style-name="Tabla41.H"/>
        <table:table-column table:style-name="Tabla41.I"/>
        <table:table-column table:style-name="Tabla41.J"/>
        <table:table-column table:style-name="Tabla41.K"/>
        <table:table-column table:style-name="Tabla41.L"/>
        <table:table-row table:style-name="Tabla41.1">
          <table:table-cell table:style-name="Tabla41.A1" office:value-type="string">
            <text:p text:style-name="P183">Energía cinética en la órbita</text:p>
          </table:table-cell>
          <table:table-cell table:style-name="Tabla41.B1">
            <text:p text:style-name="P68"/>
          </table:table-cell>
          <table:table-cell table:style-name="Tabla41.A1" table:number-columns-spanned="2" office:value-type="string">
            <text:p text:style-name="P93">E = ½ m · v²</text:p>
          </table:table-cell>
          <table:covered-table-cell/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A1" office:value-type="string">
            <text:p text:style-name="P93">E =</text:p>
          </table:table-cell>
          <table:table-cell table:style-name="Tabla41.A1" table:number-columns-spanned="2" office:value-type="string">
            <text:p text:style-name="P108">200 · (7,54·10³)² / 2</text:p>
          </table:table-cell>
          <table:covered-table-cell/>
          <table:table-cell table:style-name="Tabla41.A1" office:value-type="string">
            <text:p text:style-name="P108">=</text:p>
          </table:table-cell>
          <table:table-cell table:style-name="Tabla41.A1" office:value-type="string">
            <text:p text:style-name="P102">5,68·10⁹</text:p>
          </table:table-cell>
          <table:table-cell table:style-name="Tabla41.A1" office:value-type="string">
            <text:p text:style-name="P50">J</text:p>
          </table:table-cell>
        </table:table-row>
        <table:table-row table:style-name="Tabla41.2"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</table:table-row>
        <table:table-row table:style-name="Tabla41.2">
          <table:table-cell table:style-name="Tabla41.A1" table:number-rows-spanned="2" office:value-type="string">
            <text:p text:style-name="P184">Energía <text:span text:style-name="T133">potencial</text:span> en la órbita</text:p>
          </table:table-cell>
          <table:table-cell table:style-name="Tabla41.B1">
            <text:p text:style-name="P68"/>
          </table:table-cell>
          <table:table-cell table:style-name="Tabla41.A1" table:number-rows-spanned="2" office:value-type="string">
            <text:p text:style-name="P88">Eₚ =</text:p>
          </table:table-cell>
          <table:table-cell table:style-name="Tabla41.D3" office:value-type="string">
            <text:p text:style-name="P108">–<text:span text:style-name="T74">G · M · m</text:span></text:p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A1" table:number-rows-spanned="2" office:value-type="string">
            <text:p text:style-name="P88">Eₚ =</text:p>
          </table:table-cell>
          <table:table-cell table:style-name="Tabla41.H3" table:number-columns-spanned="2" office:value-type="string">
            <text:p text:style-name="P108">– 3,99·10¹⁴ · 200</text:p>
          </table:table-cell>
          <table:covered-table-cell/>
          <table:table-cell table:style-name="Tabla41.A1" table:number-rows-spanned="2" office:value-type="string">
            <text:p text:style-name="P108">=</text:p>
          </table:table-cell>
          <table:table-cell table:style-name="Tabla41.A1" table:number-rows-spanned="2" office:value-type="string">
            <text:p text:style-name="P102">-1,14·10¹⁰</text:p>
          </table:table-cell>
          <table:table-cell table:style-name="Tabla41.A1" table:number-rows-spanned="2" office:value-type="string">
            <text:p text:style-name="P50">J</text:p>
          </table:table-cell>
        </table:table-row>
        <table:table-row table:style-name="Tabla41.2">
          <table:covered-table-cell table:style-name="Tabla41.B1"/>
          <table:table-cell table:style-name="Tabla41.B1">
            <text:p text:style-name="P68"/>
          </table:table-cell>
          <table:covered-table-cell table:style-name="Tabla41.A1"/>
          <table:table-cell table:style-name="Tabla41.A1" office:value-type="string">
            <text:p text:style-name="P88">r</text:p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covered-table-cell table:style-name="Tabla41.A1"/>
          <table:table-cell table:style-name="Tabla41.A1" table:number-columns-spanned="2" office:value-type="string">
            <text:p text:style-name="P151">7,03·10⁶</text:p>
          </table:table-cell>
          <table:covered-table-cell/>
          <table:covered-table-cell table:style-name="Tabla41.A1"/>
          <table:covered-table-cell table:style-name="Tabla41.A1"/>
          <table:covered-table-cell table:style-name="Tabla41.A1"/>
        </table:table-row>
        <table:table-row table:style-name="Tabla41.2"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B1">
            <text:p text:style-name="P68"/>
          </table:table-cell>
        </table:table-row>
        <table:table-row table:style-name="Tabla41.2">
          <table:table-cell table:style-name="Tabla41.A1" office:value-type="string">
            <text:p text:style-name="P183">Energía <text:span text:style-name="T133">mecánica</text:span> en la órbita</text:p>
          </table:table-cell>
          <table:table-cell table:style-name="Tabla41.B1">
            <text:p text:style-name="P68"/>
          </table:table-cell>
          <table:table-cell table:style-name="Tabla41.A1" table:number-columns-spanned="2" office:value-type="string">
            <text:p text:style-name="P93">E = E+ Eₚ</text:p>
          </table:table-cell>
          <table:covered-table-cell/>
          <table:table-cell table:style-name="Tabla41.B1">
            <text:p text:style-name="P68"/>
          </table:table-cell>
          <table:table-cell table:style-name="Tabla41.B1">
            <text:p text:style-name="P68"/>
          </table:table-cell>
          <table:table-cell table:style-name="Tabla41.A1" office:value-type="string">
            <text:p text:style-name="P93">E =</text:p>
          </table:table-cell>
          <table:table-cell table:style-name="Tabla41.A1" table:number-columns-spanned="2" office:value-type="string">
            <text:p text:style-name="P108">-1,14·10¹⁰ + 5,68·10⁹</text:p>
          </table:table-cell>
          <table:covered-table-cell/>
          <table:table-cell table:style-name="Tabla41.A1" office:value-type="string">
            <text:p text:style-name="P108">=</text:p>
          </table:table-cell>
          <table:table-cell table:style-name="Tabla41.A1" office:value-type="string">
            <text:p text:style-name="P37">-5,68·10⁹</text:p>
          </table:table-cell>
          <table:table-cell table:style-name="Tabla41.A1" office:value-type="string">
            <text:p text:style-name="P50">J</text:p>
          </table:table-cell>
        </table:table-row>
      </table:table>
      <text:p text:style-name="P11"/>
      <text:p text:style-name="P67"><text:span text:style-name="T9">C</text:span><text:span text:style-name="T14">álculo d</text:span><text:span text:style-name="T17">el</text:span><text:span text:style-name="T14"> cociente d</text:span><text:span text:style-name="T17">e l</text:span><text:span text:style-name="T14">as intensidade</text:span><text:span text:style-name="T17">s</text:span><text:span text:style-name="T14"> de campo gravita</text:span><text:span text:style-name="T17">torio.</text:span><text:span text:style-name="T50"> (</text:span><text:span text:style-name="T56">P</text:span><text:span text:style-name="T50">esta</text:span><text:span text:style-name="T56">ñ</text:span><text:span text:style-name="T50">a «Peso»)</text:span></text:p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column table:style-name="Tabla42.E"/>
        <table:table-column table:style-name="Tabla42.F"/>
        <table:table-column table:style-name="Tabla42.G"/>
        <table:table-column table:style-name="Tabla42.H"/>
        <table:table-column table:style-name="Tabla42.I"/>
        <table:table-column table:style-name="Tabla42.J"/>
        <table:table-column table:style-name="Tabla42.K"/>
        <table:table-column table:style-name="Tabla42.L"/>
        <table:table-row>
          <table:table-cell table:style-name="Tabla42.A1" table:number-rows-spanned="2" office:value-type="string">
            <text:p text:style-name="P183">Gravedad en el suelo</text:p>
          </table:table-cell>
          <table:table-cell table:style-name="Tabla42.B1">
            <text:p text:style-name="Table_20_Contents"/>
          </table:table-cell>
          <table:table-cell table:style-name="Tabla42.A1" table:number-rows-spanned="2" office:value-type="string">
            <text:p text:style-name="P196">g₀ =</text:p>
          </table:table-cell>
          <table:table-cell table:style-name="Tabla42.D1" office:value-type="string">
            <text:p text:style-name="P200">G · M</text:p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A1" table:number-rows-spanned="2" office:value-type="string">
            <text:p text:style-name="P196">g₀ =</text:p>
          </table:table-cell>
          <table:table-cell table:style-name="Tabla42.H1" table:number-columns-spanned="2" office:value-type="string">
            <text:p text:style-name="P143">3,99·10¹⁴</text:p>
          </table:table-cell>
          <table:covered-table-cell/>
          <table:table-cell table:style-name="Tabla42.A1" table:number-rows-spanned="2" office:value-type="string">
            <text:p text:style-name="P143">=</text:p>
          </table:table-cell>
          <table:table-cell table:style-name="Tabla42.A1" table:number-rows-spanned="2" office:value-type="string">
            <text:p text:style-name="P192">9,81</text:p>
          </table:table-cell>
          <table:table-cell table:style-name="Tabla42.A1" table:number-rows-spanned="2" office:value-type="string">
            <text:p text:style-name="P183">m/s²</text:p>
          </table:table-cell>
        </table:table-row>
        <table:table-row>
          <table:covered-table-cell table:style-name="Tabla42.B1"/>
          <table:table-cell table:style-name="Tabla42.B1">
            <text:p text:style-name="Table_20_Contents"/>
          </table:table-cell>
          <table:covered-table-cell table:style-name="Tabla42.B1"/>
          <table:table-cell table:style-name="Tabla42.A1" office:value-type="string">
            <text:p text:style-name="P200">R²</text:p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covered-table-cell table:style-name="Tabla42.B1"/>
          <table:table-cell table:style-name="Tabla42.A1" table:number-columns-spanned="2" office:value-type="string">
            <text:p text:style-name="P143">(6,38·10⁶)²</text:p>
          </table:table-cell>
          <table:covered-table-cell/>
          <table:covered-table-cell table:style-name="Tabla42.B1"/>
          <table:covered-table-cell table:style-name="Tabla42.B1"/>
          <table:covered-table-cell table:style-name="Tabla42.B1"/>
        </table:table-row>
        <table:table-row table:style-name="Tabla42.3"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</table:table-row>
        <table:table-row>
          <table:table-cell table:style-name="Tabla42.A1" table:number-rows-spanned="2" office:value-type="string">
            <text:p text:style-name="P183">Gravedad en la altura</text:p>
          </table:table-cell>
          <table:table-cell table:style-name="Tabla42.B1">
            <text:p text:style-name="Table_20_Contents"/>
          </table:table-cell>
          <table:table-cell table:style-name="Tabla42.A1" table:number-rows-spanned="2" office:value-type="string">
            <text:p text:style-name="P196">g =</text:p>
          </table:table-cell>
          <table:table-cell table:style-name="Tabla42.D4" office:value-type="string">
            <text:p text:style-name="P200">G · M</text:p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A1" table:number-rows-spanned="2" office:value-type="string">
            <text:p text:style-name="P196">g =</text:p>
          </table:table-cell>
          <table:table-cell table:style-name="Tabla42.H4" table:number-columns-spanned="2" office:value-type="string">
            <text:p text:style-name="P143">3,99·10¹⁴</text:p>
          </table:table-cell>
          <table:covered-table-cell/>
          <table:table-cell table:style-name="Tabla42.A1" table:number-rows-spanned="2" office:value-type="string">
            <text:p text:style-name="P143">=</text:p>
          </table:table-cell>
          <table:table-cell table:style-name="Tabla42.A1" table:number-rows-spanned="2" office:value-type="string">
            <text:p text:style-name="P192">8,08</text:p>
          </table:table-cell>
          <table:table-cell table:style-name="Tabla42.A1" table:number-rows-spanned="2" office:value-type="string">
            <text:p text:style-name="P183">m/s²</text:p>
          </table:table-cell>
        </table:table-row>
        <table:table-row>
          <table:covered-table-cell table:style-name="Tabla42.B1"/>
          <table:table-cell table:style-name="Tabla42.B1">
            <text:p text:style-name="Table_20_Contents"/>
          </table:table-cell>
          <table:covered-table-cell table:style-name="Tabla42.B1"/>
          <table:table-cell table:style-name="Tabla42.A1" office:value-type="string">
            <text:p text:style-name="P200">r²</text:p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covered-table-cell table:style-name="Tabla42.B1"/>
          <table:table-cell table:style-name="Tabla42.A1" table:number-columns-spanned="2" office:value-type="string">
            <text:p text:style-name="P143">(7,03·10⁶)²</text:p>
          </table:table-cell>
          <table:covered-table-cell/>
          <table:covered-table-cell table:style-name="Tabla42.B1"/>
          <table:covered-table-cell table:style-name="Tabla42.B1"/>
          <table:covered-table-cell table:style-name="Tabla42.B1"/>
        </table:table-row>
        <table:table-row table:style-name="Tabla42.3"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P188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</table:table-row>
        <table:table-row table:style-name="Tabla42.3"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G7" office:value-type="string">
            <text:p text:style-name="P200">g</text:p>
          </table:table-cell>
          <table:table-cell table:style-name="Tabla42.A1" table:number-rows-spanned="2" office:value-type="string">
            <text:p text:style-name="P200">=</text:p>
          </table:table-cell>
          <table:table-cell table:style-name="Tabla42.I7" office:value-type="string">
            <text:p text:style-name="P143">8,08</text:p>
          </table:table-cell>
          <table:table-cell table:style-name="Tabla42.A1" table:number-rows-spanned="2" office:value-type="string">
            <text:p text:style-name="P200">=</text:p>
          </table:table-cell>
          <table:table-cell table:style-name="Tabla42.A1" table:number-rows-spanned="2" office:value-type="string">
            <text:p text:style-name="P191">0,824</text:p>
          </table:table-cell>
          <table:table-cell table:style-name="Tabla42.B1">
            <text:p text:style-name="Table_20_Contents"/>
          </table:table-cell>
        </table:table-row>
        <table:table-row table:style-name="Tabla42.3"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B1">
            <text:p text:style-name="Table_20_Contents"/>
          </table:table-cell>
          <table:table-cell table:style-name="Tabla42.A1" office:value-type="string">
            <text:p text:style-name="P200">g₀</text:p>
          </table:table-cell>
          <table:covered-table-cell table:style-name="Tabla42.B1"/>
          <table:table-cell table:style-name="Tabla42.A1" office:value-type="string">
            <text:p text:style-name="P143">9,81</text:p>
          </table:table-cell>
          <table:covered-table-cell table:style-name="Tabla42.B1"/>
          <table:covered-table-cell table:style-name="Tabla42.B1"/>
          <table:table-cell table:style-name="Tabla42.B1">
            <text:p text:style-name="Table_20_Contents"/>
          </table:table-cell>
        </table:table-row>
      </table:table>
      <text:p text:style-name="P67"/>
      <text:h text:style-name="P228" text:outline-level="4"><text:bookmark-start text:name="__RefHeading___Toc43389_3977582048"/>Ceres es el planeta enano más pequeño del sistema solar y tiene un período orbital alrededor del Sol de 4,60 años, una masa de 9,43·10²⁰ kg y un radio de 477 km. Calcula:<text:bookmark-end text:name="__RefHeading___Toc43389_3977582048"/></text:h>
      <text:h text:style-name="P238" text:outline-level="5">El valor de la intensidad del campo gravitatorio que Ceres crea en su super<text:span text:style-name="T94">fi</text:span>cie.</text:h>
      <text:h text:style-name="P238" text:outline-level="5">La energía mínima que ha de tener una nave espacial de 1000 kg de masa para que, saliendo de la superficie, pueda escapar totalmente de la atracción gravitatoria del planeta.</text:h>
      <text:h text:style-name="P238" text:outline-level="5">La distancia media entre Ceres y el Sol, teniendo en cuenta que la distancia media entre la Tierra y el Sol es de 1,50·10¹¹ m y que el período orbital de la Tierra alrededor del Sol es de un año.</text:h>
      <text:p text:style-name="P138"><text:span text:style-name="T25">Dato: </text:span><text:span text:style-name="Variable"><text:span text:style-name="T25">G</text:span></text:span><text:span text:style-name="T25"> = 6,67·10⁻¹¹ N·m²·kg⁻²<text:tab/></text:span><text:span text:style-name="PAU"><text:span text:style-name="T25">(P.A.U. Set. 14)</text:span></text:span></text:p>
      <text:p text:style-name="P139"><text:span text:style-name="T26">Rta.</text:span><text:span text:style-name="T25">: a) </text:span><text:span text:style-name="variable"><text:span text:style-name="T25">g</text:span></text:span><text:span text:style-name="T25"> = 0,277 m/s²; b) </text:span><text:span text:style-name="variable"><text:span text:style-name="T36">E</text:span></text:span><text:span text:style-name="T25"> = 1,32·10⁸ J; c) </text:span><text:span text:style-name="variable"><text:span text:style-name="T25">r</text:span></text:span><text:span text:style-name="T25"> = 4,15·10¹¹ m</text:span></text:p>
      <text:p text:style-name="P22"/>
      <text:p text:style-name="P70"><text:span text:style-name="T9">Introdu</text:span><text:span text:style-name="T17">c</text:span><text:span text:style-name="T9">ción de datos.</text:span><text:span text:style-name="T46"> (Pestaña</text:span><text:span text:style-name="T47">: «Enunciado»</text:span><text:span text:style-name="T46">)</text:span></text:p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column table:style-name="Tabla44.E"/>
        <table:table-row table:style-name="Tabla44.1">
          <table:table-cell table:style-name="Tabla44.A1" office:value-type="string">
            <text:p text:style-name="P48">Un satélite de masa</text:p>
          </table:table-cell>
          <table:table-cell table:style-name="Tabla44.B1">
            <text:p text:style-name="P78"/>
          </table:table-cell>
          <table:table-cell table:style-name="Tabla44.A1" office:value-type="string">
            <text:p text:style-name="P80">m =</text:p>
          </table:table-cell>
          <table:table-cell table:style-name="Tabla44.D1" office:value-type="float" office:value="1000">
            <text:p text:style-name="P99">1000</text:p>
          </table:table-cell>
          <table:table-cell table:style-name="Tabla44.A1" office:value-type="string">
            <text:p text:style-name="P48">kg</text:p>
          </table:table-cell>
        </table:table-row>
        <table:table-row table:style-name="Tabla44.1">
          <table:table-cell table:style-name="Tabla44.A1" office:value-type="string">
            <text:p text:style-name="P48">gira alrededor de un astro de masa</text:p>
          </table:table-cell>
          <table:table-cell table:style-name="Tabla44.B1">
            <text:p text:style-name="P78"/>
          </table:table-cell>
          <table:table-cell table:style-name="Tabla44.A1" office:value-type="string">
            <text:p text:style-name="P80">M =</text:p>
          </table:table-cell>
          <table:table-cell table:style-name="Tabla44.D2" office:value-type="float" office:value="9.43E+020">
            <text:p text:style-name="P99">9,43E+20</text:p>
          </table:table-cell>
          <table:table-cell table:style-name="Tabla44.A1" office:value-type="string">
            <text:p text:style-name="P48">kg</text:p>
          </table:table-cell>
        </table:table-row>
        <table:table-row table:style-name="Tabla44.3">
          <table:table-cell table:style-name="Tabla44.A1" office:value-type="string">
            <text:p text:style-name="P48">y radio</text:p>
          </table:table-cell>
          <table:table-cell table:style-name="Tabla44.B1">
            <text:p text:style-name="P78"/>
          </table:table-cell>
          <table:table-cell table:style-name="Tabla44.A1" office:value-type="string">
            <text:p text:style-name="P80">R =</text:p>
          </table:table-cell>
          <table:table-cell table:style-name="Tabla44.D3" office:value-type="float" office:value="477">
            <text:p text:style-name="P99">477</text:p>
          </table:table-cell>
          <table:table-cell table:style-name="Tabla44.E3" office:value-type="string">
            <text:p text:style-name="P48">km</text:p>
          </table:table-cell>
        </table:table-row>
        <table:table-row table:style-name="Tabla44.1">
          <table:table-cell table:style-name="Tabla44.B1">
            <text:p text:style-name="P78"/>
          </table:table-cell>
          <table:table-cell table:style-name="Tabla44.B1">
            <text:p text:style-name="P78"/>
          </table:table-cell>
          <table:table-cell table:style-name="Tabla44.B1">
            <text:p text:style-name="P79"/>
          </table:table-cell>
          <table:table-cell table:style-name="Tabla44.D4">
            <text:p text:style-name="P78"/>
          </table:table-cell>
          <table:table-cell table:style-name="Tabla44.B1">
            <text:p text:style-name="P78"/>
          </table:table-cell>
        </table:table-row>
        <table:table-row table:style-name="Tabla44.1">
          <table:table-cell table:style-name="Tabla44.A1" office:value-type="string">
            <text:p text:style-name="P48">La órbita es circular de</text:p>
          </table:table-cell>
          <table:table-cell table:style-name="Tabla44.B5">
            <text:p text:style-name="P78"/>
          </table:table-cell>
          <table:table-cell table:style-name="Tabla44.B1">
            <text:p text:style-name="P79"/>
          </table:table-cell>
          <table:table-cell table:style-name="Tabla44.D5">
            <text:p text:style-name="P78"/>
          </table:table-cell>
          <table:table-cell table:style-name="Tabla44.B5">
            <text:p text:style-name="P78"/>
          </table:table-cell>
        </table:table-row>
        <table:table-row table:style-name="Tabla44.1">
          <table:table-cell table:style-name="Tabla44.A1" office:value-type="string">
            <text:p text:style-name="P48">El satélite gira con una</text:p>
          </table:table-cell>
          <table:table-cell table:style-name="Tabla44.B5">
            <text:p text:style-name="P78"/>
          </table:table-cell>
          <table:table-cell table:style-name="Tabla44.B1">
            <text:p text:style-name="P79"/>
          </table:table-cell>
          <table:table-cell table:style-name="Tabla44.D6">
            <text:p text:style-name="P78"/>
          </table:table-cell>
          <table:table-cell table:style-name="Tabla44.B5">
            <text:p text:style-name="P78"/>
          </table:table-cell>
        </table:table-row>
      </table:table>
      <text:p text:style-name="P2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E"/>
        <table:table-column table:style-name="Tabla43.H"/>
        <table:table-row table:style-name="Tabla43.1">
          <table:table-cell table:style-name="Tabla43.A1">
            <text:p text:style-name="Table_20_Contents"/>
          </table:table-cell>
          <table:table-cell table:style-name="Tabla43.B1" office:value-type="string">
            <text:p text:style-name="P189">Respuestas</text:p>
          </table:table-cell>
          <table:table-cell table:style-name="Tabla43.A1">
            <text:p text:style-name="P163"/>
          </table:table-cell>
          <table:table-cell table:style-name="Tabla43.A1">
            <text:p text:style-name="Table_20_Contents"/>
          </table:table-cell>
          <table:table-cell table:style-name="Tabla43.A1">
            <text:p text:style-name="Table_20_Contents"/>
          </table:table-cell>
          <table:table-cell table:style-name="Tabla43.F1" table:number-columns-spanned="2" office:value-type="string">
            <text:p text:style-name="P192">Cifras significativas: </text:p>
          </table:table-cell>
          <table:covered-table-cell/>
          <table:table-cell table:style-name="Tabla43.H1">
            <text:p text:style-name="Table_20_Contents"/>
          </table:table-cell>
        </table:table-row>
        <table:table-row table:style-name="Tabla43.1">
          <table:table-cell table:style-name="Tabla43.A1">
            <text:p text:style-name="Table_20_Contents"/>
          </table:table-cell>
          <table:table-cell table:style-name="Tabla43.B2" office:value-type="string">
            <text:p text:style-name="P183">Astro</text:p>
          </table:table-cell>
          <table:table-cell table:style-name="Tabla43.C2">
            <text:p text:style-name="Table_20_Contents"/>
          </table:table-cell>
          <table:table-cell table:style-name="Tabla43.C2">
            <text:p text:style-name="Table_20_Contents"/>
          </table:table-cell>
          <table:table-cell table:style-name="Tabla43.E2" office:value-type="string">
            <text:p text:style-name="P164"/>
          </table:table-cell>
          <table:table-cell table:style-name="Tabla43.F2" office:value-type="string">
            <text:p text:style-name="P196">g₀ =</text:p>
          </table:table-cell>
          <table:table-cell table:style-name="Tabla43.G2" office:value-type="string">
            <text:p text:style-name="P191">0,277</text:p>
          </table:table-cell>
          <table:table-cell table:style-name="Tabla43.H2" office:value-type="string">
            <text:p text:style-name="P183">m/s²</text:p>
          </table:table-cell>
        </table:table-row>
        <table:table-row table:style-name="Tabla43.3">
          <table:table-cell table:style-name="Tabla43.A1">
            <text:p text:style-name="Table_20_Contents"/>
          </table:table-cell>
          <table:table-cell table:style-name="Tabla43.B3" office:value-type="string">
            <text:p text:style-name="P203">Energía</text:p>
          </table:table-cell>
          <table:table-cell table:style-name="Tabla43.C3" table:number-columns-spanned="2" office:value-type="string">
            <text:p text:style-name="P183">en el suelo para</text:p>
          </table:table-cell>
          <table:covered-table-cell/>
          <table:table-cell table:style-name="Tabla43.E3" table:number-columns-spanned="2" office:value-type="string">
            <text:p text:style-name="P185">mandarlo al infinito</text:p>
          </table:table-cell>
          <table:covered-table-cell/>
          <table:table-cell table:style-name="Tabla43.G3" office:value-type="string">
            <text:p text:style-name="P191">1,32·10⁸</text:p>
          </table:table-cell>
          <table:table-cell table:style-name="Tabla43.H2" office:value-type="string">
            <text:p text:style-name="P183">J</text:p>
          </table:table-cell>
        </table:table-row>
      </table:table>
      <text:p text:style-name="P25"><text:soft-page-break/></text:p>
      <text:p text:style-name="P70"><text:span text:style-name="T9">C</text:span><text:span text:style-name="T14">álculo d</text:span><text:span text:style-name="T17">e l</text:span><text:span text:style-name="T14">a intensidad de campo gravita</text:span><text:span text:style-name="T17">torio </text:span><text:span text:style-name="T18">en el suelo</text:span><text:span text:style-name="T17">.</text:span><text:span text:style-name="T50"> (</text:span><text:span text:style-name="T56">P</text:span><text:span text:style-name="T50">esta</text:span><text:span text:style-name="T56">ñ</text:span><text:span text:style-name="T50">a «Peso»)</text:span></text:p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F"/>
        <table:table-column table:style-name="Tabla45.G"/>
        <table:table-column table:style-name="Tabla45.H"/>
        <table:table-column table:style-name="Tabla45.I"/>
        <table:table-column table:style-name="Tabla45.J"/>
        <table:table-column table:style-name="Tabla45.K"/>
        <table:table-row>
          <table:table-cell table:style-name="Tabla45.A1" table:number-rows-spanned="2" office:value-type="string">
            <text:p text:style-name="P183">Gravedad en el suelo</text:p>
          </table:table-cell>
          <table:table-cell table:style-name="Tabla45.B1">
            <text:p text:style-name="Table_20_Contents"/>
          </table:table-cell>
          <table:table-cell table:style-name="Tabla45.A1" table:number-rows-spanned="2" office:value-type="string">
            <text:p text:style-name="P196">g₀ =</text:p>
          </table:table-cell>
          <table:table-cell table:style-name="Tabla45.D1" office:value-type="string">
            <text:p text:style-name="P200">G · M</text:p>
          </table:table-cell>
          <table:table-cell table:style-name="Tabla45.B1">
            <text:p text:style-name="Table_20_Contents"/>
          </table:table-cell>
          <table:table-cell table:style-name="Tabla45.B1">
            <text:p text:style-name="Table_20_Contents"/>
          </table:table-cell>
          <table:table-cell table:style-name="Tabla45.A1" table:number-rows-spanned="2" office:value-type="string">
            <text:p text:style-name="P196">g₀ =</text:p>
          </table:table-cell>
          <table:table-cell table:style-name="Tabla45.H1" office:value-type="string">
            <text:p text:style-name="P143">6,29·10¹⁰</text:p>
          </table:table-cell>
          <table:table-cell table:style-name="Tabla45.A1" table:number-rows-spanned="2" office:value-type="string">
            <text:p text:style-name="P143">=</text:p>
          </table:table-cell>
          <table:table-cell table:style-name="Tabla45.A1" table:number-rows-spanned="2" office:value-type="string">
            <text:p text:style-name="P191">0,277</text:p>
          </table:table-cell>
          <table:table-cell table:style-name="Tabla45.A1" table:number-rows-spanned="2" office:value-type="string">
            <text:p text:style-name="P183">m/s²</text:p>
          </table:table-cell>
        </table:table-row>
        <table:table-row>
          <table:covered-table-cell table:style-name="Tabla45.B1"/>
          <table:table-cell table:style-name="Tabla45.B1">
            <text:p text:style-name="Table_20_Contents"/>
          </table:table-cell>
          <table:covered-table-cell table:style-name="Tabla45.B1"/>
          <table:table-cell table:style-name="Tabla45.A1" office:value-type="string">
            <text:p text:style-name="P200">R²</text:p>
          </table:table-cell>
          <table:table-cell table:style-name="Tabla45.B1">
            <text:p text:style-name="Table_20_Contents"/>
          </table:table-cell>
          <table:table-cell table:style-name="Tabla45.B1">
            <text:p text:style-name="Table_20_Contents"/>
          </table:table-cell>
          <table:covered-table-cell table:style-name="Tabla45.B1"/>
          <table:table-cell table:style-name="Tabla45.A1" office:value-type="string">
            <text:p text:style-name="P143">(4,77·10⁵)²</text:p>
          </table:table-cell>
          <table:covered-table-cell table:style-name="Tabla45.B1"/>
          <table:covered-table-cell table:style-name="Tabla45.B1"/>
          <table:covered-table-cell table:style-name="Tabla45.B1"/>
        </table:table-row>
      </table:table>
      <text:p text:style-name="P24"/>
      <text:p text:style-name="P118"><text:span text:style-name="T45">El cálculo de </text:span><text:span text:style-name="T76">G · M</text:span><text:span text:style-name="T45"> se </text:span><text:span text:style-name="T57">muestra</text:span><text:span text:style-name="T45"> en la pestaña «Periodo</text:span><text:span text:style-name="T47">»</text:span><text:span text:style-name="T45">.</text:span></text:p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column table:style-name="Tabla47.E"/>
        <table:table-column table:style-name="Tabla47.F"/>
        <table:table-column table:style-name="Tabla47.G"/>
        <table:table-column table:style-name="Tabla47.H"/>
        <table:table-column table:style-name="Tabla47.I"/>
        <table:table-row table:style-name="Tabla47.1">
          <table:table-cell table:style-name="Tabla47.A1">
            <text:p text:style-name="P71"/>
          </table:table-cell>
          <table:table-cell table:style-name="Tabla47.A1">
            <text:p text:style-name="P96"/>
          </table:table-cell>
          <table:table-cell table:style-name="Tabla47.A1">
            <text:p text:style-name="P71"/>
          </table:table-cell>
          <table:table-cell table:style-name="Tabla47.A1">
            <text:p text:style-name="P71"/>
          </table:table-cell>
          <table:table-cell table:style-name="Tabla47.E1" office:value-type="string">
            <text:p text:style-name="P84">G · M =</text:p>
          </table:table-cell>
          <table:table-cell table:style-name="Tabla47.F1" office:value-type="string">
            <text:p text:style-name="P110">6,67·10⁻¹¹ · 9,43·10²⁰</text:p>
          </table:table-cell>
          <table:table-cell table:style-name="Tabla47.G1" office:value-type="string">
            <text:p text:style-name="P110">=</text:p>
          </table:table-cell>
          <table:table-cell table:style-name="Tabla47.H1" office:value-type="string">
            <text:p text:style-name="P104">6,29·10¹⁰</text:p>
          </table:table-cell>
          <table:table-cell table:style-name="Tabla47.I1" office:value-type="string">
            <text:p text:style-name="P53">m³/s²</text:p>
          </table:table-cell>
        </table:table-row>
      </table:table>
      <text:p text:style-name="P14"/>
      <text:p text:style-name="P73"><text:span text:style-name="T9">Cálculo d</text:span><text:span text:style-name="T17">e l</text:span><text:span text:style-name="T9">a </text:span><text:span text:style-name="T17">e</text:span><text:span text:style-name="T9">nergía </text:span><text:span text:style-name="T7">en el suelo</text:span><text:span text:style-name="T46">. (Pestaña: «Energia»)</text:span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column table:style-name="Tabla46.H"/>
        <table:table-column table:style-name="Tabla46.I"/>
        <table:table-column table:style-name="Tabla46.J"/>
        <table:table-column table:style-name="Tabla46.K"/>
        <table:table-column table:style-name="Tabla46.L"/>
        <table:table-row table:style-name="Tabla46.1">
          <table:table-cell table:style-name="Tabla46.A1" office:value-type="string">
            <text:p text:style-name="P189"><text:s/>En el suelo</text:p>
          </table:table-cell>
          <table:table-cell table:style-name="Tabla46.B1">
            <text:p text:style-name="Table_20_Contents"/>
          </table:table-cell>
          <table:table-cell table:style-name="Tabla46.A1" table:number-columns-spanned="2" office:value-type="string">
            <text:p text:style-name="P189">Ecuaciones</text:p>
          </table:table-cell>
          <table:covered-table-cell/>
          <table:table-cell table:style-name="Tabla46.B1">
            <text:p text:style-name="Table_20_Contents"/>
          </table:table-cell>
          <table:table-cell table:style-name="Tabla46.B1">
            <text:p text:style-name="Table_20_Contents"/>
          </table:table-cell>
          <table:table-cell table:style-name="Tabla46.A1" table:number-columns-spanned="2" office:value-type="string">
            <text:p text:style-name="P190">Cálculos</text:p>
          </table:table-cell>
          <table:covered-table-cell/>
          <table:table-cell table:style-name="Tabla46.B1">
            <text:p text:style-name="Table_20_Contents"/>
          </table:table-cell>
          <table:table-cell table:style-name="Tabla46.B1">
            <text:p text:style-name="Table_20_Contents"/>
          </table:table-cell>
          <table:table-cell table:style-name="Tabla46.B1">
            <text:p text:style-name="Table_20_Contents"/>
          </table:table-cell>
          <table:table-cell table:style-name="Tabla46.B1">
            <text:p text:style-name="Table_20_Contents"/>
          </table:table-cell>
        </table:table-row>
        <table:table-row>
          <table:table-cell table:style-name="Tabla46.A1" table:number-rows-spanned="2" office:value-type="string">
            <text:p text:style-name="P183">Energía potencial en el suelo</text:p>
          </table:table-cell>
          <table:table-cell table:style-name="Tabla46.B1">
            <text:p text:style-name="Table_20_Contents"/>
          </table:table-cell>
          <table:table-cell table:style-name="Tabla46.A1" table:number-rows-spanned="2" office:value-type="string">
            <text:p text:style-name="P200">Eₚ =</text:p>
          </table:table-cell>
          <table:table-cell table:style-name="Tabla46.D2" office:value-type="string">
            <text:p text:style-name="P143">–<text:span text:style-name="T74">G · M · m</text:span></text:p>
          </table:table-cell>
          <table:table-cell table:style-name="Tabla46.B1">
            <text:p text:style-name="Table_20_Contents"/>
          </table:table-cell>
          <table:table-cell table:style-name="Tabla46.B1">
            <text:p text:style-name="Table_20_Contents"/>
          </table:table-cell>
          <table:table-cell table:style-name="Tabla46.A1" table:number-rows-spanned="2" office:value-type="string">
            <text:p text:style-name="P200">Eₚ =</text:p>
          </table:table-cell>
          <table:table-cell table:style-name="Tabla46.H2" table:number-columns-spanned="2" office:value-type="string">
            <text:p text:style-name="P143">– 6,29·10¹⁰ · 1,00·10³</text:p>
          </table:table-cell>
          <table:covered-table-cell/>
          <table:table-cell table:style-name="Tabla46.B1" table:number-rows-spanned="2">
            <text:p text:style-name="Table_20_Contents"/>
          </table:table-cell>
          <table:table-cell table:style-name="Tabla46.A1" table:number-rows-spanned="2" office:value-type="string">
            <text:p text:style-name="P191">-1,32·10⁸</text:p>
          </table:table-cell>
          <table:table-cell table:style-name="Tabla46.A1" table:number-rows-spanned="2" office:value-type="string">
            <text:p text:style-name="P183">J</text:p>
          </table:table-cell>
        </table:table-row>
        <table:table-row>
          <table:covered-table-cell table:style-name="Tabla46.B1"/>
          <table:table-cell table:style-name="Tabla46.B1">
            <text:p text:style-name="Table_20_Contents"/>
          </table:table-cell>
          <table:covered-table-cell table:style-name="Tabla46.B1"/>
          <table:table-cell table:style-name="Tabla46.A1" office:value-type="string">
            <text:p text:style-name="P200">R</text:p>
          </table:table-cell>
          <table:table-cell table:style-name="Tabla46.B1">
            <text:p text:style-name="Table_20_Contents"/>
          </table:table-cell>
          <table:table-cell table:style-name="Tabla46.B1">
            <text:p text:style-name="Table_20_Contents"/>
          </table:table-cell>
          <table:covered-table-cell table:style-name="Tabla46.B1"/>
          <table:table-cell table:style-name="Tabla46.A1" table:number-columns-spanned="2" office:value-type="string">
            <text:p text:style-name="P154">4,77·10⁵</text:p>
          </table:table-cell>
          <table:covered-table-cell/>
          <table:covered-table-cell table:style-name="Tabla46.B1"/>
          <table:covered-table-cell table:style-name="Tabla46.B1"/>
          <table:covered-table-cell table:style-name="Tabla46.B1"/>
        </table:table-row>
      </table:table>
      <text:p text:style-name="P12"/>
      <text:p text:style-name="P74"><text:span text:style-name="T50">L</text:span><text:span text:style-name="T45">a energía para mandarlo al infinito es la diferencia entre la energía en el infinito, que es nula, y la energía potencial que tiene en el suelo, ya que la energía cinética debida a la rotación del asteroide es despreciable.</text:span></text:p>
      <text:p text:style-name="P13"/>
      <text:p text:style-name="P72"><text:span text:style-name="T46">Δ</text:span><text:span text:style-name="variable"><text:span text:style-name="T46">E</text:span></text:span><text:span text:style-name="T46"> = 0 – </text:span><text:span text:style-name="variable"><text:span text:style-name="T46">E</text:span></text:span><text:span text:style-name="T46"> = 1,32·10⁸ J</text:span></text:p>
      <text:p text:style-name="P8"/>
      <text:p text:style-name="P75"><text:span text:style-name="T46">P</text:span><text:span text:style-name="T45">ara el apartado c) hay que plantear un problema distinto, ya que ahora el astro central es el Sol.</text:span></text:p>
      <text:p text:style-name="P18">Se calcula primero la masa del Sol escribiendo los datos de la Tierra.</text:p>
      <text:p text:style-name="P18"/>
      <text:p text:style-name="P75"><text:span text:style-name="T9">Introdu</text:span><text:span text:style-name="T17">c</text:span><text:span text:style-name="T9">ción de datos.</text:span><text:span text:style-name="T46"> (Pestaña</text:span><text:span text:style-name="T47">: «Enunciado»</text:span><text:span text:style-name="T46">)</text:span></text:p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row table:style-name="Tabla49.1">
          <table:table-cell table:style-name="Tabla49.A1" office:value-type="string">
            <text:p text:style-name="P48">Un satélite de masa</text:p>
          </table:table-cell>
          <table:table-cell table:style-name="Tabla49.B1">
            <text:p text:style-name="P78"/>
          </table:table-cell>
          <table:table-cell table:style-name="Tabla49.A1" office:value-type="string">
            <text:p text:style-name="P80">m =</text:p>
          </table:table-cell>
          <table:table-cell table:style-name="Tabla49.D1">
            <text:p text:style-name="P78"/>
          </table:table-cell>
          <table:table-cell table:style-name="Tabla49.A1" office:value-type="string">
            <text:p text:style-name="P48">kg</text:p>
          </table:table-cell>
        </table:table-row>
        <table:table-row table:style-name="Tabla49.1">
          <table:table-cell table:style-name="Tabla49.A1" office:value-type="string">
            <text:p text:style-name="P48">gira alrededor de un astro de masa</text:p>
          </table:table-cell>
          <table:table-cell table:style-name="Tabla49.B1">
            <text:p text:style-name="P78"/>
          </table:table-cell>
          <table:table-cell table:style-name="Tabla49.A1" office:value-type="string">
            <text:p text:style-name="P80">M =</text:p>
          </table:table-cell>
          <table:table-cell table:style-name="Tabla49.D2">
            <text:p text:style-name="P78"/>
          </table:table-cell>
          <table:table-cell table:style-name="Tabla49.A1" office:value-type="string">
            <text:p text:style-name="P48">kg</text:p>
          </table:table-cell>
        </table:table-row>
        <table:table-row table:style-name="Tabla49.3">
          <table:table-cell table:style-name="Tabla49.A1" office:value-type="string">
            <text:p text:style-name="P48">y radio</text:p>
          </table:table-cell>
          <table:table-cell table:style-name="Tabla49.B1">
            <text:p text:style-name="P78"/>
          </table:table-cell>
          <table:table-cell table:style-name="Tabla49.A1" office:value-type="string">
            <text:p text:style-name="P80">R =</text:p>
          </table:table-cell>
          <table:table-cell table:style-name="Tabla49.D3">
            <text:p text:style-name="P78"/>
          </table:table-cell>
          <table:table-cell table:style-name="Tabla49.E3">
            <text:p text:style-name="P78"/>
          </table:table-cell>
        </table:table-row>
        <table:table-row table:style-name="Tabla49.1">
          <table:table-cell table:style-name="Tabla49.A1" office:value-type="string">
            <text:p text:style-name="P48">en el que la gravedad en el suelo es</text:p>
          </table:table-cell>
          <table:table-cell table:style-name="Tabla49.B1">
            <text:p text:style-name="P78"/>
          </table:table-cell>
          <table:table-cell table:style-name="Tabla49.A1" office:value-type="string">
            <text:p text:style-name="P80">g₀ =</text:p>
          </table:table-cell>
          <table:table-cell table:style-name="Tabla49.D4">
            <text:p text:style-name="P78"/>
          </table:table-cell>
          <table:table-cell table:style-name="Tabla49.A1" office:value-type="string">
            <text:p text:style-name="P48">m/s²</text:p>
          </table:table-cell>
        </table:table-row>
        <table:table-row table:style-name="Tabla49.1">
          <table:table-cell table:style-name="Tabla49.A1" office:value-type="string">
            <text:p text:style-name="P48">La órbita es circular de</text:p>
          </table:table-cell>
          <table:table-cell table:style-name="Tabla49.B5" office:value-type="string">
            <text:p text:style-name="P48">radio</text:p>
          </table:table-cell>
          <table:table-cell table:style-name="Tabla49.A1" office:value-type="string">
            <text:p text:style-name="P80">r =</text:p>
          </table:table-cell>
          <table:table-cell table:style-name="Tabla49.D5" office:value-type="float" office:value="150000000000">
            <text:p text:style-name="P99">1,50E+11</text:p>
          </table:table-cell>
          <table:table-cell table:style-name="Tabla49.E5" office:value-type="string">
            <text:p text:style-name="P48">m</text:p>
          </table:table-cell>
        </table:table-row>
        <table:table-row table:style-name="Tabla49.1">
          <table:table-cell table:style-name="Tabla49.A1" office:value-type="string">
            <text:p text:style-name="P48">El satélite gira con un</text:p>
          </table:table-cell>
          <table:table-cell table:style-name="Tabla49.B6" office:value-type="string">
            <text:p text:style-name="P48">período</text:p>
          </table:table-cell>
          <table:table-cell table:style-name="Tabla49.A1" office:value-type="string">
            <text:p text:style-name="P80">T =</text:p>
          </table:table-cell>
          <table:table-cell table:style-name="Tabla49.D6" office:value-type="float" office:value="1">
            <text:p text:style-name="P99">1</text:p>
          </table:table-cell>
          <table:table-cell table:style-name="Tabla49.E6" office:value-type="string">
            <text:p text:style-name="P48">años</text:p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column table:style-name="Tabla51.E"/>
        <table:table-column table:style-name="Tabla51.F"/>
        <table:table-row table:style-name="Tabla51.1">
          <table:table-cell table:style-name="Tabla51.A1" office:value-type="string">
            <text:p text:style-name="P44">Respuestas</text:p>
          </table:table-cell>
          <table:table-cell table:style-name="Tabla51.A1" office:value-type="string">
            <text:p text:style-name="P161"/>
          </table:table-cell>
          <table:table-cell table:style-name="Tabla51.C1">
            <text:p text:style-name="P113"/>
          </table:table-cell>
          <table:table-cell table:style-name="Tabla51.C1">
            <text:p text:style-name="P113"/>
          </table:table-cell>
          <table:table-cell table:style-name="Tabla51.A1" office:value-type="string">
            <text:p text:style-name="P103">Cifras significativas:</text:p>
          </table:table-cell>
          <table:table-cell table:style-name="Tabla51.F1" office:value-type="string">
            <text:p text:style-name="P51"/>
          </table:table-cell>
        </table:table-row>
      </table:table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D"/>
        <table:table-column table:style-name="Tabla50.G"/>
        <table:table-row table:style-name="Tabla50.1">
          <table:table-cell table:style-name="Tabla50.A1" office:value-type="string">
            <text:p text:style-name="P183">Sol</text:p>
          </table:table-cell>
          <table:table-cell table:style-name="Tabla50.B1">
            <text:p text:style-name="Table_20_Contents"/>
          </table:table-cell>
          <table:table-cell table:style-name="Tabla50.B1">
            <text:p text:style-name="Table_20_Contents"/>
          </table:table-cell>
          <table:table-cell table:style-name="Tabla50.A1" office:value-type="string">
            <text:p text:style-name="P164"/>
          </table:table-cell>
          <table:table-cell table:style-name="Tabla50.A1" office:value-type="string">
            <text:p text:style-name="P196">M =</text:p>
          </table:table-cell>
          <table:table-cell table:style-name="Tabla50.A1" office:value-type="string">
            <text:p text:style-name="P191">2,00·10³⁰</text:p>
          </table:table-cell>
          <table:table-cell table:style-name="Tabla50.A1" office:value-type="string">
            <text:p text:style-name="P183">kg</text:p>
          </table:table-cell>
        </table:table-row>
      </table:table>
      <text:p text:style-name="P18"/>
      <text:p text:style-name="P23">El cálculo de l<text:span text:style-name="T99">a</text:span> <text:span text:style-name="T99">masa del Sol </text:span>se <text:span text:style-name="T98">muestra</text:span> en la pestaña «Periodo<text:span text:style-name="T72">»</text:span>.</text:p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column table:style-name="Tabla48.E"/>
        <table:table-column table:style-name="Tabla48.F"/>
        <table:table-column table:style-name="Tabla48.G"/>
        <table:table-column table:style-name="Tabla48.H"/>
        <table:table-column table:style-name="Tabla48.I"/>
        <table:table-column table:style-name="Tabla48.J"/>
        <table:table-column table:style-name="Tabla48.K"/>
        <table:table-row table:style-name="Tabla48.1">
          <table:table-cell table:style-name="Tabla48.A1" office:value-type="string">
            <text:p text:style-name="P183">Período</text:p>
          </table:table-cell>
          <table:table-cell table:style-name="Tabla48.B1">
            <text:p text:style-name="Table_20_Contents"/>
          </table:table-cell>
          <table:table-cell table:style-name="Tabla48.B1">
            <text:p text:style-name="P194"/>
          </table:table-cell>
          <table:table-cell table:style-name="Tabla48.B1">
            <text:p text:style-name="Table_20_Contents"/>
          </table:table-cell>
          <table:table-cell table:style-name="Tabla48.B1">
            <text:p text:style-name="Table_20_Contents"/>
          </table:table-cell>
          <table:table-cell table:style-name="Tabla48.B1">
            <text:p text:style-name="Table_20_Contents"/>
          </table:table-cell>
          <table:table-cell table:style-name="Tabla48.A1" office:value-type="string">
            <text:p text:style-name="P195">T =</text:p>
          </table:table-cell>
          <table:table-cell table:style-name="Tabla48.A1" office:value-type="string">
            <text:p text:style-name="P143">1,00 · 365,25 · 24 · 3600</text:p>
          </table:table-cell>
          <table:table-cell table:style-name="Tabla48.A1" office:value-type="string">
            <text:p text:style-name="P143">=</text:p>
          </table:table-cell>
          <table:table-cell table:style-name="Tabla48.A1" office:value-type="string">
            <text:p text:style-name="P192">3,16·10⁷</text:p>
          </table:table-cell>
          <table:table-cell table:style-name="Tabla48.A1" office:value-type="string">
            <text:p text:style-name="P183">s</text:p>
          </table:table-cell>
        </table:table-row>
        <table:table-row>
          <table:table-cell table:style-name="Tabla48.B1">
            <text:p text:style-name="P175"/>
          </table:table-cell>
          <table:table-cell table:style-name="Tabla48.B1">
            <text:p text:style-name="Table_20_Contents"/>
          </table:table-cell>
          <table:table-cell table:style-name="Tabla48.B1">
            <text:p text:style-name="P175"/>
          </table:table-cell>
          <table:table-cell table:style-name="Tabla48.B1">
            <text:p text:style-name="P194"/>
          </table:table-cell>
          <table:table-cell table:style-name="Tabla48.B1">
            <text:p text:style-name="Table_20_Contents"/>
          </table:table-cell>
          <table:table-cell table:style-name="Tabla48.B1">
            <text:p text:style-name="Table_20_Contents"/>
          </table:table-cell>
          <table:table-cell table:style-name="Tabla48.B1">
            <text:p text:style-name="P175"/>
          </table:table-cell>
          <table:table-cell table:style-name="Tabla48.B1">
            <text:p text:style-name="Table_20_Contents"/>
          </table:table-cell>
          <table:table-cell table:style-name="Tabla48.B1">
            <text:p text:style-name="P175"/>
          </table:table-cell>
          <table:table-cell table:style-name="Tabla48.B1">
            <text:p text:style-name="P175"/>
          </table:table-cell>
          <table:table-cell table:style-name="Tabla48.B1">
            <text:p text:style-name="P175"/>
          </table:table-cell>
        </table:table-row>
        <table:table-row>
          <table:table-cell table:style-name="Tabla48.A1" table:number-rows-spanned="2" office:value-type="string">
            <text:p text:style-name="P183">Masa del astro</text:p>
          </table:table-cell>
          <table:table-cell table:style-name="Tabla48.B1">
            <text:p text:style-name="Table_20_Contents"/>
          </table:table-cell>
          <table:table-cell table:style-name="Tabla48.A1" table:number-rows-spanned="2" office:value-type="string">
            <text:p text:style-name="P196">M =</text:p>
          </table:table-cell>
          <table:table-cell table:style-name="Tabla48.D3" office:value-type="string">
            <text:p text:style-name="P200">4 · π² · r³</text:p>
          </table:table-cell>
          <table:table-cell table:style-name="Tabla48.B1">
            <text:p text:style-name="Table_20_Contents"/>
          </table:table-cell>
          <table:table-cell table:style-name="Tabla48.B1">
            <text:p text:style-name="Table_20_Contents"/>
          </table:table-cell>
          <table:table-cell table:style-name="Tabla48.A1" table:number-rows-spanned="2" office:value-type="string">
            <text:p text:style-name="P200">M =</text:p>
          </table:table-cell>
          <table:table-cell table:style-name="Tabla48.H3" office:value-type="string">
            <text:p text:style-name="P143">4 · 3,14² · (1,50·10¹¹)³</text:p>
          </table:table-cell>
          <table:table-cell table:style-name="Tabla48.A1" table:number-rows-spanned="2" office:value-type="string">
            <text:p text:style-name="P143">=</text:p>
          </table:table-cell>
          <table:table-cell table:style-name="Tabla48.A1" table:number-rows-spanned="2" office:value-type="string">
            <text:p text:style-name="P191">2,00·10³⁰</text:p>
          </table:table-cell>
          <table:table-cell table:style-name="Tabla48.A1" table:number-rows-spanned="2" office:value-type="string">
            <text:p text:style-name="P183">kg</text:p>
          </table:table-cell>
        </table:table-row>
        <table:table-row>
          <table:covered-table-cell table:style-name="Tabla48.B1"/>
          <table:table-cell table:style-name="Tabla48.B1">
            <text:p text:style-name="Table_20_Contents"/>
          </table:table-cell>
          <table:covered-table-cell table:style-name="Tabla48.B1"/>
          <table:table-cell table:style-name="Tabla48.A1" office:value-type="string">
            <text:p text:style-name="P200">G · T²</text:p>
          </table:table-cell>
          <table:table-cell table:style-name="Tabla48.B1">
            <text:p text:style-name="Table_20_Contents"/>
          </table:table-cell>
          <table:table-cell table:style-name="Tabla48.B1">
            <text:p text:style-name="Table_20_Contents"/>
          </table:table-cell>
          <table:covered-table-cell table:style-name="Tabla48.B1"/>
          <table:table-cell table:style-name="Tabla48.A1" office:value-type="string">
            <text:p text:style-name="P143">6,67·10⁻¹¹ · (3,16·10⁷)²</text:p>
          </table:table-cell>
          <table:covered-table-cell table:style-name="Tabla48.B1"/>
          <table:covered-table-cell table:style-name="Tabla48.B1"/>
          <table:covered-table-cell table:style-name="Tabla48.B1"/>
        </table:table-row>
      </table:table>
      <text:p text:style-name="P19"/>
      <text:p text:style-name="P20">Se escriben ahora la masa del Sol y los datos de <text:span text:style-name="T96">Ceres</text:span>:</text:p>
      <text:p text:style-name="P18"><text:span text:style-name="T9">Introducción de datos.</text:span><text:span text:style-name="T88"> (Pestaña: «Enunciado»)</text:span></text:p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row table:style-name="Tabla52.1">
          <table:table-cell table:style-name="Tabla52.A1" office:value-type="string">
            <text:p text:style-name="P48">Un satélite de masa</text:p>
          </table:table-cell>
          <table:table-cell table:style-name="Tabla52.B1">
            <text:p text:style-name="P78"/>
          </table:table-cell>
          <table:table-cell table:style-name="Tabla52.A1" office:value-type="string">
            <text:p text:style-name="P80">m =</text:p>
          </table:table-cell>
          <table:table-cell table:style-name="Tabla52.D1">
            <text:p text:style-name="P78"/>
          </table:table-cell>
          <table:table-cell table:style-name="Tabla52.A1" office:value-type="string">
            <text:p text:style-name="P48">kg</text:p>
          </table:table-cell>
        </table:table-row>
        <table:table-row table:style-name="Tabla52.1">
          <table:table-cell table:style-name="Tabla52.A1" office:value-type="string">
            <text:p text:style-name="P48">gira alrededor de un astro de masa</text:p>
          </table:table-cell>
          <table:table-cell table:style-name="Tabla52.B1">
            <text:p text:style-name="P78"/>
          </table:table-cell>
          <table:table-cell table:style-name="Tabla52.A1" office:value-type="string">
            <text:p text:style-name="P80">M =</text:p>
          </table:table-cell>
          <table:table-cell table:style-name="Tabla52.D2" office:value-type="float" office:value="2E+030">
            <text:p text:style-name="P99">2,00E+30</text:p>
          </table:table-cell>
          <table:table-cell table:style-name="Tabla52.A1" office:value-type="string">
            <text:p text:style-name="P48">kg</text:p>
          </table:table-cell>
        </table:table-row>
        <table:table-row table:style-name="Tabla52.3">
          <table:table-cell table:style-name="Tabla52.A1" office:value-type="string">
            <text:p text:style-name="P48">y radio</text:p>
          </table:table-cell>
          <table:table-cell table:style-name="Tabla52.B1">
            <text:p text:style-name="P78"/>
          </table:table-cell>
          <table:table-cell table:style-name="Tabla52.A1" office:value-type="string">
            <text:p text:style-name="P80">R =</text:p>
          </table:table-cell>
          <table:table-cell table:style-name="Tabla52.D3">
            <text:p text:style-name="P78"/>
          </table:table-cell>
          <table:table-cell table:style-name="Tabla52.E3">
            <text:p text:style-name="P78"/>
          </table:table-cell>
        </table:table-row>
        <table:table-row table:style-name="Tabla52.1">
          <table:table-cell table:style-name="Tabla52.B1">
            <text:p text:style-name="P78"/>
          </table:table-cell>
          <table:table-cell table:style-name="Tabla52.B1">
            <text:p text:style-name="P78"/>
          </table:table-cell>
          <table:table-cell table:style-name="Tabla52.B1">
            <text:p text:style-name="P79"/>
          </table:table-cell>
          <table:table-cell table:style-name="Tabla52.D4">
            <text:p text:style-name="P78"/>
          </table:table-cell>
          <table:table-cell table:style-name="Tabla52.B1">
            <text:p text:style-name="P78"/>
          </table:table-cell>
        </table:table-row>
        <table:table-row table:style-name="Tabla52.1">
          <table:table-cell table:style-name="Tabla52.B1">
            <text:p text:style-name="P78"/>
          </table:table-cell>
          <table:table-cell table:style-name="Tabla52.E3">
            <text:p text:style-name="P78"/>
          </table:table-cell>
          <table:table-cell table:style-name="Tabla52.B1">
            <text:p text:style-name="P79"/>
          </table:table-cell>
          <table:table-cell table:style-name="Tabla52.D5">
            <text:p text:style-name="P78"/>
          </table:table-cell>
          <table:table-cell table:style-name="Tabla52.E3">
            <text:p text:style-name="P78"/>
          </table:table-cell>
        </table:table-row>
        <table:table-row table:style-name="Tabla52.1">
          <table:table-cell table:style-name="Tabla52.A1" office:value-type="string">
            <text:p text:style-name="P48">El satélite gira con un</text:p>
          </table:table-cell>
          <table:table-cell table:style-name="Tabla52.B6" office:value-type="string">
            <text:p text:style-name="P48">período</text:p>
          </table:table-cell>
          <table:table-cell table:style-name="Tabla52.A1" office:value-type="string">
            <text:p text:style-name="P80">T =</text:p>
          </table:table-cell>
          <table:table-cell table:style-name="Tabla52.D6" office:value-type="float" office:value="4.6">
            <text:p text:style-name="P99">4,6</text:p>
          </table:table-cell>
          <table:table-cell table:style-name="Tabla52.E6" office:value-type="string">
            <text:p text:style-name="P48">años</text:p>
          </table:table-cell>
        </table:table-row>
      </table:table>
      <text:p text:style-name="P18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column table:style-name="Tabla53.E"/>
        <table:table-column table:style-name="Tabla53.D"/>
        <table:table-column table:style-name="Tabla53.G"/>
        <table:table-row table:style-name="Tabla53.1">
          <table:table-cell table:style-name="Tabla53.A1" office:value-type="string">
            <text:p text:style-name="P42">Respuestas</text:p>
          </table:table-cell>
          <table:table-cell table:style-name="Tabla53.B1">
            <text:p text:style-name="P159"/>
          </table:table-cell>
          <table:table-cell table:style-name="Tabla53.B1">
            <text:p text:style-name="P78"/>
          </table:table-cell>
          <table:table-cell table:style-name="Tabla53.B1">
            <text:p text:style-name="P78"/>
          </table:table-cell>
          <table:table-cell table:style-name="Tabla53.A1" table:number-columns-spanned="2" office:value-type="string">
            <text:p text:style-name="P99">Cifras significativas:</text:p>
          </table:table-cell>
          <table:covered-table-cell/>
          <table:table-cell table:style-name="Tabla53.G1" office:value-type="string">
            <text:p text:style-name="P48"/>
          </table:table-cell>
        </table:table-row>
        <table:table-row table:style-name="Tabla53.1">
          <table:table-cell table:style-name="Tabla53.B1">
            <text:p text:style-name="P78"/>
          </table:table-cell>
          <table:table-cell table:style-name="Tabla53.B2" office:value-type="string">
            <text:p text:style-name="P99">Radio</text:p>
          </table:table-cell>
          <table:table-cell table:style-name="Tabla53.B1">
            <text:p text:style-name="P159"/>
          </table:table-cell>
          <table:table-cell table:style-name="Tabla53.A1" office:value-type="string">
            <text:p text:style-name="P99">Velocidad</text:p>
          </table:table-cell>
          <table:table-cell table:style-name="Tabla53.A1" office:value-type="string">
            <text:p text:style-name="P160">clic ↓</text:p>
          </table:table-cell>
          <table:table-cell table:style-name="Tabla53.F2">
            <text:p text:style-name="P78"/>
          </table:table-cell>
          <table:table-cell table:style-name="Tabla53.B1">
            <text:p text:style-name="P159"/>
          </table:table-cell>
        </table:table-row>
        <table:table-row table:style-name="Tabla53.1">
          <table:table-cell table:style-name="Tabla53.A1" office:value-type="string">
            <text:p text:style-name="P48">Órbita</text:p>
          </table:table-cell>
          <table:table-cell table:style-name="Tabla53.A1" office:value-type="string">
            <text:p text:style-name="P34">4,15·10¹¹</text:p>
          </table:table-cell>
          <table:table-cell table:style-name="Tabla53.C3" office:value-type="string">
            <text:p text:style-name="P48">m</text:p>
          </table:table-cell>
          <table:table-cell table:style-name="Tabla53.D3">
            <text:p text:style-name="P78"/>
          </table:table-cell>
          <table:table-cell table:style-name="Tabla53.F2">
            <text:p text:style-name="P78"/>
          </table:table-cell>
          <table:table-cell table:style-name="Tabla53.F3">
            <text:p text:style-name="P78"/>
          </table:table-cell>
          <table:table-cell table:style-name="Tabla53.F2">
            <text:p text:style-name="P78"/>
          </table:table-cell>
        </table:table-row>
      </table:table>
      <text:p text:style-name="P18"><text:soft-page-break/></text:p>
      <text:p text:style-name="P18"><text:span text:style-name="T9">C</text:span><text:span text:style-name="T14">álculo d</text:span><text:span text:style-name="T17">el </text:span><text:span text:style-name="T19">radio de la órbita</text:span><text:span text:style-name="T17">.</text:span><text:span text:style-name="T97"> (Pestaña «Altura»)</text:span></text:p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column table:style-name="Tabla56.I"/>
        <table:table-column table:style-name="Tabla56.J"/>
        <table:table-column table:style-name="Tabla56.K"/>
        <table:table-row table:style-name="Tabla56.1"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C1" table:number-columns-spanned="2" office:value-type="string">
            <text:p text:style-name="P195">G · M = g₀ · R²</text:p>
          </table:table-cell>
          <table:covered-table-cell/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G1" office:value-type="string">
            <text:p text:style-name="P196">G · M =</text:p>
          </table:table-cell>
          <table:table-cell table:style-name="Tabla56.H1" office:value-type="string">
            <text:p text:style-name="P143">6,67·10⁻¹¹ · 2,00·10³⁰</text:p>
          </table:table-cell>
          <table:table-cell table:style-name="Tabla56.I1" office:value-type="string">
            <text:p text:style-name="P143">=</text:p>
          </table:table-cell>
          <table:table-cell table:style-name="Tabla56.J1" office:value-type="string">
            <text:p text:style-name="P192">1,33·10²⁰</text:p>
          </table:table-cell>
          <table:table-cell table:style-name="Tabla56.K1" office:value-type="string">
            <text:p text:style-name="P183">m³/s²</text:p>
          </table:table-cell>
        </table:table-row>
        <table:table-row table:style-name="Tabla56.1"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P194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  <table:table-cell table:style-name="Tabla56.A1">
            <text:p text:style-name="Table_20_Contents"/>
          </table:table-cell>
        </table:table-row>
        <table:table-row>
          <table:table-cell table:style-name="Tabla56.A3" table:number-rows-spanned="2" office:value-type="string">
            <text:p text:style-name="P183">Radio de la órbita</text:p>
          </table:table-cell>
          <table:table-cell table:style-name="Tabla56.B3" table:number-rows-spanned="2" office:value-type="string">
            <text:p text:style-name="P200">r =</text:p>
          </table:table-cell>
          <table:table-cell table:style-name="Tabla56.C3" table:number-rows-spanned="2" office:value-type="string">
            <text:p text:style-name="P173">∛</text:p>
          </table:table-cell>
          <table:table-cell table:style-name="Tabla56.D3" office:value-type="string">
            <text:p text:style-name="P200">G · M · T²</text:p>
          </table:table-cell>
          <table:table-cell table:style-name="Tabla56.A1">
            <text:p text:style-name="Table_20_Contents"/>
          </table:table-cell>
          <table:table-cell table:style-name="Tabla56.F3" table:number-rows-spanned="2" office:value-type="string">
            <text:p text:style-name="P200">r =</text:p>
          </table:table-cell>
          <table:table-cell table:style-name="Tabla56.G3" table:number-rows-spanned="2" office:value-type="string">
            <text:p text:style-name="P173">∛</text:p>
          </table:table-cell>
          <table:table-cell table:style-name="Tabla56.H3" office:value-type="string">
            <text:p text:style-name="P143">1,33·10²⁰ · (1,45·10⁸)²</text:p>
          </table:table-cell>
          <table:table-cell table:style-name="Tabla56.I3" table:number-rows-spanned="2" office:value-type="string">
            <text:p text:style-name="P143">=</text:p>
          </table:table-cell>
          <table:table-cell table:style-name="Tabla56.J3" table:number-rows-spanned="2" office:value-type="string">
            <text:p text:style-name="P191">4,15·10¹¹</text:p>
          </table:table-cell>
          <table:table-cell table:style-name="Tabla56.K3" table:number-rows-spanned="2" office:value-type="string">
            <text:p text:style-name="P183">m</text:p>
          </table:table-cell>
        </table:table-row>
        <table:table-row>
          <table:covered-table-cell table:style-name="Tabla56.A1"/>
          <table:covered-table-cell table:style-name="Tabla56.A1"/>
          <table:covered-table-cell table:style-name="Tabla56.A1"/>
          <table:table-cell table:style-name="Tabla56.D4" office:value-type="string">
            <text:p text:style-name="P200">4 π²</text:p>
          </table:table-cell>
          <table:table-cell table:style-name="Tabla56.A1">
            <text:p text:style-name="Table_20_Contents"/>
          </table:table-cell>
          <table:covered-table-cell table:style-name="Tabla56.A1"/>
          <table:covered-table-cell table:style-name="Tabla56.A1"/>
          <table:table-cell table:style-name="Tabla56.H4" office:value-type="string">
            <text:p text:style-name="P143">4 · 3,14²</text:p>
          </table:table-cell>
          <table:covered-table-cell table:style-name="Tabla56.A1"/>
          <table:covered-table-cell table:style-name="Tabla56.A1"/>
          <table:covered-table-cell table:style-name="Tabla56.A1"/>
        </table:table-row>
      </table:table>
      <text:p text:style-name="P18"/>
      <text:p text:style-name="P23">El cálculo del período en segundos se <text:span text:style-name="T98">muestra</text:span> en la pestaña «Periodo<text:span text:style-name="T72">»</text:span>.</text:p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column table:style-name="Tabla54.B"/>
        <table:table-column table:style-name="Tabla54.F"/>
        <table:table-column table:style-name="Tabla54.G"/>
        <table:table-column table:style-name="Tabla54.H"/>
        <table:table-column table:style-name="Tabla54.I"/>
        <table:table-column table:style-name="Tabla54.J"/>
        <table:table-column table:style-name="Tabla54.K"/>
        <table:table-row table:style-name="Tabla54.1">
          <table:table-cell table:style-name="Tabla54.A1" office:value-type="string">
            <text:p text:style-name="P183">Período</text:p>
          </table:table-cell>
          <table:table-cell table:style-name="Tabla54.B1">
            <text:p text:style-name="Table_20_Contents"/>
          </table:table-cell>
          <table:table-cell table:style-name="Tabla54.B1">
            <text:p text:style-name="P194"/>
          </table:table-cell>
          <table:table-cell table:style-name="Tabla54.B1">
            <text:p text:style-name="Table_20_Contents"/>
          </table:table-cell>
          <table:table-cell table:style-name="Tabla54.B1">
            <text:p text:style-name="Table_20_Contents"/>
          </table:table-cell>
          <table:table-cell table:style-name="Tabla54.B1">
            <text:p text:style-name="Table_20_Contents"/>
          </table:table-cell>
          <table:table-cell table:style-name="Tabla54.A1" office:value-type="string">
            <text:p text:style-name="P195">T =</text:p>
          </table:table-cell>
          <table:table-cell table:style-name="Tabla54.A1" office:value-type="string">
            <text:p text:style-name="P143">4,60 · 365,25 · 24 · 3600</text:p>
          </table:table-cell>
          <table:table-cell table:style-name="Tabla54.A1" office:value-type="string">
            <text:p text:style-name="P143">=</text:p>
          </table:table-cell>
          <table:table-cell table:style-name="Tabla54.A1" office:value-type="string">
            <text:p text:style-name="P191">1,45·10⁸</text:p>
          </table:table-cell>
          <table:table-cell table:style-name="Tabla54.A1" office:value-type="string">
            <text:p text:style-name="P183">s</text:p>
          </table:table-cell>
        </table:table-row>
      </table:table>
      <text:p text:style-name="P18"/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0">Sumario</text:p>
          </text:index-title>
          <text:p text:style-name="P176"><text:a xlink:type="simple" xlink:href="#__RefHeading__38814_1755902557" text:style-name="Index_20_Link" text:visited-style-name="Index_20_Link">PROBLEMAS DE SATÉLITES<text:tab/>1</text:a></text:p>
          <text:p text:style-name="P178"><text:a xlink:type="simple" xlink:href="#__RefHeading___Toc29134_193338899" text:style-name="Index_20_Link" text:visited-style-name="Index_20_Link">● Comienzo<text:tab/>1</text:a></text:p>
          <text:p text:style-name="P178"><text:a xlink:type="simple" xlink:href="#__RefHeading___Toc11517_193338899" text:style-name="Index_20_Link" text:visited-style-name="Index_20_Link">● Borrado de datos anteriores<text:tab/>1</text:a></text:p>
          <text:p text:style-name="P178"><text:a xlink:type="simple" xlink:href="#__RefHeading___Toc11519_193338899" text:style-name="Index_20_Link" text:visited-style-name="Index_20_Link">● Datos<text:tab/>1</text:a></text:p>
          <text:p text:style-name="P178"><text:a xlink:type="simple" xlink:href="#__RefHeading___Toc29136_193338899" text:style-name="Index_20_Link" text:visited-style-name="Index_20_Link">● Resultados<text:tab/>1</text:a></text:p>
          <text:p text:style-name="P177"><text:a xlink:type="simple" xlink:href="#__RefHeading___Toc11525_193338899" text:style-name="Index_20_Link" text:visited-style-name="Index_20_Link">◊ PROBLEMAS<text:tab/>2</text:a></text:p>
          <text:p text:style-name="P179"><text:a xlink:type="simple" xlink:href="#__RefHeading___Toc3571_217277345" text:style-name="Index_20_Link" text:visited-style-name="Index_20_Link">1. Un satélite artificial de 64,5 kg gira alrededor de la Tierra en una órbita circular de radio r = 2,32 R. Calcula:<text:tab/>2</text:a></text:p>
          <text:p text:style-name="P179"><text:a xlink:type="simple" xlink:href="#__RefHeading___Toc3573_217277345" text:style-name="Index_20_Link" text:visited-style-name="Index_20_Link">2. La nave espacial Discovery, lanzada en octubre de 1998, describía alrededor de la Tierra una órbita circular con una velocidad de 7,62 km·s⁻¹:<text:tab/>2</text:a></text:p>
          <text:p text:style-name="P179"><text:a xlink:type="simple" xlink:href="#__RefHeading___Toc3575_217277345" text:style-name="Index_20_Link" text:visited-style-name="Index_20_Link">3. Un satélite artificial de masa 10² kg gira en torno a la Tierra a una altura de 4·10³ km sobre la superficie terrestre. Calcula:<text:tab/>3</text:a></text:p>
          <text:p text:style-name="P179"><text:a xlink:type="simple" xlink:href="#__RefHeading___Toc3577_217277345" text:style-name="Index_20_Link" text:visited-style-name="Index_20_Link">4. Un satélite artificial de 500 kg describe una órbita circular alrededor de la Tierra con un radio de 2·10⁴ km. Calcula:<text:tab/>4</text:a></text:p>
          <text:p text:style-name="P179"><text:a xlink:type="simple" xlink:href="#__RefHeading___Toc3687_217277345" text:style-name="Index_20_Link" text:visited-style-name="Index_20_Link">5. Un satélite artificial de 500 kg de masa gira en una órbita circular a 5000 km de altura sobre la superficie de la Tierra. Calcula:<text:tab/>5</text:a></text:p>
          <text:p text:style-name="P179"><text:a xlink:type="simple" xlink:href="#__RefHeading___Toc3581_217277345" text:style-name="Index_20_Link" text:visited-style-name="Index_20_Link">6. Se desea poner en órbita un satélite de 1800 kg que gire a razón de 12,5 vueltas por día. Calcula:<text:tab/>6</text:a></text:p>
          <text:p text:style-name="P179"><text:a xlink:type="simple" xlink:href="#__RefHeading___Toc19459_744268866" text:style-name="Index_20_Link" text:visited-style-name="Index_20_Link">7. La luz del Sol tarda 5·10² s en llegar a la Tierra y 2,6·10³ s en llegar a Júpiter. Calcula:<text:tab/>7</text:a></text:p>
          <text:p text:style-name="P179"><text:a xlink:type="simple" xlink:href="#__RefHeading___Toc54631_744268866" text:style-name="Index_20_Link" text:visited-style-name="Index_20_Link">8. Los satélites Meteosat son satélites geoestacionarios (situados sobre el ecuador terrestre y con período orbital de un día). Calcula:<text:tab/>8</text:a></text:p>
          <text:p text:style-name="P179"><text:a xlink:type="simple" xlink:href="#__RefHeading___Toc47133_3824766676" text:style-name="Index_20_Link" text:visited-style-name="Index_20_Link">9. Un satélite artificial de 200 kg describe una órbita circular a una altura de 650 km sobre la Tierra. Calcula:<text:tab/>9</text:a></text:p>
          <text:p text:style-name="P179"><text:a xlink:type="simple" xlink:href="#__RefHeading___Toc43389_3977582048" text:style-name="Index_20_Link" text:visited-style-name="Index_20_Link">10. Ceres es el planeta enano más pequeño del sistema solar y tiene un período orbital alrededor del Sol de 4,60 años, una masa de 9,43·10²⁰ kg y un radio de 477 km. Calcula:<text:tab/>10</text:a></text:p>
        </text:index-body>
      </text:table-of-content>
      <text:p text:style-name="P147"/>
      <text:p text:style-name="P69"/>
      <text:p text:style-name="P1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EmojiOne Color" svg:font-family="'EmojiOne Color'" style:font-adornments="Normal"/>
    <style:font-face style:name="HG Mincho Light J" svg:font-family="'HG Mincho Light J'" style:font-pitch="variable"/>
    <style:font-face style:name="Linux Biolinum G" svg:font-family="'Linux Biolinum G'"/>
    <style:font-face style:name="Linux Biolinum G1" svg:font-family="'Linux Biolinum G'" style:font-pitch="variable"/>
    <style:font-face style:name="Linux Biolinum G2" svg:font-family="'Linux Biolinum G'" style:font-adornments="Negrita" style:font-pitch="variable"/>
    <style:font-face style:name="Linux Biolinum G3" svg:font-family="'Linux Biolinum G'" style:font-adornments="Negrita cursiva" style:font-pitch="variable"/>
    <style:font-face style:name="Linux Biolinum G4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Negrita" style:font-pitch="variable"/>
    <style:font-face style:name="Linux Libertine G2" svg:font-family="'Linux Libertine G'" style:font-adornments="Negrita cursiva" style:font-pitch="variable"/>
    <style:font-face style:name="Linux Libertine G3" svg:font-family="'Linux Libertine G'" style:font-adornments="Normal"/>
    <style:font-face style:name="Linux Libertine G4" svg:font-family="'Linux Libertine G'" style:font-adornments="Normal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ingdings 3" svg:font-family="'Wingdings 3'" style:font-adornments="Norm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12pt" fo:language="es" fo:country="E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fo:color="#000000" loext:opacity="100%" style:font-name="Thorndale" fo:font-size="12pt" fo:language="es" fo:country="E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/>
      <style:text-properties style:font-name="Linux Libertine G4" fo:font-family="'Linux Libertine G'" style:font-style-name="Normal" style:font-pitch="variable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1.251cm" fo:margin-right="0cm" fo:margin-top="0cm" fo:margin-bottom="0cm" style:contextual-spacing="false" fo:text-align="center" style:justify-single-word="false" fo:text-indent="-1.25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family="Arial" style:font-style-name="Normal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top="0.42cm" fo:margin-bottom="0cm" style:contextual-spacing="false" fo:text-align="center" style:justify-single-word="false" style:page-number="auto" fo:keep-with-next="always">
        <style:tab-stops/>
      </style:paragraph-properties>
      <style:text-properties style:font-name="Linux Biolinum G2" fo:font-family="'Linux Biolinum G'" style:font-style-name="Negrita" style:font-pitch="variable" fo:font-size="14pt" fo:font-weight="bold" style:letter-kerning="true"/>
    </style:style>
    <style:style style:name="Heading_20_2" style:display-name="Heading 2" style:family="paragraph" style:parent-style-name="Heading_20_1" style:next-style-name="Heading_20_3" style:default-outline-level="2" style:class="text">
      <style:paragraph-properties fo:margin-left="0cm" fo:margin-right="0cm" fo:margin-top="0.85cm" fo:margin-bottom="0cm" style:contextual-spacing="false" fo:text-align="start" style:justify-single-word="false" fo:text-indent="0cm" style:auto-text-indent="false" fo:keep-with-next="always">
        <style:tab-stops/>
      </style:paragraph-properties>
      <style:text-properties style:font-name="Linux Biolinum G2" fo:font-family="'Linux Biolinum G'" style:font-style-name="Negrita" style:font-pitch="variable" fo:font-size="12pt" style:text-underline-style="solid" style:text-underline-type="double" style:text-underline-width="auto" style:text-underline-color="font-color" fo:font-weight="bold"/>
    </style:style>
    <style:style style:name="Heading_20_3" style:display-name="Heading 3" style:family="paragraph" style:parent-style-name="Heading_20_2" style:next-style-name="Heading_20_4" style:default-outline-level="3" style:class="text" style:master-page-name="">
      <style:paragraph-properties fo:margin-left="0cm" fo:margin-right="0cm" fo:margin-top="0.85cm" fo:margin-bottom="0.42cm" style:contextual-spacing="false" fo:text-align="start" style:justify-single-word="false" style:register-true="false" fo:text-indent="0cm" style:auto-text-indent="false" style:page-number="auto" fo:keep-with-next="always">
        <style:tab-stops/>
      </style:paragraph-properties>
      <style:text-properties style:font-name="Linux Biolinum G2" fo:font-family="'Linux Biolinum G'" style:font-style-name="Negrita" style:font-pitch="variable" fo:font-size="12pt" fo:font-weight="bold"/>
    </style:style>
    <style:style style:name="Heading_20_4" style:display-name="Heading 4" style:family="paragraph" style:parent-style-name="Enunciado" style:next-style-name="Standard" style:default-outline-level="4" style:class="text" style:master-page-name="">
      <loext:graphic-properties draw:fill="none" draw:fill-color="#e6e6e6"/>
      <style:paragraph-properties fo:margin-left="0cm" fo:margin-right="0cm" fo:margin-top="0.42cm" fo:margin-bottom="0cm" style:contextual-spacing="false" fo:text-align="start" style:justify-single-word="false" fo:orphans="2" fo:widows="2" fo:hyphenation-ladder-count="no-limit" fo:text-indent="0cm" style:auto-text-indent="false" style:page-number="auto" fo:background-color="transparent" fo:padding="0cm" fo:border="none">
        <style:tab-stops>
          <style:tab-stop style:position="17cm" style:type="right"/>
        </style:tab-stops>
      </style:paragraph-properties>
      <style:text-properties fo:font-weight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EnuncAptdo" style:next-style-name="Standard" style:default-outline-level="5" style:class="text">
      <loext:graphic-properties draw:fill="none" draw:fill-color="#e6e6e6"/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tab-stops/>
      </style:paragraph-properties>
      <style:text-properties style:font-name="Linux Biolinum G2" fo:font-family="'Linux Biolinum G'" style:font-style-name="Negrita" style:font-pitch="variable" fo:font-size="11pt" fo:letter-spacing="normal" fo:font-weight="normal"/>
    </style:style>
    <style:style style:name="Heading_20_6" style:display-name="Heading 6" style:family="paragraph" style:parent-style-name="EnuncAptdo" style:next-style-name="Standard" style:default-outline-level="6" style:class="text">
      <style:paragraph-properties fo:margin-left="1.251cm" fo:margin-right="0cm" fo:margin-top="0cm" fo:margin-bottom="0cm" style:contextual-spacing="false" fo:text-indent="-1.251cm" style:auto-text-indent="false">
        <style:tab-stops/>
      </style:paragraph-properties>
      <style:text-properties style:font-name="Linux Biolinum G2" fo:font-family="'Linux Biolinum G'" style:font-style-name="Negrita" style:font-pitch="variable" fo:font-size="11pt"/>
    </style:style>
    <style:style style:name="Heading_20_7" style:display-name="Heading 7" style:family="paragraph" style:parent-style-name="Standard" style:next-style-name="Standard" style:class="text">
      <style:paragraph-properties fo:margin-left="3.748cm" fo:margin-right="0cm" fo:margin-top="0.423cm" fo:margin-bottom="0.106cm" style:contextual-spacing="false" fo:text-indent="-1.249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class="text">
      <style:paragraph-properties fo:margin-left="4.997cm" fo:margin-right="0cm" fo:margin-top="0.423cm" fo:margin-bottom="0.106cm" style:contextual-spacing="false" fo:text-indent="-1.249cm" style:auto-text-indent="false">
        <style:tab-stops/>
      </style:paragraph-properties>
      <style:text-properties fo:font-style="italic"/>
    </style:style>
    <style:style style:name="Heading_20_9" style:display-name="Heading 9" style:family="paragraph" style:parent-style-name="Standard" style:next-style-name="Standard" style:class="text">
      <style:paragraph-properties fo:margin-left="6.246cm" fo:margin-right="0cm" fo:margin-top="0.423cm" fo:margin-bottom="0.106cm" style:contextual-spacing="false" fo:text-indent="-1.249cm" style:auto-text-indent="false">
        <style:tab-stops/>
      </style:paragraph-properties>
      <style:text-properties fo:font-size="9pt" fo:font-style="italic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Enunciado" style:family="paragraph">
      <style:paragraph-properties fo:margin-left="0cm" fo:margin-right="0cm" fo:margin-top="0.423cm" fo:margin-bottom="0cm" style:contextual-spacing="false" fo:text-indent="0cm" style:auto-text-indent="false"/>
      <style:text-properties style:font-name="Linux Biolinum G2" fo:font-family="'Linux Biolinum G'" style:font-style-name="Negrita" style:font-pitch="variable" fo:font-size="11pt" fo:font-weight="bold"/>
    </style:style>
    <style:style style:name="EnuncAptdo" style:family="paragraph" style:parent-style-name="Enunciado">
      <style:paragraph-properties fo:margin-left="0.499cm" fo:margin-right="0cm" fo:margin-top="0cm" fo:margin-bottom="0cm" style:contextual-spacing="false" fo:text-indent="-0.499cm" style:auto-text-indent="false"/>
      <style:text-properties style:font-name="Arial1" fo:font-family="Arial" style:font-style-name="Normal" style:font-family-generic="swiss" style:font-pitch="variable" fo:font-size="10pt"/>
    </style:style>
    <style:style style:name="ProgQuim" style:family="paragraph" style:parent-style-name="Standard">
      <style:paragraph-properties fo:margin-left="1cm" fo:margin-right="0cm" fo:margin-top="0cm" fo:margin-bottom="0cm" style:contextual-spacing="false" fo:text-indent="0.002cm" style:auto-text-indent="false">
        <style:tab-stops>
          <style:tab-stop style:position="2cm"/>
        </style:tab-stops>
      </style:paragraph-properties>
    </style:style>
    <style:style style:name="WW-Lista_20_2" style:display-name="WW-Lista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WW-Epígrafe" style:family="paragraph" style:parent-style-name="Standard" style:next-style-name="Standard">
      <style:paragraph-properties fo:margin-top="0.212cm" fo:margin-bottom="0.212cm" style:contextual-spacing="false"/>
      <style:text-properties fo:font-weight="bold"/>
    </style:style>
    <style:style style:name="WW-Texto_20_independiente_20_3" style:display-name="WW-Texto independiente 3" style:family="paragraph" style:parent-style-name="Standard">
      <style:paragraph-properties fo:text-align="start" style:justify-single-word="false">
        <style:tab-stops>
          <style:tab-stop style:position="0cm"/>
          <style:tab-stop style:position="1.27cm"/>
          <style:tab-stop style:position="2.54cm"/>
        </style:tab-stops>
      </style:paragraph-properties>
      <style:text-properties fo:letter-spacing="-0.004cm" fo:font-style="italic"/>
    </style:style>
    <style:style style:name="Encabezado_20_de_20_tda" style:display-name="Encabezado de tda" style:family="paragraph" style:parent-style-name="Standard">
      <style:paragraph-properties>
        <style:tab-stops>
          <style:tab-stop style:position="16.51cm" style:type="right"/>
        </style:tab-stops>
      </style:paragraph-properties>
    </style:style>
    <style:style style:name="WW-Texto_20_independiente_20_2" style:display-name="WW-Texto independiente 2" style:family="paragraph" style:parent-style-name="Standard">
      <style:paragraph-properties>
        <style:tab-stops>
          <style:tab-stop style:position="0cm"/>
          <style:tab-stop style:position="1.27cm"/>
          <style:tab-stop style:position="2.54cm"/>
        </style:tab-stops>
      </style:paragraph-properties>
      <style:text-properties fo:letter-spacing="-0.004cm" fo:font-style="italic"/>
    </style:style>
    <style:style style:name="Solucion" style:family="paragraph" style:parent-style-name="Standard" style:class="text">
      <style:paragraph-properties fo:margin-left="0cm" fo:margin-right="0cm" fo:margin-top="0.42cm" fo:margin-bottom="0.42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style:text-position="0% 100%" style:font-name="Times New Roman1" fo:font-family="'Times New Roman'" style:font-family-generic="roman" style:font-pitch="variable" fo:font-size="11pt" fo:letter-spacing="normal" fo:font-style="italic" fo:font-weight="bold"/>
    </style:style>
    <style:style style:name="Datos" style:family="paragraph" style:parent-style-name="Standard" style:class="text">
      <loext:graphic-properties draw:fill="solid" draw:fill-color="#e6e6e6"/>
      <style:paragraph-properties fo:margin-left="1.251cm" fo:margin-right="0cm" fo:margin-top="0cm" fo:margin-bottom="0cm" style:contextual-spacing="false" fo:text-indent="-1.251cm" style:auto-text-indent="false" fo:background-color="#e6e6e6" fo:padding="0cm" fo:border="non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size="10pt" fo:letter-spacing="normal"/>
    </style:style>
    <style:style style:name="Respuesta" style:family="paragraph" style:parent-style-name="Standard" style:class="text">
      <style:paragraph-properties fo:margin-left="1.75cm" fo:margin-right="0cm" fo:text-align="start" style:justify-single-word="false" fo:text-indent="-1cm" style:auto-text-indent="false" fo:padding="0cm" fo:border="none">
        <style:tab-stops>
          <style:tab-stop style:position="0.75cm"/>
        </style:tab-stops>
      </style:paragraph-properties>
      <style:text-properties fo:letter-spacing="normal" fo:font-style="normal"/>
    </style:style>
    <style:style style:name="Analisis" style:family="paragraph" style:parent-style-name="Standard" style:class="text" style:master-page-name="">
      <style:paragraph-properties fo:hyphenation-ladder-count="no-limit" style:page-number="auto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cuacion" style:family="paragraph" style:parent-style-name="Standard">
      <style:paragraph-properties fo:margin-left="0cm" fo:margin-right="0cm" fo:margin-top="0.21cm" fo:margin-bottom="0.21cm" style:contextual-spacing="false" fo:text-align="center" style:justify-single-word="false" fo:text-indent="0cm" style:auto-text-indent="false" fo:padding="0cm" fo:border="none">
        <style:tab-stops/>
      </style:paragraph-properties>
      <style:text-properties style:text-position="0% 100%" style:font-name="Linux Libertine G4" fo:font-family="'Linux Libertine G'" style:font-style-name="Normal" style:font-pitch="variable" fo:font-size="11pt" fo:letter-spacing="normal" fo:font-style="normal" fo:font-weight="normal" style:font-style-asian="normal" style:font-style-complex="normal"/>
    </style:style>
    <style:style style:name="Encabezado4cont" style:family="paragraph" style:parent-style-name="Heading_20_4" style:default-outline-level="" style:list-style-name="" style:master-page-name="">
      <style:paragraph-properties fo:margin-left="0.75cm" fo:margin-right="0cm" fo:margin-top="0cm" fo:margin-bottom="0cm" style:contextual-spacing="false" fo:text-indent="0cm" style:auto-text-indent="false" style:page-number="auto">
        <style:tab-stops/>
      </style:paragraph-properties>
    </style:style>
    <style:style style:name="Encabezado_20_PAU" style:display-name="Encabezado PAU" style:family="paragraph" style:parent-style-name="Encabezado4cont">
      <style:paragraph-properties>
        <style:tab-stops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User_20_Index_20_Heading" style:display-name="User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45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94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44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4.9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45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44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3.949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4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2.9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45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SECCION" style:family="paragraph" style:parent-style-name="Heading_20_1" style:default-outline-level="" style:list-style-name="">
      <style:paragraph-properties fo:margin-left="0.499cm" fo:margin-right="0cm" fo:margin-top="0.423cm" fo:margin-bottom="0.423cm" style:contextual-spacing="false" fo:text-align="start" style:justify-single-word="false" fo:text-indent="-0.499cm" style:auto-text-indent="false" fo:keep-with-next="auto">
        <style:tab-stops>
          <style:tab-stop style:position="0.75cm"/>
        </style:tab-stops>
      </style:paragraph-properties>
      <style:text-properties style:letter-kerning="true"/>
    </style:style>
    <style:style style:name="Normal" style:family="paragraph" style:parent-style-name="Standard">
      <style:paragraph-properties fo:hyphenation-ladder-count="no-limit" style:text-autospace="none"/>
      <style:text-properties style:use-window-font-color="true" loext:opacity="0%" style:font-name="Times New Roman" fo:font-family="'Times New Roman'" fo:font-size="12pt" style:font-name-asian="Andale Sans UI" style:font-family-asian="'Andale Sans UI', 'Arial Unicode MS'" style:font-pitch-asian="variable" style:language-asian="zxx" style:country-asian="none" style:font-name-complex="Tahoma1" style:font-family-complex="Tahoma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cm" fo:margin-bottom="0.212cm" style:contextual-spacing="false"/>
    </style:style>
    <style:style style:name="Encabezado5cont" style:family="paragraph" style:parent-style-name="Encabezado4cont">
      <style:paragraph-properties fo:margin-left="1.251cm" fo:margin-right="0cm" fo:text-indent="0cm" style:auto-text-indent="false"/>
    </style:style>
    <style:style style:name="Encabezado6cont" style:family="paragraph" style:parent-style-name="Encabezado5cont">
      <style:paragraph-properties fo:margin-left="2.25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ff" loext:opacity="100%" style:font-name="Times New Roman2" fo:font-family="'Times New Roman'" style:font-style-name="Normal" style:font-family-generic="roman" style:font-pitch="variable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ector" style:family="text">
      <style:text-properties style:text-position="0% 100%" style:font-name="Linux Libertine G2" fo:font-family="'Linux Libertine G'" style:font-style-name="Negrita cursiva" style:font-pitch="variable" fo:font-size="11pt" fo:letter-spacing="normal" fo:font-style="italic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vectorconst" style:family="text" style:parent-style-name="vector">
      <style:text-properties style:text-position="0% 100%" style:font-name="Linux Libertine G1" fo:font-family="'Linux Libertine G'" style:font-style-name="Negrita" style:font-pitch="variable" fo:font-size="11pt" fo:letter-spacing="normal" fo:font-style="normal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 loext:shadow="none"/>
    </style:style>
    <style:style style:name="vectorenunconst" style:family="text">
      <style:text-properties style:font-name="Linux Biolinum G2" fo:font-family="'Linux Biolinum G'" style:font-style-name="Negrita" style:font-pitch="variable" fo:font-size="11pt" fo:font-weight="bold" style:text-overline-style="solid" style:text-overline-width="bold" style:text-overline-color="font-color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ectorenunc" style:family="text">
      <style:text-properties style:font-name="Linux Biolinum G3" fo:font-family="'Linux Biolinum G'" style:font-style-name="Negrita cursiva" style:font-pitch="variable" fo:font-size="11pt" fo:font-style="italic" fo:font-weight="bold" style:font-style-asian="italic" style:font-style-complex="italic" style:text-overline-style="solid" style:text-overline-width="bold" style:text-overline-color="font-color"/>
    </style:style>
    <style:style style:name="vectorcte" style:family="text" style:parent-style-name="vector">
      <style:text-properties style:text-position="0% 100%" style:font-name="Linux Libertine G1" fo:font-family="'Linux Libertine G'" style:font-style-name="Negrita" style:font-pitch="variable" fo:font-size="11pt" fo:letter-spacing="normal" fo:font-style="normal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style:font-name="Linux Libertine G4" fo:font-family="'Linux Libertine G'" style:font-style-name="Normal" style:font-pitch="variable" fo:font-size="11pt" fo:letter-spacing="normal" fo:font-style="italic" style:font-style-asian="italic" style:font-style-complex="italic"/>
    </style:style>
    <style:style style:name="subind" style:family="text">
      <style:text-properties style:text-position="sub 58%" style:font-name="Linux Libertine G4" fo:font-family="'Linux Libertine G'" style:font-style-name="Normal" style:font-pitch="variable" fo:font-size="11pt" fo:letter-spacing="normal" fo:font-style="normal"/>
    </style:style>
    <style:style style:name="subindenunc" style:family="text" style:parent-style-name="subind">
      <style:text-properties style:text-position="sub 58%" style:font-name="Linux Biolinum G1" fo:font-family="'Linux Biolinum G'" style:font-pitch="variable" fo:font-size="11pt" fo:letter-spacing="normal" fo:font-style="normal" fo:font-weight="normal" style:font-style-asian="normal" style:font-style-complex="normal"/>
    </style:style>
    <style:style style:name="enunc" style:family="text">
      <style:text-properties style:font-name="Linux Biolinum G2" fo:font-family="'Linux Biolinum G'" style:font-style-name="Negrita" style:font-pitch="variable" fo:font-size="11pt" fo:font-weight="normal"/>
    </style:style>
    <style:style style:name="PAU" style:family="text" style:parent-style-name="enunc">
      <style:text-properties style:font-name="Linux Biolinum G2" fo:font-family="'Linux Biolinum G'" style:font-style-name="Negrita" style:font-pitch="variable" fo:font-size="11pt" fo:font-style="italic" fo:font-weight="normal" style:font-style-asian="italic" style:font-style-complex="italic"/>
    </style:style>
    <style:style style:name="Rta" style:family="text">
      <style:text-properties style:font-name="Linux Libertine G4" fo:font-family="'Linux Libertine G'" style:font-style-name="Normal" style:font-pitch="variable" fo:font-size="11pt" fo:letter-spacing="normal" fo:font-style="normal" fo:font-weight="bold"/>
    </style:style>
    <style:style style:name="Character_5f_20_5f_style" style:display-name="Character_20_style" style:family="text"/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text:style-name="Bullet_20_Symbols" loext:num-list-format="◊%2%" style:num-prefix="◊" style:num-format="">
        <style:list-level-properties text:min-label-width="0.75cm"/>
      </text:outline-level-style>
      <text:outline-level-style text:level="3" text:style-name="Bullet_20_Symbols" loext:num-list-format="●%3%" style:num-prefix="●" style:num-format="">
        <style:list-level-properties text:min-label-width="0.75cm"/>
      </text:outline-level-style>
      <text:outline-level-style text:level="4" loext:num-list-format="%4%." style:num-suffix="." style:num-format="1">
        <style:list-level-properties text:min-label-width="0.75cm"/>
      </text:outline-level-style>
      <text:outline-level-style text:level="5" loext:num-list-format="%5%)" style:num-suffix=")" style:num-format="a">
        <style:list-level-properties text:space-before="0.75cm" text:min-label-width="0.501cm"/>
      </text:outline-level-style>
      <text:outline-level-style text:level="6" loext:num-list-format="(%5%.%6%)" style:num-prefix="(" style:num-suffix=")" style:num-format="1" text:display-levels="2">
        <style:list-level-properties text:min-label-width="1cm"/>
      </text:outline-level-style>
      <text:outline-level-style text:level="7" loext:num-list-format="(%7%)" style:num-prefix="(" style:num-suffix=")" style:num-format="i">
        <style:list-level-properties text:space-before="2.499cm" text:min-label-width="1.249cm"/>
      </text:outline-level-style>
      <text:outline-level-style text:level="8" loext:num-list-format="(%8%)" style:num-prefix="(" style:num-suffix=")" style:num-format="a" style:num-letter-sync="true">
        <style:list-level-properties text:space-before="3.748cm" text:min-label-width="1.249cm"/>
      </text:outline-level-style>
      <text:outline-level-style text:level="9" loext:num-list-format="(%9%)" style:num-prefix="(" style:num-suffix=")" style:num-format="i">
        <style:list-level-properties text:space-before="4.997cm" text:min-label-width="1.249cm"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StarSymbol"/>
      </text:list-level-style-bullet>
      <text:list-level-style-bullet text:level="2" text:style-name="Bullet_20_Symbols" loext:num-list-format="%2%" text:bullet-char="●">
        <style:list-level-properties text:space-before="0.395cm"/>
        <style:text-properties style:font-name="StarSymbol"/>
      </text:list-level-style-bullet>
      <text:list-level-style-bullet text:level="3" text:style-name="Bullet_20_Symbols" loext:num-list-format="%3%" text:bullet-char="●">
        <style:list-level-properties text:space-before="0.79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.185cm"/>
        <style:text-properties style:font-name="StarSymbol"/>
      </text:list-level-style-bullet>
      <text:list-level-style-bullet text:level="5" text:style-name="Bullet_20_Symbols" loext:num-list-format="%5%" text:bullet-char="●">
        <style:list-level-properties text:space-before="1.58cm"/>
        <style:text-properties style:font-name="StarSymbol"/>
      </text:list-level-style-bullet>
      <text:list-level-style-bullet text:level="6" text:style-name="Bullet_20_Symbols" loext:num-list-format="%6%" text:bullet-char="●">
        <style:list-level-properties text:space-before="1.976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2.371cm"/>
        <style:text-properties style:font-name="StarSymbol"/>
      </text:list-level-style-bullet>
      <text:list-level-style-bullet text:level="8" text:style-name="Bullet_20_Symbols" loext:num-list-format="%8%" text:bullet-char="●">
        <style:list-level-properties text:space-before="2.766cm"/>
        <style:text-properties style:font-name="StarSymbol"/>
      </text:list-level-style-bullet>
      <text:list-level-style-bullet text:level="9" text:style-name="Bullet_20_Symbols" loext:num-list-format="%9%" text:bullet-char="●">
        <style:list-level-properties text:space-before="3.161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3.556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WW8Num1">
      <text:list-level-style-number text:level="1" loext:num-list-format="%1%" style:num-format="">
        <style:list-level-properties/>
      </text:list-level-style-number>
      <text:list-level-style-number text:level="2" text:style-name="Character_5f_20_5f_style" loext:num-list-format="%2%à" style:num-suffix="à" style:num-format="">
        <style:list-level-properties/>
      </text:list-level-style-number>
      <text:list-level-style-number text:level="3" text:style-name="Character_5f_20_5f_style" loext:num-list-format="%3%·" style:num-suffix="·" style:num-format="">
        <style:list-level-properties/>
      </text:list-level-style-number>
      <text:list-level-style-number text:level="4" text:style-name="Character_5f_20_5f_style" loext:num-list-format="%4%." style:num-suffix="." style:num-format="1">
        <style:list-level-properties text:min-label-width="0.75cm"/>
      </text:list-level-style-number>
      <text:list-level-style-number text:level="5" text:style-name="Character_5f_20_5f_style" loext:num-list-format="%5%)" style:num-suffix=")" style:num-format="a" style:num-letter-sync="true">
        <style:list-level-properties text:min-label-width="0.501cm"/>
      </text:list-level-style-number>
      <text:list-level-style-number text:level="6" text:style-name="Character_5f_20_5f_style" loext:num-list-format="(%6%)" style:num-prefix="(" style:num-suffix=")" style:num-format="i">
        <style:list-level-properties text:space-before="1.25cm" text:min-label-width="1.249cm"/>
      </text:list-level-style-number>
      <text:list-level-style-number text:level="7" loext:num-list-format="(%7%)" style:num-prefix="(" style:num-suffix=")" style:num-format="i">
        <style:list-level-properties text:space-before="2.499cm" text:min-label-width="1.249cm"/>
      </text:list-level-style-number>
      <text:list-level-style-number text:level="8" loext:num-list-format="(%8%)" style:num-prefix="(" style:num-suffix=")" style:num-format="a" style:num-letter-sync="true">
        <style:list-level-properties text:space-before="3.748cm" text:min-label-width="1.249cm"/>
      </text:list-level-style-number>
      <text:list-level-style-number text:level="9" loext:num-list-format="(%9%)" style:num-prefix="(" style:num-suffix=")" style:num-format="i">
        <style:list-level-properties text:space-before="4.997cm" text:min-label-width="1.24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1">
        <style:list-level-properties text:min-label-width="1.244cm"/>
      </text:list-level-style-number>
      <text:list-level-style-number text:level="2" loext:num-list-format="%1%.%2%" style:num-format="1" text:display-levels="2">
        <style:list-level-properties text:min-label-width="1.244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27cm"/>
      </text:list-level-style-number>
      <text:list-level-style-number text:level="5" loext:num-list-format="%1%.%2%.%3%.%4%.%5%" style:num-format="1" text:display-levels="5">
        <style:list-level-properties text:min-label-width="1.27cm"/>
      </text:list-level-style-number>
      <text:list-level-style-number text:level="6" loext:num-list-format="%1%.%2%.%3%.%4%.%5%.%6%" style:num-format="1" text:display-levels="6">
        <style:list-level-properties text:min-label-width="1.905cm"/>
      </text:list-level-style-number>
      <text:list-level-style-number text:level="7" loext:num-list-format="%1%.%2%.%3%.%4%.%5%.%6%.%7%" style:num-format="1" text:display-levels="7">
        <style:list-level-properties text:min-label-width="1.905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5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loext:num-list-format="(%1%)" style:num-prefix="(" style:num-suffix=")" style:num-format="a" style:num-letter-sync="true">
        <style:list-level-properties text:space-before="1.244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loext:num-list-format="(%1%)" style:num-prefix="(" style:num-suffix=")" style:num-format="a" style:num-letter-sync="true">
        <style:list-level-properties text:space-before="1.251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loext:num-list-format="%1%" style:num-format="1" text:start-value="2">
        <style:list-level-properties text:min-label-width="1.244cm"/>
      </text:list-level-style-number>
      <text:list-level-style-number text:level="2" loext:num-list-format="%1%.%2%" style:num-format="1" text:display-levels="2">
        <style:list-level-properties text:min-label-width="1.244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27cm"/>
      </text:list-level-style-number>
      <text:list-level-style-number text:level="5" loext:num-list-format="%1%.%2%.%3%.%4%.%5%" style:num-format="1" text:display-levels="5">
        <style:list-level-properties text:min-label-width="1.27cm"/>
      </text:list-level-style-number>
      <text:list-level-style-number text:level="6" loext:num-list-format="%1%.%2%.%3%.%4%.%5%.%6%" style:num-format="1" text:display-levels="6">
        <style:list-level-properties text:min-label-width="1.905cm"/>
      </text:list-level-style-number>
      <text:list-level-style-number text:level="7" loext:num-list-format="%1%.%2%.%3%.%4%.%5%.%6%.%7%" style:num-format="1" text:display-levels="7">
        <style:list-level-properties text:min-label-width="1.905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5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loext:num-list-format="(%1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7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>
        <style:tab-stops>
          <style:tab-stop style:position="8.502cm" style:type="center"/>
          <style:tab-stop style:position="17.002cm" style:type="right"/>
        </style:tab-stops>
      </style:paragraph-properties>
      <style:text-properties fo:language="es" fo:country="ES" officeooo:paragraph-rsid="013a0e78"/>
    </style:style>
    <style:style style:name="MT1" style:family="text">
      <style:text-properties style:font-name="Linux Biolinum G1" fo:font-size="8pt" officeooo:rsid="0091dedb"/>
    </style:style>
    <style:style style:name="MT2" style:family="text">
      <style:text-properties style:font-name="Linux Biolinum G1" fo:font-size="8pt"/>
    </style:style>
    <style:style style:name="MT3" style:family="text">
      <style:text-properties style:font-name="Linux Biolinum G1" fo:font-size="8pt" officeooo:rsid="01d6097b"/>
    </style:style>
    <style:style style:name="MT4" style:family="text">
      <style:text-properties style:font-name="Linux Biolinum G1" fo:font-size="8pt" officeooo:rsid="014b0870"/>
    </style:style>
    <style:style style:name="MT5" style:family="text">
      <style:text-properties style:font-name="Linux Biolinum G1" fo:font-size="8pt" officeooo:rsid="013a0e78"/>
    </style:style>
    <style:style style:name="MT6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1.3cm" fo:margin-bottom="1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cm" fo:margin-left="0cm" fo:margin-right="0cm" fo:margin-bottom="0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</text:span><text:span text:style-name="MT2">í</text:span><text:span text:style-name="MT1">s</text:span><text:span text:style-name="MT2">ica </text:span><text:span text:style-name="MT3">A.B</text:span><text:span text:style-name="MT2">.A.U.<text:tab/>PROBLEMAS </text:span><text:span text:style-name="MT4">DE </text:span><text:span text:style-name="MT5">SATÉLITES</text:span><text:span text:style-name="MT2"><text:tab/></text:span><text:span text:style-name="MT6"><text:page-number text:select-page="current">13</text:page-number></text:span></text:p>
      </style:head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09T20:35:08.220000000</dc:date>
    <meta:editing-duration>PT20H45M57S</meta:editing-duration>
    <meta:editing-cycles>146</meta:editing-cycles>
    <dc:title>Ejemplos SatelitesEs.ods (PAU) (es)</dc:title>
    <meta:document-statistic meta:table-count="59" meta:image-count="0" meta:object-count="0" meta:page-count="13" meta:paragraph-count="1245" meta:word-count="4873" meta:character-count="20353" meta:non-whitespace-character-count="17273"/>
  </office:meta>
</office:document-meta>
</file>